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00000000AAEFBDBA1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Page_20_Layout">
      <style:table-properties style:width="17.383cm" fo:margin-left="0cm" fo:margin-right="-0.52cm" style:page-number="0" table:align="margins"/>
    </style:style>
    <style:style style:name="Table1.A" style:family="table-column">
      <style:table-column-properties style:column-width="6.641cm" style:rel-column-width="25036*"/>
    </style:style>
    <style:style style:name="Table1.B" style:family="table-column">
      <style:table-column-properties style:column-width="4.577cm" style:rel-column-width="17256*"/>
    </style:style>
    <style:style style:name="Table1.C" style:family="table-column">
      <style:table-column-properties style:column-width="2.884cm" style:rel-column-width="10872*"/>
    </style:style>
    <style:style style:name="Table1.D" style:family="table-column">
      <style:table-column-properties style:column-width="3.281cm" style:rel-column-width="12371*"/>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364cm" fo:margin-left="0cm" fo:margin-right="-0.501cm" table:align="margins"/>
    </style:style>
    <style:style style:name="Table2.A" style:family="table-column">
      <style:table-column-properties style:column-width="1.157cm" style:rel-column-width="4367*"/>
    </style:style>
    <style:style style:name="Table2.B" style:family="table-column">
      <style:table-column-properties style:column-width="3.124cm" style:rel-column-width="11790*"/>
    </style:style>
    <style:style style:name="Table2.C" style:family="table-column">
      <style:table-column-properties style:column-width="3.888cm" style:rel-column-width="14672*"/>
    </style:style>
    <style:style style:name="Table2.D" style:family="table-column">
      <style:table-column-properties style:column-width="3.662cm" style:rel-column-width="13820*"/>
    </style:style>
    <style:style style:name="Table2.E" style:family="table-column">
      <style:table-column-properties style:column-width="3.152cm" style:rel-column-width="11896*"/>
    </style:style>
    <style:style style:name="Table2.F" style:family="table-column">
      <style:table-column-properties style:column-width="1.092cm" style:rel-column-width="4120*"/>
    </style:style>
    <style:style style:name="Table2.G" style:family="table-column">
      <style:table-column-properties style:column-width="1.291cm" style:rel-column-width="487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G2" style:family="table-cell">
      <style:table-cell-properties fo:padding="0.097cm" fo:border-left="0.002cm solid #000000" fo:border-right="0.002cm solid #000000" fo:border-top="none" fo:border-bottom="0.002cm solid #000000"/>
    </style:style>
    <style:style style:name="Table2.A9" style:family="table-cell" style:data-style-name="N0">
      <style:table-cell-properties fo:padding="0.097cm" fo:border-left="0.002cm solid #000000" fo:border-right="none" fo:border-top="none" fo:border-bottom="0.002cm solid #000000"/>
    </style:style>
    <style:style style:name="Table5" style:family="table">
      <style:table-properties style:width="17.364cm" fo:margin-left="0cm" fo:margin-right="-0.501cm" table:align="margins"/>
    </style:style>
    <style:style style:name="Table5.A" style:family="table-column">
      <style:table-column-properties style:column-width="1.125cm" style:rel-column-width="4247*"/>
    </style:style>
    <style:style style:name="Table5.B" style:family="table-column">
      <style:table-column-properties style:column-width="2.992cm" style:rel-column-width="11290*"/>
    </style:style>
    <style:style style:name="Table5.C" style:family="table-column">
      <style:table-column-properties style:column-width="4.085cm" style:rel-column-width="15418*"/>
    </style:style>
    <style:style style:name="Table5.D" style:family="table-column">
      <style:table-column-properties style:column-width="3.614cm" style:rel-column-width="13640*"/>
    </style:style>
    <style:style style:name="Table5.E" style:family="table-column">
      <style:table-column-properties style:column-width="3.133cm" style:rel-column-width="11823*"/>
    </style:style>
    <style:style style:name="Table5.F" style:family="table-column">
      <style:table-column-properties style:column-width="1.092cm" style:rel-column-width="4120*"/>
    </style:style>
    <style:style style:name="Table5.G" style:family="table-column">
      <style:table-column-properties style:column-width="1.325cm" style:rel-column-width="4997*"/>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72" style:family="table">
      <style:table-properties style:width="17.364cm" fo:margin-left="0cm" fo:margin-right="-0.501cm" table:align="margins"/>
    </style:style>
    <style:style style:name="Table72.A" style:family="table-column">
      <style:table-column-properties style:column-width="1.125cm" style:rel-column-width="4247*"/>
    </style:style>
    <style:style style:name="Table72.B" style:family="table-column">
      <style:table-column-properties style:column-width="3cm" style:rel-column-width="11324*"/>
    </style:style>
    <style:style style:name="Table72.C" style:family="table-column">
      <style:table-column-properties style:column-width="4.11cm" style:rel-column-width="15511*"/>
    </style:style>
    <style:style style:name="Table72.D" style:family="table-column">
      <style:table-column-properties style:column-width="3.537cm" style:rel-column-width="13347*"/>
    </style:style>
    <style:style style:name="Table72.E" style:family="table-column">
      <style:table-column-properties style:column-width="3.078cm" style:rel-column-width="11617*"/>
    </style:style>
    <style:style style:name="Table72.F" style:family="table-column">
      <style:table-column-properties style:column-width="1.157cm" style:rel-column-width="4367*"/>
    </style:style>
    <style:style style:name="Table72.G" style:family="table-column">
      <style:table-column-properties style:column-width="1.356cm" style:rel-column-width="5122*"/>
    </style:style>
    <style:style style:name="Table72.A1" style:family="table-cell">
      <style:table-cell-properties fo:padding="0.097cm" fo:border-left="0.002cm solid #000000" fo:border-right="none" fo:border-top="0.002cm solid #000000" fo:border-bottom="0.002cm solid #000000"/>
    </style:style>
    <style:style style:name="Table72.G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G2" style:family="table-cell">
      <style:table-cell-properties fo:padding="0.097cm" fo:border-left="0.002cm solid #000000" fo:border-right="0.002cm solid #000000" fo:border-top="none" fo:border-bottom="0.002cm solid #000000"/>
    </style:style>
    <style:style style:name="Table3" style:family="table">
      <style:table-properties style:width="17.364cm" fo:margin-left="0cm" fo:margin-right="-0.501cm" table:align="margins"/>
    </style:style>
    <style:style style:name="Table3.A" style:family="table-column">
      <style:table-column-properties style:column-width="1.125cm" style:rel-column-width="4247*"/>
    </style:style>
    <style:style style:name="Table3.B" style:family="table-column">
      <style:table-column-properties style:column-width="2.992cm" style:rel-column-width="11290*"/>
    </style:style>
    <style:style style:name="Table3.C" style:family="table-column">
      <style:table-column-properties style:column-width="4.152cm" style:rel-column-width="15671*"/>
    </style:style>
    <style:style style:name="Table3.D" style:family="table-column">
      <style:table-column-properties style:column-width="3.45cm" style:rel-column-width="13021*"/>
    </style:style>
    <style:style style:name="Table3.E" style:family="table-column">
      <style:table-column-properties style:column-width="3.097cm" style:rel-column-width="11690*"/>
    </style:style>
    <style:style style:name="Table3.F" style:family="table-column">
      <style:table-column-properties style:column-width="1.157cm" style:rel-column-width="4367*"/>
    </style:style>
    <style:style style:name="Table3.G" style:family="table-column">
      <style:table-column-properties style:column-width="1.39cm" style:rel-column-width="524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364cm" fo:margin-left="0cm" fo:margin-right="-0.501cm" table:align="margins"/>
    </style:style>
    <style:style style:name="Table4.A" style:family="table-column">
      <style:table-column-properties style:column-width="1.109cm" style:rel-column-width="4187*"/>
    </style:style>
    <style:style style:name="Table4.B" style:family="table-column">
      <style:table-column-properties style:column-width="3.007cm" style:rel-column-width="11350*"/>
    </style:style>
    <style:style style:name="Table4.C" style:family="table-column">
      <style:table-column-properties style:column-width="4.184cm" style:rel-column-width="15791*"/>
    </style:style>
    <style:style style:name="Table4.D" style:family="table-column">
      <style:table-column-properties style:column-width="3.515cm" style:rel-column-width="13268*"/>
    </style:style>
    <style:style style:name="Table4.E" style:family="table-column">
      <style:table-column-properties style:column-width="3.263cm" style:rel-column-width="12316*"/>
    </style:style>
    <style:style style:name="Table4.F" style:family="table-column">
      <style:table-column-properties style:column-width="0.9cm" style:rel-column-width="3395*"/>
    </style:style>
    <style:style style:name="Table4.G" style:family="table-column">
      <style:table-column-properties style:column-width="1.385cm" style:rel-column-width="5228*"/>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14" style:family="table">
      <style:table-properties style:width="17.364cm" fo:margin-left="0cm" fo:margin-right="-0.501cm" table:align="margins"/>
    </style:style>
    <style:style style:name="Table14.A" style:family="table-column">
      <style:table-column-properties style:column-width="1.157cm" style:rel-column-width="4367*"/>
    </style:style>
    <style:style style:name="Table14.B" style:family="table-column">
      <style:table-column-properties style:column-width="3.131cm" style:rel-column-width="11816*"/>
    </style:style>
    <style:style style:name="Table14.C" style:family="table-column">
      <style:table-column-properties style:column-width="4.018cm" style:rel-column-width="15165*"/>
    </style:style>
    <style:style style:name="Table14.D" style:family="table-column">
      <style:table-column-properties style:column-width="3.501cm" style:rel-column-width="13214*"/>
    </style:style>
    <style:style style:name="Table14.E" style:family="table-column">
      <style:table-column-properties style:column-width="3.24cm" style:rel-column-width="12229*"/>
    </style:style>
    <style:style style:name="Table14.F" style:family="table-column">
      <style:table-column-properties style:column-width="0.926cm" style:rel-column-width="3495*"/>
    </style:style>
    <style:style style:name="Table14.G" style:family="table-column">
      <style:table-column-properties style:column-width="1.39cm" style:rel-column-width="5249*"/>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A4" style:family="table-cell" style:data-style-name="N0">
      <style:table-cell-properties fo:padding="0.097cm" fo:border-left="0.002cm solid #000000" fo:border-right="none" fo:border-top="none" fo:border-bottom="0.002cm solid #000000"/>
    </style:style>
    <style:style style:name="Table15" style:family="table">
      <style:table-properties style:width="17.364cm" fo:margin-left="0cm" fo:margin-right="-0.501cm" table:align="margins"/>
    </style:style>
    <style:style style:name="Table15.A" style:family="table-column">
      <style:table-column-properties style:column-width="1.125cm" style:rel-column-width="4247*"/>
    </style:style>
    <style:style style:name="Table15.B" style:family="table-column">
      <style:table-column-properties style:column-width="3.164cm" style:rel-column-width="11943*"/>
    </style:style>
    <style:style style:name="Table15.C" style:family="table-column">
      <style:table-column-properties style:column-width="4.018cm" style:rel-column-width="15165*"/>
    </style:style>
    <style:style style:name="Table15.D" style:family="table-column">
      <style:table-column-properties style:column-width="3.623cm" style:rel-column-width="13674*"/>
    </style:style>
    <style:style style:name="Table15.E" style:family="table-column">
      <style:table-column-properties style:column-width="3.117cm" style:rel-column-width="11763*"/>
    </style:style>
    <style:style style:name="Table15.F" style:family="table-column">
      <style:table-column-properties style:column-width="0.926cm" style:rel-column-width="3495*"/>
    </style:style>
    <style:style style:name="Table15.G" style:family="table-column">
      <style:table-column-properties style:column-width="1.39cm" style:rel-column-width="5248*"/>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364cm" fo:margin-left="0cm" fo:margin-right="-0.501cm" table:align="margins"/>
    </style:style>
    <style:style style:name="Table16.A" style:family="table-column">
      <style:table-column-properties style:column-width="1.136cm" style:rel-column-width="4287*"/>
    </style:style>
    <style:style style:name="Table16.B" style:family="table-column">
      <style:table-column-properties style:column-width="3.175cm" style:rel-column-width="11983*"/>
    </style:style>
    <style:style style:name="Table16.C" style:family="table-column">
      <style:table-column-properties style:column-width="3.999cm" style:rel-column-width="15092*"/>
    </style:style>
    <style:style style:name="Table16.D" style:family="table-column">
      <style:table-column-properties style:column-width="3.621cm" style:rel-column-width="13667*"/>
    </style:style>
    <style:style style:name="Table16.E" style:family="table-column">
      <style:table-column-properties style:column-width="3.117cm" style:rel-column-width="11763*"/>
    </style:style>
    <style:style style:name="Table16.F" style:family="table-column">
      <style:table-column-properties style:column-width="0.926cm" style:rel-column-width="3495*"/>
    </style:style>
    <style:style style:name="Table16.G" style:family="table-column">
      <style:table-column-properties style:column-width="1.39cm" style:rel-column-width="5248*"/>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34" style:family="table">
      <style:table-properties style:width="17.392cm" fo:margin-left="0cm" fo:margin-right="-0.529cm" table:align="margins"/>
    </style:style>
    <style:style style:name="Table34.A" style:family="table-column">
      <style:table-column-properties style:column-width="1.162cm" style:rel-column-width="4380*"/>
    </style:style>
    <style:style style:name="Table34.B" style:family="table-column">
      <style:table-column-properties style:column-width="3.149cm" style:rel-column-width="11864*"/>
    </style:style>
    <style:style style:name="Table34.C" style:family="table-column">
      <style:table-column-properties style:column-width="4.001cm" style:rel-column-width="15074*"/>
    </style:style>
    <style:style style:name="Table34.D" style:family="table-column">
      <style:table-column-properties style:column-width="3.623cm" style:rel-column-width="13652*"/>
    </style:style>
    <style:style style:name="Table34.E" style:family="table-column">
      <style:table-column-properties style:column-width="3.112cm" style:rel-column-width="11724*"/>
    </style:style>
    <style:style style:name="Table34.F" style:family="table-column">
      <style:table-column-properties style:column-width="0.917cm" style:rel-column-width="3456*"/>
    </style:style>
    <style:style style:name="Table34.G" style:family="table-column">
      <style:table-column-properties style:column-width="1.429cm" style:rel-column-width="5385*"/>
    </style:style>
    <style:style style:name="Table34.A1" style:family="table-cell">
      <style:table-cell-properties fo:padding="0.097cm" fo:border-left="0.002cm solid #000000" fo:border-right="none" fo:border-top="0.002cm solid #000000" fo:border-bottom="0.002cm solid #000000"/>
    </style:style>
    <style:style style:name="Table34.G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G2" style:family="table-cell">
      <style:table-cell-properties fo:padding="0.097cm" fo:border-left="0.002cm solid #000000" fo:border-right="0.002cm solid #000000" fo:border-top="none" fo:border-bottom="0.002cm solid #000000"/>
    </style:style>
    <style:style style:name="Table17" style:family="table">
      <style:table-properties style:width="17.392cm" fo:margin-left="0cm" fo:margin-right="-0.529cm" table:align="margins"/>
    </style:style>
    <style:style style:name="Table17.A" style:family="table-column">
      <style:table-column-properties style:column-width="1.162cm" style:rel-column-width="4380*"/>
    </style:style>
    <style:style style:name="Table17.B" style:family="table-column">
      <style:table-column-properties style:column-width="3.149cm" style:rel-column-width="11864*"/>
    </style:style>
    <style:style style:name="Table17.C" style:family="table-column">
      <style:table-column-properties style:column-width="4.001cm" style:rel-column-width="15074*"/>
    </style:style>
    <style:style style:name="Table17.D" style:family="table-column">
      <style:table-column-properties style:column-width="3.623cm" style:rel-column-width="13652*"/>
    </style:style>
    <style:style style:name="Table17.E" style:family="table-column">
      <style:table-column-properties style:column-width="3.094cm" style:rel-column-width="11658*"/>
    </style:style>
    <style:style style:name="Table17.F" style:family="table-column">
      <style:table-column-properties style:column-width="0.917cm" style:rel-column-width="3456*"/>
    </style:style>
    <style:style style:name="Table17.G" style:family="table-column">
      <style:table-column-properties style:column-width="1.446cm" style:rel-column-width="5451*"/>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392cm" fo:margin-left="0cm" fo:margin-right="-0.529cm" table:align="margins"/>
    </style:style>
    <style:style style:name="Table18.A" style:family="table-column">
      <style:table-column-properties style:column-width="1.189cm" style:rel-column-width="4479*"/>
    </style:style>
    <style:style style:name="Table18.B" style:family="table-column">
      <style:table-column-properties style:column-width="3.122cm" style:rel-column-width="11764*"/>
    </style:style>
    <style:style style:name="Table18.C" style:family="table-column">
      <style:table-column-properties style:column-width="4.001cm" style:rel-column-width="15074*"/>
    </style:style>
    <style:style style:name="Table18.D" style:family="table-column">
      <style:table-column-properties style:column-width="3.623cm" style:rel-column-width="13652*"/>
    </style:style>
    <style:style style:name="Table18.E" style:family="table-column">
      <style:table-column-properties style:column-width="3.076cm" style:rel-column-width="11591*"/>
    </style:style>
    <style:style style:name="Table18.F" style:family="table-column">
      <style:table-column-properties style:column-width="0.935cm" style:rel-column-width="3522*"/>
    </style:style>
    <style:style style:name="Table18.G" style:family="table-column">
      <style:table-column-properties style:column-width="1.446cm" style:rel-column-width="545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8.A12" style:family="table-cell" style:data-style-name="N0">
      <style:table-cell-properties fo:padding="0.097cm" fo:border-left="0.002cm solid #000000" fo:border-right="none" fo:border-top="none" fo:border-bottom="0.002cm solid #000000"/>
    </style:style>
    <style:style style:name="Table19" style:family="table">
      <style:table-properties style:width="17.392cm" fo:margin-left="0cm" fo:margin-right="-0.529cm" table:align="margins"/>
    </style:style>
    <style:style style:name="Table19.A" style:family="table-column">
      <style:table-column-properties style:column-width="1.215cm" style:rel-column-width="4579*"/>
    </style:style>
    <style:style style:name="Table19.B" style:family="table-column">
      <style:table-column-properties style:column-width="3.096cm" style:rel-column-width="11664*"/>
    </style:style>
    <style:style style:name="Table19.C" style:family="table-column">
      <style:table-column-properties style:column-width="4.001cm" style:rel-column-width="15074*"/>
    </style:style>
    <style:style style:name="Table19.D" style:family="table-column">
      <style:table-column-properties style:column-width="3.623cm" style:rel-column-width="13652*"/>
    </style:style>
    <style:style style:name="Table19.E" style:family="table-column">
      <style:table-column-properties style:column-width="3.059cm" style:rel-column-width="11525*"/>
    </style:style>
    <style:style style:name="Table19.F" style:family="table-column">
      <style:table-column-properties style:column-width="0.953cm" style:rel-column-width="3589*"/>
    </style:style>
    <style:style style:name="Table19.G" style:family="table-column">
      <style:table-column-properties style:column-width="1.446cm" style:rel-column-width="5452*"/>
    </style:style>
    <style:style style:name="Table19.A1" style:family="table-cell">
      <style:table-cell-properties fo:padding="0.097cm" fo:border-left="0.002cm solid #000000" fo:border-right="none" fo:border-top="0.002cm solid #000000" fo:border-bottom="0.002cm solid #000000"/>
    </style:style>
    <style:style style:name="Table19.G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G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7.392cm" fo:margin-left="0cm" fo:margin-right="-0.529cm" style:page-number="0" table:align="margins"/>
    </style:style>
    <style:style style:name="Table20.A" style:family="table-column">
      <style:table-column-properties style:column-width="1.215cm" style:rel-column-width="4579*"/>
    </style:style>
    <style:style style:name="Table20.B" style:family="table-column">
      <style:table-column-properties style:column-width="3.096cm" style:rel-column-width="11664*"/>
    </style:style>
    <style:style style:name="Table20.C" style:family="table-column">
      <style:table-column-properties style:column-width="4.001cm" style:rel-column-width="15074*"/>
    </style:style>
    <style:style style:name="Table20.D" style:family="table-column">
      <style:table-column-properties style:column-width="3.623cm" style:rel-column-width="13652*"/>
    </style:style>
    <style:style style:name="Table20.E" style:family="table-column">
      <style:table-column-properties style:column-width="3.059cm" style:rel-column-width="11525*"/>
    </style:style>
    <style:style style:name="Table20.F" style:family="table-column">
      <style:table-column-properties style:column-width="0.935cm" style:rel-column-width="3522*"/>
    </style:style>
    <style:style style:name="Table20.G" style:family="table-column">
      <style:table-column-properties style:column-width="1.464cm" style:rel-column-width="5519*"/>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74" style:family="table">
      <style:table-properties style:width="17.392cm" fo:margin-left="0cm" fo:margin-right="-0.529cm" table:align="margins"/>
    </style:style>
    <style:style style:name="Table74.A" style:family="table-column">
      <style:table-column-properties style:column-width="1.198cm" style:rel-column-width="4513*"/>
    </style:style>
    <style:style style:name="Table74.B" style:family="table-column">
      <style:table-column-properties style:column-width="3.104cm" style:rel-column-width="11697*"/>
    </style:style>
    <style:style style:name="Table74.C" style:family="table-column">
      <style:table-column-properties style:column-width="4.004cm" style:rel-column-width="15087*"/>
    </style:style>
    <style:style style:name="Table74.D" style:family="table-column">
      <style:table-column-properties style:column-width="3.616cm" style:rel-column-width="13625*"/>
    </style:style>
    <style:style style:name="Table74.E" style:family="table-column">
      <style:table-column-properties style:column-width="3.106cm" style:rel-column-width="11704*"/>
    </style:style>
    <style:style style:name="Table74.F" style:family="table-column">
      <style:table-column-properties style:column-width="0.926cm" style:rel-column-width="3489*"/>
    </style:style>
    <style:style style:name="Table74.G" style:family="table-column">
      <style:table-column-properties style:column-width="1.438cm" style:rel-column-width="5420*"/>
    </style:style>
    <style:style style:name="Table74.A1" style:family="table-cell">
      <style:table-cell-properties fo:padding="0.097cm" fo:border-left="0.002cm solid #000000" fo:border-right="none" fo:border-top="0.002cm solid #000000" fo:border-bottom="0.002cm solid #000000"/>
    </style:style>
    <style:style style:name="Table74.G1" style:family="table-cell">
      <style:table-cell-properties fo:padding="0.097cm" fo:border="0.002cm solid #000000"/>
    </style:style>
    <style:style style:name="Table74.A2" style:family="table-cell">
      <style:table-cell-properties fo:padding="0.097cm" fo:border-left="0.002cm solid #000000" fo:border-right="none" fo:border-top="none" fo:border-bottom="0.002cm solid #000000"/>
    </style:style>
    <style:style style:name="Table74.G2" style:family="table-cell">
      <style:table-cell-properties fo:padding="0.097cm" fo:border-left="0.002cm solid #000000" fo:border-right="0.002cm solid #000000" fo:border-top="none" fo:border-bottom="0.002cm solid #000000"/>
    </style:style>
    <style:style style:name="Table74.A7" style:family="table-cell" style:data-style-name="N0">
      <style:table-cell-properties fo:padding="0.097cm" fo:border-left="0.002cm solid #000000" fo:border-right="none" fo:border-top="none" fo:border-bottom="0.002cm solid #000000"/>
    </style:style>
    <style:style style:name="Table75" style:family="table">
      <style:table-properties style:width="17.374cm" fo:margin-left="0cm" fo:margin-right="-0.512cm" table:align="margins"/>
    </style:style>
    <style:style style:name="Table75.A" style:family="table-column">
      <style:table-column-properties style:column-width="1.182cm" style:rel-column-width="4457*"/>
    </style:style>
    <style:style style:name="Table75.B" style:family="table-column">
      <style:table-column-properties style:column-width="3.104cm" style:rel-column-width="11709*"/>
    </style:style>
    <style:style style:name="Table75.C" style:family="table-column">
      <style:table-column-properties style:column-width="4.004cm" style:rel-column-width="15102*"/>
    </style:style>
    <style:style style:name="Table75.D" style:family="table-column">
      <style:table-column-properties style:column-width="3.616cm" style:rel-column-width="13639*"/>
    </style:style>
    <style:style style:name="Table75.E" style:family="table-column">
      <style:table-column-properties style:column-width="3.016cm" style:rel-column-width="11377*"/>
    </style:style>
    <style:style style:name="Table75.F" style:family="table-column">
      <style:table-column-properties style:column-width="0.97cm" style:rel-column-width="3659*"/>
    </style:style>
    <style:style style:name="Table75.G" style:family="table-column">
      <style:table-column-properties style:column-width="1.482cm" style:rel-column-width="5592*"/>
    </style:style>
    <style:style style:name="Table75.A1" style:family="table-cell">
      <style:table-cell-properties fo:padding="0.097cm" fo:border-left="0.002cm solid #000000" fo:border-right="none" fo:border-top="0.002cm solid #000000" fo:border-bottom="0.002cm solid #000000"/>
    </style:style>
    <style:style style:name="Table75.G1" style:family="table-cell">
      <style:table-cell-properties fo:padding="0.097cm" fo:border="0.002cm solid #000000"/>
    </style:style>
    <style:style style:name="Table75.A2" style:family="table-cell" style:data-style-name="N0">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none" fo:border-top="none" fo:border-bottom="0.002cm solid #000000"/>
    </style:style>
    <style:style style:name="Table75.G2" style:family="table-cell">
      <style:table-cell-properties fo:padding="0.097cm" fo:border-left="0.002cm solid #000000" fo:border-right="0.002cm solid #000000" fo:border-top="none" fo:border-bottom="0.002cm solid #000000"/>
    </style:style>
    <style:style style:name="Table76" style:family="table">
      <style:table-properties style:width="17.374cm" fo:margin-left="0cm" fo:margin-right="-0.512cm" table:align="margins"/>
    </style:style>
    <style:style style:name="Table76.A" style:family="table-column">
      <style:table-column-properties style:column-width="1.164cm" style:rel-column-width="4391*"/>
    </style:style>
    <style:style style:name="Table76.B" style:family="table-column">
      <style:table-column-properties style:column-width="3.104cm" style:rel-column-width="11709*"/>
    </style:style>
    <style:style style:name="Table76.C" style:family="table-column">
      <style:table-column-properties style:column-width="4.004cm" style:rel-column-width="15102*"/>
    </style:style>
    <style:style style:name="Table76.D" style:family="table-column">
      <style:table-column-properties style:column-width="3.616cm" style:rel-column-width="13639*"/>
    </style:style>
    <style:style style:name="Table76.E" style:family="table-column">
      <style:table-column-properties style:column-width="3.016cm" style:rel-column-width="11377*"/>
    </style:style>
    <style:style style:name="Table76.F" style:family="table-column">
      <style:table-column-properties style:column-width="0.97cm" style:rel-column-width="3659*"/>
    </style:style>
    <style:style style:name="Table76.G" style:family="table-column">
      <style:table-column-properties style:column-width="1.499cm" style:rel-column-width="5658*"/>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data-style-name="N0">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374cm" fo:margin-left="0cm" fo:margin-right="-0.512cm" table:align="margins"/>
    </style:style>
    <style:style style:name="Table77.A" style:family="table-column">
      <style:table-column-properties style:column-width="1.129cm" style:rel-column-width="4258*"/>
    </style:style>
    <style:style style:name="Table77.B" style:family="table-column">
      <style:table-column-properties style:column-width="3.122cm" style:rel-column-width="11776*"/>
    </style:style>
    <style:style style:name="Table77.C" style:family="table-column">
      <style:table-column-properties style:column-width="3.986cm" style:rel-column-width="15036*"/>
    </style:style>
    <style:style style:name="Table77.D" style:family="table-column">
      <style:table-column-properties style:column-width="3.634cm" style:rel-column-width="13705*"/>
    </style:style>
    <style:style style:name="Table77.E" style:family="table-column">
      <style:table-column-properties style:column-width="3.016cm" style:rel-column-width="11377*"/>
    </style:style>
    <style:style style:name="Table77.F" style:family="table-column">
      <style:table-column-properties style:column-width="0.97cm" style:rel-column-width="3659*"/>
    </style:style>
    <style:style style:name="Table77.G" style:family="table-column">
      <style:table-column-properties style:column-width="1.517cm" style:rel-column-width="5724*"/>
    </style:style>
    <style:style style:name="Table77.A1" style:family="table-cell">
      <style:table-cell-properties fo:padding="0.097cm" fo:border-left="0.002cm solid #000000" fo:border-right="none" fo:border-top="0.002cm solid #000000" fo:border-bottom="0.002cm solid #000000"/>
    </style:style>
    <style:style style:name="Table77.G1" style:family="table-cell">
      <style:table-cell-properties fo:padding="0.097cm" fo:border="0.002cm solid #000000"/>
    </style:style>
    <style:style style:name="Table77.A2" style:family="table-cell" style:data-style-name="N0">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none" fo:border-top="none" fo:border-bottom="0.002cm solid #000000"/>
    </style:style>
    <style:style style:name="Table77.G2" style:family="table-cell">
      <style:table-cell-properties fo:padding="0.097cm" fo:border-left="0.002cm solid #000000" fo:border-right="0.002cm solid #000000" fo:border-top="none" fo:border-bottom="0.002cm solid #000000"/>
    </style:style>
    <style:style style:name="Table22" style:family="table">
      <style:table-properties style:width="17.374cm" fo:margin-left="0cm" fo:margin-right="-0.512cm" table:align="margins"/>
    </style:style>
    <style:style style:name="Table22.A" style:family="table-column">
      <style:table-column-properties style:column-width="1.129cm" style:rel-column-width="4258*"/>
    </style:style>
    <style:style style:name="Table22.B" style:family="table-column">
      <style:table-column-properties style:column-width="3.14cm" style:rel-column-width="11842*"/>
    </style:style>
    <style:style style:name="Table22.C" style:family="table-column">
      <style:table-column-properties style:column-width="3.986cm" style:rel-column-width="15036*"/>
    </style:style>
    <style:style style:name="Table22.D" style:family="table-column">
      <style:table-column-properties style:column-width="3.634cm" style:rel-column-width="13705*"/>
    </style:style>
    <style:style style:name="Table22.E" style:family="table-column">
      <style:table-column-properties style:column-width="3.351cm" style:rel-column-width="12641*"/>
    </style:style>
    <style:style style:name="Table22.F" style:family="table-column">
      <style:table-column-properties style:column-width="0.9cm" style:rel-column-width="3393*"/>
    </style:style>
    <style:style style:name="Table22.G" style:family="table-column">
      <style:table-column-properties style:column-width="1.235cm" style:rel-column-width="4660*"/>
    </style:style>
    <style:style style:name="Table22.A1" style:family="table-cell">
      <style:table-cell-properties fo:padding="0.097cm" fo:border-left="0.002cm solid #000000" fo:border-right="none" fo:border-top="0.002cm solid #000000" fo:border-bottom="0.002cm solid #000000"/>
    </style:style>
    <style:style style:name="Table22.G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G2" style:family="table-cell">
      <style:table-cell-properties fo:padding="0.097cm" fo:border-left="0.002cm solid #000000" fo:border-right="0.002cm solid #000000" fo:border-top="none" fo:border-bottom="0.002cm solid #000000"/>
    </style:style>
    <style:style style:name="Table22.19" style:family="table-row">
      <style:table-row-properties style:min-row-height="1.348cm"/>
    </style:style>
    <style:style style:name="Table24" style:family="table">
      <style:table-properties style:width="17.392cm" fo:margin-left="0cm" fo:margin-right="-0.529cm" table:align="margins"/>
    </style:style>
    <style:style style:name="Table24.A" style:family="table-column">
      <style:table-column-properties style:column-width="1.235cm" style:rel-column-width="4652*"/>
    </style:style>
    <style:style style:name="Table24.B" style:family="table-column">
      <style:table-column-properties style:column-width="3.076cm" style:rel-column-width="11591*"/>
    </style:style>
    <style:style style:name="Table24.C" style:family="table-column">
      <style:table-column-properties style:column-width="4.001cm" style:rel-column-width="15074*"/>
    </style:style>
    <style:style style:name="Table24.D" style:family="table-column">
      <style:table-column-properties style:column-width="3.623cm" style:rel-column-width="13652*"/>
    </style:style>
    <style:style style:name="Table24.E" style:family="table-column">
      <style:table-column-properties style:column-width="3.33cm" style:rel-column-width="12548*"/>
    </style:style>
    <style:style style:name="Table24.F" style:family="table-column">
      <style:table-column-properties style:column-width="0.926cm" style:rel-column-width="3489*"/>
    </style:style>
    <style:style style:name="Table24.G" style:family="table-column">
      <style:table-column-properties style:column-width="1.201cm" style:rel-column-width="4529*"/>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4.G4" style:family="table-cell" style:data-style-name="N0">
      <style:table-cell-properties fo:padding="0.097cm" fo:border-left="0.002cm solid #000000" fo:border-right="0.002cm solid #000000" fo:border-top="none" fo:border-bottom="0.002cm solid #000000"/>
    </style:style>
    <style:style style:name="Table25" style:family="table">
      <style:table-properties style:width="17.383cm" fo:margin-left="0cm" fo:margin-right="-0.52cm" table:align="margins"/>
    </style:style>
    <style:style style:name="Table25.A" style:family="table-column">
      <style:table-column-properties style:column-width="1.138cm" style:rel-column-width="4289*"/>
    </style:style>
    <style:style style:name="Table25.B" style:family="table-column">
      <style:table-column-properties style:column-width="2.99cm" style:rel-column-width="11271*"/>
    </style:style>
    <style:style style:name="Table25.C" style:family="table-column">
      <style:table-column-properties style:column-width="3.941cm" style:rel-column-width="14855*"/>
    </style:style>
    <style:style style:name="Table25.D" style:family="table-column">
      <style:table-column-properties style:column-width="3.711cm" style:rel-column-width="13991*"/>
    </style:style>
    <style:style style:name="Table25.E" style:family="table-column">
      <style:table-column-properties style:column-width="3.283cm" style:rel-column-width="12375*"/>
    </style:style>
    <style:style style:name="Table25.F" style:family="table-column">
      <style:table-column-properties style:column-width="1.117cm" style:rel-column-width="4209*"/>
    </style:style>
    <style:style style:name="Table25.G" style:family="table-column">
      <style:table-column-properties style:column-width="1.205cm" style:rel-column-width="4545*"/>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5.A4" style:family="table-cell" style:data-style-name="N0">
      <style:table-cell-properties fo:padding="0.097cm" fo:border-left="0.002cm solid #000000" fo:border-right="none" fo:border-top="none" fo:border-bottom="0.002cm solid #000000"/>
    </style:style>
    <style:style style:name="Table26" style:family="table">
      <style:table-properties style:width="17.383cm" fo:margin-left="0cm" fo:margin-right="-0.52cm" table:align="margins"/>
    </style:style>
    <style:style style:name="Table26.A" style:family="table-column">
      <style:table-column-properties style:column-width="1.083cm" style:rel-column-width="4083*"/>
    </style:style>
    <style:style style:name="Table26.B" style:family="table-column">
      <style:table-column-properties style:column-width="3.044cm" style:rel-column-width="11477*"/>
    </style:style>
    <style:style style:name="Table26.C" style:family="table-column">
      <style:table-column-properties style:column-width="3.941cm" style:rel-column-width="14855*"/>
    </style:style>
    <style:style style:name="Table26.D" style:family="table-column">
      <style:table-column-properties style:column-width="3.724cm" style:rel-column-width="14037*"/>
    </style:style>
    <style:style style:name="Table26.E" style:family="table-column">
      <style:table-column-properties style:column-width="3.268cm" style:rel-column-width="12322*"/>
    </style:style>
    <style:style style:name="Table26.F" style:family="table-column">
      <style:table-column-properties style:column-width="1.117cm" style:rel-column-width="4209*"/>
    </style:style>
    <style:style style:name="Table26.G" style:family="table-column">
      <style:table-column-properties style:column-width="1.208cm" style:rel-column-width="4552*"/>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6.A8" style:family="table-cell" style:data-style-name="N0">
      <style:table-cell-properties fo:padding="0.097cm" fo:border-left="0.002cm solid #000000" fo:border-right="none" fo:border-top="none" fo:border-bottom="0.002cm solid #000000"/>
    </style:style>
    <style:style style:name="Table27" style:family="table">
      <style:table-properties style:width="17.383cm" fo:margin-left="0cm" fo:margin-right="-0.52cm" table:align="margins"/>
    </style:style>
    <style:style style:name="Table27.A" style:family="table-column">
      <style:table-column-properties style:column-width="1.111cm" style:rel-column-width="4189*"/>
    </style:style>
    <style:style style:name="Table27.B" style:family="table-column">
      <style:table-column-properties style:column-width="3.201cm" style:rel-column-width="12069*"/>
    </style:style>
    <style:style style:name="Table27.C" style:family="table-column">
      <style:table-column-properties style:column-width="4.001cm" style:rel-column-width="15082*"/>
    </style:style>
    <style:style style:name="Table27.D" style:family="table-column">
      <style:table-column-properties style:column-width="3.623cm" style:rel-column-width="13658*"/>
    </style:style>
    <style:style style:name="Table27.E" style:family="table-column">
      <style:table-column-properties style:column-width="3.119cm" style:rel-column-width="11757*"/>
    </style:style>
    <style:style style:name="Table27.F" style:family="table-column">
      <style:table-column-properties style:column-width="1.005cm" style:rel-column-width="3790*"/>
    </style:style>
    <style:style style:name="Table27.G" style:family="table-column">
      <style:table-column-properties style:column-width="1.323cm" style:rel-column-width="4990*"/>
    </style:style>
    <style:style style:name="Table27.A1" style:family="table-cell">
      <style:table-cell-properties fo:padding="0.097cm" fo:border-left="0.002cm solid #000000" fo:border-right="none" fo:border-top="0.002cm solid #000000" fo:border-bottom="0.002cm solid #000000"/>
    </style:style>
    <style:style style:name="Table27.G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G2" style:family="table-cell">
      <style:table-cell-properties fo:padding="0.097cm" fo:border-left="0.002cm solid #000000" fo:border-right="0.002cm solid #000000" fo:border-top="none" fo:border-bottom="0.002cm solid #000000"/>
    </style:style>
    <style:style style:name="Table28" style:family="table">
      <style:table-properties style:width="17.392cm" fo:margin-left="0cm" fo:margin-right="-0.529cm" table:align="margins"/>
    </style:style>
    <style:style style:name="Table28.A" style:family="table-column">
      <style:table-column-properties style:column-width="1.109cm" style:rel-column-width="4180*"/>
    </style:style>
    <style:style style:name="Table28.B" style:family="table-column">
      <style:table-column-properties style:column-width="3.201cm" style:rel-column-width="12063*"/>
    </style:style>
    <style:style style:name="Table28.C" style:family="table-column">
      <style:table-column-properties style:column-width="4.001cm" style:rel-column-width="15074*"/>
    </style:style>
    <style:style style:name="Table28.D" style:family="table-column">
      <style:table-column-properties style:column-width="3.623cm" style:rel-column-width="13652*"/>
    </style:style>
    <style:style style:name="Table28.E" style:family="table-column">
      <style:table-column-properties style:column-width="3.013cm" style:rel-column-width="11352*"/>
    </style:style>
    <style:style style:name="Table28.F" style:family="table-column">
      <style:table-column-properties style:column-width="1.069cm" style:rel-column-width="4027*"/>
    </style:style>
    <style:style style:name="Table28.G" style:family="table-column">
      <style:table-column-properties style:column-width="1.376cm" style:rel-column-width="5187*"/>
    </style:style>
    <style:style style:name="Table28.A1" style:family="table-cell">
      <style:table-cell-properties fo:padding="0.097cm" fo:border-left="0.002cm solid #000000" fo:border-right="none" fo:border-top="0.002cm solid #000000" fo:border-bottom="0.002cm solid #000000"/>
    </style:style>
    <style:style style:name="Table28.G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G2" style:family="table-cell">
      <style:table-cell-properties fo:padding="0.097cm" fo:border-left="0.002cm solid #000000" fo:border-right="0.002cm solid #000000" fo:border-top="none" fo:border-bottom="0.002cm solid #000000"/>
    </style:style>
    <style:style style:name="Table28.A9" style:family="table-cell" style:data-style-name="N0">
      <style:table-cell-properties fo:padding="0.097cm" fo:border-left="0.002cm solid #000000" fo:border-right="none" fo:border-top="none" fo:border-bottom="0.002cm solid #000000"/>
    </style:style>
    <style:style style:name="Table29" style:family="table">
      <style:table-properties style:width="17.392cm" fo:margin-left="0cm" fo:margin-right="-0.529cm" table:align="margins"/>
    </style:style>
    <style:style style:name="Table29.A" style:family="table-column">
      <style:table-column-properties style:column-width="1.147cm" style:rel-column-width="4320*"/>
    </style:style>
    <style:style style:name="Table29.B" style:family="table-column">
      <style:table-column-properties style:column-width="3.164cm" style:rel-column-width="11923*"/>
    </style:style>
    <style:style style:name="Table29.C" style:family="table-column">
      <style:table-column-properties style:column-width="4.001cm" style:rel-column-width="15074*"/>
    </style:style>
    <style:style style:name="Table29.D" style:family="table-column">
      <style:table-column-properties style:column-width="3.623cm" style:rel-column-width="13652*"/>
    </style:style>
    <style:style style:name="Table29.E" style:family="table-column">
      <style:table-column-properties style:column-width="3.092cm" style:rel-column-width="11651*"/>
    </style:style>
    <style:style style:name="Table29.F" style:family="table-column">
      <style:table-column-properties style:column-width="0.972cm" style:rel-column-width="3662*"/>
    </style:style>
    <style:style style:name="Table29.G" style:family="table-column">
      <style:table-column-properties style:column-width="1.393cm" style:rel-column-width="5253*"/>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29.A4" style:family="table-cell" style:data-style-name="N0">
      <style:table-cell-properties fo:padding="0.097cm" fo:border-left="0.002cm solid #000000" fo:border-right="none" fo:border-top="none" fo:border-bottom="0.002cm solid #000000"/>
    </style:style>
    <style:style style:name="Table30" style:family="table">
      <style:table-properties style:width="17.392cm" fo:margin-left="0cm" fo:margin-right="-0.529cm" table:align="margins"/>
    </style:style>
    <style:style style:name="Table30.A" style:family="table-column">
      <style:table-column-properties style:column-width="1.129cm" style:rel-column-width="4253*"/>
    </style:style>
    <style:style style:name="Table30.B" style:family="table-column">
      <style:table-column-properties style:column-width="3.182cm" style:rel-column-width="11990*"/>
    </style:style>
    <style:style style:name="Table30.C" style:family="table-column">
      <style:table-column-properties style:column-width="4.001cm" style:rel-column-width="15074*"/>
    </style:style>
    <style:style style:name="Table30.D" style:family="table-column">
      <style:table-column-properties style:column-width="3.623cm" style:rel-column-width="13652*"/>
    </style:style>
    <style:style style:name="Table30.E" style:family="table-column">
      <style:table-column-properties style:column-width="3.066cm" style:rel-column-width="11551*"/>
    </style:style>
    <style:style style:name="Table30.F" style:family="table-column">
      <style:table-column-properties style:column-width="0.998cm" style:rel-column-width="3761*"/>
    </style:style>
    <style:style style:name="Table30.G" style:family="table-column">
      <style:table-column-properties style:column-width="1.393cm" style:rel-column-width="5254*"/>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0.A4" style:family="table-cell" style:data-style-name="N0">
      <style:table-cell-properties fo:padding="0.097cm" fo:border-left="0.002cm solid #000000" fo:border-right="none" fo:border-top="none" fo:border-bottom="0.002cm solid #000000"/>
    </style:style>
    <style:style style:name="Table31" style:family="table">
      <style:table-properties style:width="17.383cm" fo:margin-left="0cm" fo:margin-right="-0.52cm" table:align="margins"/>
    </style:style>
    <style:style style:name="Table31.A" style:family="table-column">
      <style:table-column-properties style:column-width="1.136cm" style:rel-column-width="4282*"/>
    </style:style>
    <style:style style:name="Table31.B" style:family="table-column">
      <style:table-column-properties style:column-width="3.175cm" style:rel-column-width="11969*"/>
    </style:style>
    <style:style style:name="Table31.C" style:family="table-column">
      <style:table-column-properties style:column-width="4.001cm" style:rel-column-width="15082*"/>
    </style:style>
    <style:style style:name="Table31.D" style:family="table-column">
      <style:table-column-properties style:column-width="3.623cm" style:rel-column-width="13658*"/>
    </style:style>
    <style:style style:name="Table31.E" style:family="table-column">
      <style:table-column-properties style:column-width="3.092cm" style:rel-column-width="11657*"/>
    </style:style>
    <style:style style:name="Table31.F" style:family="table-column">
      <style:table-column-properties style:column-width="0.981cm" style:rel-column-width="3697*"/>
    </style:style>
    <style:style style:name="Table31.G" style:family="table-column">
      <style:table-column-properties style:column-width="1.376cm" style:rel-column-width="5190*"/>
    </style:style>
    <style:style style:name="Table31.A1" style:family="table-cell">
      <style:table-cell-properties fo:padding="0.097cm" fo:border-left="0.002cm solid #000000" fo:border-right="none" fo:border-top="0.002cm solid #000000" fo:border-bottom="0.002cm solid #000000"/>
    </style:style>
    <style:style style:name="Table31.G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G2" style:family="table-cell">
      <style:table-cell-properties fo:padding="0.097cm" fo:border-left="0.002cm solid #000000" fo:border-right="0.002cm solid #000000" fo:border-top="none" fo:border-bottom="0.002cm solid #000000"/>
    </style:style>
    <style:style style:name="Table31.A5" style:family="table-cell" style:data-style-name="N0">
      <style:table-cell-properties fo:padding="0.097cm" fo:border-left="0.002cm solid #000000" fo:border-right="none" fo:border-top="none" fo:border-bottom="0.002cm solid #000000"/>
    </style:style>
    <style:style style:name="Table6" style:family="table">
      <style:table-properties style:width="17.357cm" fo:margin-left="0cm" fo:margin-right="-0.494cm" table:align="margins"/>
    </style:style>
    <style:style style:name="Table6.A" style:family="table-column">
      <style:table-column-properties style:column-width="1.111cm" style:rel-column-width="4195*"/>
    </style:style>
    <style:style style:name="Table6.B" style:family="table-column">
      <style:table-column-properties style:column-width="3.171cm" style:rel-column-width="11974*"/>
    </style:style>
    <style:style style:name="Table6.C" style:family="table-column">
      <style:table-column-properties style:column-width="3.814cm" style:rel-column-width="14399*"/>
    </style:style>
    <style:style style:name="Table6.D" style:family="table-column">
      <style:table-column-properties style:column-width="3.736cm" style:rel-column-width="14106*"/>
    </style:style>
    <style:style style:name="Table6.E" style:family="table-column">
      <style:table-column-properties style:column-width="3.514cm" style:rel-column-width="13266*"/>
    </style:style>
    <style:style style:name="Table6.F" style:family="table-column">
      <style:table-column-properties style:column-width="0.972cm" style:rel-column-width="3669*"/>
    </style:style>
    <style:style style:name="Table6.G" style:family="table-column">
      <style:table-column-properties style:column-width="1.039cm" style:rel-column-width="3926*"/>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357cm" fo:margin-left="0cm" fo:margin-right="-0.494cm" table:align="margins"/>
    </style:style>
    <style:style style:name="Table7.A" style:family="table-column">
      <style:table-column-properties style:column-width="1.109cm" style:rel-column-width="4189*"/>
    </style:style>
    <style:style style:name="Table7.B" style:family="table-column">
      <style:table-column-properties style:column-width="3.007cm" style:rel-column-width="11355*"/>
    </style:style>
    <style:style style:name="Table7.C" style:family="table-column">
      <style:table-column-properties style:column-width="3.944cm" style:rel-column-width="14891*"/>
    </style:style>
    <style:style style:name="Table7.D" style:family="table-column">
      <style:table-column-properties style:column-width="3.755cm" style:rel-column-width="14179*"/>
    </style:style>
    <style:style style:name="Table7.E" style:family="table-column">
      <style:table-column-properties style:column-width="3.494cm" style:rel-column-width="13193*"/>
    </style:style>
    <style:style style:name="Table7.F" style:family="table-column">
      <style:table-column-properties style:column-width="1.005cm" style:rel-column-width="3796*"/>
    </style:style>
    <style:style style:name="Table7.G" style:family="table-column">
      <style:table-column-properties style:column-width="1.041cm" style:rel-column-width="393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7.A10" style:family="table-cell" style:data-style-name="N0">
      <style:table-cell-properties fo:padding="0.097cm" fo:border-left="0.002cm solid #000000" fo:border-right="none" fo:border-top="none" fo:border-bottom="0.002cm solid #000000"/>
    </style:style>
    <style:style style:name="Table8" style:family="table">
      <style:table-properties style:width="17.357cm" fo:margin-left="0cm" fo:margin-right="-0.494cm" table:align="margins"/>
    </style:style>
    <style:style style:name="Table8.A" style:family="table-column">
      <style:table-column-properties style:column-width="1.094cm" style:rel-column-width="4129*"/>
    </style:style>
    <style:style style:name="Table8.B" style:family="table-column">
      <style:table-column-properties style:column-width="2.963cm" style:rel-column-width="11188*"/>
    </style:style>
    <style:style style:name="Table8.C" style:family="table-column">
      <style:table-column-properties style:column-width="4.004cm" style:rel-column-width="15118*"/>
    </style:style>
    <style:style style:name="Table8.D" style:family="table-column">
      <style:table-column-properties style:column-width="3.722cm" style:rel-column-width="14052*"/>
    </style:style>
    <style:style style:name="Table8.E" style:family="table-column">
      <style:table-column-properties style:column-width="3.351cm" style:rel-column-width="12654*"/>
    </style:style>
    <style:style style:name="Table8.F" style:family="table-column">
      <style:table-column-properties style:column-width="0.935cm" style:rel-column-width="3529*"/>
    </style:style>
    <style:style style:name="Table8.G" style:family="table-column">
      <style:table-column-properties style:column-width="1.288cm" style:rel-column-width="48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357cm" fo:margin-left="0cm" fo:margin-right="-0.494cm" table:align="margins"/>
    </style:style>
    <style:style style:name="Table9.A" style:family="table-column">
      <style:table-column-properties style:column-width="1.111cm" style:rel-column-width="4195*"/>
    </style:style>
    <style:style style:name="Table9.B" style:family="table-column">
      <style:table-column-properties style:column-width="3.006cm" style:rel-column-width="11348*"/>
    </style:style>
    <style:style style:name="Table9.C" style:family="table-column">
      <style:table-column-properties style:column-width="3.944cm" style:rel-column-width="14891*"/>
    </style:style>
    <style:style style:name="Table9.D" style:family="table-column">
      <style:table-column-properties style:column-width="3.755cm" style:rel-column-width="14179*"/>
    </style:style>
    <style:style style:name="Table9.E" style:family="table-column">
      <style:table-column-properties style:column-width="3.3cm" style:rel-column-width="12460*"/>
    </style:style>
    <style:style style:name="Table9.F" style:family="table-column">
      <style:table-column-properties style:column-width="0.917cm" style:rel-column-width="3463*"/>
    </style:style>
    <style:style style:name="Table9.G" style:family="table-column">
      <style:table-column-properties style:column-width="1.325cm" style:rel-column-width="4999*"/>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357cm" fo:margin-left="0cm" fo:margin-right="-0.494cm" table:align="margins"/>
    </style:style>
    <style:style style:name="Table10.A" style:family="table-column">
      <style:table-column-properties style:column-width="1.136cm" style:rel-column-width="4289*"/>
    </style:style>
    <style:style style:name="Table10.B" style:family="table-column">
      <style:table-column-properties style:column-width="3.152cm" style:rel-column-width="11901*"/>
    </style:style>
    <style:style style:name="Table10.C" style:family="table-column">
      <style:table-column-properties style:column-width="4.018cm" style:rel-column-width="15171*"/>
    </style:style>
    <style:style style:name="Table10.D" style:family="table-column">
      <style:table-column-properties style:column-width="3.623cm" style:rel-column-width="13679*"/>
    </style:style>
    <style:style style:name="Table10.E" style:family="table-column">
      <style:table-column-properties style:column-width="3.097cm" style:rel-column-width="11695*"/>
    </style:style>
    <style:style style:name="Table10.F" style:family="table-column">
      <style:table-column-properties style:column-width="1.007cm" style:rel-column-width="3802*"/>
    </style:style>
    <style:style style:name="Table10.G" style:family="table-column">
      <style:table-column-properties style:column-width="1.323cm" style:rel-column-width="4998*"/>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357cm" fo:margin-left="0cm" fo:margin-right="-0.494cm" table:align="margins"/>
    </style:style>
    <style:style style:name="Table11.A" style:family="table-column">
      <style:table-column-properties style:column-width="1.136cm" style:rel-column-width="4289*"/>
    </style:style>
    <style:style style:name="Table11.B" style:family="table-column">
      <style:table-column-properties style:column-width="3.154cm" style:rel-column-width="11908*"/>
    </style:style>
    <style:style style:name="Table11.C" style:family="table-column">
      <style:table-column-properties style:column-width="4.018cm" style:rel-column-width="15171*"/>
    </style:style>
    <style:style style:name="Table11.D" style:family="table-column">
      <style:table-column-properties style:column-width="3.623cm" style:rel-column-width="13679*"/>
    </style:style>
    <style:style style:name="Table11.E" style:family="table-column">
      <style:table-column-properties style:column-width="3.096cm" style:rel-column-width="11688*"/>
    </style:style>
    <style:style style:name="Table11.F" style:family="table-column">
      <style:table-column-properties style:column-width="1.007cm" style:rel-column-width="3802*"/>
    </style:style>
    <style:style style:name="Table11.G" style:family="table-column">
      <style:table-column-properties style:column-width="1.323cm" style:rel-column-width="4998*"/>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357cm" fo:margin-left="0cm" fo:margin-right="-0.494cm" table:align="margins"/>
    </style:style>
    <style:style style:name="Table12.A" style:family="table-column">
      <style:table-column-properties style:column-width="1.136cm" style:rel-column-width="4289*"/>
    </style:style>
    <style:style style:name="Table12.B" style:family="table-column">
      <style:table-column-properties style:column-width="3.175cm" style:rel-column-width="11988*"/>
    </style:style>
    <style:style style:name="Table12.C" style:family="table-column">
      <style:table-column-properties style:column-width="3.999cm" style:rel-column-width="15098*"/>
    </style:style>
    <style:style style:name="Table12.D" style:family="table-column">
      <style:table-column-properties style:column-width="3.621cm" style:rel-column-width="13673*"/>
    </style:style>
    <style:style style:name="Table12.E" style:family="table-column">
      <style:table-column-properties style:column-width="3.096cm" style:rel-column-width="11688*"/>
    </style:style>
    <style:style style:name="Table12.F" style:family="table-column">
      <style:table-column-properties style:column-width="0.954cm" style:rel-column-width="3603*"/>
    </style:style>
    <style:style style:name="Table12.G" style:family="table-column">
      <style:table-column-properties style:column-width="1.376cm" style:rel-column-width="5196*"/>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383cm" fo:margin-left="0cm" fo:margin-right="-0.52cm" table:align="margins"/>
    </style:style>
    <style:style style:name="Table13.A" style:family="table-column">
      <style:table-column-properties style:column-width="1.136cm" style:rel-column-width="4282*"/>
    </style:style>
    <style:style style:name="Table13.B" style:family="table-column">
      <style:table-column-properties style:column-width="3.15cm" style:rel-column-width="11876*"/>
    </style:style>
    <style:style style:name="Table13.C" style:family="table-column">
      <style:table-column-properties style:column-width="4.025cm" style:rel-column-width="15175*"/>
    </style:style>
    <style:style style:name="Table13.D" style:family="table-column">
      <style:table-column-properties style:column-width="3.623cm" style:rel-column-width="13658*"/>
    </style:style>
    <style:style style:name="Table13.E" style:family="table-column">
      <style:table-column-properties style:column-width="3.094cm" style:rel-column-width="11663*"/>
    </style:style>
    <style:style style:name="Table13.F" style:family="table-column">
      <style:table-column-properties style:column-width="0.953cm" style:rel-column-width="3590*"/>
    </style:style>
    <style:style style:name="Table13.G" style:family="table-column">
      <style:table-column-properties style:column-width="1.404cm" style:rel-column-width="5291*"/>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8.479cm"/>
    </style:style>
    <style:style style:name="Table21" style:family="table">
      <style:table-properties style:width="17.383cm" fo:margin-left="0cm" fo:margin-right="-0.52cm" table:align="margins"/>
    </style:style>
    <style:style style:name="Table21.A" style:family="table-column">
      <style:table-column-properties style:column-width="1.164cm" style:rel-column-width="4388*"/>
    </style:style>
    <style:style style:name="Table21.B" style:family="table-column">
      <style:table-column-properties style:column-width="3.149cm" style:rel-column-width="11870*"/>
    </style:style>
    <style:style style:name="Table21.C" style:family="table-column">
      <style:table-column-properties style:column-width="4.001cm" style:rel-column-width="15082*"/>
    </style:style>
    <style:style style:name="Table21.D" style:family="table-column">
      <style:table-column-properties style:column-width="3.623cm" style:rel-column-width="13658*"/>
    </style:style>
    <style:style style:name="Table21.E" style:family="table-column">
      <style:table-column-properties style:column-width="3.171cm" style:rel-column-width="11956*"/>
    </style:style>
    <style:style style:name="Table21.F" style:family="table-column">
      <style:table-column-properties style:column-width="1.228cm" style:rel-column-width="4628*"/>
    </style:style>
    <style:style style:name="Table21.G" style:family="table-column">
      <style:table-column-properties style:column-width="1.048cm" style:rel-column-width="3953*"/>
    </style:style>
    <style:style style:name="Table21.A1" style:family="table-cell">
      <style:table-cell-properties fo:padding="0.097cm" fo:border-left="0.002cm solid #000000" fo:border-right="none" fo:border-top="0.002cm solid #000000" fo:border-bottom="0.002cm solid #000000"/>
    </style:style>
    <style:style style:name="Table21.G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G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11.666cm"/>
    </style:style>
    <style:style style:name="Table23" style:family="table">
      <style:table-properties style:width="17.383cm" fo:margin-left="0cm" fo:margin-right="-0.52cm" table:align="margins"/>
    </style:style>
    <style:style style:name="Table23.A" style:family="table-column">
      <style:table-column-properties style:column-width="1.162cm" style:rel-column-width="4382*"/>
    </style:style>
    <style:style style:name="Table23.B" style:family="table-column">
      <style:table-column-properties style:column-width="3.149cm" style:rel-column-width="11870*"/>
    </style:style>
    <style:style style:name="Table23.C" style:family="table-column">
      <style:table-column-properties style:column-width="4.001cm" style:rel-column-width="15082*"/>
    </style:style>
    <style:style style:name="Table23.D" style:family="table-column">
      <style:table-column-properties style:column-width="3.623cm" style:rel-column-width="13658*"/>
    </style:style>
    <style:style style:name="Table23.E" style:family="table-column">
      <style:table-column-properties style:column-width="3.145cm" style:rel-column-width="11856*"/>
    </style:style>
    <style:style style:name="Table23.F" style:family="table-column">
      <style:table-column-properties style:column-width="0.901cm" style:rel-column-width="3398*"/>
    </style:style>
    <style:style style:name="Table23.G" style:family="table-column">
      <style:table-column-properties style:column-width="1.402cm" style:rel-column-width="5289*"/>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32" style:family="table">
      <style:table-properties style:width="17.383cm" fo:margin-left="0cm" fo:margin-right="-0.52cm" table:align="margins"/>
    </style:style>
    <style:style style:name="Table32.A" style:family="table-column">
      <style:table-column-properties style:column-width="1.189cm" style:rel-column-width="4482*"/>
    </style:style>
    <style:style style:name="Table32.B" style:family="table-column">
      <style:table-column-properties style:column-width="3.122cm" style:rel-column-width="11770*"/>
    </style:style>
    <style:style style:name="Table32.C" style:family="table-column">
      <style:table-column-properties style:column-width="4.001cm" style:rel-column-width="15082*"/>
    </style:style>
    <style:style style:name="Table32.D" style:family="table-column">
      <style:table-column-properties style:column-width="3.623cm" style:rel-column-width="13658*"/>
    </style:style>
    <style:style style:name="Table32.E" style:family="table-column">
      <style:table-column-properties style:column-width="3.145cm" style:rel-column-width="11856*"/>
    </style:style>
    <style:style style:name="Table32.F" style:family="table-column">
      <style:table-column-properties style:column-width="0.901cm" style:rel-column-width="3398*"/>
    </style:style>
    <style:style style:name="Table32.G" style:family="table-column">
      <style:table-column-properties style:column-width="1.402cm" style:rel-column-width="5289*"/>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2.A7" style:family="table-cell" style:data-style-name="N0">
      <style:table-cell-properties fo:padding="0.097cm" fo:border-left="0.002cm solid #000000" fo:border-right="none" fo:border-top="none" fo:border-bottom="0.002cm solid #000000"/>
    </style:style>
    <style:style style:name="Table33" style:family="table">
      <style:table-properties style:width="17.383cm" fo:margin-left="0cm" fo:margin-right="-0.52cm" table:align="margins"/>
    </style:style>
    <style:style style:name="Table33.A" style:family="table-column">
      <style:table-column-properties style:column-width="1.162cm" style:rel-column-width="4382*"/>
    </style:style>
    <style:style style:name="Table33.B" style:family="table-column">
      <style:table-column-properties style:column-width="3.149cm" style:rel-column-width="11870*"/>
    </style:style>
    <style:style style:name="Table33.C" style:family="table-column">
      <style:table-column-properties style:column-width="4.001cm" style:rel-column-width="15082*"/>
    </style:style>
    <style:style style:name="Table33.D" style:family="table-column">
      <style:table-column-properties style:column-width="3.623cm" style:rel-column-width="13658*"/>
    </style:style>
    <style:style style:name="Table33.E" style:family="table-column">
      <style:table-column-properties style:column-width="3.171cm" style:rel-column-width="11956*"/>
    </style:style>
    <style:style style:name="Table33.F" style:family="table-column">
      <style:table-column-properties style:column-width="1.007cm" style:rel-column-width="3797*"/>
    </style:style>
    <style:style style:name="Table33.G" style:family="table-column">
      <style:table-column-properties style:column-width="1.27cm" style:rel-column-width="4790*"/>
    </style:style>
    <style:style style:name="Table33.A1" style:family="table-cell">
      <style:table-cell-properties fo:padding="0.097cm" fo:border-left="0.002cm solid #000000" fo:border-right="none" fo:border-top="0.002cm solid #000000" fo:border-bottom="0.002cm solid #000000"/>
    </style:style>
    <style:style style:name="Table33.G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G2" style:family="table-cell">
      <style:table-cell-properties fo:padding="0.097cm" fo:border-left="0.002cm solid #000000" fo:border-right="0.002cm solid #000000" fo:border-top="none" fo:border-bottom="0.002cm solid #000000"/>
    </style:style>
    <style:style style:name="Table35" style:family="table">
      <style:table-properties style:width="17.383cm" fo:margin-left="0cm" fo:margin-right="-0.52cm" table:align="margins"/>
    </style:style>
    <style:style style:name="Table35.A" style:family="table-column">
      <style:table-column-properties style:column-width="1.162cm" style:rel-column-width="4382*"/>
    </style:style>
    <style:style style:name="Table35.B" style:family="table-column">
      <style:table-column-properties style:column-width="3.149cm" style:rel-column-width="11870*"/>
    </style:style>
    <style:style style:name="Table35.C" style:family="table-column">
      <style:table-column-properties style:column-width="4.001cm" style:rel-column-width="15082*"/>
    </style:style>
    <style:style style:name="Table35.D" style:family="table-column">
      <style:table-column-properties style:column-width="3.623cm" style:rel-column-width="13658*"/>
    </style:style>
    <style:style style:name="Table35.E" style:family="table-column">
      <style:table-column-properties style:column-width="3.198cm" style:rel-column-width="12056*"/>
    </style:style>
    <style:style style:name="Table35.F" style:family="table-column">
      <style:table-column-properties style:column-width="0.954cm" style:rel-column-width="3597*"/>
    </style:style>
    <style:style style:name="Table35.G" style:family="table-column">
      <style:table-column-properties style:column-width="1.296cm" style:rel-column-width="4890*"/>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43" style:family="table">
      <style:table-properties style:width="17.383cm" fo:margin-left="0cm" fo:margin-right="-0.52cm" table:align="margins"/>
    </style:style>
    <style:style style:name="Table43.A" style:family="table-column">
      <style:table-column-properties style:column-width="1.162cm" style:rel-column-width="4382*"/>
    </style:style>
    <style:style style:name="Table43.B" style:family="table-column">
      <style:table-column-properties style:column-width="3.149cm" style:rel-column-width="11870*"/>
    </style:style>
    <style:style style:name="Table43.C" style:family="table-column">
      <style:table-column-properties style:column-width="4.001cm" style:rel-column-width="15082*"/>
    </style:style>
    <style:style style:name="Table43.D" style:family="table-column">
      <style:table-column-properties style:column-width="3.623cm" style:rel-column-width="13658*"/>
    </style:style>
    <style:style style:name="Table43.E" style:family="table-column">
      <style:table-column-properties style:column-width="3.171cm" style:rel-column-width="11956*"/>
    </style:style>
    <style:style style:name="Table43.F" style:family="table-column">
      <style:table-column-properties style:column-width="0.901cm" style:rel-column-width="3398*"/>
    </style:style>
    <style:style style:name="Table43.G" style:family="table-column">
      <style:table-column-properties style:column-width="1.376cm" style:rel-column-width="5189*"/>
    </style:style>
    <style:style style:name="Table43.A1" style:family="table-cell">
      <style:table-cell-properties fo:padding="0.097cm" fo:border-left="0.002cm solid #000000" fo:border-right="none" fo:border-top="0.002cm solid #000000" fo:border-bottom="0.002cm solid #000000"/>
    </style:style>
    <style:style style:name="Table43.G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G2" style:family="table-cell">
      <style:table-cell-properties fo:padding="0.097cm" fo:border-left="0.002cm solid #000000" fo:border-right="0.002cm solid #000000" fo:border-top="none" fo:border-bottom="0.002cm solid #000000"/>
    </style:style>
    <style:style style:name="Table53" style:family="table">
      <style:table-properties style:width="17.348cm" fo:margin-left="0cm" fo:margin-right="-0.485cm" table:align="margins"/>
    </style:style>
    <style:style style:name="Table53.A" style:family="table-column">
      <style:table-column-properties style:column-width="1.24cm" style:rel-column-width="4685*"/>
    </style:style>
    <style:style style:name="Table53.B" style:family="table-column">
      <style:table-column-properties style:column-width="3.073cm" style:rel-column-width="11607*"/>
    </style:style>
    <style:style style:name="Table53.C" style:family="table-column">
      <style:table-column-properties style:column-width="4.258cm" style:rel-column-width="16087*"/>
    </style:style>
    <style:style style:name="Table53.D" style:family="table-column">
      <style:table-column-properties style:column-width="3.39cm" style:rel-column-width="12809*"/>
    </style:style>
    <style:style style:name="Table53.E" style:family="table-column">
      <style:table-column-properties style:column-width="3.023cm" style:rel-column-width="11421*"/>
    </style:style>
    <style:style style:name="Table53.F" style:family="table-column">
      <style:table-column-properties style:column-width="1.071cm" style:rel-column-width="4046*"/>
    </style:style>
    <style:style style:name="Table53.G" style:family="table-column">
      <style:table-column-properties style:column-width="1.291cm" style:rel-column-width="4880*"/>
    </style:style>
    <style:style style:name="Table53.1" style:family="table-row">
      <style:table-row-properties style:min-row-height="1.244cm"/>
    </style:style>
    <style:style style:name="Table53.A1" style:family="table-cell">
      <style:table-cell-properties fo:padding="0.097cm" fo:border-left="0.002cm solid #000000" fo:border-right="none" fo:border-top="0.002cm solid #000000" fo:border-bottom="0.002cm solid #000000"/>
    </style:style>
    <style:style style:name="Table53.G1" style:family="table-cell">
      <style:table-cell-properties fo:padding="0.097cm" fo:border="0.002cm solid #000000"/>
    </style:style>
    <style:style style:name="Table53.2" style:family="table-row">
      <style:table-row-properties style:min-row-height="1.457cm"/>
    </style:style>
    <style:style style:name="Table53.A2" style:family="table-cell">
      <style:table-cell-properties fo:padding="0.097cm" fo:border-left="0.002cm solid #000000" fo:border-right="none" fo:border-top="none" fo:border-bottom="0.002cm solid #000000"/>
    </style:style>
    <style:style style:name="Table53.G2" style:family="table-cell">
      <style:table-cell-properties fo:padding="0.097cm" fo:border-left="0.002cm solid #000000" fo:border-right="0.002cm solid #000000" fo:border-top="none" fo:border-bottom="0.002cm solid #000000"/>
    </style:style>
    <style:style style:name="Table53.7" style:family="table-row">
      <style:table-row-properties style:min-row-height="1.102cm"/>
    </style:style>
    <style:style style:name="Table53.A10" style:family="table-cell" style:data-style-name="N0">
      <style:table-cell-properties fo:padding="0.097cm" fo:border-left="0.002cm solid #000000" fo:border-right="none" fo:border-top="none" fo:border-bottom="0.002cm solid #000000"/>
    </style:style>
    <style:style style:name="Table52" style:family="table">
      <style:table-properties style:width="17.357cm" fo:margin-left="0cm" fo:margin-right="-0.494cm" table:align="margins"/>
    </style:style>
    <style:style style:name="Table52.A" style:family="table-column">
      <style:table-column-properties style:column-width="1.235cm" style:rel-column-width="4662*"/>
    </style:style>
    <style:style style:name="Table52.B" style:family="table-column">
      <style:table-column-properties style:column-width="3.052cm" style:rel-column-width="11521*"/>
    </style:style>
    <style:style style:name="Table52.C" style:family="table-column">
      <style:table-column-properties style:column-width="4.075cm" style:rel-column-width="15384*"/>
    </style:style>
    <style:style style:name="Table52.D" style:family="table-column">
      <style:table-column-properties style:column-width="3.598cm" style:rel-column-width="13586*"/>
    </style:style>
    <style:style style:name="Table52.E" style:family="table-column">
      <style:table-column-properties style:column-width="3.069cm" style:rel-column-width="11588*"/>
    </style:style>
    <style:style style:name="Table52.F" style:family="table-column">
      <style:table-column-properties style:column-width="1.005cm" style:rel-column-width="3796*"/>
    </style:style>
    <style:style style:name="Table52.G" style:family="table-column">
      <style:table-column-properties style:column-width="1.323cm" style:rel-column-width="4998*"/>
    </style:style>
    <style:style style:name="Table52.A1" style:family="table-cell">
      <style:table-cell-properties fo:padding="0.097cm" fo:border-left="0.002cm solid #000000" fo:border-right="none" fo:border-top="0.002cm solid #000000" fo:border-bottom="0.002cm solid #000000"/>
    </style:style>
    <style:style style:name="Table52.G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G2" style:family="table-cell">
      <style:table-cell-properties fo:padding="0.097cm" fo:border-left="0.002cm solid #000000" fo:border-right="0.002cm solid #000000" fo:border-top="none" fo:border-bottom="0.002cm solid #000000"/>
    </style:style>
    <style:style style:name="Table52.3" style:family="table-row">
      <style:table-row-properties style:min-row-height="1.526cm"/>
    </style:style>
    <style:style style:name="Table52.A9" style:family="table-cell" style:data-style-name="N0">
      <style:table-cell-properties fo:padding="0.097cm" fo:border-left="0.002cm solid #000000" fo:border-right="none" fo:border-top="none" fo:border-bottom="0.002cm solid #000000"/>
    </style:style>
    <style:style style:name="Table54" style:family="table">
      <style:table-properties style:width="17.383cm" fo:margin-left="0cm" fo:margin-right="-0.52cm" table:align="margins"/>
    </style:style>
    <style:style style:name="Table54.A" style:family="table-column">
      <style:table-column-properties style:column-width="1.111cm" style:rel-column-width="4189*"/>
    </style:style>
    <style:style style:name="Table54.B" style:family="table-column">
      <style:table-column-properties style:column-width="3.26cm" style:rel-column-width="12289*"/>
    </style:style>
    <style:style style:name="Table54.C" style:family="table-column">
      <style:table-column-properties style:column-width="4.33cm" style:rel-column-width="16325*"/>
    </style:style>
    <style:style style:name="Table54.D" style:family="table-column">
      <style:table-column-properties style:column-width="3.438cm" style:rel-column-width="12960*"/>
    </style:style>
    <style:style style:name="Table54.E" style:family="table-column">
      <style:table-column-properties style:column-width="2.995cm" style:rel-column-width="11291*"/>
    </style:style>
    <style:style style:name="Table54.F" style:family="table-column">
      <style:table-column-properties style:column-width="0.953cm" style:rel-column-width="3590*"/>
    </style:style>
    <style:style style:name="Table54.G" style:family="table-column">
      <style:table-column-properties style:column-width="1.296cm" style:rel-column-width="4891*"/>
    </style:style>
    <style:style style:name="Table54.A1" style:family="table-cell">
      <style:table-cell-properties fo:padding="0.097cm" fo:border-left="0.002cm solid #000000" fo:border-right="none" fo:border-top="0.002cm solid #000000" fo:border-bottom="0.002cm solid #000000"/>
    </style:style>
    <style:style style:name="Table54.G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G2" style:family="table-cell">
      <style:table-cell-properties fo:padding="0.097cm" fo:border-left="0.002cm solid #000000" fo:border-right="0.002cm solid #000000" fo:border-top="none" fo:border-bottom="0.002cm solid #000000"/>
    </style:style>
    <style:style style:name="Table54.10" style:family="table-row">
      <style:table-row-properties style:min-row-height="2.852cm"/>
    </style:style>
    <style:style style:name="Table54.A11" style:family="table-cell" style:data-style-name="N0">
      <style:table-cell-properties fo:padding="0.097cm" fo:border-left="0.002cm solid #000000" fo:border-right="none" fo:border-top="none" fo:border-bottom="0.002cm solid #000000"/>
    </style:style>
    <style:style style:name="Table55" style:family="table">
      <style:table-properties style:width="17.383cm" fo:margin-left="0cm" fo:margin-right="-0.52cm" table:align="margins"/>
    </style:style>
    <style:style style:name="Table55.A" style:family="table-column">
      <style:table-column-properties style:column-width="1.164cm" style:rel-column-width="4388*"/>
    </style:style>
    <style:style style:name="Table55.B" style:family="table-column">
      <style:table-column-properties style:column-width="3.228cm" style:rel-column-width="12169*"/>
    </style:style>
    <style:style style:name="Table55.C" style:family="table-column">
      <style:table-column-properties style:column-width="4.207cm" style:rel-column-width="15860*"/>
    </style:style>
    <style:style style:name="Table55.D" style:family="table-column">
      <style:table-column-properties style:column-width="3.54cm" style:rel-column-width="13346*"/>
    </style:style>
    <style:style style:name="Table55.E" style:family="table-column">
      <style:table-column-properties style:column-width="3.022cm" style:rel-column-width="11391*"/>
    </style:style>
    <style:style style:name="Table55.F" style:family="table-column">
      <style:table-column-properties style:column-width="0.979cm" style:rel-column-width="3690*"/>
    </style:style>
    <style:style style:name="Table55.G" style:family="table-column">
      <style:table-column-properties style:column-width="1.244cm" style:rel-column-width="4691*"/>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383cm" fo:margin-left="0cm" fo:margin-right="-0.52cm" table:align="margins"/>
    </style:style>
    <style:style style:name="Table56.A" style:family="table-column">
      <style:table-column-properties style:column-width="0.979cm" style:rel-column-width="3690*"/>
    </style:style>
    <style:style style:name="Table56.B" style:family="table-column">
      <style:table-column-properties style:column-width="4.641cm" style:rel-column-width="17495*"/>
    </style:style>
    <style:style style:name="Table56.C" style:family="table-column">
      <style:table-column-properties style:column-width="5.228cm" style:rel-column-width="19710*"/>
    </style:style>
    <style:style style:name="Table56.D" style:family="table-column">
      <style:table-column-properties style:column-width="4.286cm" style:rel-column-width="16159*"/>
    </style:style>
    <style:style style:name="Table56.E" style:family="table-column">
      <style:table-column-properties style:column-width="1.005cm" style:rel-column-width="3790*"/>
    </style:style>
    <style:style style:name="Table56.F" style:family="table-column">
      <style:table-column-properties style:column-width="1.244cm" style:rel-column-width="4691*"/>
    </style:style>
    <style:style style:name="Table56.A1" style:family="table-cell">
      <style:table-cell-properties fo:padding="0.097cm" fo:border-left="0.002cm solid #000000" fo:border-right="none" fo:border-top="0.002cm solid #000000" fo:border-bottom="0.002cm solid #000000"/>
    </style:style>
    <style:style style:name="Table56.F1" style:family="table-cell">
      <style:table-cell-properties fo:padding="0.097cm" fo:border="0.002cm solid #000000"/>
    </style:style>
    <style:style style:name="Table56.2" style:family="table-row">
      <style:table-row-properties style:min-row-height="5.401cm"/>
    </style:style>
    <style:style style:name="Table56.A2" style:family="table-cell">
      <style:table-cell-properties fo:padding="0.097cm" fo:border-left="0.002cm solid #000000" fo:border-right="none" fo:border-top="none" fo:border-bottom="0.002cm solid #000000"/>
    </style:style>
    <style:style style:name="Table56.F2" style:family="table-cell">
      <style:table-cell-properties fo:padding="0.097cm" fo:border-left="0.002cm solid #000000" fo:border-right="0.002cm solid #000000" fo:border-top="none" fo:border-bottom="0.002cm solid #000000"/>
    </style:style>
    <style:style style:name="Table56.A4" style:family="table-cell" style:data-style-name="N0">
      <style:table-cell-properties fo:padding="0.097cm" fo:border-left="0.002cm solid #000000" fo:border-right="none" fo:border-top="none" fo:border-bottom="0.002cm solid #000000"/>
    </style:style>
    <style:style style:name="Table57" style:family="table">
      <style:table-properties style:width="17.383cm" fo:margin-left="0cm" fo:margin-right="-0.52cm" table:align="margins"/>
    </style:style>
    <style:style style:name="Table57.A" style:family="table-column">
      <style:table-column-properties style:column-width="1.164cm" style:rel-column-width="4388*"/>
    </style:style>
    <style:style style:name="Table57.B" style:family="table-column">
      <style:table-column-properties style:column-width="3.343cm" style:rel-column-width="12601*"/>
    </style:style>
    <style:style style:name="Table57.C" style:family="table-column">
      <style:table-column-properties style:column-width="4.195cm" style:rel-column-width="15813*"/>
    </style:style>
    <style:style style:name="Table57.D" style:family="table-column">
      <style:table-column-properties style:column-width="3.438cm" style:rel-column-width="12960*"/>
    </style:style>
    <style:style style:name="Table57.E" style:family="table-column">
      <style:table-column-properties style:column-width="2.969cm" style:rel-column-width="11191*"/>
    </style:style>
    <style:style style:name="Table57.F" style:family="table-column">
      <style:table-column-properties style:column-width="1.058cm" style:rel-column-width="3989*"/>
    </style:style>
    <style:style style:name="Table57.G" style:family="table-column">
      <style:table-column-properties style:column-width="1.219cm" style:rel-column-width="4593*"/>
    </style:style>
    <style:style style:name="Table57.1" style:family="table-row">
      <style:table-row-properties style:min-row-height="1.561cm"/>
    </style:style>
    <style:style style:name="Table57.A1" style:family="table-cell">
      <style:table-cell-properties fo:padding="0.097cm" fo:border-left="0.002cm solid #000000" fo:border-right="none" fo:border-top="0.002cm solid #000000" fo:border-bottom="0.002cm solid #000000"/>
    </style:style>
    <style:style style:name="Table57.G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G2" style:family="table-cell">
      <style:table-cell-properties fo:padding="0.097cm" fo:border-left="0.002cm solid #000000" fo:border-right="0.002cm solid #000000" fo:border-top="none" fo:border-bottom="0.002cm solid #000000"/>
    </style:style>
    <style:style style:name="Table57.3" style:family="table-row">
      <style:table-row-properties style:min-row-height="7.031cm"/>
    </style:style>
    <style:style style:name="Table58" style:family="table">
      <style:table-properties style:width="17.397cm" fo:margin-left="0cm" fo:margin-right="-0.534cm" table:align="margins"/>
    </style:style>
    <style:style style:name="Table58.A" style:family="table-column">
      <style:table-column-properties style:column-width="1.157cm" style:rel-column-width="4358*"/>
    </style:style>
    <style:style style:name="Table58.B" style:family="table-column">
      <style:table-column-properties style:column-width="3.348cm" style:rel-column-width="12611*"/>
    </style:style>
    <style:style style:name="Table58.C" style:family="table-column">
      <style:table-column-properties style:column-width="4.195cm" style:rel-column-width="15800*"/>
    </style:style>
    <style:style style:name="Table58.D" style:family="table-column">
      <style:table-column-properties style:column-width="3.438cm" style:rel-column-width="12950*"/>
    </style:style>
    <style:style style:name="Table58.E" style:family="table-column">
      <style:table-column-properties style:column-width="3.022cm" style:rel-column-width="11382*"/>
    </style:style>
    <style:style style:name="Table58.F" style:family="table-column">
      <style:table-column-properties style:column-width="1.005cm" style:rel-column-width="3787*"/>
    </style:style>
    <style:style style:name="Table58.G" style:family="table-column">
      <style:table-column-properties style:column-width="1.233cm" style:rel-column-width="4647*"/>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8.A11" style:family="table-cell" style:data-style-name="N0">
      <style:table-cell-properties fo:padding="0.097cm" fo:border-left="0.002cm solid #000000" fo:border-right="none" fo:border-top="none" fo:border-bottom="0.002cm solid #000000"/>
    </style:style>
    <style:style style:name="Table36" style:family="table">
      <style:table-properties style:width="17.357cm" fo:margin-left="0cm" fo:margin-right="-0.494cm" table:align="margins"/>
    </style:style>
    <style:style style:name="Table36.A" style:family="table-column">
      <style:table-column-properties style:column-width="1.191cm" style:rel-column-width="4495*"/>
    </style:style>
    <style:style style:name="Table36.B" style:family="table-column">
      <style:table-column-properties style:column-width="3.089cm" style:rel-column-width="11661*"/>
    </style:style>
    <style:style style:name="Table36.C" style:family="table-column">
      <style:table-column-properties style:column-width="3.814cm" style:rel-column-width="14399*"/>
    </style:style>
    <style:style style:name="Table36.D" style:family="table-column">
      <style:table-column-properties style:column-width="4.05cm" style:rel-column-width="15291*"/>
    </style:style>
    <style:style style:name="Table36.E" style:family="table-column">
      <style:table-column-properties style:column-width="2.99cm" style:rel-column-width="11288*"/>
    </style:style>
    <style:style style:name="Table36.F" style:family="table-column">
      <style:table-column-properties style:column-width="0.953cm" style:rel-column-width="3596*"/>
    </style:style>
    <style:style style:name="Table36.G" style:family="table-column">
      <style:table-column-properties style:column-width="1.272cm" style:rel-column-width="4805*"/>
    </style:style>
    <style:style style:name="Table36.A1" style:family="table-cell">
      <style:table-cell-properties fo:padding="0.097cm" fo:border-left="0.002cm solid #000000" fo:border-right="none" fo:border-top="0.002cm solid #000000" fo:border-bottom="0.002cm solid #000000"/>
    </style:style>
    <style:style style:name="Table36.G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G2" style:family="table-cell">
      <style:table-cell-properties fo:padding="0.097cm" fo:border-left="0.002cm solid #000000" fo:border-right="0.002cm solid #000000" fo:border-top="none" fo:border-bottom="0.002cm solid #000000"/>
    </style:style>
    <style:style style:name="Table36.A8" style:family="table-cell" style:data-style-name="N0">
      <style:table-cell-properties fo:padding="0.097cm" fo:border-left="0.002cm solid #000000" fo:border-right="none" fo:border-top="none" fo:border-bottom="0.002cm solid #000000"/>
    </style:style>
    <style:style style:name="Table37" style:family="table">
      <style:table-properties style:width="17.357cm" fo:margin-left="0cm" fo:margin-right="-0.494cm" table:align="margins"/>
    </style:style>
    <style:style style:name="Table37.A" style:family="table-column">
      <style:table-column-properties style:column-width="1.217cm" style:rel-column-width="4595*"/>
    </style:style>
    <style:style style:name="Table37.B" style:family="table-column">
      <style:table-column-properties style:column-width="3.043cm" style:rel-column-width="11488*"/>
    </style:style>
    <style:style style:name="Table37.C" style:family="table-column">
      <style:table-column-properties style:column-width="3.801cm" style:rel-column-width="14352*"/>
    </style:style>
    <style:style style:name="Table37.D" style:family="table-column">
      <style:table-column-properties style:column-width="3.755cm" style:rel-column-width="14179*"/>
    </style:style>
    <style:style style:name="Table37.E" style:family="table-column">
      <style:table-column-properties style:column-width="3.186cm" style:rel-column-width="12028*"/>
    </style:style>
    <style:style style:name="Table37.F" style:family="table-column">
      <style:table-column-properties style:column-width="1.032cm" style:rel-column-width="3896*"/>
    </style:style>
    <style:style style:name="Table37.G" style:family="table-column">
      <style:table-column-properties style:column-width="1.323cm" style:rel-column-width="4997*"/>
    </style:style>
    <style:style style:name="Table37.A1" style:family="table-cell">
      <style:table-cell-properties fo:padding="0.097cm" fo:border-left="0.002cm solid #000000" fo:border-right="none" fo:border-top="0.002cm solid #000000" fo:border-bottom="0.002cm solid #000000"/>
    </style:style>
    <style:style style:name="Table37.G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G2" style:family="table-cell">
      <style:table-cell-properties fo:padding="0.097cm" fo:border-left="0.002cm solid #000000" fo:border-right="0.002cm solid #000000" fo:border-top="none" fo:border-bottom="0.002cm solid #000000"/>
    </style:style>
    <style:style style:name="Table37.A10" style:family="table-cell" style:data-style-name="N0">
      <style:table-cell-properties fo:padding="0.097cm" fo:border-left="0.002cm solid #000000" fo:border-right="none" fo:border-top="none" fo:border-bottom="0.002cm solid #000000"/>
    </style:style>
    <style:style style:name="Table38" style:family="table">
      <style:table-properties style:width="17.357cm" fo:margin-left="0cm" fo:margin-right="-0.494cm" table:align="margins"/>
    </style:style>
    <style:style style:name="Table38.A" style:family="table-column">
      <style:table-column-properties style:column-width="1.164cm" style:rel-column-width="4395*"/>
    </style:style>
    <style:style style:name="Table38.B" style:family="table-column">
      <style:table-column-properties style:column-width="2.953cm" style:rel-column-width="11148*"/>
    </style:style>
    <style:style style:name="Table38.C" style:family="table-column">
      <style:table-column-properties style:column-width="3.944cm" style:rel-column-width="14891*"/>
    </style:style>
    <style:style style:name="Table38.D" style:family="table-column">
      <style:table-column-properties style:column-width="3.755cm" style:rel-column-width="14179*"/>
    </style:style>
    <style:style style:name="Table38.E" style:family="table-column">
      <style:table-column-properties style:column-width="3.318cm" style:rel-column-width="12527*"/>
    </style:style>
    <style:style style:name="Table38.F" style:family="table-column">
      <style:table-column-properties style:column-width="1.032cm" style:rel-column-width="3896*"/>
    </style:style>
    <style:style style:name="Table38.G" style:family="table-column">
      <style:table-column-properties style:column-width="1.192cm" style:rel-column-width="4499*"/>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357cm" fo:margin-left="0cm" fo:margin-right="-0.494cm" table:align="margins"/>
    </style:style>
    <style:style style:name="Table39.A" style:family="table-column">
      <style:table-column-properties style:column-width="1.191cm" style:rel-column-width="4495*"/>
    </style:style>
    <style:style style:name="Table39.B" style:family="table-column">
      <style:table-column-properties style:column-width="2.928cm" style:rel-column-width="11055*"/>
    </style:style>
    <style:style style:name="Table39.C" style:family="table-column">
      <style:table-column-properties style:column-width="3.944cm" style:rel-column-width="14891*"/>
    </style:style>
    <style:style style:name="Table39.D" style:family="table-column">
      <style:table-column-properties style:column-width="3.755cm" style:rel-column-width="14179*"/>
    </style:style>
    <style:style style:name="Table39.E" style:family="table-column">
      <style:table-column-properties style:column-width="3.316cm" style:rel-column-width="12520*"/>
    </style:style>
    <style:style style:name="Table39.F" style:family="table-column">
      <style:table-column-properties style:column-width="1.005cm" style:rel-column-width="3796*"/>
    </style:style>
    <style:style style:name="Table39.G" style:family="table-column">
      <style:table-column-properties style:column-width="1.219cm" style:rel-column-width="4599*"/>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7.357cm" fo:margin-left="0cm" fo:margin-right="-0.494cm" table:align="margins"/>
    </style:style>
    <style:style style:name="Table40.A" style:family="table-column">
      <style:table-column-properties style:column-width="1.189cm" style:rel-column-width="4488*"/>
    </style:style>
    <style:style style:name="Table40.B" style:family="table-column">
      <style:table-column-properties style:column-width="2.939cm" style:rel-column-width="11095*"/>
    </style:style>
    <style:style style:name="Table40.C" style:family="table-column">
      <style:table-column-properties style:column-width="3.942cm" style:rel-column-width="14885*"/>
    </style:style>
    <style:style style:name="Table40.D" style:family="table-column">
      <style:table-column-properties style:column-width="3.731cm" style:rel-column-width="14086*"/>
    </style:style>
    <style:style style:name="Table40.E" style:family="table-column">
      <style:table-column-properties style:column-width="3.228cm" style:rel-column-width="12187*"/>
    </style:style>
    <style:style style:name="Table40.F" style:family="table-column">
      <style:table-column-properties style:column-width="0.979cm" style:rel-column-width="3696*"/>
    </style:style>
    <style:style style:name="Table40.G" style:family="table-column">
      <style:table-column-properties style:column-width="1.349cm" style:rel-column-width="5098*"/>
    </style:style>
    <style:style style:name="Table40.A1" style:family="table-cell">
      <style:table-cell-properties fo:padding="0.097cm" fo:border-left="0.002cm solid #000000" fo:border-right="none" fo:border-top="0.002cm solid #000000" fo:border-bottom="0.002cm solid #000000"/>
    </style:style>
    <style:style style:name="Table40.G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G2" style:family="table-cell">
      <style:table-cell-properties fo:padding="0.097cm" fo:border-left="0.002cm solid #000000" fo:border-right="0.002cm solid #000000" fo:border-top="none" fo:border-bottom="0.002cm solid #000000"/>
    </style:style>
    <style:style style:name="Table41" style:family="table">
      <style:table-properties style:width="17.357cm" fo:margin-left="0cm" fo:margin-right="-0.494cm" table:align="margins"/>
    </style:style>
    <style:style style:name="Table41.A" style:family="table-column">
      <style:table-column-properties style:column-width="1.244cm" style:rel-column-width="4695*"/>
    </style:style>
    <style:style style:name="Table41.B" style:family="table-column">
      <style:table-column-properties style:column-width="3.048cm" style:rel-column-width="11508*"/>
    </style:style>
    <style:style style:name="Table41.C" style:family="table-column">
      <style:table-column-properties style:column-width="4.018cm" style:rel-column-width="15171*"/>
    </style:style>
    <style:style style:name="Table41.D" style:family="table-column">
      <style:table-column-properties style:column-width="3.623cm" style:rel-column-width="13679*"/>
    </style:style>
    <style:style style:name="Table41.E" style:family="table-column">
      <style:table-column-properties style:column-width="3.175cm" style:rel-column-width="11988*"/>
    </style:style>
    <style:style style:name="Table41.F" style:family="table-column">
      <style:table-column-properties style:column-width="1.201cm" style:rel-column-width="4535*"/>
    </style:style>
    <style:style style:name="Table41.G" style:family="table-column">
      <style:table-column-properties style:column-width="1.048cm" style:rel-column-width="3959*"/>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357cm" fo:margin-left="0cm" fo:margin-right="-0.494cm" table:align="margins"/>
    </style:style>
    <style:style style:name="Table42.A" style:family="table-column">
      <style:table-column-properties style:column-width="1.244cm" style:rel-column-width="4695*"/>
    </style:style>
    <style:style style:name="Table42.B" style:family="table-column">
      <style:table-column-properties style:column-width="3.069cm" style:rel-column-width="11588*"/>
    </style:style>
    <style:style style:name="Table42.C" style:family="table-column">
      <style:table-column-properties style:column-width="3.999cm" style:rel-column-width="15098*"/>
    </style:style>
    <style:style style:name="Table42.D" style:family="table-column">
      <style:table-column-properties style:column-width="3.621cm" style:rel-column-width="13673*"/>
    </style:style>
    <style:style style:name="Table42.E" style:family="table-column">
      <style:table-column-properties style:column-width="3.149cm" style:rel-column-width="11888*"/>
    </style:style>
    <style:style style:name="Table42.F" style:family="table-column">
      <style:table-column-properties style:column-width="1.085cm" style:rel-column-width="4095*"/>
    </style:style>
    <style:style style:name="Table42.G" style:family="table-column">
      <style:table-column-properties style:column-width="1.191cm" style:rel-column-width="4498*"/>
    </style:style>
    <style:style style:name="Table42.A1" style:family="table-cell">
      <style:table-cell-properties fo:padding="0.097cm" fo:border-left="0.002cm solid #000000" fo:border-right="none" fo:border-top="0.002cm solid #000000" fo:border-bottom="0.002cm solid #000000"/>
    </style:style>
    <style:style style:name="Table42.G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G2" style:family="table-cell">
      <style:table-cell-properties fo:padding="0.097cm" fo:border-left="0.002cm solid #000000" fo:border-right="0.002cm solid #000000" fo:border-top="none" fo:border-bottom="0.002cm solid #000000"/>
    </style:style>
    <style:style style:name="Table44" style:family="table">
      <style:table-properties style:width="17.383cm" fo:margin-left="0cm" fo:margin-right="-0.52cm" table:align="margins"/>
    </style:style>
    <style:style style:name="Table44.A" style:family="table-column">
      <style:table-column-properties style:column-width="1.27cm" style:rel-column-width="4787*"/>
    </style:style>
    <style:style style:name="Table44.B" style:family="table-column">
      <style:table-column-properties style:column-width="3.043cm" style:rel-column-width="11471*"/>
    </style:style>
    <style:style style:name="Table44.C" style:family="table-column">
      <style:table-column-properties style:column-width="4.001cm" style:rel-column-width="15082*"/>
    </style:style>
    <style:style style:name="Table44.D" style:family="table-column">
      <style:table-column-properties style:column-width="3.623cm" style:rel-column-width="13658*"/>
    </style:style>
    <style:style style:name="Table44.E" style:family="table-column">
      <style:table-column-properties style:column-width="3.171cm" style:rel-column-width="11956*"/>
    </style:style>
    <style:style style:name="Table44.F" style:family="table-column">
      <style:table-column-properties style:column-width="1.058cm" style:rel-column-width="3989*"/>
    </style:style>
    <style:style style:name="Table44.G" style:family="table-column">
      <style:table-column-properties style:column-width="1.219cm" style:rel-column-width="4592*"/>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45" style:family="table">
      <style:table-properties style:width="17.383cm" fo:margin-left="0cm" fo:margin-right="-0.52cm" table:align="margins"/>
    </style:style>
    <style:style style:name="Table45.A" style:family="table-column">
      <style:table-column-properties style:column-width="1.27cm" style:rel-column-width="4787*"/>
    </style:style>
    <style:style style:name="Table45.B" style:family="table-column">
      <style:table-column-properties style:column-width="3.043cm" style:rel-column-width="11471*"/>
    </style:style>
    <style:style style:name="Table45.C" style:family="table-column">
      <style:table-column-properties style:column-width="4.001cm" style:rel-column-width="15082*"/>
    </style:style>
    <style:style style:name="Table45.D" style:family="table-column">
      <style:table-column-properties style:column-width="3.623cm" style:rel-column-width="13658*"/>
    </style:style>
    <style:style style:name="Table45.E" style:family="table-column">
      <style:table-column-properties style:column-width="3.198cm" style:rel-column-width="12056*"/>
    </style:style>
    <style:style style:name="Table45.F" style:family="table-column">
      <style:table-column-properties style:column-width="1.032cm" style:rel-column-width="3890*"/>
    </style:style>
    <style:style style:name="Table45.G" style:family="table-column">
      <style:table-column-properties style:column-width="1.217cm" style:rel-column-width="4591*"/>
    </style:style>
    <style:style style:name="Table45.A1" style:family="table-cell">
      <style:table-cell-properties fo:padding="0.097cm" fo:border-left="0.002cm solid #000000" fo:border-right="none" fo:border-top="0.002cm solid #000000" fo:border-bottom="0.002cm solid #000000"/>
    </style:style>
    <style:style style:name="Table45.G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G2" style:family="table-cell">
      <style:table-cell-properties fo:padding="0.097cm" fo:border-left="0.002cm solid #000000" fo:border-right="0.002cm solid #000000" fo:border-top="none" fo:border-bottom="0.002cm solid #000000"/>
    </style:style>
    <style:style style:name="Table46" style:family="table">
      <style:table-properties style:width="17.383cm" fo:margin-left="0cm" fo:margin-right="-0.52cm" table:align="margins"/>
    </style:style>
    <style:style style:name="Table46.A" style:family="table-column">
      <style:table-column-properties style:column-width="1.111cm" style:rel-column-width="4189*"/>
    </style:style>
    <style:style style:name="Table46.B" style:family="table-column">
      <style:table-column-properties style:column-width="2.766cm" style:rel-column-width="10427*"/>
    </style:style>
    <style:style style:name="Table46.C" style:family="table-column">
      <style:table-column-properties style:column-width="4.881cm" style:rel-column-width="18400*"/>
    </style:style>
    <style:style style:name="Table46.D" style:family="table-column">
      <style:table-column-properties style:column-width="3.519cm" style:rel-column-width="13266*"/>
    </style:style>
    <style:style style:name="Table46.E" style:family="table-column">
      <style:table-column-properties style:column-width="2.805cm" style:rel-column-width="10573*"/>
    </style:style>
    <style:style style:name="Table46.F" style:family="table-column">
      <style:table-column-properties style:column-width="1.085cm" style:rel-column-width="4089*"/>
    </style:style>
    <style:style style:name="Table46.G" style:family="table-column">
      <style:table-column-properties style:column-width="1.217cm" style:rel-column-width="4591*"/>
    </style:style>
    <style:style style:name="Table46.A1" style:family="table-cell">
      <style:table-cell-properties fo:padding="0.097cm" fo:border-left="0.002cm solid #000000" fo:border-right="none" fo:border-top="0.002cm solid #000000" fo:border-bottom="0.002cm solid #000000"/>
    </style:style>
    <style:style style:name="Table46.G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G2" style:family="table-cell">
      <style:table-cell-properties fo:padding="0.097cm" fo:border-left="0.002cm solid #000000" fo:border-right="0.002cm solid #000000" fo:border-top="none" fo:border-bottom="0.002cm solid #000000"/>
    </style:style>
    <style:style style:name="Table47" style:family="table">
      <style:table-properties style:width="17.383cm" fo:margin-left="0cm" fo:margin-right="-0.52cm" table:align="margins"/>
    </style:style>
    <style:style style:name="Table47.A" style:family="table-column">
      <style:table-column-properties style:column-width="1.138cm" style:rel-column-width="4289*"/>
    </style:style>
    <style:style style:name="Table47.B" style:family="table-column">
      <style:table-column-properties style:column-width="3.651cm" style:rel-column-width="13765*"/>
    </style:style>
    <style:style style:name="Table47.C" style:family="table-column">
      <style:table-column-properties style:column-width="3.863cm" style:rel-column-width="14563*"/>
    </style:style>
    <style:style style:name="Table47.D" style:family="table-column">
      <style:table-column-properties style:column-width="3.284cm" style:rel-column-width="12382*"/>
    </style:style>
    <style:style style:name="Table47.E" style:family="table-column">
      <style:table-column-properties style:column-width="3.119cm" style:rel-column-width="11757*"/>
    </style:style>
    <style:style style:name="Table47.F" style:family="table-column">
      <style:table-column-properties style:column-width="1.005cm" style:rel-column-width="3790*"/>
    </style:style>
    <style:style style:name="Table47.G" style:family="table-column">
      <style:table-column-properties style:column-width="1.323cm" style:rel-column-width="4989*"/>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7.A7" style:family="table-cell" style:data-style-name="N0">
      <style:table-cell-properties fo:padding="0.097cm" fo:border-left="0.002cm solid #000000" fo:border-right="none" fo:border-top="none" fo:border-bottom="0.002cm solid #000000"/>
    </style:style>
    <style:style style:name="Table48" style:family="table">
      <style:table-properties style:width="17.383cm" fo:margin-left="0cm" fo:margin-right="-0.52cm" table:align="margins"/>
    </style:style>
    <style:style style:name="Table48.A" style:family="table-column">
      <style:table-column-properties style:column-width="1.191cm" style:rel-column-width="4488*"/>
    </style:style>
    <style:style style:name="Table48.B" style:family="table-column">
      <style:table-column-properties style:column-width="3.122cm" style:rel-column-width="11770*"/>
    </style:style>
    <style:style style:name="Table48.C" style:family="table-column">
      <style:table-column-properties style:column-width="4.001cm" style:rel-column-width="15082*"/>
    </style:style>
    <style:style style:name="Table48.D" style:family="table-column">
      <style:table-column-properties style:column-width="3.623cm" style:rel-column-width="13658*"/>
    </style:style>
    <style:style style:name="Table48.E" style:family="table-column">
      <style:table-column-properties style:column-width="3.119cm" style:rel-column-width="11757*"/>
    </style:style>
    <style:style style:name="Table48.F" style:family="table-column">
      <style:table-column-properties style:column-width="1.005cm" style:rel-column-width="3790*"/>
    </style:style>
    <style:style style:name="Table48.G" style:family="table-column">
      <style:table-column-properties style:column-width="1.323cm" style:rel-column-width="4990*"/>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Table49" style:family="table">
      <style:table-properties style:width="17.383cm" fo:margin-left="0cm" fo:margin-right="-0.52cm" table:align="margins"/>
    </style:style>
    <style:style style:name="Table49.A" style:family="table-column">
      <style:table-column-properties style:column-width="1.244cm" style:rel-column-width="4688*"/>
    </style:style>
    <style:style style:name="Table49.B" style:family="table-column">
      <style:table-column-properties style:column-width="3.069cm" style:rel-column-width="11570*"/>
    </style:style>
    <style:style style:name="Table49.C" style:family="table-column">
      <style:table-column-properties style:column-width="4.001cm" style:rel-column-width="15082*"/>
    </style:style>
    <style:style style:name="Table49.D" style:family="table-column">
      <style:table-column-properties style:column-width="3.623cm" style:rel-column-width="13658*"/>
    </style:style>
    <style:style style:name="Table49.E" style:family="table-column">
      <style:table-column-properties style:column-width="3.092cm" style:rel-column-width="11657*"/>
    </style:style>
    <style:style style:name="Table49.F" style:family="table-column">
      <style:table-column-properties style:column-width="1.032cm" style:rel-column-width="3890*"/>
    </style:style>
    <style:style style:name="Table49.G" style:family="table-column">
      <style:table-column-properties style:column-width="1.323cm" style:rel-column-width="4990*"/>
    </style:style>
    <style:style style:name="Table49.A1" style:family="table-cell">
      <style:table-cell-properties fo:padding="0.097cm" fo:border-left="0.002cm solid #000000" fo:border-right="none" fo:border-top="0.002cm solid #000000" fo:border-bottom="0.002cm solid #000000"/>
    </style:style>
    <style:style style:name="Table49.G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G2" style:family="table-cell">
      <style:table-cell-properties fo:padding="0.097cm" fo:border-left="0.002cm solid #000000" fo:border-right="0.002cm solid #000000" fo:border-top="none" fo:border-bottom="0.002cm solid #000000"/>
    </style:style>
    <style:style style:name="Table49.A4" style:family="table-cell" style:data-style-name="N0">
      <style:table-cell-properties fo:padding="0.097cm" fo:border-left="0.002cm solid #000000" fo:border-right="none" fo:border-top="none" fo:border-bottom="0.002cm solid #000000"/>
    </style:style>
    <style:style style:name="Table50" style:family="table">
      <style:table-properties style:width="17.383cm" fo:margin-left="0cm" fo:margin-right="-0.52cm" table:align="margins"/>
    </style:style>
    <style:style style:name="Table50.A" style:family="table-column">
      <style:table-column-properties style:column-width="1.244cm" style:rel-column-width="4688*"/>
    </style:style>
    <style:style style:name="Table50.B" style:family="table-column">
      <style:table-column-properties style:column-width="3.069cm" style:rel-column-width="11570*"/>
    </style:style>
    <style:style style:name="Table50.C" style:family="table-column">
      <style:table-column-properties style:column-width="4.001cm" style:rel-column-width="15082*"/>
    </style:style>
    <style:style style:name="Table50.D" style:family="table-column">
      <style:table-column-properties style:column-width="3.623cm" style:rel-column-width="13658*"/>
    </style:style>
    <style:style style:name="Table50.E" style:family="table-column">
      <style:table-column-properties style:column-width="3.092cm" style:rel-column-width="11657*"/>
    </style:style>
    <style:style style:name="Table50.F" style:family="table-column">
      <style:table-column-properties style:column-width="1.005cm" style:rel-column-width="3790*"/>
    </style:style>
    <style:style style:name="Table50.G" style:family="table-column">
      <style:table-column-properties style:column-width="1.349cm" style:rel-column-width="5090*"/>
    </style:style>
    <style:style style:name="Table50.A1" style:family="table-cell">
      <style:table-cell-properties fo:padding="0.097cm" fo:border-left="0.002cm solid #000000" fo:border-right="none" fo:border-top="0.002cm solid #000000" fo:border-bottom="0.002cm solid #000000"/>
    </style:style>
    <style:style style:name="Table50.G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G2" style:family="table-cell">
      <style:table-cell-properties fo:padding="0.097cm" fo:border-left="0.002cm solid #000000" fo:border-right="0.002cm solid #000000" fo:border-top="none" fo:border-bottom="0.002cm solid #000000"/>
    </style:style>
    <style:style style:name="Table50.G5" style:family="table-cell" style:data-style-name="N0">
      <style:table-cell-properties fo:padding="0.097cm" fo:border-left="0.002cm solid #000000" fo:border-right="0.002cm solid #000000" fo:border-top="none" fo:border-bottom="0.002cm solid #000000"/>
    </style:style>
    <style:style style:name="Table50.A7" style:family="table-cell" style:data-style-name="N0">
      <style:table-cell-properties fo:padding="0.097cm" fo:border-left="0.002cm solid #000000" fo:border-right="none" fo:border-top="none" fo:border-bottom="0.002cm solid #000000"/>
    </style:style>
    <style:style style:name="Table51" style:family="table">
      <style:table-properties style:width="17.383cm" fo:margin-left="0cm" fo:margin-right="-0.52cm" table:align="margins"/>
    </style:style>
    <style:style style:name="Table51.A" style:family="table-column">
      <style:table-column-properties style:column-width="1.244cm" style:rel-column-width="4688*"/>
    </style:style>
    <style:style style:name="Table51.B" style:family="table-column">
      <style:table-column-properties style:column-width="3.069cm" style:rel-column-width="11570*"/>
    </style:style>
    <style:style style:name="Table51.C" style:family="table-column">
      <style:table-column-properties style:column-width="4.001cm" style:rel-column-width="15082*"/>
    </style:style>
    <style:style style:name="Table51.D" style:family="table-column">
      <style:table-column-properties style:column-width="3.623cm" style:rel-column-width="13658*"/>
    </style:style>
    <style:style style:name="Table51.E" style:family="table-column">
      <style:table-column-properties style:column-width="3.066cm" style:rel-column-width="11557*"/>
    </style:style>
    <style:style style:name="Table51.F" style:family="table-column">
      <style:table-column-properties style:column-width="1.005cm" style:rel-column-width="3790*"/>
    </style:style>
    <style:style style:name="Table51.G" style:family="table-column">
      <style:table-column-properties style:column-width="1.376cm" style:rel-column-width="5190*"/>
    </style:style>
    <style:style style:name="Table51.A1" style:family="table-cell">
      <style:table-cell-properties fo:padding="0.097cm" fo:border-left="0.002cm solid #000000" fo:border-right="none" fo:border-top="0.002cm solid #000000" fo:border-bottom="0.002cm solid #000000"/>
    </style:style>
    <style:style style:name="Table51.G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G2" style:family="table-cell">
      <style:table-cell-properties fo:padding="0.097cm" fo:border-left="0.002cm solid #000000" fo:border-right="0.002cm solid #000000" fo:border-top="none" fo:border-bottom="0.002cm solid #000000"/>
    </style:style>
    <style:style style:name="Table59" style:family="table">
      <style:table-properties style:width="17.383cm" fo:margin-left="0cm" fo:margin-right="-0.52cm" table:align="margins"/>
    </style:style>
    <style:style style:name="Table59.A" style:family="table-column">
      <style:table-column-properties style:column-width="1.27cm" style:rel-column-width="4787*"/>
    </style:style>
    <style:style style:name="Table59.B" style:family="table-column">
      <style:table-column-properties style:column-width="3.048cm" style:rel-column-width="11491*"/>
    </style:style>
    <style:style style:name="Table59.C" style:family="table-column">
      <style:table-column-properties style:column-width="4.006cm" style:rel-column-width="15101*"/>
    </style:style>
    <style:style style:name="Table59.D" style:family="table-column">
      <style:table-column-properties style:column-width="3.605cm" style:rel-column-width="13592*"/>
    </style:style>
    <style:style style:name="Table59.E" style:family="table-column">
      <style:table-column-properties style:column-width="3.046cm" style:rel-column-width="11484*"/>
    </style:style>
    <style:style style:name="Table59.F" style:family="table-column">
      <style:table-column-properties style:column-width="1.032cm" style:rel-column-width="3890*"/>
    </style:style>
    <style:style style:name="Table59.G" style:family="table-column">
      <style:table-column-properties style:column-width="1.376cm" style:rel-column-width="5190*"/>
    </style:style>
    <style:style style:name="Table59.A1" style:family="table-cell">
      <style:table-cell-properties fo:padding="0.097cm" fo:border-left="0.002cm solid #000000" fo:border-right="none" fo:border-top="0.002cm solid #000000" fo:border-bottom="0.002cm solid #000000"/>
    </style:style>
    <style:style style:name="Table59.G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G2" style:family="table-cell">
      <style:table-cell-properties fo:padding="0.097cm" fo:border-left="0.002cm solid #000000" fo:border-right="0.002cm solid #000000" fo:border-top="none" fo:border-bottom="0.002cm solid #000000"/>
    </style:style>
    <style:style style:name="Table60" style:family="table">
      <style:table-properties style:width="17.383cm" fo:margin-left="0cm" fo:margin-right="-0.52cm" table:align="margins"/>
    </style:style>
    <style:style style:name="Table60.A" style:family="table-column">
      <style:table-column-properties style:column-width="1.27cm" style:rel-column-width="4787*"/>
    </style:style>
    <style:style style:name="Table60.B" style:family="table-column">
      <style:table-column-properties style:column-width="3.043cm" style:rel-column-width="11471*"/>
    </style:style>
    <style:style style:name="Table60.C" style:family="table-column">
      <style:table-column-properties style:column-width="4.022cm" style:rel-column-width="15161*"/>
    </style:style>
    <style:style style:name="Table60.D" style:family="table-column">
      <style:table-column-properties style:column-width="3.598cm" style:rel-column-width="13565*"/>
    </style:style>
    <style:style style:name="Table60.F" style:family="table-column">
      <style:table-column-properties style:column-width="1.032cm" style:rel-column-width="3890*"/>
    </style:style>
    <style:style style:name="Table60.G" style:family="table-column">
      <style:table-column-properties style:column-width="1.376cm" style:rel-column-width="5190*"/>
    </style:style>
    <style:style style:name="Table60.A1" style:family="table-cell">
      <style:table-cell-properties fo:padding="0.097cm" fo:border-left="0.002cm solid #000000" fo:border-right="none" fo:border-top="0.002cm solid #000000" fo:border-bottom="0.002cm solid #000000"/>
    </style:style>
    <style:style style:name="Table60.G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G2" style:family="table-cell">
      <style:table-cell-properties fo:padding="0.097cm" fo:border-left="0.002cm solid #000000" fo:border-right="0.002cm solid #000000" fo:border-top="none" fo:border-bottom="0.002cm solid #000000"/>
    </style:style>
    <style:style style:name="Table61" style:family="table">
      <style:table-properties style:width="17.357cm" fo:margin-left="0cm" fo:margin-right="-0.494cm" table:align="margins"/>
    </style:style>
    <style:style style:name="Table61.A" style:family="table-column">
      <style:table-column-properties style:column-width="1.296cm" style:rel-column-width="4895*"/>
    </style:style>
    <style:style style:name="Table61.B" style:family="table-column">
      <style:table-column-properties style:column-width="3.166cm" style:rel-column-width="11954*"/>
    </style:style>
    <style:style style:name="Table61.C" style:family="table-column">
      <style:table-column-properties style:column-width="3.339cm" style:rel-column-width="12607*"/>
    </style:style>
    <style:style style:name="Table61.D" style:family="table-column">
      <style:table-column-properties style:column-width="3.671cm" style:rel-column-width="13859*"/>
    </style:style>
    <style:style style:name="Table61.E" style:family="table-column">
      <style:table-column-properties style:column-width="3.477cm" style:rel-column-width="13126*"/>
    </style:style>
    <style:style style:name="Table61.F" style:family="table-column">
      <style:table-column-properties style:column-width="0.905cm" style:rel-column-width="3416*"/>
    </style:style>
    <style:style style:name="Table61.G" style:family="table-column">
      <style:table-column-properties style:column-width="1.505cm" style:rel-column-width="5678*"/>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3" style:family="table">
      <style:table-properties style:width="17.383cm" fo:margin-left="0cm" fo:margin-right="-0.52cm" table:align="margins"/>
    </style:style>
    <style:style style:name="Table63.A" style:family="table-column">
      <style:table-column-properties style:column-width="1.296cm" style:rel-column-width="4885*"/>
    </style:style>
    <style:style style:name="Table63.B" style:family="table-column">
      <style:table-column-properties style:column-width="3.133cm" style:rel-column-width="11813*"/>
    </style:style>
    <style:style style:name="Table63.C" style:family="table-column">
      <style:table-column-properties style:column-width="3.373cm" style:rel-column-width="12716*"/>
    </style:style>
    <style:style style:name="Table63.D" style:family="table-column">
      <style:table-column-properties style:column-width="3.672cm" style:rel-column-width="13843*"/>
    </style:style>
    <style:style style:name="Table63.E" style:family="table-column">
      <style:table-column-properties style:column-width="3.473cm" style:rel-column-width="13094*"/>
    </style:style>
    <style:style style:name="Table63.F" style:family="table-column">
      <style:table-column-properties style:column-width="0.908cm" style:rel-column-width="3425*"/>
    </style:style>
    <style:style style:name="Table63.G" style:family="table-column">
      <style:table-column-properties style:column-width="1.528cm" style:rel-column-width="5759*"/>
    </style:style>
    <style:style style:name="Table63.A1" style:family="table-cell">
      <style:table-cell-properties fo:padding="0.097cm" fo:border-left="0.002cm solid #000000" fo:border-right="none" fo:border-top="0.002cm solid #000000" fo:border-bottom="0.002cm solid #000000"/>
    </style:style>
    <style:style style:name="Table63.G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G2" style:family="table-cell">
      <style:table-cell-properties fo:padding="0.097cm" fo:border-left="0.002cm solid #000000" fo:border-right="0.002cm solid #000000" fo:border-top="none" fo:border-bottom="0.002cm solid #000000"/>
    </style:style>
    <style:style style:name="Table63.E4" style:family="table-cell">
      <style:table-cell-properties style:vertical-align="bottom" fo:padding="0.097cm" fo:border-left="0.002cm solid #000000" fo:border-right="none" fo:border-top="none" fo:border-bottom="0.002cm solid #000000"/>
    </style:style>
    <style:style style:name="Table63.8" style:family="table-row">
      <style:table-row-properties style:min-row-height="3.164cm"/>
    </style:style>
    <style:style style:name="Table63.A9" style:family="table-cell" style:data-style-name="N0">
      <style:table-cell-properties fo:padding="0.097cm" fo:border-left="0.002cm solid #000000" fo:border-right="none" fo:border-top="none" fo:border-bottom="0.002cm solid #000000"/>
    </style:style>
    <style:style style:name="Table83" style:family="table">
      <style:table-properties style:width="17.357cm" fo:margin-left="0cm" fo:margin-right="-0.494cm" table:align="margins"/>
    </style:style>
    <style:style style:name="Table83.A" style:family="table-column">
      <style:table-column-properties style:column-width="1.323cm" style:rel-column-width="4995*"/>
    </style:style>
    <style:style style:name="Table83.B" style:family="table-column">
      <style:table-column-properties style:column-width="3.096cm" style:rel-column-width="11688*"/>
    </style:style>
    <style:style style:name="Table83.C" style:family="table-column">
      <style:table-column-properties style:column-width="3.387cm" style:rel-column-width="12787*"/>
    </style:style>
    <style:style style:name="Table83.D" style:family="table-column">
      <style:table-column-properties style:column-width="3.678cm" style:rel-column-width="13886*"/>
    </style:style>
    <style:style style:name="Table83.E" style:family="table-column">
      <style:table-column-properties style:column-width="3.466cm" style:rel-column-width="13087*"/>
    </style:style>
    <style:style style:name="Table83.F" style:family="table-column">
      <style:table-column-properties style:column-width="0.9cm" style:rel-column-width="3396*"/>
    </style:style>
    <style:style style:name="Table83.G" style:family="table-column">
      <style:table-column-properties style:column-width="1.508cm" style:rel-column-width="5696*"/>
    </style:style>
    <style:style style:name="Table83.A1" style:family="table-cell">
      <style:table-cell-properties fo:padding="0.097cm" fo:border-left="0.002cm solid #000000" fo:border-right="none" fo:border-top="0.002cm solid #000000" fo:border-bottom="0.002cm solid #000000"/>
    </style:style>
    <style:style style:name="Table83.G1" style:family="table-cell">
      <style:table-cell-properties fo:padding="0.097cm" fo:border="0.002cm solid #000000"/>
    </style:style>
    <style:style style:name="Table83.A2" style:family="table-cell">
      <style:table-cell-properties fo:padding="0.097cm" fo:border-left="0.002cm solid #000000" fo:border-right="none" fo:border-top="none" fo:border-bottom="0.002cm solid #000000"/>
    </style:style>
    <style:style style:name="Table83.G2" style:family="table-cell">
      <style:table-cell-properties fo:padding="0.097cm" fo:border-left="0.002cm solid #000000" fo:border-right="0.002cm solid #000000" fo:border-top="none" fo:border-bottom="0.002cm solid #000000"/>
    </style:style>
    <style:style style:name="Table83.A5" style:family="table-cell" style:data-style-name="N0">
      <style:table-cell-properties fo:padding="0.097cm" fo:border-left="0.002cm solid #000000" fo:border-right="none" fo:border-top="none" fo:border-bottom="0.002cm solid #000000"/>
    </style:style>
    <style:style style:name="Table62" style:family="table">
      <style:table-properties style:width="17.383cm" fo:margin-left="0cm" fo:margin-right="-0.52cm" table:align="margins"/>
    </style:style>
    <style:style style:name="Table62.A" style:family="table-column">
      <style:table-column-properties style:column-width="1.168cm" style:rel-column-width="4405*"/>
    </style:style>
    <style:style style:name="Table62.B" style:family="table-column">
      <style:table-column-properties style:column-width="3.267cm" style:rel-column-width="12313*"/>
    </style:style>
    <style:style style:name="Table62.C" style:family="table-column">
      <style:table-column-properties style:column-width="3.376cm" style:rel-column-width="12729*"/>
    </style:style>
    <style:style style:name="Table62.D" style:family="table-column">
      <style:table-column-properties style:column-width="3.657cm" style:rel-column-width="13785*"/>
    </style:style>
    <style:style style:name="Table62.E" style:family="table-column">
      <style:table-column-properties style:column-width="3.48cm" style:rel-column-width="13119*"/>
    </style:style>
    <style:style style:name="Table62.F" style:family="table-column">
      <style:table-column-properties style:column-width="0.908cm" style:rel-column-width="3425*"/>
    </style:style>
    <style:style style:name="Table62.G" style:family="table-column">
      <style:table-column-properties style:column-width="1.528cm" style:rel-column-width="5759*"/>
    </style:style>
    <style:style style:name="Table62.A1" style:family="table-cell">
      <style:table-cell-properties fo:padding="0.097cm" fo:border-left="0.002cm solid #000000" fo:border-right="none" fo:border-top="0.002cm solid #000000" fo:border-bottom="0.002cm solid #000000"/>
    </style:style>
    <style:style style:name="Table62.G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G2" style:family="table-cell">
      <style:table-cell-properties fo:padding="0.097cm" fo:border-left="0.002cm solid #000000" fo:border-right="0.002cm solid #000000" fo:border-top="none" fo:border-bottom="0.002cm solid #000000"/>
    </style:style>
    <style:style style:name="Table62.A7" style:family="table-cell" style:data-style-name="N0">
      <style:table-cell-properties fo:padding="0.097cm" fo:border-left="0.002cm solid #000000" fo:border-right="none" fo:border-top="none" fo:border-bottom="0.002cm solid #000000"/>
    </style:style>
    <style:style style:name="Table64" style:family="table">
      <style:table-properties style:width="17.357cm" fo:margin-left="0cm" fo:margin-right="-0.494cm" table:align="margins"/>
    </style:style>
    <style:style style:name="Table64.A" style:family="table-column">
      <style:table-column-properties style:column-width="1.169cm" style:rel-column-width="4415*"/>
    </style:style>
    <style:style style:name="Table64.B" style:family="table-column">
      <style:table-column-properties style:column-width="3.265cm" style:rel-column-width="12327*"/>
    </style:style>
    <style:style style:name="Table64.C" style:family="table-column">
      <style:table-column-properties style:column-width="3.376cm" style:rel-column-width="12747*"/>
    </style:style>
    <style:style style:name="Table64.D" style:family="table-column">
      <style:table-column-properties style:column-width="3.655cm" style:rel-column-width="13799*"/>
    </style:style>
    <style:style style:name="Table64.E" style:family="table-column">
      <style:table-column-properties style:column-width="3.457cm" style:rel-column-width="13053*"/>
    </style:style>
    <style:style style:name="Table64.F" style:family="table-column">
      <style:table-column-properties style:column-width="0.93cm" style:rel-column-width="3509*"/>
    </style:style>
    <style:style style:name="Table64.G" style:family="table-column">
      <style:table-column-properties style:column-width="1.506cm" style:rel-column-width="5685*"/>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4.3" style:family="table-row">
      <style:table-row-properties style:min-row-height="2.32cm"/>
    </style:style>
    <style:style style:name="Table65" style:family="table">
      <style:table-properties style:width="17.41cm" fo:margin-left="0cm" fo:margin-right="-0.547cm" table:align="margins"/>
    </style:style>
    <style:style style:name="Table65.A" style:family="table-column">
      <style:table-column-properties style:column-width="1.168cm" style:rel-column-width="4395*"/>
    </style:style>
    <style:style style:name="Table65.B" style:family="table-column">
      <style:table-column-properties style:column-width="3.265cm" style:rel-column-width="12290*"/>
    </style:style>
    <style:style style:name="Table65.C" style:family="table-column">
      <style:table-column-properties style:column-width="3.374cm" style:rel-column-width="12701*"/>
    </style:style>
    <style:style style:name="Table65.D" style:family="table-column">
      <style:table-column-properties style:column-width="3.672cm" style:rel-column-width="13824*"/>
    </style:style>
    <style:style style:name="Table65.E" style:family="table-column">
      <style:table-column-properties style:column-width="3.443cm" style:rel-column-width="12960*"/>
    </style:style>
    <style:style style:name="Table65.F" style:family="table-column">
      <style:table-column-properties style:column-width="1.108cm" style:rel-column-width="4169*"/>
    </style:style>
    <style:style style:name="Table65.G" style:family="table-column">
      <style:table-column-properties style:column-width="1.381cm" style:rel-column-width="5196*"/>
    </style:style>
    <style:style style:name="Table65.A1" style:family="table-cell">
      <style:table-cell-properties fo:padding="0.097cm" fo:border-left="0.002cm solid #000000" fo:border-right="none" fo:border-top="0.002cm solid #000000" fo:border-bottom="0.002cm solid #000000"/>
    </style:style>
    <style:style style:name="Table65.G1" style:family="table-cell">
      <style:table-cell-properties fo:padding="0.097cm" fo:border="0.002cm solid #000000"/>
    </style:style>
    <style:style style:name="Table65.A2" style:family="table-cell">
      <style:table-cell-properties fo:padding="0.097cm" fo:border-left="0.002cm solid #000000" fo:border-right="none" fo:border-top="none" fo:border-bottom="0.002cm solid #000000"/>
    </style:style>
    <style:style style:name="Table65.G2" style:family="table-cell">
      <style:table-cell-properties fo:padding="0.097cm" fo:border-left="0.002cm solid #000000" fo:border-right="0.002cm solid #000000" fo:border-top="none" fo:border-bottom="0.002cm solid #000000"/>
    </style:style>
    <style:style style:name="Table65.A11" style:family="table-cell" style:data-style-name="N0">
      <style:table-cell-properties fo:padding="0.097cm" fo:border-left="0.002cm solid #000000" fo:border-right="none" fo:border-top="none" fo:border-bottom="0.002cm solid #000000"/>
    </style:style>
    <style:style style:name="Table66" style:family="table">
      <style:table-properties style:width="17.41cm" fo:margin-left="0cm" fo:margin-right="-0.547cm" table:align="margins"/>
    </style:style>
    <style:style style:name="Table66.A" style:family="table-column">
      <style:table-column-properties style:column-width="1.169cm" style:rel-column-width="4405*"/>
    </style:style>
    <style:style style:name="Table66.B" style:family="table-column">
      <style:table-column-properties style:column-width="3.268cm" style:rel-column-width="12305*"/>
    </style:style>
    <style:style style:name="Table66.C" style:family="table-column">
      <style:table-column-properties style:column-width="3.378cm" style:rel-column-width="12713*"/>
    </style:style>
    <style:style style:name="Table66.D" style:family="table-column">
      <style:table-column-properties style:column-width="3.657cm" style:rel-column-width="13767*"/>
    </style:style>
    <style:style style:name="Table66.F" style:family="table-column">
      <style:table-column-properties style:column-width="0.919cm" style:rel-column-width="3462*"/>
    </style:style>
    <style:style style:name="Table66.G" style:family="table-column">
      <style:table-column-properties style:column-width="1.36cm" style:rel-column-width="5116*"/>
    </style:style>
    <style:style style:name="Table66.A1" style:family="table-cell">
      <style:table-cell-properties fo:padding="0.097cm" fo:border-left="0.002cm solid #000000" fo:border-right="none" fo:border-top="0.002cm solid #000000" fo:border-bottom="0.002cm solid #000000"/>
    </style:style>
    <style:style style:name="Table66.G1" style:family="table-cell">
      <style:table-cell-properties fo:padding="0.097cm" fo:border="0.002cm solid #000000"/>
    </style:style>
    <style:style style:name="Table66.A2" style:family="table-cell">
      <style:table-cell-properties fo:padding="0.097cm" fo:border-left="0.002cm solid #000000" fo:border-right="none" fo:border-top="none" fo:border-bottom="0.002cm solid #000000"/>
    </style:style>
    <style:style style:name="Table66.G2" style:family="table-cell">
      <style:table-cell-properties fo:padding="0.097cm" fo:border-left="0.002cm solid #000000" fo:border-right="0.002cm solid #000000" fo:border-top="none" fo:border-bottom="0.002cm solid #000000"/>
    </style:style>
    <style:style style:name="Table67" style:family="table">
      <style:table-properties style:width="17.383cm" fo:margin-left="0cm" fo:margin-right="-0.52cm" table:align="margins"/>
    </style:style>
    <style:style style:name="Table67.A" style:family="table-column">
      <style:table-column-properties style:column-width="1.169cm" style:rel-column-width="4410*"/>
    </style:style>
    <style:style style:name="Table67.B" style:family="table-column">
      <style:table-column-properties style:column-width="3.268cm" style:rel-column-width="12319*"/>
    </style:style>
    <style:style style:name="Table67.C" style:family="table-column">
      <style:table-column-properties style:column-width="3.376cm" style:rel-column-width="12728*"/>
    </style:style>
    <style:style style:name="Table67.D" style:family="table-column">
      <style:table-column-properties style:column-width="3.657cm" style:rel-column-width="13785*"/>
    </style:style>
    <style:style style:name="Table67.E" style:family="table-column">
      <style:table-column-properties style:column-width="3.657cm" style:rel-column-width="13784*"/>
    </style:style>
    <style:style style:name="Table67.F" style:family="table-column">
      <style:table-column-properties style:column-width="0.94cm" style:rel-column-width="3544*"/>
    </style:style>
    <style:style style:name="Table67.G" style:family="table-column">
      <style:table-column-properties style:column-width="1.318cm" style:rel-column-width="4965*"/>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357cm" fo:margin-left="0cm" fo:margin-right="-0.494cm" table:align="margins"/>
    </style:style>
    <style:style style:name="Table68.A" style:family="table-column">
      <style:table-column-properties style:column-width="1.191cm" style:rel-column-width="4494*"/>
    </style:style>
    <style:style style:name="Table68.B" style:family="table-column">
      <style:table-column-properties style:column-width="3.246cm" style:rel-column-width="12256*"/>
    </style:style>
    <style:style style:name="Table68.C" style:family="table-column">
      <style:table-column-properties style:column-width="3.374cm" style:rel-column-width="12743*"/>
    </style:style>
    <style:style style:name="Table68.D" style:family="table-column">
      <style:table-column-properties style:column-width="3.655cm" style:rel-column-width="13801*"/>
    </style:style>
    <style:style style:name="Table68.E" style:family="table-column">
      <style:table-column-properties style:column-width="3.655cm" style:rel-column-width="13800*"/>
    </style:style>
    <style:style style:name="Table68.F" style:family="table-column">
      <style:table-column-properties style:column-width="0.961cm" style:rel-column-width="3627*"/>
    </style:style>
    <style:style style:name="Table68.G" style:family="table-column">
      <style:table-column-properties style:column-width="1.275cm" style:rel-column-width="4814*"/>
    </style:style>
    <style:style style:name="Table68.A1" style:family="table-cell">
      <style:table-cell-properties fo:padding="0.097cm" fo:border-left="0.002cm solid #000000" fo:border-right="none" fo:border-top="0.002cm solid #000000" fo:border-bottom="0.002cm solid #000000"/>
    </style:style>
    <style:style style:name="Table68.G1" style:family="table-cell">
      <style:table-cell-properties fo:padding="0.097cm" fo:border="0.002cm solid #000000"/>
    </style:style>
    <style:style style:name="Table68.A2" style:family="table-cell">
      <style:table-cell-properties fo:padding="0.097cm" fo:border-left="0.002cm solid #000000" fo:border-right="none" fo:border-top="none" fo:border-bottom="0.002cm solid #000000"/>
    </style:style>
    <style:style style:name="Table68.G2" style:family="table-cell">
      <style:table-cell-properties fo:padding="0.097cm" fo:border-left="0.002cm solid #000000" fo:border-right="0.002cm solid #000000" fo:border-top="none" fo:border-bottom="0.002cm solid #000000"/>
    </style:style>
    <style:style style:name="Table69" style:family="table">
      <style:table-properties style:width="17.33cm" fo:margin-left="0cm" fo:margin-right="-0.467cm" table:align="margins"/>
    </style:style>
    <style:style style:name="Table69.A" style:family="table-column">
      <style:table-column-properties style:column-width="1.21cm" style:rel-column-width="4575*"/>
    </style:style>
    <style:style style:name="Table69.B" style:family="table-column">
      <style:table-column-properties style:column-width="3.224cm" style:rel-column-width="12193*"/>
    </style:style>
    <style:style style:name="Table69.C" style:family="table-column">
      <style:table-column-properties style:column-width="3.394cm" style:rel-column-width="12833*"/>
    </style:style>
    <style:style style:name="Table69.D" style:family="table-column">
      <style:table-column-properties style:column-width="3.655cm" style:rel-column-width="13820*"/>
    </style:style>
    <style:style style:name="Table69.E" style:family="table-column">
      <style:table-column-properties style:column-width="3.493cm" style:rel-column-width="13207*"/>
    </style:style>
    <style:style style:name="Table69.F" style:family="table-column">
      <style:table-column-properties style:column-width="1.143cm" style:rel-column-width="4322*"/>
    </style:style>
    <style:style style:name="Table69.G" style:family="table-column">
      <style:table-column-properties style:column-width="1.212cm" style:rel-column-width="4585*"/>
    </style:style>
    <style:style style:name="Table69.A1" style:family="table-cell">
      <style:table-cell-properties fo:padding="0.097cm" fo:border-left="0.002cm solid #000000" fo:border-right="none" fo:border-top="0.002cm solid #000000" fo:border-bottom="0.002cm solid #000000"/>
    </style:style>
    <style:style style:name="Table69.G1" style:family="table-cell">
      <style:table-cell-properties fo:padding="0.097cm" fo:border="0.002cm solid #000000"/>
    </style:style>
    <style:style style:name="Table69.A2" style:family="table-cell">
      <style:table-cell-properties fo:padding="0.097cm" fo:border-left="0.002cm solid #000000" fo:border-right="none" fo:border-top="none" fo:border-bottom="0.002cm solid #000000"/>
    </style:style>
    <style:style style:name="Table69.G2" style:family="table-cell">
      <style:table-cell-properties fo:padding="0.097cm" fo:border-left="0.002cm solid #000000" fo:border-right="0.002cm solid #000000" fo:border-top="none" fo:border-bottom="0.002cm solid #000000"/>
    </style:style>
    <style:style style:name="Table70" style:family="table">
      <style:table-properties style:width="17.357cm" fo:margin-left="0cm" fo:margin-right="-0.494cm" table:align="margins"/>
    </style:style>
    <style:style style:name="Table70.A" style:family="table-column">
      <style:table-column-properties style:column-width="1.233cm" style:rel-column-width="4655*"/>
    </style:style>
    <style:style style:name="Table70.B" style:family="table-column">
      <style:table-column-properties style:column-width="3.207cm" style:rel-column-width="12107*"/>
    </style:style>
    <style:style style:name="Table70.C" style:family="table-column">
      <style:table-column-properties style:column-width="3.422cm" style:rel-column-width="12920*"/>
    </style:style>
    <style:style style:name="Table70.D" style:family="table-column">
      <style:table-column-properties style:column-width="3.639cm" style:rel-column-width="13739*"/>
    </style:style>
    <style:style style:name="Table70.E" style:family="table-column">
      <style:table-column-properties style:column-width="3.501cm" style:rel-column-width="13220*"/>
    </style:style>
    <style:style style:name="Table70.F" style:family="table-column">
      <style:table-column-properties style:column-width="0.931cm" style:rel-column-width="3516*"/>
    </style:style>
    <style:style style:name="Table70.G" style:family="table-column">
      <style:table-column-properties style:column-width="1.425cm" style:rel-column-width="5378*"/>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357cm" fo:margin-left="0cm" fo:margin-right="-0.494cm" table:align="margins"/>
    </style:style>
    <style:style style:name="Table71.A" style:family="table-column">
      <style:table-column-properties style:column-width="1.254cm" style:rel-column-width="4735*"/>
    </style:style>
    <style:style style:name="Table71.B" style:family="table-column">
      <style:table-column-properties style:column-width="3.186cm" style:rel-column-width="12028*"/>
    </style:style>
    <style:style style:name="Table71.C" style:family="table-column">
      <style:table-column-properties style:column-width="3.464cm" style:rel-column-width="13080*"/>
    </style:style>
    <style:style style:name="Table71.D" style:family="table-column">
      <style:table-column-properties style:column-width="3.637cm" style:rel-column-width="13733*"/>
    </style:style>
    <style:style style:name="Table71.E" style:family="table-column">
      <style:table-column-properties style:column-width="3.461cm" style:rel-column-width="13067*"/>
    </style:style>
    <style:style style:name="Table71.F" style:family="table-column">
      <style:table-column-properties style:column-width="0.974cm" style:rel-column-width="3676*"/>
    </style:style>
    <style:style style:name="Table71.G" style:family="table-column">
      <style:table-column-properties style:column-width="1.381cm" style:rel-column-width="5216*"/>
    </style:style>
    <style:style style:name="Table71.A1" style:family="table-cell">
      <style:table-cell-properties fo:padding="0.097cm" fo:border-left="0.002cm solid #000000" fo:border-right="none" fo:border-top="0.002cm solid #000000" fo:border-bottom="0.002cm solid #000000"/>
    </style:style>
    <style:style style:name="Table71.G1" style:family="table-cell">
      <style:table-cell-properties fo:padding="0.097cm" fo:border="0.002cm solid #000000"/>
    </style:style>
    <style:style style:name="Table71.A2" style:family="table-cell">
      <style:table-cell-properties fo:padding="0.097cm" fo:border-left="0.002cm solid #000000" fo:border-right="none" fo:border-top="none" fo:border-bottom="0.002cm solid #000000"/>
    </style:style>
    <style:style style:name="Table71.G2" style:family="table-cell">
      <style:table-cell-properties fo:padding="0.097cm" fo:border-left="0.002cm solid #000000" fo:border-right="0.002cm solid #000000" fo:border-top="none" fo:border-bottom="0.002cm solid #000000"/>
    </style:style>
    <style:style style:name="Table73" style:family="table">
      <style:table-properties style:width="17.401cm" fo:margin-left="0cm" fo:margin-right="-0.538cm" table:align="margins"/>
    </style:style>
    <style:style style:name="Table73.A" style:family="table-column">
      <style:table-column-properties style:column-width="1.258cm" style:rel-column-width="4738*"/>
    </style:style>
    <style:style style:name="Table73.B" style:family="table-column">
      <style:table-column-properties style:column-width="3.189cm" style:rel-column-width="12008*"/>
    </style:style>
    <style:style style:name="Table73.C" style:family="table-column">
      <style:table-column-properties style:column-width="3.475cm" style:rel-column-width="13085*"/>
    </style:style>
    <style:style style:name="Table73.D" style:family="table-column">
      <style:table-column-properties style:column-width="3.632cm" style:rel-column-width="13677*"/>
    </style:style>
    <style:style style:name="Table73.F" style:family="table-column">
      <style:table-column-properties style:column-width="0.972cm" style:rel-column-width="3661*"/>
    </style:style>
    <style:style style:name="Table73.G" style:family="table-column">
      <style:table-column-properties style:column-width="1.402cm" style:rel-column-width="5281*"/>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3.A4" style:family="table-cell" style:data-style-name="N0">
      <style:table-cell-properties fo:padding="0.097cm" fo:border-left="0.002cm solid #000000" fo:border-right="none" fo:border-top="none" fo:border-bottom="0.002cm solid #000000"/>
    </style:style>
    <style:style style:name="Table78" style:family="table">
      <style:table-properties style:width="17.357cm" fo:margin-left="0cm" fo:margin-right="-0.494cm" table:align="margins"/>
    </style:style>
    <style:style style:name="Table78.A" style:family="table-column">
      <style:table-column-properties style:column-width="1.254cm" style:rel-column-width="4735*"/>
    </style:style>
    <style:style style:name="Table78.B" style:family="table-column">
      <style:table-column-properties style:column-width="3.186cm" style:rel-column-width="12028*"/>
    </style:style>
    <style:style style:name="Table78.C" style:family="table-column">
      <style:table-column-properties style:column-width="3.464cm" style:rel-column-width="13080*"/>
    </style:style>
    <style:style style:name="Table78.D" style:family="table-column">
      <style:table-column-properties style:column-width="3.637cm" style:rel-column-width="13733*"/>
    </style:style>
    <style:style style:name="Table78.E" style:family="table-column">
      <style:table-column-properties style:column-width="3.461cm" style:rel-column-width="13067*"/>
    </style:style>
    <style:style style:name="Table78.F" style:family="table-column">
      <style:table-column-properties style:column-width="0.974cm" style:rel-column-width="3676*"/>
    </style:style>
    <style:style style:name="Table78.G" style:family="table-column">
      <style:table-column-properties style:column-width="1.381cm" style:rel-column-width="5216*"/>
    </style:style>
    <style:style style:name="Table78.A1" style:family="table-cell">
      <style:table-cell-properties fo:padding="0.097cm" fo:border-left="0.002cm solid #000000" fo:border-right="none" fo:border-top="0.002cm solid #000000" fo:border-bottom="0.002cm solid #000000"/>
    </style:style>
    <style:style style:name="Table78.G1" style:family="table-cell">
      <style:table-cell-properties fo:padding="0.097cm" fo:border="0.002cm solid #000000"/>
    </style:style>
    <style:style style:name="Table78.A2" style:family="table-cell">
      <style:table-cell-properties fo:padding="0.097cm" fo:border-left="0.002cm solid #000000" fo:border-right="none" fo:border-top="none" fo:border-bottom="0.002cm solid #000000"/>
    </style:style>
    <style:style style:name="Table78.G2" style:family="table-cell">
      <style:table-cell-properties fo:padding="0.097cm" fo:border-left="0.002cm solid #000000" fo:border-right="0.002cm solid #000000" fo:border-top="none" fo:border-bottom="0.002cm solid #000000"/>
    </style:style>
    <style:style style:name="Table78.A3" style:family="table-cell" style:data-style-name="N0">
      <style:table-cell-properties fo:padding="0.097cm" fo:border-left="0.002cm solid #000000" fo:border-right="none" fo:border-top="none" fo:border-bottom="0.002cm solid #000000"/>
    </style:style>
    <style:style style:name="Table79" style:family="table">
      <style:table-properties style:width="17.357cm" fo:margin-left="0cm" fo:margin-right="-0.494cm" table:align="margins"/>
    </style:style>
    <style:style style:name="Table79.A" style:family="table-column">
      <style:table-column-properties style:column-width="1.254cm" style:rel-column-width="4735*"/>
    </style:style>
    <style:style style:name="Table79.B" style:family="table-column">
      <style:table-column-properties style:column-width="3.186cm" style:rel-column-width="12028*"/>
    </style:style>
    <style:style style:name="Table79.C" style:family="table-column">
      <style:table-column-properties style:column-width="3.464cm" style:rel-column-width="13080*"/>
    </style:style>
    <style:style style:name="Table79.D" style:family="table-column">
      <style:table-column-properties style:column-width="3.637cm" style:rel-column-width="13733*"/>
    </style:style>
    <style:style style:name="Table79.E" style:family="table-column">
      <style:table-column-properties style:column-width="3.461cm" style:rel-column-width="13067*"/>
    </style:style>
    <style:style style:name="Table79.F" style:family="table-column">
      <style:table-column-properties style:column-width="0.974cm" style:rel-column-width="3676*"/>
    </style:style>
    <style:style style:name="Table79.G" style:family="table-column">
      <style:table-column-properties style:column-width="1.381cm" style:rel-column-width="521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79.A3" style:family="table-cell" style:data-style-name="N0">
      <style:table-cell-properties fo:padding="0.097cm" fo:border-left="0.002cm solid #000000" fo:border-right="none" fo:border-top="none" fo:border-bottom="0.002cm solid #000000"/>
    </style:style>
    <style:style style:name="Table80" style:family="table">
      <style:table-properties style:width="17.357cm" fo:margin-left="0cm" fo:margin-right="-0.494cm" table:align="margins"/>
    </style:style>
    <style:style style:name="Table80.A" style:family="table-column">
      <style:table-column-properties style:column-width="1.254cm" style:rel-column-width="4735*"/>
    </style:style>
    <style:style style:name="Table80.B" style:family="table-column">
      <style:table-column-properties style:column-width="3.186cm" style:rel-column-width="12028*"/>
    </style:style>
    <style:style style:name="Table80.C" style:family="table-column">
      <style:table-column-properties style:column-width="3.464cm" style:rel-column-width="13080*"/>
    </style:style>
    <style:style style:name="Table80.D" style:family="table-column">
      <style:table-column-properties style:column-width="3.637cm" style:rel-column-width="13733*"/>
    </style:style>
    <style:style style:name="Table80.E" style:family="table-column">
      <style:table-column-properties style:column-width="3.461cm" style:rel-column-width="13067*"/>
    </style:style>
    <style:style style:name="Table80.F" style:family="table-column">
      <style:table-column-properties style:column-width="0.974cm" style:rel-column-width="3676*"/>
    </style:style>
    <style:style style:name="Table80.G" style:family="table-column">
      <style:table-column-properties style:column-width="1.381cm" style:rel-column-width="5216*"/>
    </style:style>
    <style:style style:name="Table80.A1" style:family="table-cell">
      <style:table-cell-properties fo:padding="0.097cm" fo:border-left="0.002cm solid #000000" fo:border-right="none" fo:border-top="0.002cm solid #000000" fo:border-bottom="0.002cm solid #000000"/>
    </style:style>
    <style:style style:name="Table80.G1" style:family="table-cell">
      <style:table-cell-properties fo:padding="0.097cm" fo:border="0.002cm solid #000000"/>
    </style:style>
    <style:style style:name="Table80.A2" style:family="table-cell">
      <style:table-cell-properties fo:padding="0.097cm" fo:border-left="0.002cm solid #000000" fo:border-right="none" fo:border-top="none" fo:border-bottom="0.002cm solid #000000"/>
    </style:style>
    <style:style style:name="Table80.G2" style:family="table-cell">
      <style:table-cell-properties fo:padding="0.097cm" fo:border-left="0.002cm solid #000000" fo:border-right="0.002cm solid #000000" fo:border-top="none" fo:border-bottom="0.002cm solid #000000"/>
    </style:style>
    <style:style style:name="Table80.A3" style:family="table-cell" style:data-style-name="N0">
      <style:table-cell-properties fo:padding="0.097cm" fo:border-left="0.002cm solid #000000" fo:border-right="none" fo:border-top="none" fo:border-bottom="0.002cm solid #000000"/>
    </style:style>
    <style:style style:name="Table81" style:family="table">
      <style:table-properties style:width="17.348cm" fo:margin-left="0cm" fo:margin-right="-0.485cm" table:align="margins"/>
    </style:style>
    <style:style style:name="Table81.A" style:family="table-column">
      <style:table-column-properties style:column-width="1.252cm" style:rel-column-width="4734*"/>
    </style:style>
    <style:style style:name="Table81.B" style:family="table-column">
      <style:table-column-properties style:column-width="3.186cm" style:rel-column-width="12031*"/>
    </style:style>
    <style:style style:name="Table81.C" style:family="table-column">
      <style:table-column-properties style:column-width="3.464cm" style:rel-column-width="13085*"/>
    </style:style>
    <style:style style:name="Table81.D" style:family="table-column">
      <style:table-column-properties style:column-width="3.635cm" style:rel-column-width="13733*"/>
    </style:style>
    <style:style style:name="Table81.E" style:family="table-column">
      <style:table-column-properties style:column-width="3.459cm" style:rel-column-width="13070*"/>
    </style:style>
    <style:style style:name="Table81.F" style:family="table-column">
      <style:table-column-properties style:column-width="0.974cm" style:rel-column-width="3677*"/>
    </style:style>
    <style:style style:name="Table81.G" style:family="table-column">
      <style:table-column-properties style:column-width="1.378cm" style:rel-column-width="5205*"/>
    </style:style>
    <style:style style:name="Table81.A1" style:family="table-cell">
      <style:table-cell-properties fo:padding="0.097cm" fo:border-left="0.002cm solid #000000" fo:border-right="none" fo:border-top="0.002cm solid #000000" fo:border-bottom="0.002cm solid #000000"/>
    </style:style>
    <style:style style:name="Table81.G1" style:family="table-cell">
      <style:table-cell-properties fo:padding="0.097cm" fo:border="0.002cm solid #000000"/>
    </style:style>
    <style:style style:name="Table81.A2" style:family="table-cell">
      <style:table-cell-properties fo:padding="0.097cm" fo:border-left="0.002cm solid #000000" fo:border-right="none" fo:border-top="none" fo:border-bottom="0.002cm solid #000000"/>
    </style:style>
    <style:style style:name="Table81.G2" style:family="table-cell">
      <style:table-cell-properties fo:padding="0.097cm" fo:border-left="0.002cm solid #000000" fo:border-right="0.002cm solid #000000" fo:border-top="none" fo:border-bottom="0.002cm solid #000000"/>
    </style:style>
    <style:style style:name="Table81.A3" style:family="table-cell" style:data-style-name="N0">
      <style:table-cell-properties fo:padding="0.097cm" fo:border-left="0.002cm solid #000000" fo:border-right="none" fo:border-top="none" fo:border-bottom="0.002cm solid #000000"/>
    </style:style>
    <style:style style:name="Table84" style:family="table">
      <style:table-properties style:width="17.348cm" fo:margin-left="0cm" fo:margin-right="-0.485cm" table:align="margins"/>
    </style:style>
    <style:style style:name="Table84.A" style:family="table-column">
      <style:table-column-properties style:column-width="1.252cm" style:rel-column-width="4734*"/>
    </style:style>
    <style:style style:name="Table84.B" style:family="table-column">
      <style:table-column-properties style:column-width="3.186cm" style:rel-column-width="12031*"/>
    </style:style>
    <style:style style:name="Table84.C" style:family="table-column">
      <style:table-column-properties style:column-width="3.464cm" style:rel-column-width="13085*"/>
    </style:style>
    <style:style style:name="Table84.D" style:family="table-column">
      <style:table-column-properties style:column-width="3.635cm" style:rel-column-width="13733*"/>
    </style:style>
    <style:style style:name="Table84.E" style:family="table-column">
      <style:table-column-properties style:column-width="3.459cm" style:rel-column-width="13070*"/>
    </style:style>
    <style:style style:name="Table84.F" style:family="table-column">
      <style:table-column-properties style:column-width="0.974cm" style:rel-column-width="3677*"/>
    </style:style>
    <style:style style:name="Table84.G" style:family="table-column">
      <style:table-column-properties style:column-width="1.378cm" style:rel-column-width="5205*"/>
    </style:style>
    <style:style style:name="Table84.A1" style:family="table-cell">
      <style:table-cell-properties fo:padding="0.097cm" fo:border-left="0.002cm solid #000000" fo:border-right="none" fo:border-top="0.002cm solid #000000" fo:border-bottom="0.002cm solid #000000"/>
    </style:style>
    <style:style style:name="Table84.G1" style:family="table-cell">
      <style:table-cell-properties fo:padding="0.097cm" fo:border="0.002cm solid #000000"/>
    </style:style>
    <style:style style:name="Table84.A2" style:family="table-cell">
      <style:table-cell-properties fo:padding="0.097cm" fo:border-left="0.002cm solid #000000" fo:border-right="none" fo:border-top="none" fo:border-bottom="0.002cm solid #000000"/>
    </style:style>
    <style:style style:name="Table84.G2" style:family="table-cell">
      <style:table-cell-properties fo:padding="0.097cm" fo:border-left="0.002cm solid #000000" fo:border-right="0.002cm solid #000000" fo:border-top="none" fo:border-bottom="0.002cm solid #000000"/>
    </style:style>
    <style:style style:name="Table84.A3" style:family="table-cell" style:data-style-name="N0">
      <style:table-cell-properties fo:padding="0.097cm" fo:border-left="0.002cm solid #000000" fo:border-right="none" fo:border-top="none" fo:border-bottom="0.002cm solid #000000"/>
    </style:style>
    <style:style style:name="Table82" style:family="table">
      <style:table-properties style:width="17.357cm" fo:margin-left="0cm" fo:margin-right="-0.494cm" table:align="margins"/>
    </style:style>
    <style:style style:name="Table82.A" style:family="table-column">
      <style:table-column-properties style:column-width="1.254cm" style:rel-column-width="4735*"/>
    </style:style>
    <style:style style:name="Table82.B" style:family="table-column">
      <style:table-column-properties style:column-width="3.186cm" style:rel-column-width="12028*"/>
    </style:style>
    <style:style style:name="Table82.C" style:family="table-column">
      <style:table-column-properties style:column-width="3.464cm" style:rel-column-width="13080*"/>
    </style:style>
    <style:style style:name="Table82.D" style:family="table-column">
      <style:table-column-properties style:column-width="3.637cm" style:rel-column-width="13733*"/>
    </style:style>
    <style:style style:name="Table82.E" style:family="table-column">
      <style:table-column-properties style:column-width="3.461cm" style:rel-column-width="13067*"/>
    </style:style>
    <style:style style:name="Table82.F" style:family="table-column">
      <style:table-column-properties style:column-width="0.974cm" style:rel-column-width="3676*"/>
    </style:style>
    <style:style style:name="Table82.G" style:family="table-column">
      <style:table-column-properties style:column-width="1.381cm" style:rel-column-width="5216*"/>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2.A3" style:family="table-cell" style:data-style-name="N0">
      <style:table-cell-properties fo:padding="0.097cm" fo:border-left="0.002cm solid #000000" fo:border-right="none" fo:border-top="none" fo:border-bottom="0.002cm solid #000000"/>
    </style:style>
    <style:style style:name="P1" style:family="paragraph" style:parent-style-name="Footer">
      <style:text-properties fo:color="#ffffff"/>
    </style:style>
    <style:style style:name="P2" style:family="paragraph" style:parent-style-name="Footer">
      <style:paragraph-properties fo:margin-left="5.754cm" fo:margin-right="0cm" fo:text-align="end" style:justify-single-word="false" fo:text-indent="0cm" style:auto-text-indent="false">
        <style:tab-stops/>
      </style:paragraph-properties>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fo:text-align="start" style:justify-single-word="false">
        <style:tab-stops>
          <style:tab-stop style:position="0cm"/>
        </style:tab-stops>
      </style:paragraph-properties>
    </style:style>
    <style:style style:name="P5" style:family="paragraph" style:parent-style-name="Text_20_body">
      <style:paragraph-properties fo:line-height="100%">
        <style:tab-stops>
          <style:tab-stop style:position="0cm"/>
        </style:tab-stops>
      </style:paragraph-properties>
    </style:style>
    <style:style style:name="P6" style:family="paragraph" style:parent-style-name="Text_20_body">
      <style:paragraph-properties fo:line-height="100%">
        <style:tab-stops>
          <style:tab-stop style:position="0cm"/>
        </style:tab-stops>
      </style:paragraph-properties>
      <style:text-properties fo:color="#666666"/>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paragraph-properties fo:text-align="start" style:justify-single-word="false"/>
      <style:text-properties style:font-name-asian="MS Mincho" style:font-size-asian="16.1000003814697pt" style:font-name-complex="Tahoma" style:font-size-complex="16.1000003814697pt"/>
    </style:style>
    <style:style style:name="P9" style:family="paragraph" style:parent-style-name="Table_20_Contents">
      <style:text-properties style:font-name-asian="MS Mincho" style:font-size-asian="14pt" style:font-name-complex="Tahoma" style:font-size-complex="14pt"/>
    </style:style>
    <style:style style:name="P10" style:family="paragraph" style:parent-style-name="Table_20_Contents">
      <style:paragraph-properties fo:text-align="start" style:justify-single-word="false"/>
      <style:text-properties style:font-name-asian="MS Mincho" style:font-size-asian="14pt" style:font-name-complex="Tahoma" style:font-size-complex="14pt"/>
    </style:style>
    <style:style style:name="P11" style:family="paragraph" style:parent-style-name="Table_20_Contents">
      <style:paragraph-properties fo:text-align="end" style:justify-single-word="false"/>
      <style:text-properties style:font-name-asian="MS Mincho" style:font-size-asian="14pt" style:font-name-complex="Tahoma" style:font-size-complex="14pt"/>
    </style:style>
    <style:style style:name="P12" style:family="paragraph" style:parent-style-name="Table_20_Contents">
      <style:text-properties fo:font-weight="bold" style:font-name-asian="MS Mincho" style:font-size-asian="16.1000003814697pt" style:font-weight-asian="bold" style:font-name-complex="Tahoma" style:font-size-complex="16.1000003814697pt" style:font-weight-complex="bold"/>
    </style:style>
    <style:style style:name="P13" style:family="paragraph" style:parent-style-name="Table_20_Contents">
      <style:text-properties fo:font-weight="bold" style:font-name-asian="MS Mincho" style:font-size-asian="14pt" style:font-weight-asian="bold" style:font-name-complex="Tahoma" style:font-size-complex="14pt" style:font-weight-complex="bold"/>
    </style:style>
    <style:style style:name="P14" style:family="paragraph" style:parent-style-name="Table_20_Contents">
      <style:paragraph-properties fo:text-align="end" style:justify-single-word="false"/>
      <style:text-properties fo:font-weight="bold" style:font-name-asian="MS Mincho" style:font-size-asian="14pt" style:font-weight-asian="bold" style:font-name-complex="Tahoma" style:font-size-complex="14pt" style:font-weight-complex="bold"/>
    </style:style>
    <style:style style:name="P15" style:family="paragraph" style:parent-style-name="Table_20_Contents">
      <style:paragraph-properties fo:text-align="start" style:justify-single-word="false"/>
      <style:text-properties fo:font-weight="bold" style:font-name-asian="MS Mincho" style:font-size-asian="14pt" style:font-weight-asian="bold" style:font-name-complex="Tahoma" style:font-size-complex="14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style>
    <style:style style:name="P22" style:family="paragraph" style:parent-style-name="Table_20_Contents">
      <style:paragraph-properties fo:text-align="start" style:justify-single-word="false"/>
      <style:text-properties fo:color="#000000" style:font-name-asian="MS Mincho" style:font-size-asian="14pt" style:font-name-complex="Tahoma" style:font-size-complex="14pt"/>
    </style:style>
    <style:style style:name="P23" style:family="paragraph" style:parent-style-name="Table_20_Contents">
      <style:paragraph-properties fo:text-align="start" style:justify-single-word="false"/>
      <style:text-properties fo:color="#000000" fo:font-weight="bold" style:font-weight-asian="bold" style:font-weight-complex="bold"/>
    </style:style>
    <style:style style:name="P24" style:family="paragraph" style:parent-style-name="Table_20_Contents">
      <style:paragraph-properties fo:text-align="start" style:justify-single-word="false"/>
      <style:text-properties fo:color="#000000" fo:font-weight="normal" style:font-weight-asian="normal" style:font-weight-complex="normal"/>
    </style:style>
    <style:style style:name="P25" style:family="paragraph" style:parent-style-name="Table_20_Contents">
      <style:paragraph-properties fo:text-align="start" style:justify-single-word="false"/>
      <style:text-properties fo:color="#000000" fo:font-weight="normal" style:font-name-asian="MS Mincho" style:font-size-asian="14pt" style:font-weight-asian="normal" style:font-name-complex="Tahoma" style:font-size-complex="14pt" style:font-weight-complex="normal"/>
    </style:style>
    <style:style style:name="P26" style:family="paragraph" style:parent-style-name="Table_20_Contents">
      <style:text-properties fo:color="#000000" fo:font-size="12pt"/>
    </style:style>
    <style:style style:name="P27" style:family="paragraph" style:parent-style-name="Table_20_Contents">
      <style:paragraph-properties fo:text-align="start" style:justify-single-word="false"/>
      <style:text-properties fo:font-weight="normal" style:font-name-asian="MS Mincho" style:font-size-asian="14pt" style:font-weight-asian="normal" style:font-name-complex="Tahoma" style:font-size-complex="14pt" style:font-weight-complex="normal"/>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end" style:justify-single-word="false"/>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text-properties fo:color="#ff0000"/>
    </style:style>
    <style:style style:name="P32" style:family="paragraph" style:parent-style-name="Table_20_Contents">
      <style:paragraph-properties fo:text-align="start" style:justify-single-word="false"/>
      <style:text-properties fo:color="#ff0000"/>
    </style:style>
    <style:style style:name="P33" style:family="paragraph" style:parent-style-name="Table_20_Contents">
      <style:paragraph-properties style:line-spacing="0.15cm" fo:text-align="start" style:justify-single-word="false">
        <style:tab-stops/>
      </style:paragraph-properties>
      <style:text-properties fo:color="#ff0000" style:font-name="Arial1" fo:font-size="9pt" fo:font-weight="bold" style:font-weight-asian="bold" style:font-weight-complex="bold"/>
    </style:style>
    <style:style style:name="P34" style:family="paragraph" style:parent-style-name="Table_20_Contents">
      <style:paragraph-properties fo:text-align="start" style:justify-single-word="false"/>
      <style:text-properties fo:color="#ff0000" fo:font-weight="bold" style:font-weight-asian="bold" style:font-weight-complex="bold"/>
    </style:style>
    <style:style style:name="P35" style:family="paragraph" style:parent-style-name="Table_20_Contents">
      <style:paragraph-properties fo:text-align="start" style:justify-single-word="false"/>
      <style:text-properties fo:color="#0099ff" fo:font-weight="bold" style:font-weight-asian="bold" style:font-weight-complex="bold"/>
    </style:style>
    <style:style style:name="P36" style:family="paragraph" style:parent-style-name="Table_20_Contents">
      <style:paragraph-properties fo:text-align="start" style:justify-single-word="false"/>
      <style:text-properties fo:color="#0099ff"/>
    </style:style>
    <style:style style:name="P37" style:family="paragraph" style:parent-style-name="Table_20_Contents">
      <style:paragraph-properties fo:text-align="start" style:justify-single-word="false"/>
      <style:text-properties fo:color="#4c4c4c" fo:font-weight="bold" style:font-weight-asian="bold" style:font-weight-complex="bold"/>
    </style:style>
    <style:style style:name="P38" style:family="paragraph" style:parent-style-name="Table_20_Contents">
      <style:paragraph-properties fo:text-align="start" style:justify-single-word="false"/>
      <style:text-properties fo:color="#333333" fo:font-weight="bold" style:font-weight-asian="bold" style:font-weight-complex="bold"/>
    </style:style>
    <style:style style:name="P39" style:family="paragraph" style:parent-style-name="Table_20_Contents">
      <style:paragraph-properties fo:text-align="start" style:justify-single-word="false"/>
      <style:text-properties fo:color="#7e0021"/>
    </style:style>
    <style:style style:name="P40" style:family="paragraph" style:parent-style-name="Table_20_Contents">
      <style:paragraph-properties fo:text-align="start" style:justify-single-word="false"/>
      <style:text-properties fo:color="#ff950e"/>
    </style:style>
    <style:style style:name="P41" style:family="paragraph" style:parent-style-name="Table_20_Contents">
      <style:text-properties style:font-name="Arial"/>
    </style:style>
    <style:style style:name="P42" style:family="paragraph" style:parent-style-name="Table_20_Contents">
      <style:paragraph-properties fo:margin-left="0cm" fo:margin-right="0.101cm" fo:text-indent="0cm" style:auto-text-indent="false"/>
    </style:style>
    <style:style style:name="P43" style:family="paragraph" style:parent-style-name="Table_20_Contents">
      <style:paragraph-properties fo:margin-left="0cm" fo:margin-right="0.101cm" fo:text-align="start" style:justify-single-word="false" fo:text-indent="0cm" style:auto-text-indent="false"/>
    </style:style>
    <style:style style:name="P44" style:family="paragraph" style:parent-style-name="Table_20_Contents">
      <style:paragraph-properties fo:margin-left="0cm" fo:margin-right="0.101cm" fo:text-align="start" style:justify-single-word="false" fo:text-indent="0cm" style:auto-text-indent="false"/>
      <style:text-properties style:font-name-asian="MS Mincho" style:font-size-asian="14pt" style:font-name-complex="Tahoma" style:font-size-complex="14pt"/>
    </style:style>
    <style:style style:name="P45" style:family="paragraph" style:parent-style-name="Table_20_Contents">
      <style:paragraph-properties fo:margin-left="0cm" fo:margin-right="0.101cm" fo:text-align="start" style:justify-single-word="false" fo:text-indent="0cm" style:auto-text-indent="false"/>
      <style:text-properties fo:color="#000000" fo:font-weight="normal" style:font-weight-asian="normal" style:font-weight-complex="normal"/>
    </style:style>
    <style:style style:name="P46" style:family="paragraph" style:parent-style-name="Table_20_Contents">
      <style:paragraph-properties fo:margin-left="0.101cm" fo:margin-right="0.101cm" fo:text-align="start" style:justify-single-word="false" fo:text-indent="0cm" style:auto-text-indent="false"/>
    </style:style>
    <style:style style:name="P47" style:family="paragraph" style:parent-style-name="Table_20_Contents">
      <style:paragraph-properties fo:margin-left="0.088cm" fo:margin-right="-0.097cm" fo:text-align="start" style:justify-single-word="false" fo:text-indent="0cm" style:auto-text-indent="false">
        <style:tab-stops/>
      </style:paragraph-properties>
      <style:text-properties style:font-name-asian="MS Mincho" style:font-size-asian="14pt" style:font-name-complex="Tahoma" style:font-size-complex="14pt"/>
    </style:style>
    <style:style style:name="P48" style:family="paragraph" style:parent-style-name="Table_20_Contents">
      <style:paragraph-properties fo:margin-left="0.009cm" fo:margin-right="0.088cm" fo:text-align="start" style:justify-single-word="false" fo:text-indent="0cm" style:auto-text-indent="false"/>
      <style:text-properties style:font-name-asian="MS Mincho" style:font-size-asian="14pt" style:font-name-complex="Tahoma" style:font-size-complex="14pt"/>
    </style:style>
    <style:style style:name="P49" style:family="paragraph" style:parent-style-name="Table_20_Contents">
      <style:paragraph-properties fo:margin-left="0.009cm" fo:margin-right="0.088cm" fo:text-align="start" style:justify-single-word="false" fo:text-indent="0cm" style:auto-text-indent="false"/>
      <style:text-properties fo:color="#000000" style:font-name-asian="MS Mincho" style:font-size-asian="14pt" style:font-name-complex="Tahoma" style:font-size-complex="14pt"/>
    </style:style>
    <style:style style:name="P50" style:family="paragraph" style:parent-style-name="Table_20_Contents">
      <style:paragraph-properties fo:margin-left="0.009cm" fo:margin-right="0.088cm" fo:text-align="start" style:justify-single-word="false" fo:text-indent="0cm" style:auto-text-indent="false"/>
      <style:text-properties fo:color="#000000" fo:font-weight="normal" style:font-name-asian="MS Mincho" style:font-size-asian="14pt" style:font-weight-asian="normal" style:font-name-complex="Tahoma" style:font-size-complex="14pt" style:font-weight-complex="normal"/>
    </style:style>
    <style:style style:name="P51" style:family="paragraph" style:parent-style-name="Table_20_Contents">
      <style:paragraph-properties fo:margin-left="-0.018cm" fo:margin-right="0.088cm" fo:text-align="start" style:justify-single-word="false" fo:text-indent="0cm" style:auto-text-indent="false"/>
      <style:text-properties style:font-name-asian="MS Mincho" style:font-size-asian="14pt" style:font-name-complex="Tahoma" style:font-size-complex="14pt"/>
    </style:style>
    <style:style style:name="P52" style:family="paragraph" style:parent-style-name="Table_20_Contents">
      <style:paragraph-properties fo:margin-left="-0.018cm" fo:margin-right="0.088cm" fo:text-align="start" style:justify-single-word="false" fo:text-indent="0cm" style:auto-text-indent="false"/>
      <style:text-properties fo:color="#000000" style:font-name-asian="MS Mincho" style:font-size-asian="14pt" style:font-name-complex="Tahoma" style:font-size-complex="14pt"/>
    </style:style>
    <style:style style:name="P53" style:family="paragraph" style:parent-style-name="Table_20_Contents">
      <style:paragraph-properties fo:margin-left="0.088cm" fo:margin-right="0.035cm" fo:text-align="end" style:justify-single-word="false" fo:text-indent="0cm" style:auto-text-indent="false"/>
    </style:style>
    <style:style style:name="P54" style:family="paragraph" style:parent-style-name="Table_20_Contents">
      <style:paragraph-properties fo:margin-top="0.499cm" fo:margin-bottom="0.499cm" fo:text-align="start" style:justify-single-word="false"/>
      <style:text-properties fo:color="#000000"/>
    </style:style>
    <style:style style:name="P55" style:family="paragraph" style:parent-style-name="Table_20_Heading">
      <style:text-properties fo:font-weight="bold" style:font-weight-asian="bold" style:font-weight-complex="bold"/>
    </style:style>
    <style:style style:name="P56" style:family="paragraph" style:parent-style-name="Table_20_Contents">
      <style:paragraph-properties fo:margin-left="0.088cm" fo:margin-right="0.088cm" fo:text-indent="0cm" style:auto-text-indent="false"/>
    </style:style>
    <style:style style:name="P57" style:family="paragraph" style:parent-style-name="Table_20_Contents">
      <style:paragraph-properties fo:margin-left="0cm" fo:margin-right="0.088cm" fo:text-align="start" style:justify-single-word="false" fo:text-indent="0cm" style:auto-text-indent="false"/>
      <style:text-properties fo:color="#000000" style:font-name-asian="MS Mincho" style:font-size-asian="14pt" style:font-name-complex="Tahoma" style:font-size-complex="14pt"/>
    </style:style>
    <style:style style:name="P58" style:family="paragraph" style:parent-style-name="Contents_20_2">
      <style:paragraph-properties>
        <style:tab-stops>
          <style:tab-stop style:position="16.903cm" style:type="right" style:leader-style="dotted" style:leader-text="."/>
        </style:tab-stops>
      </style:paragraph-properties>
    </style:style>
    <style:style style:name="P59" style:family="paragraph" style:parent-style-name="Contents_20_1">
      <style:paragraph-properties>
        <style:tab-stops>
          <style:tab-stop style:position="17.403cm" style:type="right" style:leader-style="dotted" style:leader-text="."/>
        </style:tab-stops>
      </style:paragraph-properties>
    </style:style>
    <style:style style:name="P60" style:family="paragraph" style:parent-style-name="Standard" style:list-style-name="L3">
      <style:paragraph-properties fo:margin-top="0cm" fo:margin-bottom="0cm">
        <style:tab-stops/>
      </style:paragraph-properties>
    </style:style>
    <style:style style:name="P61" style:family="paragraph" style:parent-style-name="Text_20_body" style:list-style-name="L1">
      <style:paragraph-properties fo:margin-top="0cm" fo:margin-bottom="0cm">
        <style:tab-stops>
          <style:tab-stop style:position="0cm"/>
        </style:tab-stops>
      </style:paragraph-properties>
    </style:style>
    <style:style style:name="P62" style:family="paragraph" style:parent-style-name="Text_20_body" style:list-style-name="L2">
      <style:paragraph-properties fo:margin-top="0cm" fo:margin-bottom="0cm">
        <style:tab-stops>
          <style:tab-stop style:position="0cm"/>
        </style:tab-stops>
      </style:paragraph-properties>
    </style:style>
    <style:style style:name="P63" style:family="paragraph" style:parent-style-name="Heading_20_1">
      <style:paragraph-properties>
        <style:tab-stops>
          <style:tab-stop style:position="0cm"/>
        </style:tab-stops>
      </style:paragraph-properties>
    </style:style>
    <style:style style:name="P64" style:family="paragraph" style:parent-style-name="Heading_20_3">
      <style:paragraph-properties>
        <style:tab-stops>
          <style:tab-stop style:position="0cm"/>
        </style:tab-stops>
      </style:paragraph-properties>
    </style:style>
    <style:style style:name="P65" style:family="paragraph" style:parent-style-name="Heading_20_3">
      <style:paragraph-properties fo:margin-left="0cm" fo:margin-right="0cm" fo:text-indent="0cm" style:auto-text-indent="false">
        <style:tab-stops>
          <style:tab-stop style:position="0cm"/>
        </style:tab-stops>
      </style:paragraph-properties>
    </style:style>
    <style:style style:name="P66" style:family="paragraph" style:parent-style-name="Heading_20_2">
      <style:paragraph-properties>
        <style:tab-stops>
          <style:tab-stop style:position="0cm"/>
        </style:tab-stops>
      </style:paragraph-properties>
    </style:style>
    <style:style style:name="P67" style:family="paragraph" style:parent-style-name="Heading_20_2">
      <style:paragraph-properties fo:line-height="100%">
        <style:tab-stops>
          <style:tab-stop style:position="0cm"/>
        </style:tab-stops>
      </style:paragraph-properties>
    </style:style>
    <style:style style:name="P68" style:family="paragraph" style:parent-style-name="Heading_20_4" style:list-style-name="">
      <style:paragraph-properties fo:line-height="100%">
        <style:tab-stops>
          <style:tab-stop style:position="0cm"/>
        </style:tab-stops>
      </style:paragraph-properties>
    </style:style>
    <style:style style:name="P69" style:family="paragraph" style:parent-style-name="Heading_20_4" style:list-style-name="" style:master-page-name="">
      <style:paragraph-properties fo:margin-top="0.199cm" fo:margin-bottom="0cm" fo:line-height="100%" style:page-number="auto" style:shadow="none">
        <style:tab-stops>
          <style:tab-stop style:position="0cm"/>
        </style:tab-stops>
      </style:paragraph-properties>
    </style:style>
    <style:style style:name="T1" style:family="text">
      <style:text-properties fo:color="#ffffff"/>
    </style:style>
    <style:style style:name="T2" style:family="text">
      <style:text-properties fo:color="#ffffff" style:text-underline-style="none" fo:background-color="transparent"/>
    </style:style>
    <style:style style:name="T3" style:family="text">
      <style:text-properties fo:color="#ffffff" fo:background-color="#ff3366"/>
    </style:style>
    <style:style style:name="T4" style:family="text">
      <style:text-properties fo:color="#ffffff" fo:background-color="#004586"/>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style:font-name-asian="MS Mincho" style:font-size-asian="14pt" style:font-weight-asian="bold" style:font-name-complex="Tahoma" style:font-size-complex="14pt" style:font-weight-complex="bold"/>
    </style:style>
    <style:style style:name="T8" style:family="text">
      <style:text-properties fo:color="#ff0000" fo:font-weight="bold" fo:background-color="transparent" style:font-weight-asian="bold" style:font-weight-complex="bold"/>
    </style:style>
    <style:style style:name="T9" style:family="text">
      <style:text-properties fo:color="#ff0000" fo:background-color="transparent"/>
    </style:style>
    <style:style style:name="T10" style:family="text">
      <style:text-properties fo:color="#ff0000" fo:font-size="9pt" fo:font-weight="bold" style:font-size-asian="9pt" style:font-weight-asian="bold" style:font-size-complex="9pt" style:font-weight-complex="bold"/>
    </style:style>
    <style:style style:name="T11" style:family="text">
      <style:text-properties fo:color="#ff0000" fo:font-size="9pt" fo:font-weight="bold" style:font-name-asian="MS Mincho" style:font-size-asian="9pt" style:font-weight-asian="bold" style:font-name-complex="Tahoma" style:font-size-complex="9pt" style:font-weight-complex="bold"/>
    </style:style>
    <style:style style:name="T12" style:family="text">
      <style:text-properties fo:color="#ff0000" style:font-name-asian="MS Mincho" style:font-size-asian="14pt" style:font-name-complex="Tahoma" style:font-size-complex="14pt"/>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color="#000000" fo:font-weight="bold" style:font-name-asian="MS Mincho" style:font-size-asian="14pt" style:font-weight-asian="bold" style:font-name-complex="Tahoma" style:font-size-complex="14pt" style:font-weight-complex="bold"/>
    </style:style>
    <style:style style:name="T16" style:family="text">
      <style:text-properties fo:color="#000000" fo:font-weight="normal" style:font-weight-asian="normal" style:font-weight-complex="normal"/>
    </style:style>
    <style:style style:name="T17" style:family="text">
      <style:text-properties fo:color="#000000" fo:font-weight="normal" fo:background-color="transparent" style:font-weight-asian="normal" style:font-weight-complex="normal"/>
    </style:style>
    <style:style style:name="T18" style:family="text">
      <style:text-properties fo:color="#000000" fo:font-weight="normal" fo:background-color="transparent" style:font-name-asian="MS Mincho" style:font-size-asian="14pt" style:font-weight-asian="normal" style:font-name-complex="Tahoma" style:font-size-complex="14pt" style:font-weight-complex="normal"/>
    </style:style>
    <style:style style:name="T19" style:family="text">
      <style:text-properties fo:color="#000000" fo:font-weight="normal" style:font-name-asian="MS Mincho" style:font-size-asian="14pt" style:font-weight-asian="normal" style:font-name-complex="Tahoma" style:font-size-complex="14pt" style:font-weight-complex="normal"/>
    </style:style>
    <style:style style:name="T20" style:family="text">
      <style:text-properties fo:color="#000000" fo:font-weight="normal" fo:background-color="#ffff00" style:font-weight-asian="normal" style:font-weight-complex="normal"/>
    </style:style>
    <style:style style:name="T21" style:family="text">
      <style:text-properties fo:color="#000000" fo:font-weight="normal" fo:background-color="#ff0000" style:font-weight-asian="normal" style:font-weight-complex="normal"/>
    </style:style>
    <style:style style:name="T22" style:family="text">
      <style:text-properties fo:color="#000000" fo:background-color="#ffff00"/>
    </style:style>
    <style:style style:name="T23" style:family="text">
      <style:text-properties fo:color="#000000" fo:background-color="transparent"/>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ize="9pt" fo:font-weight="normal" style:font-size-asian="9pt" style:font-weight-asian="normal" style:font-size-complex="9pt" style:font-weight-complex="normal"/>
    </style:style>
    <style:style style:name="T26" style:family="text">
      <style:text-properties fo:color="#000000" fo:font-size="9pt" fo:font-weight="normal" style:font-name-asian="MS Mincho" style:font-size-asian="9pt" style:font-weight-asian="normal" style:font-name-complex="Tahoma" style:font-size-complex="9pt" style:font-weight-complex="normal"/>
    </style:style>
    <style:style style:name="T27" style:family="text">
      <style:text-properties fo:color="#000000" style:font-name-asian="MS Mincho" style:font-size-asian="14pt" style:font-name-complex="Tahoma" style:font-size-complex="14pt"/>
    </style:style>
    <style:style style:name="T28" style:family="text">
      <style:text-properties fo:font-weight="bold" style:font-weight-asian="bold" style:font-weight-complex="bold"/>
    </style:style>
    <style:style style:name="T29" style:family="text">
      <style:text-properties fo:color="#004586"/>
    </style:style>
    <style:style style:name="T30" style:family="text">
      <style:text-properties fo:color="#004586" fo:font-weight="bold" style:font-weight-asian="bold" style:font-weight-complex="bold"/>
    </style:style>
    <style:style style:name="T31" style:family="text">
      <style:text-properties fo:color="#004586" fo:font-weight="bold" fo:background-color="transparent" style:font-weight-asian="bold" style:font-weight-complex="bold"/>
    </style:style>
    <style:style style:name="T32" style:family="text">
      <style:text-properties fo:color="#004586" fo:font-weight="bold" fo:background-color="transparent" style:font-name-asian="MS Mincho" style:font-size-asian="14pt" style:font-weight-asian="bold" style:font-name-complex="Tahoma" style:font-size-complex="14pt" style:font-weight-complex="bold"/>
    </style:style>
    <style:style style:name="T33" style:family="text">
      <style:text-properties fo:color="#004586" fo:font-weight="bold" style:font-name-asian="MS Mincho" style:font-size-asian="14pt" style:font-weight-asian="bold" style:font-name-complex="Tahoma" style:font-size-complex="14pt" style:font-weight-complex="bold"/>
    </style:style>
    <style:style style:name="T34" style:family="text">
      <style:text-properties fo:color="#004586" fo:font-weight="normal" style:font-weight-asian="normal" style:font-weight-complex="normal"/>
    </style:style>
    <style:style style:name="T35" style:family="text">
      <style:text-properties fo:color="#004586" fo:font-weight="normal" style:font-name-asian="MS Mincho" style:font-size-asian="14pt" style:font-weight-asian="normal" style:font-name-complex="Tahoma" style:font-size-complex="14pt" style:font-weight-complex="normal"/>
    </style:style>
    <style:style style:name="T36" style:family="text">
      <style:text-properties fo:color="#004586" style:font-name-asian="MS Mincho" style:font-size-asian="14pt" style:font-name-complex="Tahoma" style:font-size-complex="14pt"/>
    </style:style>
    <style:style style:name="T37" style:family="text">
      <style:text-properties fo:color="#99284c"/>
    </style:style>
    <style:style style:name="T38" style:family="text">
      <style:text-properties fo:color="#00b8ff"/>
    </style:style>
    <style:style style:name="T39" style:family="text">
      <style:text-properties fo:color="#00b8ff" fo:font-weight="normal" style:font-weight-asian="normal" style:font-weight-complex="normal"/>
    </style:style>
    <style:style style:name="T40" style:family="text">
      <style:text-properties fo:color="#0066cc"/>
    </style:style>
    <style:style style:name="T41" style:family="text">
      <style:text-properties fo:color="#0066cc" fo:font-weight="bold" style:font-weight-asian="bold" style:font-weight-complex="bold"/>
    </style:style>
    <style:style style:name="T42" style:family="text">
      <style:text-properties fo:color="#c0c0c0" fo:font-weight="bold" style:font-weight-asian="bold" style:font-weight-complex="bold"/>
    </style:style>
    <style:style style:name="T43" style:family="text">
      <style:text-properties fo:color="#c0c0c0" fo:font-weight="bold" style:font-name-asian="MS Mincho" style:font-size-asian="14pt" style:font-weight-asian="bold" style:font-name-complex="Tahoma" style:font-size-complex="14pt" style:font-weight-complex="bold"/>
    </style:style>
    <style:style style:name="T44" style:family="text">
      <style:text-properties fo:color="#666666"/>
    </style:style>
    <style:style style:name="T45" style:family="text">
      <style:text-properties fo:color="#666666" fo:font-weight="bold" fo:background-color="transparent" style:font-weight-asian="bold" style:font-weight-complex="bold"/>
    </style:style>
    <style:style style:name="T46" style:family="text">
      <style:text-properties fo:color="#666666" fo:font-weight="bold" fo:background-color="transparent" style:font-name-asian="MS Mincho" style:font-size-asian="14pt" style:font-weight-asian="bold" style:font-name-complex="Tahoma" style:font-size-complex="14pt" style:font-weight-complex="bold"/>
    </style:style>
    <style:style style:name="T47" style:family="text">
      <style:text-properties fo:color="#666666" fo:font-weight="bold" style:font-weight-asian="bold" style:font-weight-complex="bold"/>
    </style:style>
    <style:style style:name="T48" style:family="text">
      <style:text-properties fo:color="#666666" fo:font-weight="bold" style:font-name-asian="MS Mincho" style:font-size-asian="14pt" style:font-weight-asian="bold" style:font-name-complex="Tahoma" style:font-size-complex="14pt" style:font-weight-complex="bold"/>
    </style:style>
    <style:style style:name="T49" style:family="text">
      <style:text-properties fo:color="#666666" fo:font-size="11pt" style:font-size-asian="11pt" style:font-size-complex="11pt"/>
    </style:style>
    <style:style style:name="T50" style:family="text">
      <style:text-properties fo:color="#666666" fo:font-weight="normal" style:font-weight-asian="normal" style:font-weight-complex="normal"/>
    </style:style>
    <style:style style:name="T51" style:family="text">
      <style:text-properties style:font-name-asian="MS Mincho" style:font-size-asian="14pt" style:font-name-complex="Tahoma" style:font-size-complex="14pt"/>
    </style:style>
    <style:style style:name="T52" style:family="text">
      <style:text-properties fo:color="#0099ff"/>
    </style:style>
    <style:style style:name="T53" style:family="text">
      <style:text-properties fo:color="#0099ff" fo:font-weight="normal" style:font-weight-asian="normal" style:font-weight-complex="normal"/>
    </style:style>
    <style:style style:name="T54" style:family="text">
      <style:text-properties fo:color="#0099ff" fo:font-weight="normal" style:font-name-asian="MS Mincho" style:font-size-asian="14pt" style:font-weight-asian="normal" style:font-name-complex="Tahoma" style:font-size-complex="14pt" style:font-weight-complex="normal"/>
    </style:style>
    <style:style style:name="T55" style:family="text">
      <style:text-properties fo:color="#0099ff" fo:font-weight="bold" style:font-weight-asian="bold" style:font-weight-complex="bold"/>
    </style:style>
    <style:style style:name="T56" style:family="text">
      <style:text-properties fo:color="#0099ff" fo:background-color="transparent"/>
    </style:style>
    <style:style style:name="T57" style:family="text">
      <style:text-properties fo:color="#e6e64c" fo:background-color="#ffff00"/>
    </style:style>
    <style:style style:name="T58" style:family="text">
      <style:text-properties fo:color="#ffff66" fo:font-weight="normal" fo:background-color="transparent" style:font-weight-asian="normal" style:font-weight-complex="normal"/>
    </style:style>
    <style:style style:name="T59" style:family="text">
      <style:text-properties fo:color="#b84747"/>
    </style:style>
    <style:style style:name="T60" style:family="text">
      <style:text-properties fo:color="#00ae00"/>
    </style:style>
    <style:style style:name="T61" style:family="text">
      <style:text-properties fo:background-color="#ffff00"/>
    </style:style>
    <style:style style:name="T62" style:family="text">
      <style:text-properties fo:background-color="transparent"/>
    </style:style>
    <style:style style:name="T63" style:family="text">
      <style:text-properties fo:color="#7e0021"/>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style:text-underline-style="none"/>
    </style:style>
    <style:style style:name="T66" style:family="text">
      <style:text-properties style:use-window-font-color="true"/>
    </style:style>
    <style:style style:name="T67" style:family="text">
      <style:text-properties style:use-window-font-color="true" fo:font-weight="bold" style:font-weight-asian="bold" style:font-weight-complex="bold"/>
    </style:style>
    <style:style style:name="T68" style:family="text">
      <style:text-properties style:use-window-font-color="true" fo:font-weight="normal" style:font-weight-asian="normal" style:font-weight-complex="normal"/>
    </style:style>
    <style:style style:name="T69" style:family="text">
      <style:text-properties style:use-window-font-color="true" fo:font-weight="normal" style:font-name-asian="MS Mincho" style:font-size-asian="14pt" style:font-weight-asian="normal" style:font-name-complex="Tahoma" style:font-size-complex="14pt" style:font-weight-complex="normal"/>
    </style:style>
    <style:style style:name="T70" style:family="text">
      <style:text-properties fo:color="#800000"/>
    </style:style>
    <style:style style:name="T71" style:family="text">
      <style:text-properties fo:color="#800000" fo:font-weight="normal" style:font-name-asian="MS Mincho" style:font-size-asian="14pt" style:font-weight-asian="normal" style:font-name-complex="Tahoma" style:font-size-complex="14pt" style:font-weight-complex="normal"/>
    </style:style>
    <style:style style:name="T72" style:family="text">
      <style:text-properties fo:color="#4c4c4c" fo:font-weight="bold" style:font-weight-asian="bold" style:font-weight-complex="bold"/>
    </style:style>
    <style:style style:name="T73" style:family="text">
      <style:text-properties fo:color="#4c4c4c" fo:font-weight="normal" style:font-weight-asian="normal" style:font-weight-complex="normal"/>
    </style:style>
    <style:style style:name="T74" style:family="text">
      <style:text-properties fo:font-weight="normal" style:font-weight-asian="normal" style:font-weight-complex="normal"/>
    </style:style>
    <style:style style:name="T75" style:family="text">
      <style:text-properties fo:font-weight="normal" fo:background-color="#ffff00" style:font-weight-asian="normal" style:font-weight-complex="normal"/>
    </style:style>
    <style:style style:name="T76" style:family="text">
      <style:text-properties fo:color="#333366" fo:font-weight="bold" style:font-weight-asian="bold" style:font-weight-complex="bold"/>
    </style:style>
    <style:style style:name="T77" style:family="text">
      <style:text-properties fo:color="#004a4a" fo:font-weight="bold" style:font-weight-asian="bold" style:font-weight-complex="bold"/>
    </style:style>
    <style:style style:name="T78" style:family="text">
      <style:text-properties fo:color="#198a8a" fo:font-weight="bold" style:font-weight-asian="bold" style:font-weight-complex="bold"/>
    </style:style>
    <style:style style:name="T79" style:family="text">
      <style:text-properties fo:color="#333333" fo:font-weight="bold" style:font-weight-asian="bold" style:font-weight-complex="bold"/>
    </style:style>
    <style:style style:name="T80" style:family="text">
      <style:text-properties fo:color="#000080" fo:font-weight="bold" style:font-weight-asian="bold" style:font-weight-complex="bold"/>
    </style:style>
    <style:style style:name="T81" style:family="text">
      <style:text-properties style:text-position="super 58%"/>
    </style:style>
    <style:style style:name="T82" style:family="text">
      <style:text-properties fo:color="#808080" fo:font-weight="bold" style:font-weight-asian="bold" style:font-weight-complex="bold"/>
    </style:style>
    <style:style style:name="T83" style:family="text">
      <style:text-properties fo:color="#ff950e" fo:font-weight="bold" style:font-weight-asian="bold" style:font-weight-complex="bold"/>
    </style:style>
    <style:style style:name="T84" style:family="text">
      <style:text-properties fo:background-color="#00ff00"/>
    </style:style>
    <style:style style:name="T85" style:family="text">
      <style:text-properties fo:background-color="#000000"/>
    </style:style>
    <style:style style:name="T86" style:family="text">
      <style:text-properties fo:color="#0000ff"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fo:margin-left="0.009cm" fo:margin-right="0.531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Authored by</text:p>
            </table:table-cell>
            <table:table-cell table:style-name="Table1.A1" office:value-type="string">
              <text:p text:style-name="P12">Date</text:p>
            </table:table-cell>
            <table:table-cell table:style-name="Table1.A1" office:value-type="string">
              <text:p text:style-name="P12">Version</text:p>
            </table:table-cell>
            <table:table-cell table:style-name="Table1.D1" office:value-type="string">
              <text:p text:style-name="P12">Change</text:p>
            </table:table-cell>
          </table:table-row>
          <table:table-row>
            <table:table-cell table:style-name="Table1.A2" office:value-type="string">
              <text:p text:style-name="P8">Charlie Parker, <text:s/>Jonathan Newman</text:p>
            </table:table-cell>
            <table:table-cell table:style-name="Table1.A2" office:value-type="string">
              <text:p text:style-name="P7">11/03/2010</text:p>
            </table:table-cell>
            <table:table-cell table:style-name="Table1.A2" office:value-type="string">
              <text:p text:style-name="P7">1.0</text:p>
            </table:table-cell>
            <table:table-cell table:style-name="Table1.D2" office:value-type="string">
              <text:p text:style-name="P7">Initial release</text:p>
            </table:table-cell>
          </table:table-row>
        </table:table>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9"><text:s/>1 Introduction<text:tab/>1</text:p>
            <text:p text:style-name="P58"><text:s/>1.1 Purpose<text:tab/>1</text:p>
            <text:p text:style-name="P58"><text:s/>1.2 Objectives<text:tab/>1</text:p>
            <text:p text:style-name="P58"><text:s/>1.3 Audience<text:tab/>1</text:p>
            <text:p text:style-name="P58"><text:s/>1.4 Reference<text:tab/>1</text:p>
            <text:p text:style-name="P59"><text:s/>2 Test case requirements<text:tab/>1</text:p>
            <text:p text:style-name="P58"><text:s/>2.1 Test preparation<text:tab/>1</text:p>
            <text:p text:style-name="P58"><text:s/>2.2 Browsers/operating systems<text:tab/>1</text:p>
            <text:p text:style-name="P59"><text:s/>3 Test cases<text:tab/>1</text:p>
            <text:p text:style-name="P58"><text:s/>3.1 Managing organisation frameworks<text:tab/>1</text:p>
            <text:p text:style-name="P58"><text:s/>3.2 Managing organisations<text:tab/>1</text:p>
            <text:p text:style-name="P58"><text:s/>3.3 Managing competency scales<text:tab/>1</text:p>
            <text:p text:style-name="P58"><text:s/>3.4 Managing competency frameworks<text:tab/>2</text:p>
            <text:p text:style-name="P58"><text:s/>3.5 Managing competencies<text:tab/>2</text:p>
            <text:p text:style-name="P58"><text:s/>3.6 Managing competency evidence items<text:tab/>2</text:p>
            <text:p text:style-name="P58"><text:s/>3.7 Managing competency templates<text:tab/>2</text:p>
            <text:p text:style-name="P58"><text:s/>3.8 Managing position frameworks<text:tab/>3</text:p>
            <text:p text:style-name="P58"><text:s/>3.9 Managing positions<text:tab/>3</text:p>
            <text:p text:style-name="P58"><text:s/>3.10 Assigning users to positions<text:tab/>3</text:p>
            <text:p text:style-name="P58"><text:soft-page-break/><text:s/>3.11 Managing activity completion<text:tab/>3</text:p>
            <text:p text:style-name="P58"><text:s/>3.12 Managing course completion<text:tab/>3</text:p>
            <text:p text:style-name="P58"><text:s/>3.13 Managing course competencies<text:tab/>3</text:p>
            <text:p text:style-name="P58"><text:s/>3.14 Managing individual development plans<text:tab/>3</text:p>
            <text:p text:style-name="P58"><text:s/>3.15 Managing reports<text:tab/>4</text:p>
          </text:index-body>
        </text:table-of-content>
        <text:h text:style-name="P63" text:outline-level="1" text:is-list-header="true"/>
        <text:h text:style-name="P63" text:outline-level="1">Introduction</text:h>
        <text:h text:style-name="P66" text:outline-level="2">Purpose</text:h>
        <text:p text:style-name="P3">The purpose of this test scenario is to test the MITMS Admin functions against the predefined specification, observer and record variances, and correct them before implementation. </text:p>
        <text:p text:style-name="P3">This document includes one, or a series of test cases. These cases are a series of steps outlining the functionality that is being tested and the expected result of each of those steps.</text:p>
        <text:h text:style-name="P66" text:outline-level="2">Objectives</text:h>
        <text:p text:style-name="P4">This Test Case Document has the following objectives: To test the functionality of the workflow of an Admin using MITMS's func<text:span text:style-name="T65">tionality</text:span>.</text:p>
        <text:h text:style-name="P66" text:outline-level="2">Audience</text:h>
        <text:p text:style-name="P3">This document is intended for use by:</text:p>
        <text:list xml:id="list94035066" text:style-name="L1">
          <text:list-item>
            <text:p text:style-name="P61">Open Polytechnic</text:p>
          </text:list-item>
          <text:list-item>
            <text:p text:style-name="P61">ETITO</text:p>
          </text:list-item>
          <text:list-item>
            <text:p text:style-name="P61">Competenz</text:p>
          </text:list-item>
          <text:list-item>
            <text:p text:style-name="P61">Learning State</text:p>
          </text:list-item>
          <text:list-item>
            <text:p text:style-name="P61">Flexible Learning Network</text:p>
          </text:list-item>
          <text:list-item>
            <text:p text:style-name="P61">Catalyst IT Limited</text:p>
          </text:list-item>
        </text:list>
        <text:h text:style-name="P66" text:outline-level="2">Reference</text:h>
        <text:p text:style-name="P3">Feature specification on the MITMS wiki (http://mitms-wiki.flexible.net.nz)</text:p>
        <text:h text:style-name="P63" text:outline-level="1">Test case requirements</text:h>
        <text:h text:style-name="P66" text:outline-level="2">Test preparation</text:h>
        <text:list xml:id="list1157251858" text:style-name="L2">
          <text:list-item>
            <text:p text:style-name="P62">Read the MITMS wiki's Feature Specifications</text:p>
          </text:list-item>
          <text:list-item>
            <text:p text:style-name="P62">Read the Test Script</text:p>
          </text:list-item>
          <text:list-item>
            <text:p text:style-name="P62"><text:soft-page-break/>Acquire username and password for test accounts for a beta demo site</text:p>
          </text:list-item>
        </text:list>
        <text:h text:style-name="P66" text:outline-level="2">Browsers/operating systems</text:h>
        <text:list xml:id="list1296811580" text:style-name="L3">
          <text:list-item>
            <text:p text:style-name="P60">Internet Explorer 6.0/Windows XP 2002</text:p>
          </text:list-item>
          <text:list-item>
            <text:p text:style-name="P60">Internet Explorer 7.0/Windows Vista</text:p>
          </text:list-item>
          <text:list-item>
            <text:p text:style-name="P60">Firefox 3.0/Windows Vista</text:p>
          </text:list-item>
          <text:list-item>
            <text:p text:style-name="P60">Firefox 3.0/Ubuntu 9.10</text:p>
          </text:list-item>
        </text:list>
        <text:h text:style-name="P63" text:outline-level="1">Test cases</text:h>
        <text:h text:style-name="P66" text:outline-level="2">Managing organisation frameworks</text:h>
        <text:h text:style-name="P64" text:outline-level="3">Adding a framework</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Step</text:p>
            </table:table-cell>
            <table:table-cell table:style-name="Table2.A1" office:value-type="string">
              <text:p text:style-name="P16">Action</text:p>
            </table:table-cell>
            <table:table-cell table:style-name="Table2.C1" office:value-type="string">
              <text:p text:style-name="P16">Expected Results</text:p>
            </table:table-cell>
            <table:table-cell table:style-name="Table2.A1" office:value-type="string">
              <text:p text:style-name="P16">Actual Results</text:p>
            </table:table-cell>
            <table:table-cell table:style-name="Table2.A1" office:value-type="string">
              <text:p text:style-name="P16">Comments</text:p>
            </table:table-cell>
            <table:table-cell table:style-name="Table2.A1" office:value-type="string">
              <text:p text:style-name="P16">P/F</text:p>
            </table:table-cell>
            <table:table-cell table:style-name="Table2.G1" office:value-type="string">
              <text:p text:style-name="P16">Bug #</text:p>
            </table:table-cell>
          </table:table-row>
          <table:table-row>
            <table:table-cell table:style-name="Table2.A2" office:value-type="string">
              <text:p text:style-name="P20">1</text:p>
            </table:table-cell>
            <table:table-cell table:style-name="Table2.A2" office:value-type="string">
              <text:p text:style-name="P19">Login as 'admin'</text:p>
            </table:table-cell>
            <table:table-cell table:style-name="Table2.C2" office:value-type="string">
              <text:p text:style-name="P19">Logged into the home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2</text:p>
            </table:table-cell>
            <table:table-cell table:style-name="Table2.A2" office:value-type="string">
              <text:p text:style-name="P19">In the <text:span text:style-name="T16">Site </text:span><text:span text:style-name="T30">Administration</text:span> block, click: “<text:span text:style-name="T52">Organisations</text:span>” &gt; “<text:span text:style-name="T52">Manage frameworks</text:span>”</text:p>
            </table:table-cell>
            <table:table-cell table:style-name="Table2.C2" office:value-type="string">
              <text:p text:style-name="P19">The "Organisations" &gt; "Manage frameworks" page should appear. Should see some prepopulated organisation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P20">3</text:p>
            </table:table-cell>
            <table:table-cell table:style-name="Table2.A2" office:value-type="string">
              <text:p text:style-name="P19">On "<text:span text:style-name="T52">Organisations</text:span>" &gt; "<text:span text:style-name="T52">Manage frameworks</text:span>" page Click on the "Add new organisation framework" button.</text:p>
            </table:table-cell>
            <table:table-cell table:style-name="Table2.C2" office:value-type="string">
              <text:p text:style-name="P19">The "<text:span text:style-name="T30">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4</text:p>
            </table:table-cell>
            <table:table-cell table:style-name="Table2.A2" office:value-type="string">
              <text:p text:style-name="P46">On the “<text:span text:style-name="T30">Add new organisation framework</text:span>” page, click on the "Save changes" button without populating the form.</text:p>
            </table:table-cell>
            <table:table-cell table:style-name="Table2.C2" office:value-type="string">
              <text:p text:style-name="P19">The "<text:span text:style-name="T30">Add new organisation framework</text:span>" page should appear indicating the form was “<text:span text:style-name="T5">Missing framework full name</text:span>” and “<text:span text:style-name="T5">Missing framework short name</text:span>”</text:p>
            </table:table-cell>
            <table:table-cell table:style-name="Table2.A2" office:value-type="string">
              <text:p text:style-name="P24"/>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5</text:p>
            </table:table-cell>
            <table:table-cell table:style-name="Table2.A2" office:value-type="string">
              <text:p text:style-name="P19">On the “<text:span text:style-name="T30">Add new organisation </text:span><text:span text:style-name="T30">framework</text:span>” page, <text:soft-page-break/>click on the "Cancel" button without populating the form.</text:p>
            </table:table-cell>
            <table:table-cell table:style-name="Table2.C2" office:value-type="string">
              <text:p text:style-name="P46">Should be returned back to the "<text:span text:style-name="T52">Organisations</text:span>" &gt; "<text:span text:style-name="T52">Manage <text:s/>frameworks</text:span>" <text:soft-page-break/>page.</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6</text:p>
            </table:table-cell>
            <table:table-cell table:style-name="Table2.A2" office:value-type="string">
              <text:p text:style-name="P46">On the "<text:span text:style-name="T52">Organisations</text:span>" &gt; "<text:span text:style-name="T52">Manage <text:s/>framework</text:span>" page, click on the “Add new organisation framework” button. </text:p>
            </table:table-cell>
            <table:table-cell table:style-name="Table2.C2" office:value-type="string">
              <text:p text:style-name="P19">The "<text:span text:style-name="T30">Add new organisation framework</text:span>" page should appear containing a form</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2" office:value-type="string">
              <text:p text:style-name="P20">7</text:p>
            </table:table-cell>
            <table:table-cell table:style-name="Table2.A2" office:value-type="string">
              <text:p text:style-name="P46">On “<text:span text:style-name="T30">Add new organisation framework</text:span>" page fill in the form and press the "Save changes" button.</text:p>
            </table:table-cell>
            <table:table-cell table:style-name="Table2.C2" office:value-type="string">
              <text:p text:style-name="P19">Should be returned back to the "<text:span text:style-name="T52">Organisations</text:span>" &gt; "<text:span text:style-name="T52">Manage frameworks</text:span>" page. The new framework should appear in the table of framework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row>
            <table:table-cell table:style-name="Table2.A9" office:value-type="float" office:value="8">
              <text:p text:style-name="P20">8</text:p>
            </table:table-cell>
            <table:table-cell table:style-name="Table2.A2" office:value-type="string">
              <text:p text:style-name="P46">Repeat <text:s/>1 through 7 twice </text:p>
              <text:p text:style-name="P46">1.putting hide/delete at the end of the name and <text:s/>2.Reorder at the end of the next name</text:p>
            </table:table-cell>
            <table:table-cell table:style-name="Table2.C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G2" office:value-type="string">
              <text:p text:style-name="P19"/>
            </table:table-cell>
          </table:table-row>
        </table:table>
        <text:h text:style-name="P65" text:outline-level="3">Editing a framewor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6">Step</text:p>
            </table:table-cell>
            <table:table-cell table:style-name="Table5.A1" office:value-type="string">
              <text:p text:style-name="P16">Action</text:p>
            </table:table-cell>
            <table:table-cell table:style-name="Table5.A1" office:value-type="string">
              <text:p text:style-name="P16">Expected Results</text:p>
            </table:table-cell>
            <table:table-cell table:style-name="Table5.A1" office:value-type="string">
              <text:p text:style-name="P16">Actual Results</text:p>
            </table:table-cell>
            <table:table-cell table:style-name="Table5.A1" office:value-type="string">
              <text:p text:style-name="P16">Comments</text:p>
            </table:table-cell>
            <table:table-cell table:style-name="Table5.A1" office:value-type="string">
              <text:p text:style-name="P16">P/F</text:p>
            </table:table-cell>
            <table:table-cell table:style-name="Table5.G1" office:value-type="string">
              <text:p text:style-name="P16">Bug #</text:p>
            </table:table-cell>
          </table:table-row>
          <table:table-row>
            <table:table-cell table:style-name="Table5.A2" office:value-type="string">
              <text:p text:style-name="P20">1</text:p>
            </table:table-cell>
            <table:table-cell table:style-name="Table5.A2" office:value-type="string">
              <text:p text:style-name="P19">Login as 'admin'</text:p>
            </table:table-cell>
            <table:table-cell table:style-name="Table5.A2" office:value-type="string">
              <text:p text:style-name="P19">Logged into the home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able:table-row>
            <table:table-cell table:style-name="Table5.A2" office:value-type="string">
              <text:p text:style-name="P20">2</text:p>
            </table:table-cell>
            <table:table-cell table:style-name="Table5.A2" office:value-type="string">
              <text:p text:style-name="P19">In the Site <text:span text:style-name="T29">Administration</text:span> block &gt; “<text:span text:style-name="T52">Organisations</text:span>” &gt; “<text:span text:style-name="T52">Manage frameworks</text:span>”</text:p>
            </table:table-cell>
            <table:table-cell table:style-name="Table5.A2" office:value-type="string">
              <text:p text:style-name="P19">The "<text:span text:style-name="T52">Organisations</text:span>" &gt; "<text:span text:style-name="T52">Manage frameworks</text:span>" page should appear along with a table containing the default organisation framework's hierarchy of organisation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Table_20_Contents"/>
            </table:table-cell>
            <table:table-cell table:style-name="Table5.G2" office:value-type="string">
              <text:p text:style-name="Table_20_Contents"/>
            </table:table-cell>
          </table:table-row>
          <text:soft-page-break/>
          <table:table-row>
            <table:table-cell table:style-name="Table5.A2" office:value-type="string">
              <text:p text:style-name="P20">3</text:p>
            </table:table-cell>
            <table:table-cell table:style-name="Table5.A2" office:value-type="string">
              <text:p text:style-name="P19">In the breadcrumb nav bar, press the "Turn editing on" button.</text:p>
            </table:table-cell>
            <table:table-cell table:style-name="Table5.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41">Move down</text:span>", and "<text:span text:style-name="T41">Move</text:span><text:span text:style-name="T40"> </text:span><text:span text:style-name="T41">up</text:spa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4</text:p>
            </table:table-cell>
            <table:table-cell table:style-name="Table5.A2" office:value-type="string">
              <text:p text:style-name="P19">Press the <text:span text:style-name="T62">edit</text:span> “<text:span text:style-name="T61">icon”</text:span> (the yellow cog) for one of the frameworks.</text:p>
            </table:table-cell>
            <table:table-cell table:style-name="Table5.A2" office:value-type="string">
              <text:p text:style-name="P19">The "<text:span text:style-name="T30">Edit organisation </text:span><text:span text:style-name="T30">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5</text:p>
            </table:table-cell>
            <table:table-cell table:style-name="Table5.A2" office:value-type="string">
              <text:p text:style-name="P19">Press the "Cancel"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6</text:p>
            </table:table-cell>
            <table:table-cell table:style-name="Table5.A2" office:value-type="string">
              <text:p text:style-name="P19">Press the edit “<text:span text:style-name="T61">icon”</text:span> (the yellow cog) for one of the frameworks.</text:p>
            </table:table-cell>
            <table:table-cell table:style-name="Table5.A2" office:value-type="string">
              <text:p text:style-name="P19">The "<text:span text:style-name="T30">Edit organisation framework</text:span>" page should appear containing a form with the framework's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7</text:p>
            </table:table-cell>
            <table:table-cell table:style-name="Table5.A2" office:value-type="string">
              <text:p text:style-name="P19">Change some of the values in the form and press the "Save" button.</text:p>
            </table:table-cell>
            <table:table-cell table:style-name="Table5.A2" office:value-type="string">
              <text:p text:style-name="P19">Should be returned back to the "Organisations" &gt; "Manage frameworks" page.</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20">8</text:p>
            </table:table-cell>
            <table:table-cell table:style-name="Table5.A2" office:value-type="string">
              <text:p text:style-name="P19">On the <text:span text:style-name="T52">Organisations</text:span>" &gt; "<text:span text:style-name="T52">Manage frameworks</text:span>" page, press the edit “<text:span text:style-name="T61">icon”</text:span> (the yellow cog) for <text:s/>the same framework.</text:p>
            </table:table-cell>
            <table:table-cell table:style-name="Table5.A2" office:value-type="string">
              <text:p text:style-name="P19">The "<text:span text:style-name="T30">Edit organisation framework</text:span>" page should appear containing a form with the framework's changed values.</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
        <text:h text:style-name="P65" text:outline-level="3">Hiding a Framework</text:h>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Table_20_Heading">Step</text:p>
            </table:table-cell>
            <table:table-cell table:style-name="Table72.A1" office:value-type="string">
              <text:p text:style-name="Table_20_Heading">Action</text:p>
            </table:table-cell>
            <table:table-cell table:style-name="Table72.A1" office:value-type="string">
              <text:p text:style-name="Table_20_Heading">Expected Result</text:p>
            </table:table-cell>
            <table:table-cell table:style-name="Table72.A1" office:value-type="string">
              <text:p text:style-name="Table_20_Heading">Actual Results</text:p>
            </table:table-cell>
            <table:table-cell table:style-name="Table72.A1" office:value-type="string">
              <text:p text:style-name="Table_20_Heading">Comments</text:p>
            </table:table-cell>
            <table:table-cell table:style-name="Table72.A1" office:value-type="string">
              <text:p text:style-name="Table_20_Heading">P/F</text:p>
            </table:table-cell>
            <table:table-cell table:style-name="Table72.G1" office:value-type="string">
              <text:p text:style-name="Table_20_Heading">Bug #</text:p>
            </table:table-cell>
          </table:table-row>
          <table:table-row>
            <table:table-cell table:style-name="Table72.A2" office:value-type="string">
              <text:p text:style-name="P20">1</text:p>
            </table:table-cell>
            <table:table-cell table:style-name="Table72.A2" office:value-type="string">
              <text:p text:style-name="P19">Login as 'admin'</text:p>
            </table:table-cell>
            <table:table-cell table:style-name="Table72.A2" office:value-type="string">
              <text:p text:style-name="P19">Logged into the homepage</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ext:soft-page-break/>
          <table:table-row>
            <table:table-cell table:style-name="Table72.A2" office:value-type="string">
              <text:p text:style-name="P20">2</text:p>
            </table:table-cell>
            <table:table-cell table:style-name="Table72.A2" office:value-type="string">
              <text:p text:style-name="P19">In the Site <text:span text:style-name="T30">Administration</text:span> block, click: “<text:span text:style-name="T52">Organisations</text:span>” &gt; “<text:span text:style-name="T52">Manage frameworks</text:span>”</text:p>
            </table:table-cell>
            <table:table-cell table:style-name="Table72.A2" office:value-type="string">
              <text:p text:style-name="P19">The "Organisations" &gt; "Manage frameworks" page should appear. Should see some prepopulated organisation frameworks.</text:p>
            </table:table-cell>
            <table:table-cell table:style-name="Table72.A2" office:value-type="string">
              <text:p text:style-name="Table_20_Contents"/>
            </table:table-cell>
            <table:table-cell table:style-name="Table72.A2" office:value-type="string">
              <text:p text:style-name="Table_20_Contents"><text:s/></text:p>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3</text:p>
            </table:table-cell>
            <table:table-cell table:style-name="Table72.A2" office:value-type="string">
              <text:p text:style-name="P19">In the breadcrumb nav bar, press the "Turn editing on" button</text:p>
            </table:table-cell>
            <table:table-cell table:style-name="Table72.A2" office:value-type="string">
              <text:p text:style-name="P19">The page should be updated and the "<text:span text:style-name="T28">Edit</text:span>" column should appear with editing options ("<text:span text:style-name="T61">Edit</text:span>", "Hide icon", "<text:span text:style-name="T6">X</text:span>", "<text:span text:style-name="T41">Move down</text:span>", and "<text:span text:style-name="T41">Move up</text:spa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row>
            <table:table-cell table:style-name="Table72.A2" office:value-type="string">
              <text:p text:style-name="P20">4</text:p>
            </table:table-cell>
            <table:table-cell table:style-name="Table72.A2" office:value-type="string">
              <text:p text:style-name="P19">Press “Hide” icon (the eye) by a frame work</text:p>
            </table:table-cell>
            <table:table-cell table:style-name="Table72.A2" office:value-type="string">
              <text:p text:style-name="P19">The frame work should grey out indicating that the frame work has been hidden</text:p>
            </table:table-cell>
            <table:table-cell table:style-name="Table72.A2" office:value-type="string">
              <text:p text:style-name="Table_20_Contents"/>
            </table:table-cell>
            <table:table-cell table:style-name="Table72.A2" office:value-type="string">
              <text:p text:style-name="Table_20_Contents"/>
            </table:table-cell>
            <table:table-cell table:style-name="Table72.A2" office:value-type="string">
              <text:p text:style-name="Table_20_Contents"/>
            </table:table-cell>
            <table:table-cell table:style-name="Table72.G2" office:value-type="string">
              <text:p text:style-name="Table_20_Contents"/>
            </table:table-cell>
          </table:table-row>
        </table:table>
        <text:h text:style-name="P65" text:outline-level="3">Deleting a framework</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6">Step</text:p>
            </table:table-cell>
            <table:table-cell table:style-name="Table3.A1" office:value-type="string">
              <text:p text:style-name="P16">Action</text:p>
            </table:table-cell>
            <table:table-cell table:style-name="Table3.A1" office:value-type="string">
              <text:p text:style-name="P16">Expected Results</text:p>
            </table:table-cell>
            <table:table-cell table:style-name="Table3.A1" office:value-type="string">
              <text:p text:style-name="P16">Actual Results</text:p>
            </table:table-cell>
            <table:table-cell table:style-name="Table3.A1" office:value-type="string">
              <text:p text:style-name="P16">Comments</text:p>
            </table:table-cell>
            <table:table-cell table:style-name="Table3.A1" office:value-type="string">
              <text:p text:style-name="P16">P/F</text:p>
            </table:table-cell>
            <table:table-cell table:style-name="Table3.G1" office:value-type="string">
              <text:p text:style-name="P55">Bug #</text:p>
            </table:table-cell>
          </table:table-row>
          <table:table-row>
            <table:table-cell table:style-name="Table3.A2" office:value-type="string">
              <text:p text:style-name="P20">1</text:p>
            </table:table-cell>
            <table:table-cell table:style-name="Table3.A2" office:value-type="string">
              <text:p text:style-name="P19">Login as 'admin'</text:p>
            </table:table-cell>
            <table:table-cell table:style-name="Table3.A2" office:value-type="string">
              <text:p text:style-name="P19">Logged into the home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2</text:p>
            </table:table-cell>
            <table:table-cell table:style-name="Table3.A2" office:value-type="string">
              <text:p text:style-name="P19">In the Site <text:span text:style-name="T30">Administration</text:span> block, click: “<text:span text:style-name="T52">Organisations</text:span>” &gt; “<text:span text:style-name="T52">Manage frameworks</text:span>”</text:p>
            </table:table-cell>
            <table:table-cell table:style-name="Table3.A2" office:value-type="string">
              <text:p text:style-name="P19">The "Organisations" &gt; "Manage frameworks" page should appear. Should see some prepopulated organisation frameworks.</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Table_20_Contents"/>
            </table:table-cell>
            <table:table-cell table:style-name="Table3.G2" office:value-type="string">
              <text:p text:style-name="Table_20_Contents"/>
            </table:table-cell>
          </table:table-row>
          <table:table-row>
            <table:table-cell table:style-name="Table3.A2" office:value-type="string">
              <text:p text:style-name="P20">3</text:p>
            </table:table-cell>
            <table:table-cell table:style-name="Table3.A2" office:value-type="string">
              <text:p text:style-name="P19">In the breadcrumb nav bar, press the "Turn editing on" button</text:p>
            </table:table-cell>
            <table:table-cell table:style-name="Table3.A2" office:value-type="string">
              <text:p text:style-name="P19">The page should be updated and the "<text:span text:style-name="T28">Edit</text:span>" column should appear with editing options ("<text:span text:style-name="T61">Edit</text:span>", "Hide", "<text:span text:style-name="T6">X</text:span>", "<text:span text:style-name="T41">Move down</text:span><text:span text:style-name="T28">"</text:span>, and "<text:span text:style-name="T41">Move up</text:spa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4</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text:soft-page-break/>deleted.</text:p>
            </table:table-cell>
            <table:table-cell table:style-name="Table3.A2" office:value-type="string">
              <text:p text:style-name="P43"/>
            </table:table-cell>
            <table:table-cell table:style-name="Table3.A2" office:value-type="string">
              <text:p text:style-name="P43"/>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5</text:p>
            </table:table-cell>
            <table:table-cell table:style-name="Table3.A2" office:value-type="string">
              <text:p text:style-name="P19">Press the "No" button</text:p>
            </table:table-cell>
            <table:table-cell table:style-name="Table3.A2" office:value-type="string">
              <text:p text:style-name="P19">Should be returned back to the "Organisations" &gt; "Manage frameworks" pag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6</text:p>
            </table:table-cell>
            <table:table-cell table:style-name="Table3.A2" office:value-type="string">
              <text:p text:style-name="P19">Press the "Delete" icon (the red <text:span text:style-name="T6">X</text:span>)</text:p>
            </table:table-cell>
            <table:table-cell table:style-name="Table3.A2" office:value-type="string">
              <text:p text:style-name="P19">The page should be updated with a confirmation message regarding whether the framework should be deleted.</text:p>
            </table:table-cell>
            <table:table-cell table:style-name="Table3.A2" office:value-type="string">
              <text:p text:style-name="P43"/>
            </table:table-cell>
            <table:table-cell table:style-name="Table3.A2" office:value-type="string">
              <text:p text:style-name="P43"/>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7</text:p>
            </table:table-cell>
            <table:table-cell table:style-name="Table3.A2" office:value-type="string">
              <text:p text:style-name="P19">Press the "Yes" button</text:p>
            </table:table-cell>
            <table:table-cell table:style-name="Table3.A2" office:value-type="string">
              <text:p text:style-name="P19">The page should be updated with a confirmation message and a "Continue" button.</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row>
            <table:table-cell table:style-name="Table3.A2" office:value-type="string">
              <text:p text:style-name="P20">8</text:p>
            </table:table-cell>
            <table:table-cell table:style-name="Table3.A2" office:value-type="string">
              <text:p text:style-name="P19">Press the "Continue" button</text:p>
            </table:table-cell>
            <table:table-cell table:style-name="Table3.A2" office:value-type="string">
              <text:p text:style-name="P19">Should be returned back to the "Organisations" &gt; "Manage frameworks" page. The deleted framework should no longer appe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G2" office:value-type="string">
              <text:p text:style-name="P19"/>
            </table:table-cell>
          </table:table-row>
        </table:table>
        <text:h text:style-name="P65" text:outline-level="3">Reordering framework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6">Step</text:p>
            </table:table-cell>
            <table:table-cell table:style-name="Table4.A1" office:value-type="string">
              <text:p text:style-name="P16">Action</text:p>
            </table:table-cell>
            <table:table-cell table:style-name="Table4.A1" office:value-type="string">
              <text:p text:style-name="P16">Expected Results</text:p>
            </table:table-cell>
            <table:table-cell table:style-name="Table4.A1" office:value-type="string">
              <text:p text:style-name="P16">Actual Results</text:p>
            </table:table-cell>
            <table:table-cell table:style-name="Table4.A1" office:value-type="string">
              <text:p text:style-name="P16">Comments</text:p>
            </table:table-cell>
            <table:table-cell table:style-name="Table4.A1" office:value-type="string">
              <text:p text:style-name="P16">P/F</text:p>
            </table:table-cell>
            <table:table-cell table:style-name="Table4.G1" office:value-type="string">
              <text:p text:style-name="P16">Bug #</text:p>
            </table:table-cell>
          </table:table-row>
          <table:table-row>
            <table:table-cell table:style-name="Table4.A2" office:value-type="string">
              <text:p text:style-name="P20">1</text:p>
            </table:table-cell>
            <table:table-cell table:style-name="Table4.A2" office:value-type="string">
              <text:p text:style-name="P19">Login as 'admin'</text:p>
            </table:table-cell>
            <table:table-cell table:style-name="Table4.A2" office:value-type="string">
              <text:p text:style-name="P19">Logged into the home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2</text:p>
            </table:table-cell>
            <table:table-cell table:style-name="Table4.A2" office:value-type="string">
              <text:p text:style-name="P19">In the Site <text:span text:style-name="T30">Administration</text:span> block &gt; “<text:span text:style-name="T52">Organisations</text:span>” &gt; “<text:span text:style-name="T52">Manage frameworks</text:span>”</text:p>
            </table:table-cell>
            <table:table-cell table:style-name="Table4.A2" office:value-type="string">
              <text:p text:style-name="P19">The "Organisations" &gt; "Manage frameworks" page should appear. Should see some prepopulated organisation frameworks.</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P20">3</text:p>
            </table:table-cell>
            <table:table-cell table:style-name="Table4.A2" office:value-type="string">
              <text:p text:style-name="P19">In the breadcrumb nav bar, press the "Turn editing on" button</text:p>
            </table:table-cell>
            <table:table-cell table:style-name="Table4.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ext:soft-page-break/>
          <table:table-row>
            <table:table-cell table:style-name="Table4.A2" office:value-type="string">
              <text:p text:style-name="P20">4</text:p>
            </table:table-cell>
            <table:table-cell table:style-name="Table4.A2" office:value-type="string">
              <text:p text:style-name="P19">Press the down arrow ("<text:span text:style-name="T52">Move down</text:span>") and up arrow ("<text:span text:style-name="T52">Move up</text:span><text:span text:style-name="T13">")</text:span><text:span text:style-name="T52"> </text:span><text:span text:style-name="T66">icons</text:span>.</text:p>
            </table:table-cell>
            <table:table-cell table:style-name="Table4.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5</text:p>
            </table:table-cell>
            <table:table-cell table:style-name="Table4.A2" office:value-type="string">
              <text:p text:style-name="P19">Click on the name of the new framework.</text:p>
            </table:table-cell>
            <table:table-cell table:style-name="Table4.A2" office:value-type="string">
              <text:p text:style-name="P43">The "Manage organisations" page should appear displaying the text <text:span text:style-name="T30">No depth levels in this framework</text:span> with a drop downmenu and new framework organisation showing.</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row>
            <table:table-cell table:style-name="Table4.A2" office:value-type="string">
              <text:p text:style-name="P20">6</text:p>
            </table:table-cell>
            <table:table-cell table:style-name="Table4.A2" office:value-type="string">
              <text:p text:style-name="P19">Press the drop-down menu at the top of the page and view the contents of the drop-down boxes.</text:p>
            </table:table-cell>
            <table:table-cell table:style-name="Table4.A2" office:value-type="string">
              <text:p text:style-name="P19">The ordering of frameworks should be the same as ordered on the "Organisations” &gt; “Manage frameworks" page.</text:p>
            </table:table-cell>
            <table:table-cell table:style-name="Table4.A2" office:value-type="string">
              <text:p text:style-name="P19"/>
            </table:table-cell>
            <table:table-cell table:style-name="Table4.A2" office:value-type="string">
              <text:p text:style-name="P19"/>
            </table:table-cell>
            <table:table-cell table:style-name="Table4.A2" office:value-type="string">
              <text:p text:style-name="P19"/>
            </table:table-cell>
            <table:table-cell table:style-name="Table4.G2" office:value-type="string">
              <text:p text:style-name="P19"/>
            </table:table-cell>
          </table:table-row>
        </table:table>
        <text:h text:style-name="P66" text:outline-level="2">Managing organisations</text:h>
        <text:h text:style-name="P64" text:outline-level="3">Adding depth levels to a hierarchy</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16">Step</text:p>
            </table:table-cell>
            <table:table-cell table:style-name="Table14.A1" office:value-type="string">
              <text:p text:style-name="P16">Action</text:p>
            </table:table-cell>
            <table:table-cell table:style-name="Table14.A1" office:value-type="string">
              <text:p text:style-name="P16">Expected Results</text:p>
            </table:table-cell>
            <table:table-cell table:style-name="Table14.A1" office:value-type="string">
              <text:p text:style-name="P16">Actual Results</text:p>
            </table:table-cell>
            <table:table-cell table:style-name="Table14.A1" office:value-type="string">
              <text:p text:style-name="P16">Comments</text:p>
            </table:table-cell>
            <table:table-cell table:style-name="Table14.A1" office:value-type="string">
              <text:p text:style-name="P16">P/F</text:p>
            </table:table-cell>
            <table:table-cell table:style-name="Table14.G1" office:value-type="string">
              <text:p text:style-name="P16">Bug #</text:p>
            </table:table-cell>
          </table:table-row>
          <table:table-row>
            <table:table-cell table:style-name="Table14.A2" office:value-type="string">
              <text:p text:style-name="P20">1</text:p>
            </table:table-cell>
            <table:table-cell table:style-name="Table14.A2" office:value-type="string">
              <text:p text:style-name="P19">Login as 'admin'</text:p>
            </table:table-cell>
            <table:table-cell table:style-name="Table14.A2" office:value-type="string">
              <text:p text:style-name="P19">Logged into the homepage</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2" office:value-type="string">
              <text:p text:style-name="P20">2</text:p>
            </table:table-cell>
            <table:table-cell table:style-name="Table14.A2" office:value-type="string">
              <text:p text:style-name="P19">In the Site <text:span text:style-name="T29">Administration</text:span> block, click: “<text:span text:style-name="T52">Organisations</text:span>” &gt; “<text:span text:style-name="T52">Manage <text:s/>frameworks</text:span>”&gt;</text:p>
            </table:table-cell>
            <table:table-cell table:style-name="Table14.A2" office:value-type="string">
              <text:p text:style-name="P19"><text:s text:c="2"/>The "Organisations" &gt; "Manage frameworks" page should appear. Should see some prepopulated organisation frameworks and the button: “Add organisation framework”.</text:p>
            </table:table-cell>
            <table:table-cell table:style-name="Table14.A2" office:value-type="string">
              <text:p text:style-name="P19"/>
            </table:table-cell>
            <table:table-cell table:style-name="Table14.A2" office:value-type="string">
              <text:p text:style-name="P19"><text:s/></text:p>
            </table:table-cell>
            <table:table-cell table:style-name="Table14.A2" office:value-type="string">
              <text:p text:style-name="Table_20_Contents"/>
            </table:table-cell>
            <table:table-cell table:style-name="Table14.G2" office:value-type="string">
              <text:p text:style-name="Table_20_Contents"/>
            </table:table-cell>
          </table:table-row>
          <text:soft-page-break/>
          <table:table-row>
            <table:table-cell table:style-name="Table14.A4" office:value-type="float" office:value="3">
              <text:p text:style-name="P20">3</text:p>
            </table:table-cell>
            <table:table-cell table:style-name="Table14.A2" office:value-type="string">
              <text:p text:style-name="P19">On the manage frame work page <text:s/>click on the name of the first framework created in 3.1.1</text:p>
            </table:table-cell>
            <table:table-cell table:style-name="Table14.A2" office:value-type="string">
              <text:p text:style-name="P19">The "Organisations" &gt; "Manage organisations" page should appear displaying the new framework in a dropdown menu with the heading "<text:span text:style-name="T30">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Table_20_Contents"/>
            </table:table-cell>
            <table:table-cell table:style-name="Table14.G2" office:value-type="string">
              <text:p text:style-name="Table_20_Contents"/>
            </table:table-cell>
          </table:table-row>
          <table:table-row>
            <table:table-cell table:style-name="Table14.A4" office:value-type="float" office:value="4">
              <text:p text:style-name="P20">4</text:p>
            </table:table-cell>
            <table:table-cell table:style-name="Table14.A2" office:value-type="string">
              <text:p text:style-name="P19">Click on the "Add a new depth level" button</text:p>
            </table:table-cell>
            <table:table-cell table:style-name="Table14.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5">
              <text:p text:style-name="P20">5</text:p>
            </table:table-cell>
            <table:table-cell table:style-name="Table14.A2" office:value-type="string">
              <text:p text:style-name="P46">Click on the "Save changes" button without populating the form.</text:p>
            </table:table-cell>
            <table:table-cell table:style-name="Table14.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6">
              <text:p text:style-name="P20">6</text:p>
            </table:table-cell>
            <table:table-cell table:style-name="Table14.A2" office:value-type="string">
              <text:p text:style-name="P19">Click on the "Cancel" button without populating the form.</text:p>
            </table:table-cell>
            <table:table-cell table:style-name="Table14.A2" office:value-type="string">
              <text:p text:style-name="P46">Should be returned back to the "Organisations" &gt; "Manage organisations" page, showing only the heading "<text:span text:style-name="T30">No depth levels in this framework</text:span>" and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7">
              <text:p text:style-name="P20">7</text:p>
            </table:table-cell>
            <table:table-cell table:style-name="Table14.A2" office:value-type="string">
              <text:p text:style-name="P19">Click on the "Add a new depth level" button. Fill in the form and press the "Save changes" button.</text:p>
            </table:table-cell>
            <table:table-cell table:style-name="Table14.A2" office:value-type="string">
              <text:p text:style-name="P19">Should be returned back to the "Organisations" &gt; "Manage organisations" page. The page heading should show "<text:span text:style-name="T30">0 Organisations</text:span>". There should also be a "New <text:soft-page-break/>filter" fieldset, a "<text:span text:style-name="T52">Show</text:span> <text:span text:style-name="T52">Display Options</text:span>" link, the name shortname of the depth level just created, the words "No organisations definied," a button named "Add new organisation" buttton," and a button named "Add a new depth level."</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8">
              <text:p text:style-name="P20">8</text:p>
            </table:table-cell>
            <table:table-cell table:style-name="Table14.A2" office:value-type="string">
              <text:p text:style-name="P46">Click on the "Add a new depth level" button. </text:p>
            </table:table-cell>
            <table:table-cell table:style-name="Table14.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9">
              <text:p text:style-name="P20">9</text:p>
            </table:table-cell>
            <table:table-cell table:style-name="Table14.A2" office:value-type="string">
              <text:p text:style-name="P46">Fill in the form and press the "Save changes" button.</text:p>
            </table:table-cell>
            <table:table-cell table:style-name="Table14.A2" office:value-type="string">
              <text:p text:style-name="P19">Same results as Step 6 except the new depth level should appear as a column header to the right of the depth level created in Step 6.</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10">
              <text:p text:style-name="P20">10</text:p>
            </table:table-cell>
            <table:table-cell table:style-name="Table14.A2" office:value-type="string">
              <text:p text:style-name="P46">Click on the "Add a new depth level" button.</text:p>
            </table:table-cell>
            <table:table-cell table:style-name="Table14.A2" office:value-type="string">
              <text:p text:style-name="P19">The "<text:span text:style-name="T30">Add new depth level </text:span>" page should appear containing a form in a fieldset named "General." In the form, the "Depth level" field should be non-editable and display the number "3."</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row>
            <table:table-cell table:style-name="Table14.A4" office:value-type="float" office:value="11">
              <text:p text:style-name="P20">11</text:p>
            </table:table-cell>
            <table:table-cell table:style-name="Table14.A2" office:value-type="string">
              <text:p text:style-name="P46">Fill in the form and press the "Save changes" button.</text:p>
            </table:table-cell>
            <table:table-cell table:style-name="Table14.A2" office:value-type="string">
              <text:p text:style-name="P19">Same results as Step 8 except the new depth level should appear as a column header to the right of the depth level created in Step 8.</text:p>
            </table:table-cell>
            <table:table-cell table:style-name="Table14.A2" office:value-type="string">
              <text:p text:style-name="P19"/>
            </table:table-cell>
            <table:table-cell table:style-name="Table14.A2" office:value-type="string">
              <text:p text:style-name="P19"/>
            </table:table-cell>
            <table:table-cell table:style-name="Table14.A2" office:value-type="string">
              <text:p text:style-name="P19"/>
            </table:table-cell>
            <table:table-cell table:style-name="Table14.G2" office:value-type="string">
              <text:p text:style-name="P19"/>
            </table:table-cell>
          </table:table-row>
        </table:table>
        <text:h text:style-name="P64" text:outline-level="3"><text:soft-page-break/>Deleting a depth level</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6">Step</text:p>
            </table:table-cell>
            <table:table-cell table:style-name="Table15.A1" office:value-type="string">
              <text:p text:style-name="P16">Action</text:p>
            </table:table-cell>
            <table:table-cell table:style-name="Table15.A1" office:value-type="string">
              <text:p text:style-name="P16">Expected Results</text:p>
            </table:table-cell>
            <table:table-cell table:style-name="Table15.A1" office:value-type="string">
              <text:p text:style-name="P16">Actual Results</text:p>
            </table:table-cell>
            <table:table-cell table:style-name="Table15.A1" office:value-type="string">
              <text:p text:style-name="P16">Comments</text:p>
            </table:table-cell>
            <table:table-cell table:style-name="Table15.A1" office:value-type="string">
              <text:p text:style-name="P16">P/F</text:p>
            </table:table-cell>
            <table:table-cell table:style-name="Table15.G1" office:value-type="string">
              <text:p text:style-name="P16">Bug #</text:p>
            </table:table-cell>
          </table:table-row>
          <table:table-row>
            <table:table-cell table:style-name="Table15.A2" office:value-type="string">
              <text:p text:style-name="P20">1</text:p>
            </table:table-cell>
            <table:table-cell table:style-name="Table15.A2" office:value-type="string">
              <text:p text:style-name="P19">Login as 'admin'</text:p>
            </table:table-cell>
            <table:table-cell table:style-name="Table15.A2" office:value-type="string">
              <text:p text:style-name="P19">Logged into the homepag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2</text:p>
            </table:table-cell>
            <table:table-cell table:style-name="Table15.A2" office:value-type="string">
              <text:p text:style-name="P19">In the Site <text:span text:style-name="T29">Administration</text:span> block, click: “<text:span text:style-name="T52">Organisations</text:span>” &gt; “<text:span text:style-name="T52">Manage organisations</text:span>”</text:p>
            </table:table-cell>
            <table:table-cell table:style-name="Table15.A2" office:value-type="string">
              <text:p text:style-name="P19">The "Organisations" &gt; "Manage organisations" page should appear. Should see the default organisation framework prepopulated with organisations.</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Table_20_Contents"/>
            </table:table-cell>
            <table:table-cell table:style-name="Table15.G2" office:value-type="string">
              <text:p text:style-name="Table_20_Contents"/>
            </table:table-cell>
          </table:table-row>
          <table:table-row>
            <table:table-cell table:style-name="Table15.A2" office:value-type="string">
              <text:p text:style-name="P20">3</text:p>
            </table:table-cell>
            <table:table-cell table:style-name="Table15.A2" office:value-type="string">
              <text:p text:style-name="P19">Press the drop-down menu at the top of the page and select the first framework created in Script 3.1.1.</text:p>
            </table:table-cell>
            <table:table-cell table:style-name="Table15.A2" office:value-type="string">
              <text:p text:style-name="P19">The page should be updated with framework created in Script 3.1.1.</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4</text:p>
            </table:table-cell>
            <table:table-cell table:style-name="Table15.A2" office:value-type="string">
              <text:p text:style-name="P19">Click on the "Turn editing on" button in the breadcrumbs navigation bar.</text:p>
            </table:table-cell>
            <table:table-cell table:style-name="Table15.A2" office:value-type="string">
              <text:p text:style-name="P19">The page should update with icons ("<text:span text:style-name="T61">Edit</text:span>," "Custom fields," and "<text:span text:style-name="T6">X</text:span>") appearing to the right of the depth level names. Also, a column header named "<text:span text:style-name="T14">Settings</text:span>" should appear the right of the last depth level shortname.</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5</text:p>
            </table:table-cell>
            <table:table-cell table:style-name="Table15.A2" office:value-type="string">
              <text:p text:style-name="P19">Click on the delete icon (red "<text:span text:style-name="T6">X</text:span><text:span text:style-name="T16">"</text:span>) to the right of the <text:s text:c="2"/>highest depth level (i.e., the last depth level created in Script 3.2.1).</text:p>
            </table:table-cell>
            <table:table-cell table:style-name="Table15.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6</text:p>
            </table:table-cell>
            <table:table-cell table:style-name="Table15.A2" office:value-type="string">
              <text:p text:style-name="P19">Click on the "No" button.</text:p>
            </table:table-cell>
            <table:table-cell table:style-name="Table15.A2" office:value-type="string">
              <text:p text:style-name="P19">The "Organisations" &gt; "Manage organisations" page should appear with the previously selected <text:soft-page-break/>framework appearing with editing turned on (i.e., the edit icons appearing).</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7</text:p>
            </table:table-cell>
            <table:table-cell table:style-name="Table15.A2" office:value-type="string">
              <text:p text:style-name="P19">Click on the delete icon (red "<text:span text:style-name="T6">X</text:span>") to the right of the <text:s text:c="2"/>highest depth level (i.e., the same icon as in Step 5).</text:p>
            </table:table-cell>
            <table:table-cell table:style-name="Table15.A2" office:value-type="string">
              <text:p text:style-name="P19">Same as Step 5.</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8</text:p>
            </table:table-cell>
            <table:table-cell table:style-name="Table15.A2" office:value-type="string">
              <text:p text:style-name="P19">Click on the "Yes" button</text:p>
            </table:table-cell>
            <table:table-cell table:style-name="Table15.A2" office:value-type="string">
              <text:p text:style-name="P19">The page should update with the <text:s/>message "<text:span text:style-name="T30">The depth level has been deleted</text:span><text:span text:style-name="T29">"</text:span> and a "Continue" button.</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9</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deleted depth level should not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0</text:p>
            </table:table-cell>
            <table:table-cell table:style-name="Table15.A2" office:value-type="string">
              <text:p text:style-name="P19">Click on the delete icon (red “<text:span text:style-name="T6">X</text:span>”) to the far left </text:p>
            </table:table-cell>
            <table:table-cell table:style-name="Table15.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row>
            <table:table-cell table:style-name="Table15.A2" office:value-type="string">
              <text:p text:style-name="P20">11</text:p>
            </table:table-cell>
            <table:table-cell table:style-name="Table15.A2" office:value-type="string">
              <text:p text:style-name="P19">Click on the "Continue" button</text:p>
            </table:table-cell>
            <table:table-cell table:style-name="Table15.A2" office:value-type="string">
              <text:p text:style-name="P19">The "Organisations" &gt; "Manage organisations" page should appear with the previously selected framework appearing. The two depth levels should still appear.</text:p>
            </table:table-cell>
            <table:table-cell table:style-name="Table15.A2" office:value-type="string">
              <text:p text:style-name="P19"/>
            </table:table-cell>
            <table:table-cell table:style-name="Table15.A2" office:value-type="string">
              <text:p text:style-name="P19"/>
            </table:table-cell>
            <table:table-cell table:style-name="Table15.A2" office:value-type="string">
              <text:p text:style-name="P19"/>
            </table:table-cell>
            <table:table-cell table:style-name="Table15.G2" office:value-type="string">
              <text:p text:style-name="P19"/>
            </table:table-cell>
          </table:table-row>
        </table:table>
        <text:h text:style-name="P64" text:outline-level="3">Adding top-level organisation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16">Step</text:p>
            </table:table-cell>
            <table:table-cell table:style-name="Table16.A1" office:value-type="string">
              <text:p text:style-name="P16">Action</text:p>
            </table:table-cell>
            <table:table-cell table:style-name="Table16.A1" office:value-type="string">
              <text:p text:style-name="P16">Expected Results</text:p>
            </table:table-cell>
            <table:table-cell table:style-name="Table16.A1" office:value-type="string">
              <text:p text:style-name="P16">Actual Results</text:p>
            </table:table-cell>
            <table:table-cell table:style-name="Table16.A1" office:value-type="string">
              <text:p text:style-name="P16">Comments</text:p>
            </table:table-cell>
            <table:table-cell table:style-name="Table16.A1" office:value-type="string">
              <text:p text:style-name="P16">P/F</text:p>
            </table:table-cell>
            <table:table-cell table:style-name="Table16.G1" office:value-type="string">
              <text:p text:style-name="P16">Bug #<text:soft-page-break/></text:p>
            </table:table-cell>
          </table:table-row>
          <table:table-row>
            <table:table-cell table:style-name="Table16.A2" office:value-type="string">
              <text:p text:style-name="P20">1</text:p>
            </table:table-cell>
            <table:table-cell table:style-name="Table16.A2" office:value-type="string">
              <text:p text:style-name="P19">Login as 'admin'</text:p>
            </table:table-cell>
            <table:table-cell table:style-name="Table16.A2" office:value-type="string">
              <text:p text:style-name="P19">Logged into the home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2</text:p>
            </table:table-cell>
            <table:table-cell table:style-name="Table16.A2" office:value-type="string">
              <text:p text:style-name="P19">In the Site <text:span text:style-name="T30">Administration</text:span> block, click: “<text:span text:style-name="T52">Organisations</text:span>” &gt; “<text:span text:style-name="T52">Manage organisations</text:span>”</text:p>
            </table:table-cell>
            <table:table-cell table:style-name="Table16.A2" office:value-type="string">
              <text:p text:style-name="P19">The "Organisations" &gt; "Manage organisations" page should appear. The default organisation framework's hierarchy should load, prepopulated with organisations.</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Table_20_Contents"/>
            </table:table-cell>
            <table:table-cell table:style-name="Table16.G2" office:value-type="string">
              <text:p text:style-name="Table_20_Contents"/>
            </table:table-cell>
          </table:table-row>
          <table:table-row>
            <table:table-cell table:style-name="Table16.A2" office:value-type="string">
              <text:p text:style-name="P20">3</text:p>
            </table:table-cell>
            <table:table-cell table:style-name="Table16.A2" office:value-type="string">
              <text:p text:style-name="P19">Press the drop-down menu at the top of the page and select one of the framework created in Script 3.1.1.</text:p>
            </table:table-cell>
            <table:table-cell table:style-name="Table16.A2" office:value-type="string">
              <text:p text:style-name="P19">The page should be updated with framework created in Script 3.1.1.</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4</text:p>
            </table:table-cell>
            <table:table-cell table:style-name="Table16.A2" office:value-type="string">
              <text:p text:style-name="P19">Click on the "Add a new organisation" button</text:p>
            </table:table-cell>
            <table:table-cell table:style-name="Table16.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non-editable and display the value "Top."</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5</text:p>
            </table:table-cell>
            <table:table-cell table:style-name="Table16.A2" office:value-type="string">
              <text:p text:style-name="P46">Click on the "Save changes" button without populating the form.</text:p>
            </table:table-cell>
            <table:table-cell table:style-name="Table16.A2" office:value-type="string">
              <text:p text:style-name="P19">The page should appear indicating the form was “<text:span text:style-name="T5">Missing organisation full name</text:span>” and “<text:span text:style-name="T5">Missing </text:span><text:span text:style-name="T5">organisation short name</text:span>.”</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6</text:p>
            </table:table-cell>
            <table:table-cell table:style-name="Table16.A2" office:value-type="string">
              <text:p text:style-name="P19">Click on the "Cancel" button without populating the form.</text:p>
            </table:table-cell>
            <table:table-cell table:style-name="Table16.A2" office:value-type="string">
              <text:p text:style-name="P46">Should be returned back to the "Organisations" &gt; "Manage organisations" page.</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7</text:p>
            </table:table-cell>
            <table:table-cell table:style-name="Table16.A2" office:value-type="string">
              <text:p text:style-name="P19">Click on the "Add a <text:soft-page-break/>new organisation" button. Fill in the word "Test item 1 fullname" in the Organisation fullname field, "Test item 1 shortname" in the Organisation shortname field, and press the "Save changes" button.</text:p>
            </table:table-cell>
            <table:table-cell table:style-name="Table16.A2" office:value-type="string">
              <text:p text:style-name="P19">A new page should <text:soft-page-break/>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8</text:p>
            </table:table-cell>
            <table:table-cell table:style-name="Table16.A2" office:value-type="string">
              <text:p text:style-name="P19">Click on the "Return to organisation framework" button.</text:p>
            </table:table-cell>
            <table:table-cell table:style-name="Table16.A2" office:value-type="string">
              <text:p text:style-name="P46">Should be returned back to the "Organisations" &gt; "Manage organisations" page. The new organisation should appear in the table under the top depth level. The shortname of the new organisation ("<text:span text:style-name="T52">Test item 1 shortname</text:span>") should appear as a hyperlink. Also a new button should appear named "Export."</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35"/>
            </table:table-cell>
          </table:table-row>
          <table:table-row>
            <table:table-cell table:style-name="Table16.A2" office:value-type="string">
              <text:p text:style-name="P20">9</text:p>
            </table:table-cell>
            <table:table-cell table:style-name="Table16.A2" office:value-type="string">
              <text:p text:style-name="P19">Click on the name of the new organisation.</text:p>
            </table:table-cell>
            <table:table-cell table:style-name="Table16.A2" office:value-type="string">
              <text:p text:style-name="P19">Same as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0</text:p>
            </table:table-cell>
            <table:table-cell table:style-name="Table16.A2" office:value-type="string">
              <text:p text:style-name="P19">Click on the "Return to organisation framework" button.</text:p>
            </table:table-cell>
            <table:table-cell table:style-name="Table16.A2" office:value-type="string">
              <text:p text:style-name="P19">Same as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1</text:p>
            </table:table-cell>
            <table:table-cell table:style-name="Table16.A2" office:value-type="string">
              <text:p text:style-name="P19">Click on the "Add a new organisation" button.</text:p>
            </table:table-cell>
            <table:table-cell table:style-name="Table16.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a <text:soft-page-break/>drop-down containing two values, <text:s/>"Top" and the name of the organisation created in Step 7.</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2</text:p>
            </table:table-cell>
            <table:table-cell table:style-name="Table16.A2" office:value-type="string">
              <text:p text:style-name="P19">For the "Parent organisation" field, leave the value as "Top," fill in the word "Test item 2 fullname" in the Organisation fullname field, "Test item 2 shortname" in the Organisation shortname field, and press the "Save changes" button.</text:p>
            </table:table-cell>
            <table:table-cell table:style-name="Table16.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row>
            <table:table-cell table:style-name="Table16.A2" office:value-type="string">
              <text:p text:style-name="P20">13</text:p>
            </table:table-cell>
            <table:table-cell table:style-name="Table16.A2" office:value-type="string">
              <text:p text:style-name="P19">Click on the "Return to organisation framework" button.</text:p>
            </table:table-cell>
            <table:table-cell table:style-name="Table16.A2" office:value-type="string">
              <text:p text:style-name="P46">Same as Step 8 except the name of the new organisation shortname ("<text:span text:style-name="T52">Test item 2 shortname</text:span>") should appear as a hyperlink below the organisation shortname ("<text:span text:style-name="T52">Test item 1 shortname</text:span>") created in Step 8.</text:p>
            </table:table-cell>
            <table:table-cell table:style-name="Table16.A2" office:value-type="string">
              <text:p text:style-name="P19"/>
            </table:table-cell>
            <table:table-cell table:style-name="Table16.A2" office:value-type="string">
              <text:p text:style-name="P19"/>
            </table:table-cell>
            <table:table-cell table:style-name="Table16.A2" office:value-type="string">
              <text:p text:style-name="P19"/>
            </table:table-cell>
            <table:table-cell table:style-name="Table16.G2" office:value-type="string">
              <text:p text:style-name="P19"/>
            </table:table-cell>
          </table:table-row>
        </table:table>
        <text:h text:style-name="P65" text:outline-level="3">Adding child organisations</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16">Step</text:p>
            </table:table-cell>
            <table:table-cell table:style-name="Table34.A1" office:value-type="string">
              <text:p text:style-name="P16">Action</text:p>
            </table:table-cell>
            <table:table-cell table:style-name="Table34.A1" office:value-type="string">
              <text:p text:style-name="P16">Expected Results</text:p>
            </table:table-cell>
            <table:table-cell table:style-name="Table34.A1" office:value-type="string">
              <text:p text:style-name="P16">Actual Results</text:p>
            </table:table-cell>
            <table:table-cell table:style-name="Table34.A1" office:value-type="string">
              <text:p text:style-name="P16">Comments</text:p>
            </table:table-cell>
            <table:table-cell table:style-name="Table34.A1" office:value-type="string">
              <text:p text:style-name="P16">P/F</text:p>
            </table:table-cell>
            <table:table-cell table:style-name="Table34.G1" office:value-type="string">
              <text:p text:style-name="P16">Bug #</text:p>
            </table:table-cell>
          </table:table-row>
          <table:table-row>
            <table:table-cell table:style-name="Table34.A2" office:value-type="string">
              <text:p text:style-name="P20">1</text:p>
            </table:table-cell>
            <table:table-cell table:style-name="Table34.A2" office:value-type="string">
              <text:p text:style-name="P19">Login as 'admin'</text:p>
            </table:table-cell>
            <table:table-cell table:style-name="Table34.A2" office:value-type="string">
              <text:p text:style-name="P19">Logged into the homepag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2</text:p>
            </table:table-cell>
            <table:table-cell table:style-name="Table34.A2" office:value-type="string">
              <text:p text:style-name="P19">In the Site <text:span text:style-name="T30">Administration</text:span> block &gt; “<text:span text:style-name="T52">Organisations</text:span>” &gt; “<text:span text:style-name="T52">Manage organisations</text:span>”</text:p>
            </table:table-cell>
            <table:table-cell table:style-name="Table34.A2" office:value-type="string">
              <text:p text:style-name="P19">The "Organisations" &gt; "Manage organisations" page should appear. The default organisation framework's hierarchy should load, prepopulated with <text:soft-page-break/>organisations.</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Table_20_Contents"/>
            </table:table-cell>
            <table:table-cell table:style-name="Table34.G2" office:value-type="string">
              <text:p text:style-name="Table_20_Contents"/>
            </table:table-cell>
          </table:table-row>
          <table:table-row>
            <table:table-cell table:style-name="Table34.A2" office:value-type="string">
              <text:p text:style-name="P20">3</text:p>
            </table:table-cell>
            <table:table-cell table:style-name="Table34.A2" office:value-type="string">
              <text:p text:style-name="P19">Press the drop-down menu at the top of the page and select the framework created in Script 3.2.1.</text:p>
            </table:table-cell>
            <table:table-cell table:style-name="Table34.A2" office:value-type="string">
              <text:p text:style-name="P19">The framework created in Script 3.2.1 should appear displaying its organisations a new filter form and the varoius buttons.</text:p>
            </table:table-cell>
            <table:table-cell table:style-name="Table34.A2" office:value-type="string">
              <text:p text:style-name="P34"/>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4</text:p>
            </table:table-cell>
            <table:table-cell table:style-name="Table34.A2" office:value-type="string">
              <text:p text:style-name="P19">Click on the "Add a new organisation" button.</text:p>
            </table:table-cell>
            <table:table-cell table:style-name="Table34.A2" office:value-type="string">
              <text:p text:style-name="P19">The "<text:span text:style-name="T30">Add new <text:s/>organisation</text:span>" page should appear containing a form. The value for the "Organisation framework" field should be non-editable and display the name of the framework. The "Parent organisation" should be a drop-down containing three values, <text:s/>"Top" and the shortnames name of the two organisations created in Script 3.2.4 ("Test item 1 shortname" followed by "Test item 2 shortname").</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5</text:p>
            </table:table-cell>
            <table:table-cell table:style-name="Table34.A2" office:value-type="string">
              <text:p text:style-name="P19">For the "Parent organisation" field, select the first organisation listed <text:s/>after the value as "Top" ("Test item 1 full name"), fill in the word "Test item 3 fullname" in the Organisation fullname field, fill in the word "Test item 3 shortname" in the Organisation shortname field, complete the rest of the form, and <text:soft-page-break/>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6</text:p>
            </table:table-cell>
            <table:table-cell table:style-name="Table34.A2" office:value-type="string">
              <text:p text:style-name="P19">Click on the "Return to organisation framework" button.</text:p>
            </table:table-cell>
            <table:table-cell table:style-name="Table34.A2" office:value-type="string">
              <text:p text:style-name="P46">Same as Step 3 except the new organisation shortname ("<text:span text:style-name="T52">Test item 3 short name</text:span>") should appear as a hyper link under the column for the lower depth level and on a row immediately below the organisation selected in Step 5 ("<text:span text:style-name="T52">Test item 1 short 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7</text:p>
            </table:table-cell>
            <table:table-cell table:style-name="Table34.A2" office:value-type="string">
              <text:p text:style-name="P19">Click on the "Add a new organisation" button.</text:p>
            </table:table-cell>
            <table:table-cell table:style-name="Table34.A2" office:value-type="string">
              <text:p text:style-name="P19">Same as Step 4.</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8</text:p>
            </table:table-cell>
            <table:table-cell table:style-name="Table34.A2" office:value-type="string">
              <text:p text:style-name="P19">For the "Parent organisation" field, select the second organisation listed after the value as "Top" ("Test item 2 full name"), fill in the word "Test item 4 fullname" in the Organisation fullname field, fill in the word "Test item 4 shortname" in the Organisation shortname field, complete the rest of the form, and click on the "Save changes" button.</text:p>
            </table:table-cell>
            <table:table-cell table:style-name="Table34.A2" office:value-type="string">
              <text:p text:style-name="P19">A new page should appear with the framework and new organisation fullname as the header. The populated values should appear as well as a button named "Return to organisation framework."</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row>
            <table:table-cell table:style-name="Table34.A2" office:value-type="string">
              <text:p text:style-name="P20">9</text:p>
            </table:table-cell>
            <table:table-cell table:style-name="Table34.A2" office:value-type="string">
              <text:p text:style-name="P19">Click on the "Return to organisation framework" button.</text:p>
            </table:table-cell>
            <table:table-cell table:style-name="Table34.A2" office:value-type="string">
              <text:p text:style-name="P46">Same as Step 4 except the new organisation shortname ("<text:span text:style-name="T52">Test item 4 shortname</text:span>") should appear as a hyper link under the column for the lower depth level and on <text:soft-page-break/>a row immediately beneath the organisation selected in Step 8 ("<text:span text:style-name="T52">Test item 2 shortname</text:span>").</text:p>
            </table:table-cell>
            <table:table-cell table:style-name="Table34.A2" office:value-type="string">
              <text:p text:style-name="P19"/>
            </table:table-cell>
            <table:table-cell table:style-name="Table34.A2" office:value-type="string">
              <text:p text:style-name="P19"/>
            </table:table-cell>
            <table:table-cell table:style-name="Table34.A2" office:value-type="string">
              <text:p text:style-name="P19"/>
            </table:table-cell>
            <table:table-cell table:style-name="Table34.G2" office:value-type="string">
              <text:p text:style-name="P19"/>
            </table:table-cell>
          </table:table-row>
        </table:table>
        <text:h text:style-name="P65" text:outline-level="3">Editing an organisation</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office:value-type="string">
              <text:p text:style-name="P16">Step</text:p>
            </table:table-cell>
            <table:table-cell table:style-name="Table17.A1" office:value-type="string">
              <text:p text:style-name="P16">Action</text:p>
            </table:table-cell>
            <table:table-cell table:style-name="Table17.A1" office:value-type="string">
              <text:p text:style-name="P16">Expected Results</text:p>
            </table:table-cell>
            <table:table-cell table:style-name="Table17.A1" office:value-type="string">
              <text:p text:style-name="P16">Actual Results</text:p>
            </table:table-cell>
            <table:table-cell table:style-name="Table17.A1" office:value-type="string">
              <text:p text:style-name="P16">Comments</text:p>
            </table:table-cell>
            <table:table-cell table:style-name="Table17.A1" office:value-type="string">
              <text:p text:style-name="P16">P/F</text:p>
            </table:table-cell>
            <table:table-cell table:style-name="Table17.G1" office:value-type="string">
              <text:p text:style-name="P16">Bug #</text:p>
            </table:table-cell>
          </table:table-row>
          <table:table-row>
            <table:table-cell table:style-name="Table17.A2" office:value-type="string">
              <text:p text:style-name="P20">1</text:p>
            </table:table-cell>
            <table:table-cell table:style-name="Table17.A2" office:value-type="string">
              <text:p text:style-name="P19">Login as 'admin'</text:p>
            </table:table-cell>
            <table:table-cell table:style-name="Table17.A2" office:value-type="string">
              <text:p text:style-name="P19">Logged into the homepage</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2</text:p>
            </table:table-cell>
            <table:table-cell table:style-name="Table17.A2" office:value-type="string">
              <text:p text:style-name="P19">In the Site <text:span text:style-name="T30">Administration</text:span> block &gt; “<text:span text:style-name="T52">Organisations</text:span>” &gt; “<text:span text:style-name="T52">Manage organisations</text:span>”</text:p>
            </table:table-cell>
            <table:table-cell table:style-name="Table17.A2" office:value-type="string">
              <text:p text:style-name="P19">The "Organisations" &gt; "Manage organisations" page should appear. The default organisation framework's hierarchy should load, prepopulated with organisations.</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3</text:p>
            </table:table-cell>
            <table:table-cell table:style-name="Table17.A2" office:value-type="string">
              <text:p text:style-name="P19">Press the drop-down menu at the top of the page and select the framework created in Script 3.2.1.</text:p>
            </table:table-cell>
            <table:table-cell table:style-name="Table17.A2" office:value-type="string">
              <text:p text:style-name="P19">The framework created in Script 3.2.1 should appear.</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Table_20_Contents"/>
            </table:table-cell>
          </table:table-row>
          <table:table-row>
            <table:table-cell table:style-name="Table17.A2" office:value-type="string">
              <text:p text:style-name="P20">4</text:p>
            </table:table-cell>
            <table:table-cell table:style-name="Table17.A2" office:value-type="string">
              <text:p text:style-name="P19">Click on the "Turn editing on" button in the breadcrumbs navigation bar.</text:p>
            </table:table-cell>
            <table:table-cell table:style-name="Table17.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5</text:p>
            </table:table-cell>
            <table:table-cell table:style-name="Table17.A2" office:value-type="string">
              <text:p text:style-name="P19">Click on the "<text:span text:style-name="T61">Edit</text:span>" icon (the cog <text:soft-page-break/>shape) to the right of one of the organisation named "Test item 4 shortname".</text:p>
            </table:table-cell>
            <table:table-cell table:style-name="Table17.A2" office:value-type="string">
              <text:p text:style-name="P19">The "Organisations" &gt; "Manage organisations" <text:soft-page-break/>&gt; "<text:span text:style-name="T30">Edit Organisation</text:span>" should appear with a form. The "Organisation framework" field should be non-editable and display the name of the framework. The "Parent organisation" field should display <text:s/>the name of the parent organisation ("Top" if the <text:s text:c="2"/>organisation is on the top-level). Editable fields should be "Organisation full name," "Organisation short name," "Organisation ID number," and "Description." Two buttons should also appear "Save changes" and "Cancel." </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6</text:p>
            </table:table-cell>
            <table:table-cell table:style-name="Table17.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17.A2" office:value-type="string">
              <text:p text:style-name="P19">A new page should appear with the framework and renamed organisation fullname as the header. The different populated values should appear as well as a button named "Return to organisation framework."</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row>
            <table:table-cell table:style-name="Table17.A2" office:value-type="string">
              <text:p text:style-name="P20">7</text:p>
            </table:table-cell>
            <table:table-cell table:style-name="Table17.A2" office:value-type="string">
              <text:p text:style-name="P19">Click on the "Return to organisation framework" button.</text:p>
            </table:table-cell>
            <table:table-cell table:style-name="Table17.A2" office:value-type="string">
              <text:p text:style-name="P46">Same as Step 4 except the different organisation shortname ("<text:span text:style-name="T52">Test item 4 shortname revised</text:span>") should appear instead.</text:p>
            </table:table-cell>
            <table:table-cell table:style-name="Table17.A2" office:value-type="string">
              <text:p text:style-name="P19"/>
            </table:table-cell>
            <table:table-cell table:style-name="Table17.A2" office:value-type="string">
              <text:p text:style-name="P19"/>
            </table:table-cell>
            <table:table-cell table:style-name="Table17.A2" office:value-type="string">
              <text:p text:style-name="P19"/>
            </table:table-cell>
            <table:table-cell table:style-name="Table17.G2" office:value-type="string">
              <text:p text:style-name="P19"/>
            </table:table-cell>
          </table:table-row>
        </table:table>
        <text:h text:style-name="P64" text:outline-level="3">Deleting an organisation</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16">Step</text:p>
            </table:table-cell>
            <table:table-cell table:style-name="Table18.A1" office:value-type="string">
              <text:p text:style-name="P16">Action</text:p>
            </table:table-cell>
            <table:table-cell table:style-name="Table18.A1" office:value-type="string">
              <text:p text:style-name="P16">Expected Results</text:p>
            </table:table-cell>
            <table:table-cell table:style-name="Table18.A1" office:value-type="string">
              <text:p text:style-name="P16">Actual Results</text:p>
            </table:table-cell>
            <table:table-cell table:style-name="Table18.A1" office:value-type="string">
              <text:p text:style-name="P16">Comments</text:p>
            </table:table-cell>
            <table:table-cell table:style-name="Table18.A1" office:value-type="string">
              <text:p text:style-name="P16">P/F</text:p>
            </table:table-cell>
            <table:table-cell table:style-name="Table18.G1" office:value-type="string">
              <text:p text:style-name="P16">Bug #</text:p>
            </table:table-cell>
          </table:table-row>
          <text:soft-page-break/>
          <table:table-row>
            <table:table-cell table:style-name="Table18.A2" office:value-type="string">
              <text:p text:style-name="P20">1</text:p>
            </table:table-cell>
            <table:table-cell table:style-name="Table18.A2" office:value-type="string">
              <text:p text:style-name="P19">Login as 'admin'</text:p>
            </table:table-cell>
            <table:table-cell table:style-name="Table18.A2" office:value-type="string">
              <text:p text:style-name="P19">Logged into the homepage</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2</text:p>
            </table:table-cell>
            <table:table-cell table:style-name="Table18.A2" office:value-type="string">
              <text:p text:style-name="P19">In the Site <text:span text:style-name="T30">Administration</text:span> block &gt; “<text:span text:style-name="T52">Organisations</text:span>” &gt; “<text:span text:style-name="T52">Manage organisations</text:span>”</text:p>
            </table:table-cell>
            <table:table-cell table:style-name="Table18.A2" office:value-type="string">
              <text:p text:style-name="P19">The "Organisations" &gt; "Manage organisations" page should appear. The default organisation framework's hierarchy should load, prepopulated with organisation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Table_20_Contents"/>
            </table:table-cell>
            <table:table-cell table:style-name="Table18.G2" office:value-type="string">
              <text:p text:style-name="Table_20_Contents"/>
            </table:table-cell>
          </table:table-row>
          <table:table-row>
            <table:table-cell table:style-name="Table18.A2" office:value-type="string">
              <text:p text:style-name="P20">3</text:p>
            </table:table-cell>
            <table:table-cell table:style-name="Table18.A2" office:value-type="string">
              <text:p text:style-name="P19">Press the drop-down menu at the top of the page and select the framework created in Script 3.2.1.</text:p>
            </table:table-cell>
            <table:table-cell table:style-name="Table18.A2" office:value-type="string">
              <text:p text:style-name="P19">The framework created in Script 3.2.1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4</text:p>
            </table:table-cell>
            <table:table-cell table:style-name="Table18.A2" office:value-type="string">
              <text:p text:style-name="P19">Click on the "Turn editing on" button in the breadcrumbs navigation bar.</text:p>
            </table:table-cell>
            <table:table-cell table:style-name="Table18.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22">Edit</text:span>," "Hide," "<text:span text:style-name="T6">X</text:span><text:span text:style-name="T28">,</text:span>" "<text:span text:style-name="T55">Move up</text:span>" and "<text:span text:style-name="T55">Move down</text:span>").</text:p>
            </table:table-cell>
            <table:table-cell table:style-name="Table18.A2" office:value-type="string">
              <text:p text:style-name="P37"/>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5</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A confirmation message should appear ("Are you absolutely sure you want to completely delete this organisation, all its children and the data they contain?") as well as <text:s/>the name of the organisation "Test item 4 shortname revised", a button named "Yes" and <text:soft-page-break/>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6</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7</text:p>
            </table:table-cell>
            <table:table-cell table:style-name="Table18.A2" office:value-type="string">
              <text:p text:style-name="P19">Click on the "Delete icon" (red "<text:span text:style-name="T6">X</text:span>") to the right of the organisation named "Test item 4 shortname revised".</text:p>
            </table:table-cell>
            <table:table-cell table:style-name="Table18.A2" office:value-type="string">
              <text:p text:style-name="P19">Same as Step 5.</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8</text:p>
            </table:table-cell>
            <table:table-cell table:style-name="Table18.A2" office:value-type="string">
              <text:p text:style-name="P19">Click on the "Yes" button.</text:p>
            </table:table-cell>
            <table:table-cell table:style-name="Table18.A2" office:value-type="string">
              <text:p text:style-name="P19">A new page should appear with the header "<text:span text:style-name="T30">The organisation <text:s/>Test item 4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9</text:p>
            </table:table-cell>
            <table:table-cell table:style-name="Table18.A2" office:value-type="string">
              <text:p text:style-name="P19">Click on the "Continue" button.</text:p>
            </table:table-cell>
            <table:table-cell table:style-name="Table18.A2" office:value-type="string">
              <text:p text:style-name="P19">Same as Step 3 except the <text:s/>organisation "Test item 4 shortname" no longer appear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20">10</text:p>
            </table:table-cell>
            <table:table-cell table:style-name="Table18.A2" office:value-type="string">
              <text:p text:style-name="P19">Click on the "Delete icon" (red "<text:span text:style-name="T6">X</text:span>") to the right of the organisation named "Test item 1 shortname".</text:p>
            </table:table-cell>
            <table:table-cell table:style-name="Table18.A2" office:value-type="string">
              <text:p text:style-name="P19">A new page should appear with the header "Are you absolutely sure you want to completely delete this organisation, all its children and the data they contain?" The name of the organisation "Test item 1 shortname" should appear as well as a button named "Yes" and a button named "No."</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2">
              <text:p text:style-name="P20">12</text:p>
            </table:table-cell>
            <table:table-cell table:style-name="Table18.A2" office:value-type="string">
              <text:p text:style-name="P19">Click on the “No” button</text:p>
            </table:table-cell>
            <table:table-cell table:style-name="Table18.A2" office:value-type="string">
              <text:p text:style-name="P19">Same as step 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3">
              <text:p text:style-name="P20">13</text:p>
            </table:table-cell>
            <table:table-cell table:style-name="Table18.A2" office:value-type="string">
              <text:p text:style-name="P19">Click on the <text:soft-page-break/>"Delete icon" (red "<text:span text:style-name="T6">X</text:span>") to the right of the organisation named "<text:span text:style-name="T52">Test item 1 shortname</text:span>". And click on the "Yes" button.</text:p>
            </table:table-cell>
            <table:table-cell table:style-name="Table18.A2" office:value-type="string">
              <text:p text:style-name="P19">A new page should <text:soft-page-break/>appear with the header "<text:span text:style-name="T30">The organisation <text:s/>Test item 1 shortname revised and its children have been completely deleted</text:span>" and a button named "Continue" should appear.</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19"/>
            </table:table-cell>
          </table:table-row>
          <table:table-row>
            <table:table-cell table:style-name="Table18.A12" office:value-type="float" office:value="14">
              <text:p text:style-name="P20">14</text:p>
            </table:table-cell>
            <table:table-cell table:style-name="Table18.A2" office:value-type="string">
              <text:p text:style-name="P19">Click on the "Continue" button.</text:p>
            </table:table-cell>
            <table:table-cell table:style-name="Table18.A2" office:value-type="string">
              <text:p text:style-name="P19">Same as Step 9 except "Test item 1 shortname" and "Test item 3 shortname" no longer appear. Only the organisation "<text:span text:style-name="T52">Test item 2 shortname</text:span>" appears because <text:span text:style-name="T52">Test item 3 short name</text:span> was a child of <text:span text:style-name="T52">Test item 1 short name</text:span></text:p>
            </table:table-cell>
            <table:table-cell table:style-name="Table18.A2" office:value-type="string">
              <text:p text:style-name="P19"/>
            </table:table-cell>
            <table:table-cell table:style-name="Table18.A2" office:value-type="string">
              <text:p text:style-name="P19"><text:s/></text:p>
            </table:table-cell>
            <table:table-cell table:style-name="Table18.A2" office:value-type="string">
              <text:p text:style-name="P19"/>
            </table:table-cell>
            <table:table-cell table:style-name="Table18.G2" office:value-type="string">
              <text:p text:style-name="P19"/>
            </table:table-cell>
          </table:table-row>
        </table:table>
        <text:h text:style-name="P64" text:outline-level="3">Reordering organisation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16">Step</text:p>
            </table:table-cell>
            <table:table-cell table:style-name="Table19.A1" office:value-type="string">
              <text:p text:style-name="P16">Action</text:p>
            </table:table-cell>
            <table:table-cell table:style-name="Table19.A1" office:value-type="string">
              <text:p text:style-name="P16">Expected Results</text:p>
            </table:table-cell>
            <table:table-cell table:style-name="Table19.A1" office:value-type="string">
              <text:p text:style-name="P16">Actual Results</text:p>
            </table:table-cell>
            <table:table-cell table:style-name="Table19.A1" office:value-type="string">
              <text:p text:style-name="P16">Comments</text:p>
            </table:table-cell>
            <table:table-cell table:style-name="Table19.A1" office:value-type="string">
              <text:p text:style-name="P16">P/F</text:p>
            </table:table-cell>
            <table:table-cell table:style-name="Table19.G1" office:value-type="string">
              <text:p text:style-name="P16">Bug #</text:p>
            </table:table-cell>
          </table:table-row>
          <table:table-row>
            <table:table-cell table:style-name="Table19.A2" office:value-type="string">
              <text:p text:style-name="P20">1</text:p>
            </table:table-cell>
            <table:table-cell table:style-name="Table19.A2" office:value-type="string">
              <text:p text:style-name="P19">Login as 'admin'</text:p>
            </table:table-cell>
            <table:table-cell table:style-name="Table19.A2" office:value-type="string">
              <text:p text:style-name="P19">Logged into the homepage</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2</text:p>
            </table:table-cell>
            <table:table-cell table:style-name="Table19.A2" office:value-type="string">
              <text:p text:style-name="P19">In the Site <text:span text:style-name="T30">Administration</text:span> block, click: “<text:span text:style-name="T52">Organisations</text:span>” &gt; “<text:span text:style-name="T52">Manage organisations</text:span>”</text:p>
            </table:table-cell>
            <table:table-cell table:style-name="Table19.A2" office:value-type="string">
              <text:p text:style-name="P19">The "Organisations" &gt; "Manage frameworks" page should appear. Should see some prepopulated competency frameworks.</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Table_20_Contents"/>
            </table:table-cell>
            <table:table-cell table:style-name="Table19.G2" office:value-type="string">
              <text:p text:style-name="Table_20_Contents"/>
            </table:table-cell>
          </table:table-row>
          <table:table-row>
            <table:table-cell table:style-name="Table19.A2" office:value-type="string">
              <text:p text:style-name="P20">3</text:p>
            </table:table-cell>
            <table:table-cell table:style-name="Table19.A2" office:value-type="string">
              <text:p text:style-name="P19">Press the drop-down menu at the top of the page and select the framework created in Script 3.2.1.</text:p>
            </table:table-cell>
            <table:table-cell table:style-name="Table19.A2" office:value-type="string">
              <text:p text:style-name="P19">The framework created in Script 3.2.1 should appear.</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4</text:p>
            </table:table-cell>
            <table:table-cell table:style-name="Table19.A2" office:value-type="string">
              <text:p text:style-name="P19">Click on the "Turn editing on" button in the breadcrumbs navigation bar.</text:p>
            </table:table-cell>
            <table:table-cell table:style-name="Table19.A2" office:value-type="string">
              <text:p text:style-name="P19">The page should update with icons ("<text:span text:style-name="T61">Edit,</text:span>" "Custom fields," and "<text:span text:style-name="T6">X</text:span>") appearing to the right of the depth level names. <text:soft-page-break/>Also in the table containing the organisations, a new column with the heading "<text:span text:style-name="T67">Settings</text:span>" should appear. The column should contain icons ("<text:span text:style-name="T22">Edit</text:span>," "Hide," "<text:span text:style-name="T6">X</text:span>," "<text:span text:style-name="T55">Move up</text:span>" and "<text:span text:style-name="T55">Move down</text:span><text:span text:style-name="T28">"</text:span>).</text:p>
            </table:table-cell>
            <table:table-cell table:style-name="Table19.A2" office:value-type="string">
              <text:p text:style-name="P19"/>
              <text:p text:style-name="P19"/>
              <text:p text:style-name="P19"/>
              <text:p text:style-name="P19"><text:soft-page-break/></text:p>
              <text:p text:style-name="P38"/>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5</text:p>
            </table:table-cell>
            <table:table-cell table:style-name="Table19.A2" office:value-type="string">
              <text:p text:style-name="P19">Click on the "Add new organisatiion" button, fill in the form (selecting "Top" for the "Parent organisation" field, "Item 3 shortname" for the "Organisation shortname" field, "Item 3 fullname" for the "Organisation fullname" field), and click on the "Save changes" button. On the confirmation page click on the "Return to organisation framework" button. </text:p>
            </table:table-cell>
            <table:table-cell table:style-name="Table19.A2" office:value-type="string">
              <text:p text:style-name="P19">Same as Step 3 except the new organisation "<text:span text:style-name="T52">Item 3 shortname</text:span>" should appear below the organisation "<text:span text:style-name="T52">Item 2 shortname</text:span>." In the "Setting" column, a <text:span text:style-name="T13">“</text:span><text:span text:style-name="T55">down arrow</text:span><text:span text:style-name="T14">”</text:span> should appear in the row containing the "<text:span text:style-name="T52">Item 2 shortname</text:span>" organisation and an up arrow should appear in the row containing the "<text:span text:style-name="T52">Item 3 shortname" organisation</text:span>.</text:p>
            </table:table-cell>
            <table:table-cell table:style-name="Table19.A2" office:value-type="string">
              <text:p text:style-name="P19"/>
            </table:table-cell>
            <table:table-cell table:style-name="Table19.A2" office:value-type="string">
              <text:p text:style-name="P37"/>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6</text:p>
            </table:table-cell>
            <table:table-cell table:style-name="Table19.A2" office:value-type="string">
              <text:p text:style-name="P19">Click on the “<text:span text:style-name="T55">down arrow</text:span>” icon.</text:p>
            </table:table-cell>
            <table:table-cell table:style-name="Table19.A2" office:value-type="string">
              <text:p text:style-name="P19">The page should update with the "<text:span text:style-name="T52">Item 3</text:span> organisation" appearing above the "<text:span text:style-name="T52">Item 2</text:span> organisation." In the "<text:span text:style-name="T67">Settings</text:span>" column, a <text:span text:style-name="T13">“</text:span><text:span text:style-name="T55">down arrow</text:span><text:span text:style-name="T14">”</text:span><text:span text:style-name="T55"> </text:span>should appear in the row containing the "<text:span text:style-name="T52">Item 3 shortname</text:span>" organisation <text:soft-page-break/>and an “<text:span text:style-name="T55">up arrow</text:span><text:span text:style-name="T14">”</text:span> should appear in the row containing the "<text:span text:style-name="T52">Item 2 shortname</text:span>" organisatio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text:p>
              <text:p text:style-name="P19"/>
            </table:table-cell>
          </table:table-row>
          <table:table-row>
            <table:table-cell table:style-name="Table19.A2" office:value-type="string">
              <text:p text:style-name="P20">7</text:p>
            </table:table-cell>
            <table:table-cell table:style-name="Table19.A2" office:value-type="string">
              <text:p text:style-name="P19">Click on the “<text:span text:style-name="T55">up arrow</text:span>” icon.</text:p>
            </table:table-cell>
            <table:table-cell table:style-name="Table19.A2" office:value-type="string">
              <text:p text:style-name="P19">Same as Step 5.</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8</text:p>
            </table:table-cell>
            <table:table-cell table:style-name="Table19.A2" office:value-type="string">
              <text:p text:style-name="P19">Repeat Step 5, except use "Item 4 fullname" for the "Organisation fullname" field, "Item 4 shortname" for the "Organisation shortname" field.</text:p>
            </table:table-cell>
            <table:table-cell table:style-name="Table19.A2" office:value-type="string">
              <text:p text:style-name="P19">Same as Step 5 except the new organisation "<text:span text:style-name="T52">Item 4 shortname</text:span>" should appear below the organisation "<text:span text:style-name="T52">Item 3 shortname</text:span>." In the "<text:span text:style-name="T67">Settings</text:span>" column, a <text:span text:style-name="T55">down arrow</text:span> should appear in the row containing the "<text:span text:style-name="T52">Item 2 shortname</text:span>" organisation; an “<text:span text:style-name="T55">up arrow</text:span><text:span text:style-name="T14">”</text:span><text:span text:style-name="T55"> and a </text:span><text:span text:style-name="T14">“</text:span><text:span text:style-name="T55">down arrow</text:span><text:span text:style-name="T14">”</text:span> should appear in the row containing the "<text:span text:style-name="T52">Item 3 shortname</text:span>" organisation, and an “<text:span text:style-name="T55">up arrow</text:span><text:span text:style-name="T14">”</text:span> should appear in the row contianing the "<text:span text:style-name="T56">It</text:span><text:span text:style-name="T52">em 4 shortname</text:span>."</text:p>
            </table:table-cell>
            <table:table-cell table:style-name="Table19.A2" office:value-type="string">
              <text:p text:style-name="P19"/>
              <text:p text:style-name="P19"/>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row>
            <table:table-cell table:style-name="Table19.A2" office:value-type="string">
              <text:p text:style-name="P20">9</text:p>
            </table:table-cell>
            <table:table-cell table:style-name="Table19.A2" office:value-type="string">
              <text:p text:style-name="P19">Click on the the “<text:span text:style-name="T55">up</text:span> and <text:span text:style-name="T55">down arrows</text:span><text:span text:style-name="T16">”</text:span> icons and verify that the corresponding organisation moves one position in the chosen direction.</text:p>
            </table:table-cell>
            <table:table-cell table:style-name="Table19.A2" office:value-type="string">
              <text:p text:style-name="P19">The organisation should move up one position. The top organisation should always contain just a “<text:span text:style-name="T55">down arrow</text:span><text:span text:style-name="T16">”</text:span>. The bottom organisation should always contain an “<text:span text:style-name="T55">up arrow</text:span><text:span text:style-name="T16">”</text:span>. The organisation in the middle should always contain both “<text:span text:style-name="T55">up</text:span> and <text:span text:style-name="T55">down arrows</text:span><text:span text:style-name="T16">”</text:span><text:span text:style-name="T55">.</text:span></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cell table:style-name="Table19.G2" office:value-type="string">
              <text:p text:style-name="P19"/>
            </table:table-cell>
          </table:table-row>
        </table:table>
        <text:h text:style-name="P64" text:outline-level="3">Viewing the custom field settings for an organisation depth level</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6">Step</text:p>
            </table:table-cell>
            <table:table-cell table:style-name="Table20.A1" office:value-type="string">
              <text:p text:style-name="P16">Action</text:p>
            </table:table-cell>
            <table:table-cell table:style-name="Table20.A1" office:value-type="string">
              <text:p text:style-name="P16">Expected Results</text:p>
            </table:table-cell>
            <table:table-cell table:style-name="Table20.A1" office:value-type="string">
              <text:p text:style-name="P16">Actual Results</text:p>
            </table:table-cell>
            <table:table-cell table:style-name="Table20.A1" office:value-type="string">
              <text:p text:style-name="P16">Comments</text:p>
            </table:table-cell>
            <table:table-cell table:style-name="Table20.A1" office:value-type="string">
              <text:p text:style-name="P16">P/F</text:p>
            </table:table-cell>
            <table:table-cell table:style-name="Table20.G1" office:value-type="string">
              <text:p text:style-name="P16">Bug #</text:p>
            </table:table-cell>
          </table:table-row>
          <text:soft-page-break/>
          <table:table-row>
            <table:table-cell table:style-name="Table20.A2" office:value-type="string">
              <text:p text:style-name="P20">1</text:p>
            </table:table-cell>
            <table:table-cell table:style-name="Table20.A2" office:value-type="string">
              <text:p text:style-name="P19">Login as 'admin'</text:p>
            </table:table-cell>
            <table:table-cell table:style-name="Table20.A2" office:value-type="string">
              <text:p text:style-name="P19">Logged into the homepage</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Table_20_Contents"/>
            </table:table-cell>
          </table:table-row>
          <table:table-row>
            <table:table-cell table:style-name="Table20.A2" office:value-type="string">
              <text:p text:style-name="P20">2</text:p>
            </table:table-cell>
            <table:table-cell table:style-name="Table20.A2" office:value-type="string">
              <text:p text:style-name="P19">In the Site <text:span text:style-name="T29">Administration</text:span> block, click: “<text:span text:style-name="T52">Organisations</text:span>” &gt; “<text:span text:style-name="T52">Manage organisations</text:span>”</text:p>
            </table:table-cell>
            <table:table-cell table:style-name="Table20.A2" office:value-type="string">
              <text:p text:style-name="P19">The "Organisations" &gt; "Manage organisations" page should appear. Should see some prepopulated <text:s/>frameworks.</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Table_20_Contents"/>
            </table:table-cell>
            <table:table-cell table:style-name="Table20.G2" office:value-type="string">
              <text:p text:style-name="P33"/>
            </table:table-cell>
          </table:table-row>
          <table:table-row>
            <table:table-cell table:style-name="Table20.A2" office:value-type="string">
              <text:p text:style-name="P20">3</text:p>
            </table:table-cell>
            <table:table-cell table:style-name="Table20.A2" office:value-type="string">
              <text:p text:style-name="P19">Press the drop-down menu at the top of the page and select the framework created in Script 3.2.1.</text:p>
            </table:table-cell>
            <table:table-cell table:style-name="Table20.A2" office:value-type="string">
              <text:p text:style-name="P19">The framework created in Script 3.2.1 should appear <text:s/>with everything related to it.</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4</text:p>
            </table:table-cell>
            <table:table-cell table:style-name="Table20.A2" office:value-type="string">
              <text:p text:style-name="P19">Click on the "Turn editing on" button in the breadcrumbs navigation bar.</text:p>
            </table:table-cell>
            <table:table-cell table:style-name="Table20.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5</text:p>
            </table:table-cell>
            <table:table-cell table:style-name="Table20.A2" office:value-type="string">
              <text:p text:style-name="P19">Click on the "Custom fields" icon for the top depth level.</text:p>
            </table:table-cell>
            <table:table-cell table:style-name="Table20.A2" office:value-type="string">
              <text:p text:style-name="P19">The "Organisations" &gt; "<text:span text:style-name="T30">Organisation depth custom fields</text:span>" page should appear displaying: The <text:span text:style-name="T52">name</text:span> of the Organisation framework, the name of the depth level, a "<text:span text:style-name="T30">Miscellaneous</text:span>" category of custom fields, the message "<text:span text:style-name="T63">No fields have been defined</text:span>," a drop down menu of new custom field types which <text:soft-page-break/>can be defined, a button named "Create custom field category," and a button named "Return to organisation framework."</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6</text:p>
            </table:table-cell>
            <table:table-cell table:style-name="Table20.A2" office:value-type="string">
              <text:p text:style-name="P19">Click the "Return to organisation framework" button.</text:p>
            </table:table-cell>
            <table:table-cell table:style-name="Table20.A2" office:value-type="string">
              <text:p text:style-name="P19">Same as Step 4.</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row>
            <table:table-cell table:style-name="Table20.A2" office:value-type="string">
              <text:p text:style-name="P20">7</text:p>
            </table:table-cell>
            <table:table-cell table:style-name="Table20.A2" office:value-type="string">
              <text:p text:style-name="P19">Repeat Step 5 for the next <text:s/>depth level,.</text:p>
            </table:table-cell>
            <table:table-cell table:style-name="Table20.A2" office:value-type="string">
              <text:p text:style-name="P19">Same as Step 5.</text:p>
            </table:table-cell>
            <table:table-cell table:style-name="Table20.A2" office:value-type="string">
              <text:p text:style-name="P19"/>
            </table:table-cell>
            <table:table-cell table:style-name="Table20.A2" office:value-type="string">
              <text:p text:style-name="P19"/>
            </table:table-cell>
            <table:table-cell table:style-name="Table20.A2" office:value-type="string">
              <text:p text:style-name="P19"/>
            </table:table-cell>
            <table:table-cell table:style-name="Table20.G2" office:value-type="string">
              <text:p text:style-name="P19"/>
            </table:table-cell>
          </table:table-row>
        </table:table>
        <text:h text:style-name="P64" text:outline-level="3">Creating a custom field category</text:h>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7">Step</text:p>
            </table:table-cell>
            <table:table-cell table:style-name="Table74.A1" office:value-type="string">
              <text:p text:style-name="P16">Action</text:p>
            </table:table-cell>
            <table:table-cell table:style-name="Table74.A1" office:value-type="string">
              <text:p text:style-name="P16">Expected results</text:p>
            </table:table-cell>
            <table:table-cell table:style-name="Table74.A1" office:value-type="string">
              <text:p text:style-name="P16">Actual results</text:p>
            </table:table-cell>
            <table:table-cell table:style-name="Table74.A1" office:value-type="string">
              <text:p text:style-name="P16">Comments</text:p>
            </table:table-cell>
            <table:table-cell table:style-name="Table74.A1" office:value-type="string">
              <text:p text:style-name="P16">P/F</text:p>
            </table:table-cell>
            <table:table-cell table:style-name="Table74.G1" office:value-type="string">
              <text:p text:style-name="P16">Bug#</text:p>
            </table:table-cell>
          </table:table-row>
          <table:table-row>
            <table:table-cell table:style-name="Table74.A2" office:value-type="string">
              <text:p text:style-name="P20">1</text:p>
            </table:table-cell>
            <table:table-cell table:style-name="Table74.A2" office:value-type="string">
              <text:p text:style-name="P19">Login as 'admin'</text:p>
            </table:table-cell>
            <table:table-cell table:style-name="Table74.A2" office:value-type="string">
              <text:p text:style-name="P19">Logged into the home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2</text:p>
            </table:table-cell>
            <table:table-cell table:style-name="Table74.A2" office:value-type="string">
              <text:p text:style-name="P19">In the Site <text:span text:style-name="T30">Administration</text:span> block, click: “<text:span text:style-name="T52">Organisations</text:span>” &gt; “<text:span text:style-name="T52">Manage organisations</text:span>”</text:p>
            </table:table-cell>
            <table:table-cell table:style-name="Table74.A2" office:value-type="string">
              <text:p text:style-name="P19">The "Organisations" &gt; "Manage organisations" page should appear. Should see some prepopulated <text:s/>frameworks.</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3</text:p>
            </table:table-cell>
            <table:table-cell table:style-name="Table74.A2" office:value-type="string">
              <text:p text:style-name="P19">Press the drop-down menu at the top of the page and select the framework created in Script 3.2.1.</text:p>
            </table:table-cell>
            <table:table-cell table:style-name="Table74.A2" office:value-type="string">
              <text:p text:style-name="P19">The framework created in Script 3.2.1 should appear <text:s/>with everything related to it.</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4</text:p>
            </table:table-cell>
            <table:table-cell table:style-name="Table74.A2" office:value-type="string">
              <text:p text:style-name="P19">Click on the "Turn editing on" button in the breadcrumbs navigation bar.</text:p>
            </table:table-cell>
            <table:table-cell table:style-name="Table74.A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text:soft-page-break/>should contain icons ("<text:span text:style-name="T61">Edit</text:span>," "Hide," "<text:span text:style-name="T6">X</text:span>," "<text:span text:style-name="T55">Move up</text:span>" and "<text:span text:style-name="T55">Move down</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2" office:value-type="string">
              <text:p text:style-name="P20">5</text:p>
            </table:table-cell>
            <table:table-cell table:style-name="Table74.A2" office:value-type="string">
              <text:p text:style-name="P19">Click on the "Custom fields" icon for the top depth level.</text:p>
            </table:table-cell>
            <table:table-cell table:style-name="Table74.A2" office:value-type="string">
              <text:p text:style-name="P19">The "Organisations" &gt; "<text:span text:style-name="T30">Organisation depth custom fields</text:span>" page should appear displaying: The <text:span text:style-name="T52">name</text:span> of the Organisation framework, the name of the depth level, a "<text:span text:style-name="T30">Miscellaneous</text:span>" category of custom fields, the message "<text:span text:style-name="T63">No fields have been defined</text:span>," a drop down menu of new custom field types which can be defined, a dropdown menu named "Create custom field category," and a button named "Return to organisation framework."</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6">
              <text:p text:style-name="P11">6</text:p>
            </table:table-cell>
            <table:table-cell table:style-name="Table74.A2" office:value-type="string">
              <text:p text:style-name="P9">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7">
              <text:p text:style-name="P11">7</text:p>
            </table:table-cell>
            <table:table-cell table:style-name="Table74.A2" office:value-type="string">
              <text:p text:style-name="P10">Click on the "Custom fields" icon for the top depth level.</text:p>
            </table:table-cell>
            <table:table-cell table:style-name="Table74.A2" office:value-type="string">
              <text:p text:style-name="P19"><text:span text:style-name="T51">Should be taken to the </text:span><text:span text:style-name="T30">Organisation depth custom fields</text:span></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8">
              <text:p text:style-name="P11">8</text:p>
            </table:table-cell>
            <table:table-cell table:style-name="Table74.A2" office:value-type="string">
              <text:p text:style-name="P10">On the <text:span text:style-name="T30">Organisation </text:span><text:span text:style-name="T30">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text:span><text:span text:style-name="T30">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ext:soft-page-break/>
          <table:table-row>
            <table:table-cell table:style-name="Table74.A7" office:value-type="float" office:value="9">
              <text:p text:style-name="P11">9</text:p>
            </table:table-cell>
            <table:table-cell table:style-name="Table74.A2" office:value-type="string">
              <text:p text:style-name="P10">On the <text:s/><text:span text:style-name="T30">Creating a new category</text:span> page click on: “Save changes” button</text:p>
            </table:table-cell>
            <table:table-cell table:style-name="Table74.A2" office:value-type="string">
              <text:p text:style-name="P19"><text:span text:style-name="T51">The page should refresh and the </text:span><text:span text:style-name="T70">Category name (must be unique)</text:span><text:span text:style-name="T5">* </text:span><text:span text:style-name="T13">field should display the text </text:span><text:span text:style-name="T5">Required</text:span><text:span text:style-name="T13"> above it.</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0">
              <text:p text:style-name="P11">10</text:p>
            </table:table-cell>
            <table:table-cell table:style-name="Table74.A2" office:value-type="string">
              <text:p text:style-name="P10">On the <text:s/><text:span text:style-name="T30">Creating a new category</text:span> page click on: “cancel” button</text:p>
            </table:table-cell>
            <table:table-cell table:style-name="Table74.A2" office:value-type="string">
              <text:p text:style-name="P10">Should be taken to the <text:s/><text:span text:style-name="T30">Organisation depth custom fields </text:span><text:span text:style-name="T16">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1">
              <text:p text:style-name="P11">11</text:p>
            </table:table-cell>
            <table:table-cell table:style-name="Table74.A2" office:value-type="string">
              <text:p text:style-name="P10">On the <text:span text:style-name="T30">Organisation 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category</text:span> page.</text:p>
              <text:p text:style-name="P9"/>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2">
              <text:p text:style-name="P11">12</text:p>
            </table:table-cell>
            <table:table-cell table:style-name="Table74.A2" office:value-type="string">
              <text:p text:style-name="P10">On the <text:s/><text:span text:style-name="T30">Creating a new category</text:span> page populate the field and click on: “Save changes” button</text:p>
            </table:table-cell>
            <table:table-cell table:style-name="Table74.A2" office:value-type="string">
              <text:p text:style-name="P19">Should be taken to the <text:s/><text:span text:style-name="T33">Organisation depth custom fields </text:span><text:span text:style-name="T19">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3">
              <text:p text:style-name="P11">13</text:p>
            </table:table-cell>
            <table:table-cell table:style-name="Table74.A2" office:value-type="string">
              <text:p text:style-name="P10">On the <text:span text:style-name="T30">Organisation depth custom fields </text:span><text:span text:style-name="T16">page, click on: “Create custom field category” button</text:span></text:p>
            </table:table-cell>
            <table:table-cell table:style-name="Table74.A2" office:value-type="string">
              <text:p text:style-name="P19"><text:span text:style-name="T51">Should be taken to the </text:span><text:span text:style-name="T30">Creating a new category</text:spa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4">
              <text:p text:style-name="P11">14</text:p>
            </table:table-cell>
            <table:table-cell table:style-name="Table74.A2" office:value-type="string">
              <text:p text:style-name="P10">On <text:span text:style-name="T30">Creating a new category</text:span> page populate the field and click on: “Save changes” button</text:p>
            </table:table-cell>
            <table:table-cell table:style-name="Table74.A2" office:value-type="string">
              <text:p text:style-name="P19">Should be taken to the <text:s/><text:span text:style-name="T33">Organisation depth custom fields </text:span><text:span text:style-name="T19">page</text:span></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row>
            <table:table-cell table:style-name="Table74.A7" office:value-type="float" office:value="15">
              <text:p text:style-name="P11">15</text:p>
            </table:table-cell>
            <table:table-cell table:style-name="Table74.A2" office:value-type="string">
              <text:p text:style-name="P10">Click on “Return to organisational framework” button.</text:p>
            </table:table-cell>
            <table:table-cell table:style-name="Table74.A2" office:value-type="string">
              <text:p text:style-name="P10">Should be returned to “Manage organisation” page.</text:p>
            </table:table-cell>
            <table:table-cell table:style-name="Table74.A2" office:value-type="string">
              <text:p text:style-name="Table_20_Contents"/>
            </table:table-cell>
            <table:table-cell table:style-name="Table74.A2" office:value-type="string">
              <text:p text:style-name="Table_20_Contents"/>
            </table:table-cell>
            <table:table-cell table:style-name="Table74.A2" office:value-type="string">
              <text:p text:style-name="Table_20_Contents"/>
            </table:table-cell>
            <table:table-cell table:style-name="Table74.G2" office:value-type="string">
              <text:p text:style-name="Table_20_Contents"/>
            </table:table-cell>
          </table:table-row>
        </table:table>
        <text:p text:style-name="P3"/>
        <text:h text:style-name="P64" text:outline-level="3"><text:soft-page-break/>Deleting a custom field category</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table-cell table:style-name="Table75.A1" office:value-type="string">
              <text:p text:style-name="P18">Step</text:p>
            </table:table-cell>
            <table:table-cell table:style-name="Table75.A1" office:value-type="string">
              <text:p text:style-name="P16">Action</text:p>
            </table:table-cell>
            <table:table-cell table:style-name="Table75.A1" office:value-type="string">
              <text:p text:style-name="P16">Expected Results</text:p>
            </table:table-cell>
            <table:table-cell table:style-name="Table75.A1" office:value-type="string">
              <text:p text:style-name="P16">Actual results</text:p>
            </table:table-cell>
            <table:table-cell table:style-name="Table75.A1" office:value-type="string">
              <text:p text:style-name="P16">Comments</text:p>
            </table:table-cell>
            <table:table-cell table:style-name="Table75.A1" office:value-type="string">
              <text:p text:style-name="P16">P/F</text:p>
            </table:table-cell>
            <table:table-cell table:style-name="Table75.G1" office:value-type="string">
              <text:p text:style-name="P16">Bug#</text:p>
            </table:table-cell>
          </table:table-row>
          <table:table-row>
            <table:table-cell table:style-name="Table75.A2" office:value-type="float" office:value="1">
              <text:p text:style-name="P20">1</text:p>
            </table:table-cell>
            <table:table-cell table:style-name="Table75.B2" office:value-type="string">
              <text:p text:style-name="P19">Login as 'admin'</text:p>
            </table:table-cell>
            <table:table-cell table:style-name="Table75.B2" office:value-type="string">
              <text:p text:style-name="P19">Logged into the home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2">
              <text:p text:style-name="P20">2</text:p>
            </table:table-cell>
            <table:table-cell table:style-name="Table75.B2" office:value-type="string">
              <text:p text:style-name="P19">In the Site <text:span text:style-name="T30">Administration</text:span> block, click: “<text:span text:style-name="T52">Organisations</text:span>” &gt; “<text:span text:style-name="T52">Manage organisations</text:span>”</text:p>
            </table:table-cell>
            <table:table-cell table:style-name="Table75.B2" office:value-type="string">
              <text:p text:style-name="P19">The "Organisations" &gt; "Manage organisations" page should appear. Should see some prepopulated <text:s/>framework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3">
              <text:p text:style-name="P20">3</text:p>
            </table:table-cell>
            <table:table-cell table:style-name="Table75.B2" office:value-type="string">
              <text:p text:style-name="P19">Press the drop-down menu at the top of the page and select the framework created in Script 3.2.1.</text:p>
            </table:table-cell>
            <table:table-cell table:style-name="Table75.B2" office:value-type="string">
              <text:p text:style-name="P19">The framework created in Script 3.2.1 should appear <text:s/>with everything related to it.</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4">
              <text:p text:style-name="P20">4</text:p>
            </table:table-cell>
            <table:table-cell table:style-name="Table75.B2" office:value-type="string">
              <text:p text:style-name="P19">Click on the "Turn editing on" button in the breadcrumbs navigation bar.</text:p>
            </table:table-cell>
            <table:table-cell table:style-name="Table75.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5">
              <text:p text:style-name="P20">5</text:p>
            </table:table-cell>
            <table:table-cell table:style-name="Table75.B2" office:value-type="string">
              <text:p text:style-name="P19">Click on the "Custom fields" icon for the top depth level.</text:p>
            </table:table-cell>
            <table:table-cell table:style-name="Table75.B2" office:value-type="string">
              <text:p text:style-name="P19">The "Organisations" &gt; "<text:span text:style-name="T30">Organisation depth </text:span><text:span text:style-name="T30">custom fields</text:span>" page should appear displaying: The <text:span text:style-name="T52">name</text:span> of the Organisation framework, the names of the newly created categories, <text:s/>"<text:span text:style-name="T63">No fields have been defined</text:span>," messages a <text:soft-page-break/>drop down menu named "Create custom field, a Create custom field category," and "Return to organisation framework."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6">
              <text:p text:style-name="P20">6</text:p>
            </table:table-cell>
            <table:table-cell table:style-name="Table75.B2" office:value-type="string">
              <text:p text:style-name="P44">On the <text:s/><text:span text:style-name="T30">Organisation depth custom fields</text:span>" page click on: the <text:span text:style-name="T6">X </text:span><text:span text:style-name="T16">to the right of the second category created in 3.2.9</text:span></text:p>
            </table:table-cell>
            <table:table-cell table:style-name="Table75.B2" office:value-type="string">
              <text:p text:style-name="P43"><text:span text:style-name="T51">Should be taken to the “</text:span><text:span text:style-name="T33">deletecategory</text:span><text:span text:style-name="T51">” page displaying the text:</text:span>There is/are 0 field/s in this category which will be moved into the category above (or below if in the top category).<text:line-break/>Do you still wish to delete this category?<text:span text:style-name="T51"> As well as <text:s/>“yes” and “No” buttons.</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7">
              <text:p text:style-name="P20">7</text:p>
            </table:table-cell>
            <table:table-cell table:style-name="Table75.B2" office:value-type="string">
              <text:p text:style-name="P10">Click on: “No” button</text:p>
            </table:table-cell>
            <table:table-cell table:style-name="Table75.B2" office:value-type="string">
              <text:p text:style-name="P10">Should be taken back to the <text:s/><text:span text:style-name="T30">Organisation depth custom fields </text:span><text:span text:style-name="T16">page</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8">
              <text:p text:style-name="P20">8</text:p>
            </table:table-cell>
            <table:table-cell table:style-name="Table75.B2" office:value-type="string">
              <text:p text:style-name="P44">On the <text:s/><text:span text:style-name="T30">Organisation depth custom fields</text:span>" page click on: the <text:span text:style-name="T6">X </text:span><text:span text:style-name="T16">to the right of the second category created in 3.2.9 again</text:span></text:p>
            </table:table-cell>
            <table:table-cell table:style-name="Table75.B2" office:value-type="string">
              <text:p text:style-name="P44">Should be taken to the “<text:span text:style-name="T30">deletecategory</text:span>” page displaying the text:There is/are 0 field/s in this category which will be moved into the category above (or below if in the top category).<text:line-break/>Do you still wish to delete this category? As well as <text:s/>“yes” and “No” buttons.</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row>
            <table:table-cell table:style-name="Table75.A2" office:value-type="float" office:value="9">
              <text:p text:style-name="P20">9</text:p>
            </table:table-cell>
            <table:table-cell table:style-name="Table75.B2" office:value-type="string">
              <text:p text:style-name="P44">Click on: “Yes” button</text:p>
            </table:table-cell>
            <table:table-cell table:style-name="Table75.B2" office:value-type="string">
              <text:p text:style-name="P10">Should be taken back to the <text:s/><text:span text:style-name="T30">Organisation depth custom fields </text:span><text:span text:style-name="T16">page </text:span><text:span text:style-name="T16">without the second category created 3.2.9</text:span></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ext:soft-page-break/>
          <table:table-row>
            <table:table-cell table:style-name="Table75.A2" office:value-type="float" office:value="10">
              <text:p text:style-name="P20">10</text:p>
            </table:table-cell>
            <table:table-cell table:style-name="Table75.B2" office:value-type="string">
              <text:p text:style-name="P44">On <text:s/>the <text:s/><text:span text:style-name="T30">Organisation depth custom fields </text:span><text:span text:style-name="T16">page, click on: “Return to organisation framework” button</text:span></text:p>
            </table:table-cell>
            <table:table-cell table:style-name="Table75.B2" office:value-type="string">
              <text:p text:style-name="P10">Should be taken to the "Organisations" &gt; "Manage organisations" page</text:p>
            </table:table-cell>
            <table:table-cell table:style-name="Table75.B2" office:value-type="string">
              <text:p text:style-name="Table_20_Contents"/>
            </table:table-cell>
            <table:table-cell table:style-name="Table75.B2" office:value-type="string">
              <text:p text:style-name="Table_20_Contents"/>
            </table:table-cell>
            <table:table-cell table:style-name="Table75.B2" office:value-type="string">
              <text:p text:style-name="Table_20_Contents"/>
            </table:table-cell>
            <table:table-cell table:style-name="Table75.G2" office:value-type="string">
              <text:p text:style-name="Table_20_Contents"/>
            </table:table-cell>
          </table:table-row>
        </table:table>
        <text:p text:style-name="P3"/>
        <text:h text:style-name="P64" text:outline-level="3">Creating a new custom field</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7">Step</text:p>
            </table:table-cell>
            <table:table-cell table:style-name="Table76.A1" office:value-type="string">
              <text:p text:style-name="P16">Action</text:p>
            </table:table-cell>
            <table:table-cell table:style-name="Table76.A1" office:value-type="string">
              <text:p text:style-name="P16">Expected results</text:p>
            </table:table-cell>
            <table:table-cell table:style-name="Table76.A1" office:value-type="string">
              <text:p text:style-name="P16">Actual results</text:p>
            </table:table-cell>
            <table:table-cell table:style-name="Table76.A1" office:value-type="string">
              <text:p text:style-name="P16">Comments</text:p>
            </table:table-cell>
            <table:table-cell table:style-name="Table76.A1" office:value-type="string">
              <text:p text:style-name="P16">P/F</text:p>
            </table:table-cell>
            <table:table-cell table:style-name="Table76.G1" office:value-type="string">
              <text:p text:style-name="P16">Bug#</text:p>
            </table:table-cell>
          </table:table-row>
          <table:table-row>
            <table:table-cell table:style-name="Table76.A2" office:value-type="float" office:value="1">
              <text:p text:style-name="P20">1</text:p>
            </table:table-cell>
            <table:table-cell table:style-name="Table76.B2" office:value-type="string">
              <text:p text:style-name="P19">Login as 'admin'</text:p>
            </table:table-cell>
            <table:table-cell table:style-name="Table76.B2" office:value-type="string">
              <text:p text:style-name="P19">Logged into the homepage</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2">
              <text:p text:style-name="P20">2</text:p>
            </table:table-cell>
            <table:table-cell table:style-name="Table76.B2" office:value-type="string">
              <text:p text:style-name="P19">In the Site <text:span text:style-name="T30">Administration</text:span> block, click: “<text:span text:style-name="T52">Organisations</text:span>” &gt; “<text:span text:style-name="T52">Manage organisations</text:span>”</text:p>
            </table:table-cell>
            <table:table-cell table:style-name="Table76.B2" office:value-type="string">
              <text:p text:style-name="P19">The "Organisations" &gt; "Manage organisations" page should appear. Should see some prepopulated <text:s/>framework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3">
              <text:p text:style-name="P20">3</text:p>
            </table:table-cell>
            <table:table-cell table:style-name="Table76.B2" office:value-type="string">
              <text:p text:style-name="P19">Press the drop-down menu at the top of the page and select the framework created in Script 3.2.1.</text:p>
            </table:table-cell>
            <table:table-cell table:style-name="Table76.B2" office:value-type="string">
              <text:p text:style-name="P19">The framework created in Script 3.2.1 should appear <text:s/>with everything related to it.</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4">
              <text:p text:style-name="P20">4</text:p>
            </table:table-cell>
            <table:table-cell table:style-name="Table76.B2" office:value-type="string">
              <text:p text:style-name="P19">Click on the "Turn editing on" button in the breadcrumbs navigation bar.</text:p>
            </table:table-cell>
            <table:table-cell table:style-name="Table76.B2" office:value-type="string">
              <text:p text:style-name="P19">The page should update with icons ("<text:span text:style-name="T61">Edit</text:span>," "Custom fields," and "<text:span text:style-name="T6">X</text:span>") appearing to the right of the depth level names. Also in the table 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ext:soft-page-break/>
          <table:table-row>
            <table:table-cell table:style-name="Table76.A2" office:value-type="float" office:value="5">
              <text:p text:style-name="P20">5</text:p>
            </table:table-cell>
            <table:table-cell table:style-name="Table76.B2" office:value-type="string">
              <text:p text:style-name="P19">Click on the "Custom fields" icon for the top depth level.</text:p>
            </table:table-cell>
            <table:table-cell table:style-name="Table76.B2" office:value-type="string">
              <text:p text:style-name="P19">The "Organisations" &gt; "<text:span text:style-name="T30">Organisation depth custom fields</text:span>" page should appear displaying: The <text:span text:style-name="T52">name</text:span> of the Organisation framework, the names of the newly created categories, <text:s/>"<text:span text:style-name="T63">No fields have been defined</text:span>," messages a drop down menu named "Create custom field, a Create custom field category," and "Return to organisation framework." buttons.</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6">
              <text:p text:style-name="P20">6</text:p>
            </table:table-cell>
            <table:table-cell table:style-name="Table76.B2" office:value-type="string">
              <text:p text:style-name="P44">On <text:s/>the <text:s/><text:span text:style-name="T30">Organisation depth custom fields </text:span><text:span text:style-name="T16">page, click on the dropdown menu and select checkbox</text:span></text:p>
            </table:table-cell>
            <table:table-cell table:style-name="Table76.B2" office:value-type="string">
              <text:p text:style-name="P19">Should be taken to the <text:span text:style-name="T30">Create a new "Checkbox" custom field </text:span><text:span text:style-name="T16">page.</text:span></text:p>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7">
              <text:p text:style-name="P20">7</text:p>
            </table:table-cell>
            <table:table-cell table:style-name="Table76.B2" office:value-type="string">
              <text:p text:style-name="P44">On <text:span text:style-name="T30">Create a new "Checkbox" custom field </text:span><text:span text:style-name="T16">page, <text:s/>click “save changes” button</text:span></text:p>
            </table:table-cell>
            <table:table-cell table:style-name="Table76.B2" office:value-type="string">
              <text:p text:style-name="P19">The page should refresh displaying <text:span text:style-name="T5">Required </text:span><text:span text:style-name="T13">above the </text:span><text:span text:style-name="T70">Short name (must be unique in depth level)</text:span><text:span text:style-name="T5">* </text:span><text:span text:style-name="T13">and</text:span><text:span text:style-name="T5"> </text:span><text:span text:style-name="T70">Full names</text:span><text:span text:style-name="T5">* </text:span><text:span text:style-name="T13">fields</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8">
              <text:p text:style-name="P20">8</text:p>
            </table:table-cell>
            <table:table-cell table:style-name="Table76.B2" office:value-type="string">
              <text:p text:style-name="P44">On <text:span text:style-name="T30">Create a new "Checkbox" custom field </text:span><text:span text:style-name="T16">page, <text:s/>click “Cancel” button</text:span></text:p>
            </table:table-cell>
            <table:table-cell table:style-name="Table76.B2" office:value-type="string">
              <text:p text:style-name="P19">Should be taken to the <text:s/><text:span text:style-name="T33">Organisation depth custom fields </text:span><text:span text:style-name="T19">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9">
              <text:p text:style-name="P20">9</text:p>
            </table:table-cell>
            <table:table-cell table:style-name="Table76.B2" office:value-type="string">
              <text:p text:style-name="P44">On <text:s/>the <text:s/><text:span text:style-name="T30">Organisation depth custom fields </text:span><text:span text:style-name="T16">page, click </text:span><text:span text:style-name="T16">on the dropdown menu and select checkbox</text:span></text:p>
            </table:table-cell>
            <table:table-cell table:style-name="Table76.B2" office:value-type="string">
              <text:p text:style-name="P19">Should be taken to the <text:span text:style-name="T30">Create a new "Checkbox" custom </text:span><text:span text:style-name="T30">field </text:span><text:span text:style-name="T16">page.</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ext:soft-page-break/>
          <table:table-row>
            <table:table-cell table:style-name="Table76.A2" office:value-type="float" office:value="10">
              <text:p text:style-name="P20">10</text:p>
            </table:table-cell>
            <table:table-cell table:style-name="Table76.B2" office:value-type="string">
              <text:p text:style-name="P44">On <text:span text:style-name="T30">Create a new "Checkbox" custom field </text:span><text:span text:style-name="T16">page, populate fields and <text:s/>click “Save Changes” button</text:span></text:p>
            </table:table-cell>
            <table:table-cell table:style-name="Table76.B2" office:value-type="string">
              <text:p text:style-name="P19">Should be taken to the <text:s/><text:span text:style-name="T33">Organisation depth custom fields </text:span><text:span text:style-name="T19">page displaying the newly created checkbox field.</text:span></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1">
              <text:p text:style-name="P20">11</text:p>
            </table:table-cell>
            <table:table-cell table:style-name="Table76.B2" office:value-type="string">
              <text:p text:style-name="P44">On <text:s/>the <text:s/><text:span text:style-name="T30">Organisation depth custom fields </text:span><text:span text:style-name="T16">page, click on the “ Return to organisation framework</text:span></text:p>
            </table:table-cell>
            <table:table-cell table:style-name="Table76.B2" office:value-type="string">
              <text:p text:style-name="P19">Should be taken to the <text:s/>"Organisations" &gt; "Manage organisations" <text:s/>page. </text:p>
              <text:p text:style-name="P19"/>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row>
            <table:table-cell table:style-name="Table76.A2" office:value-type="float" office:value="12">
              <text:p text:style-name="P20">12</text:p>
            </table:table-cell>
            <table:table-cell table:style-name="Table76.B2" office:value-type="string">
              <text:p text:style-name="P44">Repeat steps 5 through 11</text:p>
            </table:table-cell>
            <table:table-cell table:style-name="Table76.B2" office:value-type="string">
              <text:p text:style-name="P19">Same results as <text:s/>steps 5 through 11</text:p>
            </table:table-cell>
            <table:table-cell table:style-name="Table76.B2" office:value-type="string">
              <text:p text:style-name="Table_20_Contents"/>
            </table:table-cell>
            <table:table-cell table:style-name="Table76.B2" office:value-type="string">
              <text:p text:style-name="Table_20_Contents"/>
            </table:table-cell>
            <table:table-cell table:style-name="Table76.B2" office:value-type="string">
              <text:p text:style-name="Table_20_Contents"/>
            </table:table-cell>
            <table:table-cell table:style-name="Table76.G2" office:value-type="string">
              <text:p text:style-name="Table_20_Contents"/>
            </table:table-cell>
          </table:table-row>
        </table:table>
        <text:p text:style-name="P3"/>
        <text:h text:style-name="P64" text:outline-level="3">Deleting custom field</text:h>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office:value-type="string">
              <text:p text:style-name="P17">Step</text:p>
            </table:table-cell>
            <table:table-cell table:style-name="Table77.A1" office:value-type="string">
              <text:p text:style-name="P18">Action</text:p>
            </table:table-cell>
            <table:table-cell table:style-name="Table77.A1" office:value-type="string">
              <text:p text:style-name="P18">Expected Results</text:p>
            </table:table-cell>
            <table:table-cell table:style-name="Table77.A1" office:value-type="string">
              <text:p text:style-name="P18">Actual Reults</text:p>
            </table:table-cell>
            <table:table-cell table:style-name="Table77.A1" office:value-type="string">
              <text:p text:style-name="P18">Comments </text:p>
            </table:table-cell>
            <table:table-cell table:style-name="Table77.A1" office:value-type="string">
              <text:p text:style-name="P18">P/F</text:p>
            </table:table-cell>
            <table:table-cell table:style-name="Table77.G1" office:value-type="string">
              <text:p text:style-name="P18">Bug#</text:p>
            </table:table-cell>
          </table:table-row>
          <table:table-row>
            <table:table-cell table:style-name="Table77.A2" office:value-type="float" office:value="1">
              <text:p text:style-name="P20">1</text:p>
            </table:table-cell>
            <table:table-cell table:style-name="Table77.B2" office:value-type="string">
              <text:p text:style-name="P19">Login as 'admin'</text:p>
            </table:table-cell>
            <table:table-cell table:style-name="Table77.B2" office:value-type="string">
              <text:p text:style-name="P19">Logged into the home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2">
              <text:p text:style-name="P20">2</text:p>
            </table:table-cell>
            <table:table-cell table:style-name="Table77.B2" office:value-type="string">
              <text:p text:style-name="P19">In the Site <text:span text:style-name="T30">Administration</text:span> block, click: “<text:span text:style-name="T52">Organisations</text:span>” &gt; “<text:span text:style-name="T52">Manage organisations</text:span>”</text:p>
            </table:table-cell>
            <table:table-cell table:style-name="Table77.B2" office:value-type="string">
              <text:p text:style-name="P19">The "Organisations" &gt; "Manage organisations" page should appear. Should see some prepopulated <text:s/>framework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3">
              <text:p text:style-name="P20">3</text:p>
            </table:table-cell>
            <table:table-cell table:style-name="Table77.B2" office:value-type="string">
              <text:p text:style-name="P19">Press the drop-down menu at the top of the page and select the framework created in Script 3.2.1.</text:p>
            </table:table-cell>
            <table:table-cell table:style-name="Table77.B2" office:value-type="string">
              <text:p text:style-name="P19">The framework created in Script 3.2.1 should appear <text:s/>with everything related to it.</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4">
              <text:p text:style-name="P20">4</text:p>
            </table:table-cell>
            <table:table-cell table:style-name="Table77.B2" office:value-type="string">
              <text:p text:style-name="P19">Click on the "Turn editing on" button in the breadcrumbs navigation bar.</text:p>
            </table:table-cell>
            <table:table-cell table:style-name="Table77.B2" office:value-type="string">
              <text:p text:style-name="P19">The page should update with icons ("<text:span text:style-name="T61">Edit</text:span>," "Custom fields," and "<text:span text:style-name="T6">X</text:span>") appearing to the right of the depth level names. Also in the table <text:soft-page-break/>containing the organisations, a new column with the heading "<text:span text:style-name="T67">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5">
              <text:p text:style-name="P20">5</text:p>
            </table:table-cell>
            <table:table-cell table:style-name="Table77.B2" office:value-type="string">
              <text:p text:style-name="P19">Click on the "Custom fields" icon for the depth level where a custom field was created</text:p>
            </table:table-cell>
            <table:table-cell table:style-name="Table77.B2" office:value-type="string">
              <text:p text:style-name="P19">The "Organisations" &gt; "<text:span text:style-name="T30">Organisation depth custom fields</text:span>" page should appear displaying: The <text:span text:style-name="T52">name</text:span> of the Organisation framework, the names of the newly created categories, <text:s/>"<text:span text:style-name="T63">No fields have been defined</text:span>,"<text:span text:style-name="T5">(if no custom fields have been <text:s/>created) </text:span>messages a drop down menu named "Create custom field, a Create custom field category," and "Return to organisation framework."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6">
              <text:p text:style-name="P20">6</text:p>
            </table:table-cell>
            <table:table-cell table:style-name="Table77.B2" office:value-type="string">
              <text:p text:style-name="P19">Should be taken to the <text:span text:style-name="T33">Organisation depth custom fields </text:span><text:span text:style-name="T19">page displaying the custom field created in 3.2.12</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7">
              <text:p text:style-name="P20">7</text:p>
            </table:table-cell>
            <table:table-cell table:style-name="Table77.B2" office:value-type="string">
              <text:p text:style-name="P19">Click on the <text:span text:style-name="T10">X </text:span><text:span text:style-name="T25">to the right of the custom field</text:span></text:p>
            </table:table-cell>
            <table:table-cell table:style-name="Table77.B2" office:value-type="string">
              <text:p text:style-name="P19">Should be taken to the <text:span text:style-name="T30">deletefield </text:span><text:span text:style-name="T16">displaying the text:</text:span>There is/are 0 record/s for this field which will be deleted.Do you still wish to delete this field? As well as <text:s text:c="2"/>“Yes” and “No” buttons</text:p>
              <text:p text:style-name="P45"><text:soft-page-break/></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8">
              <text:p text:style-name="P20">8</text:p>
            </table:table-cell>
            <table:table-cell table:style-name="Table77.B2" office:value-type="string">
              <text:p text:style-name="P19">Click “No”</text:p>
            </table:table-cell>
            <table:table-cell table:style-name="Table77.B2" office:value-type="string">
              <text:p text:style-name="P19">Should be taken to the <text:span text:style-name="T33">Organisation depth custom fields </text:span><text:span text:style-name="T19">pag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9">
              <text:p text:style-name="P20">9</text:p>
            </table:table-cell>
            <table:table-cell table:style-name="Table77.B2" office:value-type="string">
              <text:p text:style-name="P19">On the <text:span text:style-name="T33">Organisation depth custom fields </text:span><text:span text:style-name="T19">page click on the </text:span><text:span text:style-name="T11">X </text:span><text:span text:style-name="T26">to the right of the custom field.</text:span></text:p>
            </table:table-cell>
            <table:table-cell table:style-name="Table77.B2" office:value-type="string">
              <text:p text:style-name="P19">Should be taken to the <text:span text:style-name="T30">deletefield </text:span><text:span text:style-name="T16">displaying the text:</text:span>There is/are 0 record/s for this field which will be deleted.Do you still wish to delete this field? As well as <text:s text:c="2"/>“Yes” and “No” buttons</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0">
              <text:p text:style-name="P20">10</text:p>
            </table:table-cell>
            <table:table-cell table:style-name="Table77.B2" office:value-type="string">
              <text:p text:style-name="P19">Click “Yes”</text:p>
            </table:table-cell>
            <table:table-cell table:style-name="Table77.B2" office:value-type="string">
              <text:p text:style-name="P19">Should be taken back to the <text:s/><text:span text:style-name="T33">Organisation depth custom fields </text:span><text:span text:style-name="T19">page without the custom field but the text: </text:span><text:span text:style-name="T71">No fields have been defined </text:span><text:span text:style-name="T19">in its place</text:span></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row>
            <table:table-cell table:style-name="Table77.A2" office:value-type="float" office:value="11">
              <text:p text:style-name="P20">11</text:p>
            </table:table-cell>
            <table:table-cell table:style-name="Table77.B2" office:value-type="string">
              <text:p text:style-name="P19">Click on: “Return to organisation framework” button.</text:p>
            </table:table-cell>
            <table:table-cell table:style-name="Table77.B2" office:value-type="string">
              <text:p text:style-name="P19">Should be taken to The "Organisations" &gt; "Manage organisations" page</text:p>
            </table:table-cell>
            <table:table-cell table:style-name="Table77.B2" office:value-type="string">
              <text:p text:style-name="Table_20_Contents"/>
            </table:table-cell>
            <table:table-cell table:style-name="Table77.B2" office:value-type="string">
              <text:p text:style-name="Table_20_Contents"/>
            </table:table-cell>
            <table:table-cell table:style-name="Table77.B2" office:value-type="string">
              <text:p text:style-name="Table_20_Contents"/>
            </table:table-cell>
            <table:table-cell table:style-name="Table77.G2" office:value-type="string">
              <text:p text:style-name="Table_20_Contents"/>
            </table:table-cell>
          </table:table-row>
        </table:table>
        <text:p text:style-name="P3"/>
        <text:h text:style-name="P64" text:outline-level="3">Filtering organisation hierarchies</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16">Step</text:p>
            </table:table-cell>
            <table:table-cell table:style-name="Table22.A1" office:value-type="string">
              <text:p text:style-name="P16">Action</text:p>
            </table:table-cell>
            <table:table-cell table:style-name="Table22.A1" office:value-type="string">
              <text:p text:style-name="P16">Expected Results</text:p>
            </table:table-cell>
            <table:table-cell table:style-name="Table22.A1" office:value-type="string">
              <text:p text:style-name="P16">Actual Results</text:p>
            </table:table-cell>
            <table:table-cell table:style-name="Table22.A1" office:value-type="string">
              <text:p text:style-name="P16">Comments</text:p>
            </table:table-cell>
            <table:table-cell table:style-name="Table22.A1" office:value-type="string">
              <text:p text:style-name="P16">P/F</text:p>
            </table:table-cell>
            <table:table-cell table:style-name="Table22.G1" office:value-type="string">
              <text:p text:style-name="P16">Bug#</text:p>
            </table:table-cell>
          </table:table-row>
          <table:table-row>
            <table:table-cell table:style-name="Table22.A2" office:value-type="string">
              <text:p text:style-name="P20">1</text:p>
            </table:table-cell>
            <table:table-cell table:style-name="Table22.A2" office:value-type="string">
              <text:p text:style-name="P19">Login as 'admin'</text:p>
            </table:table-cell>
            <table:table-cell table:style-name="Table22.A2" office:value-type="string">
              <text:p text:style-name="P19">Logged into the homepag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able:table-row>
            <table:table-cell table:style-name="Table22.A2" office:value-type="string">
              <text:p text:style-name="P20">2</text:p>
            </table:table-cell>
            <table:table-cell table:style-name="Table22.A2" office:value-type="string">
              <text:p text:style-name="P19">In the Site <text:span text:style-name="T30">Administration</text:span> block, click: “<text:span text:style-name="T52">Organisations</text:span>” &gt; “<text:span text:style-name="T52">Manage </text:span><text:span text:style-name="T52">organisation</text:span>”</text:p>
            </table:table-cell>
            <table:table-cell table:style-name="Table22.A2" office:value-type="string">
              <text:p text:style-name="P19">The "Organisations" &gt; "Manage organisation" page should appear displaying a drop down called Regional offices the number of organisations, a form called New filter</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Table_20_Contents"/>
            </table:table-cell>
            <table:table-cell table:style-name="Table22.G2" office:value-type="string">
              <text:p text:style-name="Table_20_Contents"/>
            </table:table-cell>
          </table:table-row>
          <text:soft-page-break/>
          <table:table-row>
            <table:table-cell table:style-name="Table22.A2" office:value-type="string">
              <text:p text:style-name="P20">3</text:p>
            </table:table-cell>
            <table:table-cell table:style-name="Table22.A2" office:value-type="string">
              <text:p text:style-name="P19">From the drop down menu select <text:s/>a frame work or the frame work created earlier. In the "New filter" fieldset, enter the word "Demonstrate" <text:s/>or “the first four letters <text:s/>of any of the orgs” on the page in the "Full name filter" and click on the "Add filter" button.</text:p>
            </table:table-cell>
            <table:table-cell table:style-name="Table22.A2" office:value-type="string">
              <text:p text:style-name="P19">The heading should display the <text:span text:style-name="T30">number</text:span> of filtered organisations out of the <text:span text:style-name="T30">number</text:span> of organisations (if there is <text:s/>any starting with Demonstrate). A new fieldset named "Active filters" should appear containing: a checkbox with the description "Fullname contains “Demonstrate”, or the text inserted in the field earlier" a "Remove selected" button, and a "Remove all filters" button.</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4</text:p>
            </table:table-cell>
            <table:table-cell table:style-name="Table22.A2" office:value-type="string">
              <text:p text:style-name="P19">On the refreshed page, check the the check box “full name contains” and press “Remove selected” </text:p>
            </table:table-cell>
            <table:table-cell table:style-name="Table22.A2" office:value-type="string">
              <text:p text:style-name="P19">Same as Step 2.</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5</text:p>
            </table:table-cell>
            <table:table-cell table:style-name="Table22.A2" office:value-type="string">
              <text:p text:style-name="P19">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19"/>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6</text:p>
            </table:table-cell>
            <table:table-cell table:style-name="Table22.A2" office:value-type="string">
              <text:p text:style-name="P19">By the short name leave the dropdown menu as it is and type in the full name of <text:s/>an organisation and press “Add filter”</text:p>
            </table:table-cell>
            <table:table-cell table:style-name="Table22.A2" office:value-type="string">
              <text:p text:style-name="P19">The page should refresh displaying an “Active <text:s/>filters” set with a checkbox, buttons and revealing no organisation <text:s/>because the full name was typed into the short name field.</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7</text:p>
            </table:table-cell>
            <table:table-cell table:style-name="Table22.A2" office:value-type="string">
              <text:p text:style-name="P19">On the refreshed page, check the the check box <text:soft-page-break/>“short name contains” and press “Remove selected” </text:p>
            </table:table-cell>
            <table:table-cell table:style-name="Table22.A2" office:value-type="string">
              <text:p text:style-name="P19">The page should refresh without the “Active <text:s/>filters” set. It should also <text:soft-page-break/>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8</text:p>
            </table:table-cell>
            <table:table-cell table:style-name="Table22.A2" office:value-type="string">
              <text:p text:style-name="P19">On the refreshed page, Press the "Show Advanced" button</text:p>
            </table:table-cell>
            <table:table-cell table:style-name="Table22.A2" office:value-type="string">
              <text:p text:style-name="P19">The "New filter" fieldset should expand showing new filter types: "Short name," "ID number," "Description," as well as the original fieldset “Full name”</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9</text:p>
            </table:table-cell>
            <table:table-cell table:style-name="Table22.A2" office:value-type="string">
              <text:p text:style-name="P19">By the short name leave the dropdown menu as it is and type in the short or part <text:s/>of the name of an organisation and press “Add filter”</text:p>
            </table:table-cell>
            <table:table-cell table:style-name="Table22.A2" office:value-type="string">
              <text:p text:style-name="P19">The heading should display the number of filtered organisations out of the number of organisations (with that short name). A new fieldset named "Active filters" should appear containing: a checkbox with the description "short name contains, "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0</text:p>
            </table:table-cell>
            <table:table-cell table:style-name="Table22.A2" office:value-type="string">
              <text:p text:style-name="P19">On the refreshed page, check the the check box “short name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1</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2</text:p>
            </table:table-cell>
            <table:table-cell table:style-name="Table22.A2" office:value-type="string">
              <text:p text:style-name="P19">By “ID” number leave the dropdown menu as it is and type in the the id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text:soft-page-break/>containing: a checkbox with the description "ID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3</text:p>
            </table:table-cell>
            <table:table-cell table:style-name="Table22.A2" office:value-type="string">
              <text:p text:style-name="P19">On the refreshed page, check the the check box “ID number contain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4</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5</text:p>
            </table:table-cell>
            <table:table-cell table:style-name="Table22.A2" office:value-type="string">
              <text:p text:style-name="P19">By “Description” <text:s/>leave the dropdown menu as it is and type in the the description for an organisation and press “Add filter”</text:p>
            </table:table-cell>
            <table:table-cell table:style-name="Table22.A2" office:value-type="string">
              <text:p text:style-name="P19">The heading should display the number of filtered organisations out of the number of organisations (with that ID). A new fieldset named "Active filters" should appear containing: a checkbox with the description "Description contains" a "Remove selected" button, and a "Remove all filters" button.</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6</text:p>
            </table:table-cell>
            <table:table-cell table:style-name="Table22.A2" office:value-type="string">
              <text:p text:style-name="P19">On the refreshed page, check the the check box “description contains” and press “Remove selected” </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table-cell table:style-name="Table22.A2" office:value-type="string">
              <text:p text:style-name="P20">17</text:p>
            </table:table-cell>
            <table:table-cell table:style-name="Table22.A2" office:value-type="string">
              <text:p text:style-name="P19">Repeat Step 8</text:p>
            </table:table-cell>
            <table:table-cell table:style-name="Table22.A2" office:value-type="string">
              <text:p text:style-name="P19">Same as step 8</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8</text:p>
            </table:table-cell>
            <table:table-cell table:style-name="Table22.A2" office:value-type="string">
              <text:p text:style-name="P19">On the refreshed page, proceed to populate all the various advanced <text:soft-page-break/>fields in the “New filter” set and press “Add filter”</text:p>
            </table:table-cell>
            <table:table-cell table:style-name="Table22.A2" office:value-type="string">
              <text:p text:style-name="P19">The page should refresh with the Active filters displaying check boxes <text:soft-page-break/>for all the four filters </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19</text:p>
            </table:table-cell>
            <table:table-cell table:style-name="Table22.A2" office:value-type="string">
              <text:p text:style-name="P19">On the refreshed page, check all the check boxes and press “Remove selected”</text:p>
            </table:table-cell>
            <table:table-cell table:style-name="Table22.A2" office:value-type="string">
              <text:p text:style-name="P19">The page should refresh without the “Active <text:s/>filters” set. It should also display the organisations associated <text:s/>with the framework in the top dropdown menu</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row table:style-name="Table22.19">
            <table:table-cell table:style-name="Table22.A2" office:value-type="string">
              <text:p text:style-name="P20">20</text:p>
            </table:table-cell>
            <table:table-cell table:style-name="Table22.A2" office:value-type="string">
              <text:p text:style-name="P19">Repeat step 3 through 19 for the rest of the menu items, starting with the second item in the drop down menu (doesn't contain) from the “New filter” set</text:p>
            </table:table-cell>
            <table:table-cell table:style-name="Table22.A2" office:value-type="string">
              <text:p text:style-name="P19">Should get the same result as the first item</text:p>
            </table:table-cell>
            <table:table-cell table:style-name="Table22.A2" office:value-type="string">
              <text:p text:style-name="P19"/>
            </table:table-cell>
            <table:table-cell table:style-name="Table22.A2" office:value-type="string">
              <text:p text:style-name="P32"/>
            </table:table-cell>
            <table:table-cell table:style-name="Table22.A2" office:value-type="string">
              <text:p text:style-name="P19"/>
            </table:table-cell>
            <table:table-cell table:style-name="Table22.G2" office:value-type="string">
              <text:p text:style-name="P19"/>
            </table:table-cell>
          </table:table-row>
        </table:table>
        <text:h text:style-name="P64" text:outline-level="3">Exporting organisation hierarchy data</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16">Step</text:p>
            </table:table-cell>
            <table:table-cell table:style-name="Table24.A1" office:value-type="string">
              <text:p text:style-name="P16">Action</text:p>
            </table:table-cell>
            <table:table-cell table:style-name="Table24.A1" office:value-type="string">
              <text:p text:style-name="P16">Expected Results</text:p>
            </table:table-cell>
            <table:table-cell table:style-name="Table24.A1" office:value-type="string">
              <text:p text:style-name="P16">Actual Results</text:p>
            </table:table-cell>
            <table:table-cell table:style-name="Table24.A1" office:value-type="string">
              <text:p text:style-name="P16">Comments</text:p>
            </table:table-cell>
            <table:table-cell table:style-name="Table24.A1" office:value-type="string">
              <text:p text:style-name="P16">P/F</text:p>
            </table:table-cell>
            <table:table-cell table:style-name="Table24.G1" office:value-type="string">
              <text:p text:style-name="P16">Bug#</text:p>
            </table:table-cell>
          </table:table-row>
          <table:table-row>
            <table:table-cell table:style-name="Table24.A2" office:value-type="string">
              <text:p text:style-name="P20">1</text:p>
            </table:table-cell>
            <table:table-cell table:style-name="Table24.A2" office:value-type="string">
              <text:p text:style-name="P19">Login as 'admin'</text:p>
            </table:table-cell>
            <table:table-cell table:style-name="Table24.A2" office:value-type="string">
              <text:p text:style-name="P19">Logged into the homepag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2</text:p>
            </table:table-cell>
            <table:table-cell table:style-name="Table24.A2" office:value-type="string">
              <text:p text:style-name="P19">In the Site <text:span text:style-name="T30">Administration</text:span> block &gt; “<text:span text:style-name="T52">Organisations</text:span>” &gt; “<text:span text:style-name="T52">Manage organisation</text:span>”</text:p>
            </table:table-cell>
            <table:table-cell table:style-name="Table24.A2" office:value-type="string">
              <text:p text:style-name="P19">The "Organisations" &gt; "Manage organisations" page should appear displaying a drop down called Regional offices the number of organisations, a form called New filter as well as the link “<text:span text:style-name="T52">Show display Options</text:span>” </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Table_20_Contents"/>
            </table:table-cell>
            <table:table-cell table:style-name="Table24.G2" office:value-type="string">
              <text:p text:style-name="Table_20_Contents"/>
            </table:table-cell>
          </table:table-row>
          <table:table-row>
            <table:table-cell table:style-name="Table24.A2" office:value-type="string">
              <text:p text:style-name="P20">3</text:p>
            </table:table-cell>
            <table:table-cell table:style-name="Table24.A2" office:value-type="string">
              <text:p text:style-name="P19">Click on the "Export" button at the base of the page</text:p>
            </table:table-cell>
            <table:table-cell table:style-name="Table24.A2" office:value-type="string">
              <text:p text:style-name="P19">A page with the heading "<text:span text:style-name="T30">Export</text:span>" appears containing three links ("<text:span text:style-name="T52">Export in text format</text:span>," "<text:span text:style-name="T52">Export in ODS format</text:span>," and "<text:span text:style-name="T52">Export in Excel </text:span><text:soft-page-break/><text:span text:style-name="T52">format</text:span>") and a button named "Continue."</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4" office:value-type="float" office:value="5752">
              <text:p text:style-name="P19">5752</text:p>
            </table:table-cell>
          </table:table-row>
          <table:table-row>
            <table:table-cell table:style-name="Table24.A2" office:value-type="string">
              <text:p text:style-name="P20">4</text:p>
            </table:table-cell>
            <table:table-cell table:style-name="Table24.A2" office:value-type="string">
              <text:p text:style-name="P19">Click on the "<text:span text:style-name="T52">Export in text format</text:span>" link and view the file returned from the site.</text:p>
            </table:table-cell>
            <table:table-cell table:style-name="Table24.A2" office:value-type="string">
              <text:p text:style-name="P19">The file is named "Organisations.csv" and contains <text:s/>all of the organisations in the hierarchy.</text:p>
            </table:table-cell>
            <table:table-cell table:style-name="Table24.A2" office:value-type="string">
              <text:p text:style-name="P19"/>
            </table:table-cell>
            <table:table-cell table:style-name="Table24.A2" office:value-type="string">
              <text:p text:style-name="P30"/>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5</text:p>
            </table:table-cell>
            <table:table-cell table:style-name="Table24.A2" office:value-type="string">
              <text:p text:style-name="P19">Click on the "<text:span text:style-name="T52">Export in ODS format</text:span>" link and view the file returned from the site.</text:p>
            </table:table-cell>
            <table:table-cell table:style-name="Table24.A2" office:value-type="string">
              <text:p text:style-name="P19">The file is named "Organisations.od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6</text:p>
            </table:table-cell>
            <table:table-cell table:style-name="Table24.A2" office:value-type="string">
              <text:p text:style-name="P19">Click on the "<text:span text:style-name="T52">Export in XLS</text:span> format" link and view the file returned from the site.</text:p>
            </table:table-cell>
            <table:table-cell table:style-name="Table24.A2" office:value-type="string">
              <text:p text:style-name="P19">The file is named "Organisations.xls" and contains all of the organisations in the hierarchy.</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row>
            <table:table-cell table:style-name="Table24.A2" office:value-type="string">
              <text:p text:style-name="P20">7</text:p>
            </table:table-cell>
            <table:table-cell table:style-name="Table24.A2" office:value-type="string">
              <text:p text:style-name="P19">Click on the "Continue" button.</text:p>
            </table:table-cell>
            <table:table-cell table:style-name="Table24.A2" office:value-type="string">
              <text:p text:style-name="P19">Same as Step 2.</text:p>
            </table:table-cell>
            <table:table-cell table:style-name="Table24.A2" office:value-type="string">
              <text:p text:style-name="P19"/>
            </table:table-cell>
            <table:table-cell table:style-name="Table24.A2" office:value-type="string">
              <text:p text:style-name="P19"/>
            </table:table-cell>
            <table:table-cell table:style-name="Table24.A2" office:value-type="string">
              <text:p text:style-name="P19"/>
            </table:table-cell>
            <table:table-cell table:style-name="Table24.G2" office:value-type="string">
              <text:p text:style-name="P19"/>
            </table:table-cell>
          </table:table-row>
        </table:table>
        <text:h text:style-name="P66" text:outline-level="2">Managing competency scales</text:h>
        <text:h text:style-name="P64" text:outline-level="3">Adding a competency scale</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office:value-type="string">
              <text:p text:style-name="P16">Step</text:p>
            </table:table-cell>
            <table:table-cell table:style-name="Table25.A1" office:value-type="string">
              <text:p text:style-name="P16">Action</text:p>
            </table:table-cell>
            <table:table-cell table:style-name="Table25.A1" office:value-type="string">
              <text:p text:style-name="P16">Expected Results</text:p>
            </table:table-cell>
            <table:table-cell table:style-name="Table25.A1" office:value-type="string">
              <text:p text:style-name="P16">Actual Results</text:p>
            </table:table-cell>
            <table:table-cell table:style-name="Table25.A1" office:value-type="string">
              <text:p text:style-name="P16">Comments</text:p>
            </table:table-cell>
            <table:table-cell table:style-name="Table25.A1" office:value-type="string">
              <text:p text:style-name="P16">P/F</text:p>
            </table:table-cell>
            <table:table-cell table:style-name="Table25.G1" office:value-type="string">
              <text:p text:style-name="P16">Bug#</text:p>
            </table:table-cell>
          </table:table-row>
          <table:table-row>
            <table:table-cell table:style-name="Table25.A2" office:value-type="string">
              <text:p text:style-name="P20">1</text:p>
            </table:table-cell>
            <table:table-cell table:style-name="Table25.A2" office:value-type="string">
              <text:p text:style-name="P19">Login as 'admin'</text:p>
            </table:table-cell>
            <table:table-cell table:style-name="Table25.A2" office:value-type="string">
              <text:p text:style-name="P19">Logged into the homepage</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2" office:value-type="string">
              <text:p text:style-name="P20">2</text:p>
            </table:table-cell>
            <table:table-cell table:style-name="Table25.A2" office:value-type="string">
              <text:p text:style-name="P19">In the Site <text:span text:style-name="T30">Administration</text:span> block, click on: <text:s/>“<text:span text:style-name="T52">Competencies</text:span>” &gt; “<text:span text:style-name="T52">Competency scales</text:span>”</text:p>
            </table:table-cell>
            <table:table-cell table:style-name="Table25.A2" office:value-type="string">
              <text:p text:style-name="P19">The "<text:span text:style-name="T30">Competency scales</text:span> <text:span text:style-name="T13"><text:s/>page should appear displaying a prepopulated </text:span><text:span text:style-name="T30">competency scales</text:span><text:span text:style-name="T13"> named "</text:span><text:span text:style-name="T52">Competency Scale</text:span><text:span text:style-name="T13">" .</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Table_20_Contents"/>
            </table:table-cell>
          </table:table-row>
          <table:table-row>
            <table:table-cell table:style-name="Table25.A4" office:value-type="float" office:value="3">
              <text:p text:style-name="P20">3</text:p>
            </table:table-cell>
            <table:table-cell table:style-name="Table25.A2" office:value-type="string">
              <text:p text:style-name="P19"><text:span text:style-name="T16">On</text:span><text:span text:style-name="T30"> Competency scales</text:span> <text:span text:style-name="T13"><text:s/>page</text:span> <text:soft-page-break/>click: “Add a new scale” button</text:p>
            </table:table-cell>
            <table:table-cell table:style-name="Table25.A2" office:value-type="string">
              <text:p text:style-name="P19">The Add a new scale page should appear <text:s/><text:soft-page-break/>displaying a blank scale form with <text:s/>a red <text:s/><text:span text:style-name="T63">Nam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4</text:p>
            </table:table-cell>
            <table:table-cell table:style-name="Table25.A2" office:value-type="string">
              <text:p text:style-name="P19">On “<text:span text:style-name="T30">Add a new scale</text:span>” page click: “Save changes” </text:p>
            </table:table-cell>
            <table:table-cell table:style-name="Table25.A2" office:value-type="string">
              <text:p text:style-name="P19"><text:span text:style-name="T13">There should be a validation that the scale name is</text:span><text:span text:style-name="T5"> </text:span><text:span text:style-name="T13">“</text:span><text:span text:style-name="T5">Required</text:span><text:span text:style-name="T13">”</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5</text:p>
            </table:table-cell>
            <table:table-cell table:style-name="Table25.A2" office:value-type="string">
              <text:p text:style-name="P19">On “<text:span text:style-name="T30">Add a new scale</text:span>” page click: “Cancel”</text:p>
            </table:table-cell>
            <table:table-cell table:style-name="Table25.A2" office:value-type="string">
              <text:p text:style-name="P21">Should be returned to the “<text:span text:style-name="T30">Competency scales</text:span>" page displaying a prepopulated competency scale named "<text:span text:style-name="T52">Competency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2" office:value-type="string">
              <text:p text:style-name="P20">6</text:p>
            </table:table-cell>
            <table:table-cell table:style-name="Table25.A2" office:value-type="string">
              <text:p text:style-name="P19">On the “<text:span text:style-name="T30">Competency scales</text:span>” page, <text:s/>click on:“Add a new scale” button.</text:p>
            </table:table-cell>
            <table:table-cell table:style-name="Table25.A2" office:value-type="string">
              <text:p text:style-name="P19"><text:s/>The Add a new scale page should appear <text:s/>displaying a blank scale form with <text:s/>a red <text:s/><text:span text:style-name="T63">Name*</text:span></text:p>
            </table:table-cell>
            <table:table-cell table:style-name="Table25.A2" office:value-type="string">
              <text:p text:style-name="P19"/>
            </table:table-cell>
            <table:table-cell table:style-name="Table25.A2" office:value-type="string">
              <text:p text:style-name="P3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7">
              <text:p text:style-name="P20">7</text:p>
            </table:table-cell>
            <table:table-cell table:style-name="Table25.A2" office:value-type="string">
              <text:p text:style-name="P19">On the <text:s/><text:span text:style-name="T30">Add a new scale</text:span>” page, populate the fields and click on: “Save changes”</text:p>
            </table:table-cell>
            <table:table-cell table:style-name="Table25.A2" office:value-type="string">
              <text:p text:style-name="P19">Should be taken to the newly created competency scale <text:s/>page displaying <text:s/><text:span text:style-name="T30">scale name</text:span>, as well as <text:span text:style-name="T30">Scale values</text:span> “Add new scale value” and “Return to competency scales buttons”</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row>
            <table:table-cell table:style-name="Table25.A4" office:value-type="float" office:value="8">
              <text:p text:style-name="P20">8</text:p>
            </table:table-cell>
            <table:table-cell table:style-name="Table25.A2" office:value-type="string">
              <text:p text:style-name="P19">On the newly created competence scale <text:s/>page, check the radio buttons for the default and <text:s/>proficient values<text:span text:style-name="T52"> </text:span><text:span text:style-name="T13">under </text:span><text:span text:style-name="T72">Default</text:span><text:span text:style-name="T13"> or </text:span><text:span text:style-name="T72">Proficient</text:span><text:span text:style-name="T13"> </text:span><text:span text:style-name="T72">value</text:span></text:p>
            </table:table-cell>
            <table:table-cell table:style-name="Table25.A2" office:value-type="string">
              <text:p text:style-name="P19">Should see the check boxes ticked.</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ext:soft-page-break/>
          <table:table-row>
            <table:table-cell table:style-name="Table25.A4" office:value-type="float" office:value="9">
              <text:p text:style-name="P20">9</text:p>
            </table:table-cell>
            <table:table-cell table:style-name="Table25.A2" office:value-type="string">
              <text:p text:style-name="P19">On the newly created competency scale page, click:”Return to competency scales” button</text:p>
            </table:table-cell>
            <table:table-cell table:style-name="Table25.A2" office:value-type="string">
              <text:p text:style-name="P21">Should be returned to the “Competency scales" page displaying a prepopulated competency scale named "<text:span text:style-name="T52">Competency Scale</text:span>" <text:s/>and the <text:span text:style-name="T52">newly created scale</text:span></text:p>
            </table:table-cell>
            <table:table-cell table:style-name="Table25.A2" office:value-type="string">
              <text:p text:style-name="P19"/>
            </table:table-cell>
            <table:table-cell table:style-name="Table25.A2" office:value-type="string">
              <text:p text:style-name="P19"/>
            </table:table-cell>
            <table:table-cell table:style-name="Table25.A2" office:value-type="string">
              <text:p text:style-name="P19"/>
            </table:table-cell>
            <table:table-cell table:style-name="Table25.G2" office:value-type="string">
              <text:p text:style-name="P19"/>
            </table:table-cell>
          </table:table-row>
        </table:table>
        <text:h text:style-name="P64" text:outline-level="3">Editing a competency scale</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office:value-type="string">
              <text:p text:style-name="P16">Step</text:p>
            </table:table-cell>
            <table:table-cell table:style-name="Table26.A1" office:value-type="string">
              <text:p text:style-name="P16">Action</text:p>
            </table:table-cell>
            <table:table-cell table:style-name="Table26.A1" office:value-type="string">
              <text:p text:style-name="P16">Expected Results</text:p>
            </table:table-cell>
            <table:table-cell table:style-name="Table26.A1" office:value-type="string">
              <text:p text:style-name="P16">Actual Results</text:p>
            </table:table-cell>
            <table:table-cell table:style-name="Table26.A1" office:value-type="string">
              <text:p text:style-name="P16">Comments</text:p>
            </table:table-cell>
            <table:table-cell table:style-name="Table26.A1" office:value-type="string">
              <text:p text:style-name="P16">P/F</text:p>
            </table:table-cell>
            <table:table-cell table:style-name="Table26.G1" office:value-type="string">
              <text:p text:style-name="P16">Bug #</text:p>
            </table:table-cell>
          </table:table-row>
          <table:table-row>
            <table:table-cell table:style-name="Table26.A2" office:value-type="string">
              <text:p text:style-name="P20">1</text:p>
            </table:table-cell>
            <table:table-cell table:style-name="Table26.A2" office:value-type="string">
              <text:p text:style-name="P19">Login as 'admin'</text:p>
            </table:table-cell>
            <table:table-cell table:style-name="Table26.A2" office:value-type="string">
              <text:p text:style-name="P19">Logged into the homepage</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2</text:p>
            </table:table-cell>
            <table:table-cell table:style-name="Table26.A2" office:value-type="string">
              <text:p text:style-name="P19">In the Site <text:span text:style-name="T30">Administration</text:span> block &gt; “<text:span text:style-name="T52">Competencies</text:span>” &gt; “<text:span text:style-name="T52">Competency scales</text:span>”</text:p>
            </table:table-cell>
            <table:table-cell table:style-name="Table26.A2" office:value-type="string">
              <text:p text:style-name="P19">The "<text:span text:style-name="T30">Competency scales</text:span>" page should appear displaying a prepopulated competency scale named "<text:span text:style-name="T52">Competency Scale</text:span>" and <text:span text:style-name="T13">the “</text:span><text:span text:style-name="T52">newly created scale”</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Table_20_Contents"/>
            </table:table-cell>
            <table:table-cell table:style-name="Table26.G2" office:value-type="string">
              <text:p text:style-name="Table_20_Contents"/>
            </table:table-cell>
          </table:table-row>
          <table:table-row>
            <table:table-cell table:style-name="Table26.A2" office:value-type="string">
              <text:p text:style-name="P20">3</text:p>
            </table:table-cell>
            <table:table-cell table:style-name="Table26.A2" office:value-type="string">
              <text:p text:style-name="P19"><text:span text:style-name="T13">In the Site </text:span><text:span text:style-name="T30">Administration</text:span><text:span text:style-name="T13"> block &gt; </text:span><text:span text:style-name="T52">Competencies</text:span><text:span text:style-name="T13"> &gt; </text:span><text:span text:style-name="T52">Competency scales </text:span><text:span text:style-name="T13">&gt;</text:span><text:span text:style-name="T52"> </text:span><text:span text:style-name="T30">Competency Scales </text:span><text:span text:style-name="T16">page </text:span><text:span text:style-name="T34">&gt; </text:span><text:span text:style-name="T53">Competency Scale</text:span><text:span text:style-name="T13"> </text:span></text:p>
            </table:table-cell>
            <table:table-cell table:style-name="Table26.A2" office:value-type="string">
              <text:p text:style-name="P21"><text:s/>The "Competencies" &gt; "<text:span text:style-name="T30">Competency scales"&gt; Competency Scale </text:span>page should appear showing a table called <text:span text:style-name="T30">Scale values</text:span> showing the various scale names, their Default and Proficient values, editting icons as well as 'Add new scale value and “Return competency scales” buttons</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4</text:p>
            </table:table-cell>
            <table:table-cell table:style-name="Table26.A2" office:value-type="string">
              <text:p text:style-name="P43">On the <text:span text:style-name="T30">Scale values </text:span>page click on the <text:span text:style-name="T61">yellow</text:span> <text:span text:style-name="T62">icon</text:span> by a competent scale value name</text:p>
            </table:table-cell>
            <table:table-cell table:style-name="Table26.A2" office:value-type="string">
              <text:p text:style-name="P19">Should be shown the edit scale value page diplaying a <text:span text:style-name="T63">Scale value name</text:span><text:span text:style-name="T5">* </text:span><text:span text:style-name="T13">field Scale value ID number Scale value numerical value and </text:span><text:soft-page-break/><text:span text:style-name="T13">description</text:span></text:p>
            </table:table-cell>
            <table:table-cell table:style-name="Table26.A2" office:value-type="string">
              <text:p text:style-name="P19"/>
            </table:table-cell>
            <table:table-cell table:style-name="Table26.A2" office:value-type="string">
              <text:p text:style-name="P19"/>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5</text:p>
            </table:table-cell>
            <table:table-cell table:style-name="Table26.A2" office:value-type="string">
              <text:p text:style-name="P19">On the <text:span text:style-name="T62"><text:s/>“</text:span><text:span text:style-name="T31">Edit </text:span><text:span text:style-name="T30">scale value</text:span>” page, click: “Cancel”</text:p>
            </table:table-cell>
            <table:table-cell table:style-name="Table26.A2" office:value-type="string">
              <text:p text:style-name="P21">Should be taken to the <text:s/>“<text:span text:style-name="T30">Scale values page</text:span><text:span text:style-name="T74">”</text:span></text:p>
            </table:table-cell>
            <table:table-cell table:style-name="Table26.A2" office:value-type="string">
              <text:p text:style-name="P21"/>
            </table:table-cell>
            <table:table-cell table:style-name="Table26.A2" office:value-type="string">
              <text:p text:style-name="P21"/>
            </table:table-cell>
            <table:table-cell table:style-name="Table26.A2" office:value-type="string">
              <text:p text:style-name="P19"/>
            </table:table-cell>
            <table:table-cell table:style-name="Table26.G2" office:value-type="string">
              <text:p text:style-name="P19"/>
            </table:table-cell>
          </table:table-row>
          <table:table-row>
            <table:table-cell table:style-name="Table26.A2" office:value-type="string">
              <text:p text:style-name="P20">6</text:p>
            </table:table-cell>
            <table:table-cell table:style-name="Table26.A2" office:value-type="string">
              <text:p text:style-name="P19">On the <text:span text:style-name="T62"><text:s/></text:span><text:span text:style-name="T31">Edit scale value</text:span> ” page, make some changes to the values and <text:s/>click: “Save changes”</text:p>
            </table:table-cell>
            <table:table-cell table:style-name="Table26.A2" office:value-type="string">
              <text:p text:style-name="P21">The "Competencies" &gt; "Competency scales"&gt; “Competency Scale” page should appear showing a table called <text:span text:style-name="T30">Scale values</text:span> showing the various scale names, changed values, their description, editting icons. 'Add new scale value” and “Return competency scales buttons”</text:p>
            </table:table-cell>
            <table:table-cell table:style-name="Table26.A2" office:value-type="string">
              <text:p text:style-name="P43"/>
            </table:table-cell>
            <table:table-cell table:style-name="Table26.A2" office:value-type="string">
              <text:p text:style-name="P43"/>
            </table:table-cell>
            <table:table-cell table:style-name="Table26.A2" office:value-type="string">
              <text:p text:style-name="P19"/>
            </table:table-cell>
            <table:table-cell table:style-name="Table26.G2" office:value-type="string">
              <text:p text:style-name="P19"/>
            </table:table-cell>
          </table:table-row>
          <table:table-row>
            <table:table-cell table:style-name="Table26.A8" office:value-type="float" office:value="7">
              <text:p text:style-name="P20">7</text:p>
            </table:table-cell>
            <table:table-cell table:style-name="Table26.A2" office:value-type="string">
              <text:p text:style-name="P19"><text:span text:style-name="T16">On</text:span><text:span text:style-name="T30"> Competency Scale </text:span><text:span text:style-name="T34">&gt; </text:span><text:span text:style-name="T30">Scale values </text:span><text:span text:style-name="T16">page</text:span><text:span text:style-name="T34">, </text:span><text:span text:style-name="T16">click on</text:span><text:span text:style-name="T34">: </text:span><text:span text:style-name="T16">“Return to competency scales” button.</text:span></text:p>
            </table:table-cell>
            <table:table-cell table:style-name="Table26.A2" office:value-type="string">
              <text:p text:style-name="P21">Should be taken to <text:span text:style-name="T30">Competency scales</text:span> page.</text:p>
            </table:table-cell>
            <table:table-cell table:style-name="Table26.A2" office:value-type="string">
              <text:p text:style-name="P43"/>
            </table:table-cell>
            <table:table-cell table:style-name="Table26.A2" office:value-type="string">
              <text:p text:style-name="P43"/>
            </table:table-cell>
            <table:table-cell table:style-name="Table26.A2" office:value-type="string">
              <text:p text:style-name="P19"/>
            </table:table-cell>
            <table:table-cell table:style-name="Table26.G2" office:value-type="string">
              <text:p text:style-name="P19"/>
            </table:table-cell>
          </table:table-row>
        </table:table>
        <text:h text:style-name="P64" text:outline-level="3">Deleting a competency scale</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office:value-type="string">
              <text:p text:style-name="P16">Step</text:p>
            </table:table-cell>
            <table:table-cell table:style-name="Table27.A1" office:value-type="string">
              <text:p text:style-name="P16">Action</text:p>
            </table:table-cell>
            <table:table-cell table:style-name="Table27.A1" office:value-type="string">
              <text:p text:style-name="P16">Expected Results</text:p>
            </table:table-cell>
            <table:table-cell table:style-name="Table27.A1" office:value-type="string">
              <text:p text:style-name="P16">Actual Results</text:p>
            </table:table-cell>
            <table:table-cell table:style-name="Table27.A1" office:value-type="string">
              <text:p text:style-name="P16">Comments</text:p>
            </table:table-cell>
            <table:table-cell table:style-name="Table27.A1" office:value-type="string">
              <text:p text:style-name="P16">P/F</text:p>
            </table:table-cell>
            <table:table-cell table:style-name="Table27.G1" office:value-type="string">
              <text:p text:style-name="P16">Bug #</text:p>
            </table:table-cell>
          </table:table-row>
          <table:table-row>
            <table:table-cell table:style-name="Table27.A2" office:value-type="string">
              <text:p text:style-name="P20">1</text:p>
            </table:table-cell>
            <table:table-cell table:style-name="Table27.A2" office:value-type="string">
              <text:p text:style-name="P19">Login as 'admin'</text:p>
            </table:table-cell>
            <table:table-cell table:style-name="Table27.A2" office:value-type="string">
              <text:p text:style-name="P19">Logged into the homepag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2</text:p>
            </table:table-cell>
            <table:table-cell table:style-name="Table27.A2" office:value-type="string">
              <text:p text:style-name="P19">In the Site <text:span text:style-name="T30">Administration</text:span> block &gt; “<text:span text:style-name="T52">Competencies</text:span>” &gt; “<text:span text:style-name="T52">Competency scales</text:span>”</text:p>
            </table:table-cell>
            <table:table-cell table:style-name="Table27.A2" office:value-type="string">
              <text:p text:style-name="P19">The "Competencies" &gt; "<text:span text:style-name="T30">Competency scales</text:span>" page should appear. Should see a prepopulated competency scale named "<text:span text:style-name="T52">Competency Scale</text:span><text:span text:style-name="T13">” </text:span>And the <text:span text:style-name="T52">newly created</text:span> competency scale.</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Table_20_Contents"/>
            </table:table-cell>
            <table:table-cell table:style-name="Table27.G2" office:value-type="string">
              <text:p text:style-name="Table_20_Contents"/>
            </table:table-cell>
          </table:table-row>
          <table:table-row>
            <table:table-cell table:style-name="Table27.A2" office:value-type="string">
              <text:p text:style-name="P20">3</text:p>
            </table:table-cell>
            <table:table-cell table:style-name="Table27.A2" office:value-type="string">
              <text:p text:style-name="P19"><text:span text:style-name="T16">In</text:span><text:span text:style-name="T30"> </text:span><text:span text:style-name="T16">the Site</text:span><text:span text:style-name="T30"> </text:span><text:soft-page-break/><text:span text:style-name="T30">Administration block &gt; </text:span><text:span text:style-name="T53">Competencies</text:span><text:span text:style-name="T30"> &gt; </text:span><text:span text:style-name="T53">Competency</text:span><text:span text:style-name="T55"> </text:span><text:span text:style-name="T53">scales</text:span><text:span text:style-name="T55"> </text:span><text:span text:style-name="T14">&gt;</text:span><text:span text:style-name="T55"> </text:span><text:span text:style-name="T30">Competency Scales </text:span><text:span text:style-name="T16">page </text:span><text:span text:style-name="T34">&gt; This <text:s/>New scale</text:span><text:span text:style-name="T30"> </text:span><text:span text:style-name="T16">”</text:span> page click: the “<text:span text:style-name="T6">X”</text:span> icon by the newly created scale in 3.3.1 step 6</text:p>
            </table:table-cell>
            <table:table-cell table:style-name="Table27.A2" office:value-type="string">
              <text:p text:style-name="P19">Should be prompted on a <text:soft-page-break/>page whether you want to completely delete this competency scale with a yes and no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4</text:p>
            </table:table-cell>
            <table:table-cell table:style-name="Table27.A2" office:value-type="string">
              <text:p text:style-name="P19">On the delete competency scale questionioning page click: “Yes”</text:p>
            </table:table-cell>
            <table:table-cell table:style-name="Table27.A2" office:value-type="string">
              <text:p text:style-name="P19">Should be taken to a page displaying the text: <text:span text:style-name="T30">The competency scale <text:s/>XXX has been completely deletd </text:span>and a “Continue” butto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19"/>
            </table:table-cell>
          </table:table-row>
          <table:table-row>
            <table:table-cell table:style-name="Table27.A2" office:value-type="string">
              <text:p text:style-name="P20">5</text:p>
            </table:table-cell>
            <table:table-cell table:style-name="Table27.A2" office:value-type="string">
              <text:p text:style-name="P19">On the page displaying the text <text:span text:style-name="T30">The competency scale <text:s/>XXX has been completely deletd </text:span><text:span text:style-name="T13">click : “Continue” button</text:span></text:p>
            </table:table-cell>
            <table:table-cell table:style-name="Table27.A2" office:value-type="string">
              <text:p text:style-name="P21">Should be returned to the <text:span text:style-name="T30">Competency scales</text:span> page displaying a prepopulated competency scale named "<text:span text:style-name="T52">Competency Scale</text:span>".</text:p>
            </table:table-cell>
            <table:table-cell table:style-name="Table27.A2" office:value-type="string">
              <text:p text:style-name="P19"/>
            </table:table-cell>
            <table:table-cell table:style-name="Table27.A2" office:value-type="string">
              <text:p text:style-name="P19"/>
            </table:table-cell>
            <table:table-cell table:style-name="Table27.A2" office:value-type="string">
              <text:p text:style-name="P19"/>
            </table:table-cell>
            <table:table-cell table:style-name="Table27.G2" office:value-type="string">
              <text:p text:style-name="P21"><text:s/></text:p>
            </table:table-cell>
          </table:table-row>
        </table:table>
        <text:h text:style-name="P64" text:outline-level="3">Adding a scale value</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16">Step</text:p>
            </table:table-cell>
            <table:table-cell table:style-name="Table28.A1" office:value-type="string">
              <text:p text:style-name="P16">Action</text:p>
            </table:table-cell>
            <table:table-cell table:style-name="Table28.A1" office:value-type="string">
              <text:p text:style-name="P16">Expected Results</text:p>
            </table:table-cell>
            <table:table-cell table:style-name="Table28.A1" office:value-type="string">
              <text:p text:style-name="P16">Actual Results</text:p>
            </table:table-cell>
            <table:table-cell table:style-name="Table28.A1" office:value-type="string">
              <text:p text:style-name="P16">Comments</text:p>
            </table:table-cell>
            <table:table-cell table:style-name="Table28.A1" office:value-type="string">
              <text:p text:style-name="P16">P/F</text:p>
            </table:table-cell>
            <table:table-cell table:style-name="Table28.G1" office:value-type="string">
              <text:p text:style-name="P16">Bug #</text:p>
            </table:table-cell>
          </table:table-row>
          <table:table-row>
            <table:table-cell table:style-name="Table28.A2" office:value-type="string">
              <text:p text:style-name="P20">1</text:p>
            </table:table-cell>
            <table:table-cell table:style-name="Table28.A2" office:value-type="string">
              <text:p text:style-name="P19">Login as 'admin'</text:p>
            </table:table-cell>
            <table:table-cell table:style-name="Table28.A2" office:value-type="string">
              <text:p text:style-name="P19">Logged into the homepage</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Table_20_Contents"/>
            </table:table-cell>
            <table:table-cell table:style-name="Table28.G2" office:value-type="string">
              <text:p text:style-name="Table_20_Contents"/>
            </table:table-cell>
          </table:table-row>
          <table:table-row>
            <table:table-cell table:style-name="Table28.A2" office:value-type="string">
              <text:p text:style-name="P20">2</text:p>
            </table:table-cell>
            <table:table-cell table:style-name="Table28.A2" office:value-type="string">
              <text:p text:style-name="P19">In the Site <text:span text:style-name="T30">Administration</text:span> block &gt; <text:span text:style-name="T52">Competencies</text:span> &gt; <text:span text:style-name="T52">Competency scales </text:span><text:span text:style-name="T13">&gt;</text:span><text:span text:style-name="T52"> </text:span><text:span text:style-name="T30">Competency Scales </text:span><text:span text:style-name="T16">page </text:span><text:span text:style-name="T34">&gt; This <text:s/>New scale</text:span></text:p>
            </table:table-cell>
            <table:table-cell table:style-name="Table28.A2" office:value-type="string">
              <text:p text:style-name="P21">A page should appear showing a table called <text:span text:style-name="T30">Scale values</text:span> showing the various scale names, their description and editting icons 'Add new scale value and Return to competency scales '</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Table_20_Contents"/>
            </table:table-cell>
          </table:table-row>
          <table:table-row>
            <table:table-cell table:style-name="Table28.A2" office:value-type="string">
              <text:p text:style-name="P20">3</text:p>
            </table:table-cell>
            <table:table-cell table:style-name="Table28.A2" office:value-type="string">
              <text:p text:style-name="P19">On the <text:span text:style-name="T13">The "</text:span><text:span text:style-name="T52">Competencies</text:span><text:span text:style-name="T13">" &gt; "</text:span><text:span text:style-name="T52">Competency </text:span><text:soft-page-break/><text:span text:style-name="T52">scales</text:span><text:span text:style-name="T13">"&gt; </text:span><text:span text:style-name="T34"><text:s/></text:span><text:span text:style-name="T30">Competency </text:span><text:span text:style-name="T30">Scales </text:span><text:span text:style-name="T16">page &gt; “</text:span><text:span text:style-name="T53">Competency Scale</text:span><text:span text:style-name="T16">”</text:span><text:span text:style-name="T34"> </text:span><text:span text:style-name="T30">Scale </text:span><text:span text:style-name="T30">values</text:span><text:span text:style-name="T13"> page, click: “Add new scale value” button.</text:span></text:p>
            </table:table-cell>
            <table:table-cell table:style-name="Table28.A2" office:value-type="string">
              <text:p text:style-name="P19">Should be shown the <text:span text:style-name="T30">Add scale value</text:span> page diplaying a <text:span text:style-name="T63">Scale value </text:span><text:soft-page-break/><text:span text:style-name="T63">name</text:span><text:span text:style-name="T5">* </text:span><text:span text:style-name="T13">field Scale value ID number Scale value </text:span><text:span text:style-name="T13">numerical value and description</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4</text:p>
            </table:table-cell>
            <table:table-cell table:style-name="Table28.A2" office:value-type="string">
              <text:p text:style-name="P19">On the <text:span text:style-name="T13">The "</text:span><text:span text:style-name="T52">Competencies</text:span><text:span text:style-name="T13">" &gt; "</text:span><text:span text:style-name="T52">Competency scales</text:span><text:span text:style-name="T13">"&gt; </text:span><text:span text:style-name="T30">Competency Scales </text:span><text:span text:style-name="T16">page &gt;</text:span><text:span text:style-name="T13"> “</text:span><text:span text:style-name="T53">Competency Scale</text:span><text:span text:style-name="T17">”</text:span><text:span text:style-name="T13"> &gt; </text:span><text:span text:style-name="T30">scale value </text:span><text:span text:style-name="T16">&gt; </text:span><text:span text:style-name="T30">Add new scale value</text:span><text:span text:style-name="T13"> page, click: “Save changes”</text:span></text:p>
            </table:table-cell>
            <table:table-cell table:style-name="Table28.A2" office:value-type="string">
              <text:p text:style-name="P19">Should be shown a validation incating <text:span text:style-name="T5">'Missing scale value name'</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5</text:p>
            </table:table-cell>
            <table:table-cell table:style-name="Table28.A2" office:value-type="string">
              <text:p text:style-name="P19">On the <text:span text:style-name="T13">The "</text:span><text:span text:style-name="T52">Competencies</text:span><text:span text:style-name="T13">" &gt; "</text:span><text:span text:style-name="T52">Competency</text:span><text:span text:style-name="T13"> </text:span><text:span text:style-name="T52">scales</text:span><text:span text:style-name="T13">"&gt; “</text:span><text:span text:style-name="T52">Competency Scale</text:span><text:span text:style-name="T13">”&gt; </text:span><text:span text:style-name="T30">Scale values </text:span><text:span text:style-name="T13">&gt; </text:span><text:span text:style-name="T30">Add new scale value</text:span><text:span text:style-name="T13"> page, click: <text:s/>“Cancel”</text:span></text:p>
            </table:table-cell>
            <table:table-cell table:style-name="Table28.A2" office:value-type="string">
              <text:p text:style-name="P21">The " <text:span text:style-name="T30">Scale values”</text:span> page should appear <text:s/>showing the various scale names, their description and editting ic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6</text:p>
            </table:table-cell>
            <table:table-cell table:style-name="Table28.A2" office:value-type="string">
              <text:p text:style-name="P19">On the<text:span text:style-name="T13"> " </text:span><text:span text:style-name="T30">Scale values”</text:span><text:span text:style-name="T13"> page, click: “Add new scale value”</text:span></text:p>
            </table:table-cell>
            <table:table-cell table:style-name="Table28.A2" office:value-type="string">
              <text:p text:style-name="P21">Should be shown the <text:span text:style-name="T30">Add scale value</text:span> page diplaying a <text:span text:style-name="T37">Scale value name*</text:span><text:span text:style-name="T5"> </text:span>field Scale value ID number Scale value numerical value and descriptio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2" office:value-type="string">
              <text:p text:style-name="P20">7</text:p>
            </table:table-cell>
            <table:table-cell table:style-name="Table28.A2" office:value-type="string">
              <text:p text:style-name="P19"><text:span text:style-name="T13"><text:s/>On the " </text:span><text:span text:style-name="T30">Scale values </text:span><text:span text:style-name="T13">&gt; “</text:span><text:span text:style-name="T30">Add new scale value</text:span><text:span text:style-name="T16">”</text:span><text:span text:style-name="T13"> page, populate the fields and click: Save </text:span><text:soft-page-break/><text:span text:style-name="T13">changes</text:span></text:p>
            </table:table-cell>
            <table:table-cell table:style-name="Table28.A2" office:value-type="string">
              <text:p text:style-name="P21">The <text:s/><text:span text:style-name="T30">Scale values </text:span><text:span text:style-name="T64">page should appear</text:span> showing the various scale names, including <text:s/>the newly created scale value, their description, <text:s/>editting <text:soft-page-break/>icons 'Add new scale value” and “Return to competency scales buttons”</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row>
            <table:table-cell table:style-name="Table28.A9" office:value-type="float" office:value="8">
              <text:p text:style-name="P20">8</text:p>
            </table:table-cell>
            <table:table-cell table:style-name="Table28.A2" office:value-type="string">
              <text:p text:style-name="P19"><text:span text:style-name="T13">On the " </text:span><text:span text:style-name="T30">Scale values </text:span><text:span text:style-name="T16">click on:</text:span><text:span text:style-name="T30"> “</text:span><text:span text:style-name="T16">Return to competency scales” button.</text:span></text:p>
            </table:table-cell>
            <table:table-cell table:style-name="Table28.A2" office:value-type="string">
              <text:p text:style-name="P21">Should be taken to the <text:s/><text:span text:style-name="T30">Competency scales </text:span><text:span text:style-name="T74">page displaying the <text:s/>default scale (</text:span><text:span text:style-name="T53">Competency Scale</text:span><text:span text:style-name="T74">) and the </text:span><text:span text:style-name="T53">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8.A2" office:value-type="string">
              <text:p text:style-name="P19"/>
            </table:table-cell>
            <table:table-cell table:style-name="Table28.A2" office:value-type="string">
              <text:p text:style-name="P19"/>
            </table:table-cell>
            <table:table-cell table:style-name="Table28.A2" office:value-type="string">
              <text:p text:style-name="P19"/>
            </table:table-cell>
            <table:table-cell table:style-name="Table28.G2" office:value-type="string">
              <text:p text:style-name="P19"/>
            </table:table-cell>
          </table:table-row>
        </table:table>
        <text:h text:style-name="P64" text:outline-level="3">Editing a scale value</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office:value-type="string">
              <text:p text:style-name="P16">Step</text:p>
            </table:table-cell>
            <table:table-cell table:style-name="Table29.A1" office:value-type="string">
              <text:p text:style-name="P16">Action</text:p>
            </table:table-cell>
            <table:table-cell table:style-name="Table29.A1" office:value-type="string">
              <text:p text:style-name="P16">Expected Results</text:p>
            </table:table-cell>
            <table:table-cell table:style-name="Table29.A1" office:value-type="string">
              <text:p text:style-name="P16">Actual Results</text:p>
            </table:table-cell>
            <table:table-cell table:style-name="Table29.A1" office:value-type="string">
              <text:p text:style-name="P16">Comments</text:p>
            </table:table-cell>
            <table:table-cell table:style-name="Table29.A1" office:value-type="string">
              <text:p text:style-name="P16">P/F</text:p>
            </table:table-cell>
            <table:table-cell table:style-name="Table29.G1" office:value-type="string">
              <text:p text:style-name="P16">Bug #</text:p>
            </table:table-cell>
          </table:table-row>
          <table:table-row>
            <table:table-cell table:style-name="Table29.A2" office:value-type="string">
              <text:p text:style-name="P20">1</text:p>
            </table:table-cell>
            <table:table-cell table:style-name="Table29.A2" office:value-type="string">
              <text:p text:style-name="P19">Login as 'admin'</text:p>
            </table:table-cell>
            <table:table-cell table:style-name="Table29.A2" office:value-type="string">
              <text:p text:style-name="P19">Logged into the homepage</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2" office:value-type="string">
              <text:p text:style-name="P20">2</text:p>
            </table:table-cell>
            <table:table-cell table:style-name="Table29.A2" office:value-type="string">
              <text:p text:style-name="P19">In the Site <text:span text:style-name="T30">Administration</text:span> block, click: “<text:span text:style-name="T52">Competencies</text:span><text:span text:style-name="T13">”</text:span> &gt; “<text:span text:style-name="T52">Competency scales</text:span><text:span text:style-name="T13">” </text:span>&gt; “<text:span text:style-name="T30">Competency“ Scales</text:span><text:span text:style-name="T13">” </text:span>page, click: on a “<text:span text:style-name="T52">competency scale</text:span>”</text:p>
            </table:table-cell>
            <table:table-cell table:style-name="Table29.A2" office:value-type="string">
              <text:p text:style-name="P21">Should be taken to the <text:span text:style-name="T30">Scale values</text:span> page</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3">
              <text:p text:style-name="P20">3</text:p>
            </table:table-cell>
            <table:table-cell table:style-name="Table29.A2" office:value-type="string">
              <text:p text:style-name="P19">On the <text:span text:style-name="T30">Scale values</text:span> page, click on: the <text:span text:style-name="T61">yellow <text:s/></text:span>edit icon by the new scale value created in 3.3.4</text:p>
            </table:table-cell>
            <table:table-cell table:style-name="Table29.A2" office:value-type="string">
              <text:p text:style-name="P21">Should be shown the <text:span text:style-name="T30">Edit scale value</text:span> page diplaying a populated <text:span text:style-name="T37">Scale value name*</text:span><text:span text:style-name="T5"> </text:span>field Scale value ID number Scale value numerical value and description</text:p>
            </table:table-cell>
            <table:table-cell table:style-name="Table29.A2" office:value-type="string">
              <text:p text:style-name="P21"/>
            </table:table-cell>
            <table:table-cell table:style-name="Table29.A2" office:value-type="string">
              <text:p text:style-name="P19"/>
            </table:table-cell>
            <table:table-cell table:style-name="Table29.A2" office:value-type="string">
              <text:p text:style-name="Table_20_Contents"/>
            </table:table-cell>
            <table:table-cell table:style-name="Table29.G2" office:value-type="string">
              <text:p text:style-name="Table_20_Contents"/>
            </table:table-cell>
          </table:table-row>
          <table:table-row>
            <table:table-cell table:style-name="Table29.A4" office:value-type="float" office:value="4">
              <text:p text:style-name="P20">4</text:p>
            </table:table-cell>
            <table:table-cell table:style-name="Table29.A2" office:value-type="string">
              <text:p text:style-name="P19">On the<text:span text:style-name="T13"> “</text:span><text:span text:style-name="T30">Scale value” </text:span>&gt; “<text:span text:style-name="T30">Edit scale value</text:span><text:span text:style-name="T14">”</text:span><text:span text:style-name="T30"> </text:span>page click: Cancel</text:p>
            </table:table-cell>
            <table:table-cell table:style-name="Table29.A2" office:value-type="string">
              <text:p text:style-name="P19">Should be taken to <text:span text:style-name="T13">The “</text:span><text:span text:style-name="T30">Scale values”</text:span><text:span text:style-name="T13"> page showing the various scale names, including <text:s/>the newly created scale </text:span><text:soft-page-break/><text:span text:style-name="T13">value, their description, <text:s/>editting icons 'Add new </text:span><text:span text:style-name="T13">scale value” and “Return competency scales” </text:span><text:span text:style-name="T13">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5">
              <text:p text:style-name="P20">5</text:p>
            </table:table-cell>
            <table:table-cell table:style-name="Table29.A2" office:value-type="string">
              <text:p text:style-name="P19">On the <text:span text:style-name="T30">Scale values </text:span>page, click: the <text:span text:style-name="T61">yellow</text:span> icon by the newly created scale value.</text:p>
            </table:table-cell>
            <table:table-cell table:style-name="Table29.A2" office:value-type="string">
              <text:p text:style-name="P21">Should be shown the <text:span text:style-name="T30">Edit scale value</text:span> page diplaying a populated <text:span text:style-name="T37">Scale value name*</text:span><text:span text:style-name="T5"> </text:span>field Scale value ID number Scale value numerical value and descriptio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6">
              <text:p text:style-name="P20">6</text:p>
            </table:table-cell>
            <table:table-cell table:style-name="Table29.A2" office:value-type="string">
              <text:p text:style-name="P19">On the<text:span text:style-name="T13"> “</text:span><text:span text:style-name="T30">Scale value”</text:span><text:span text:style-name="T29">&gt; “</text:span><text:span text:style-name="T30">Edit scale value</text:span><text:span text:style-name="T14">”</text:span> page make some changes <text:s/>to scale value and click: “Save changes”</text:p>
            </table:table-cell>
            <table:table-cell table:style-name="Table29.A2" office:value-type="string">
              <text:p text:style-name="P19"><text:span text:style-name="T13">Should be taken to The “</text:span><text:span text:style-name="T30">Scale values”</text:span><text:span text:style-name="T13"> page showing the various scale names, including <text:s/>the newly edited scale value, their description, <text:s/>editting icons “Add new scale value” and “Return competency scales” buttons.</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row>
            <table:table-cell table:style-name="Table29.A4" office:value-type="float" office:value="7">
              <text:p text:style-name="P20">7</text:p>
            </table:table-cell>
            <table:table-cell table:style-name="Table29.A2" office:value-type="string">
              <text:p text:style-name="P19">On the <text:span text:style-name="T30">Scale values </text:span>page click on: “Return to competency scales” button.</text:p>
            </table:table-cell>
            <table:table-cell table:style-name="Table29.A2" office:value-type="string">
              <text:p text:style-name="P21"><text:span text:style-name="T74">Should be taken to the <text:s/></text:span><text:span text:style-name="T30">Competency scales </text:span><text:span text:style-name="T74">page displaying the <text:s/>default scale (</text:span><text:span text:style-name="T53">Competency Scale</text:span><text:span text:style-name="T74">) and the </text:span><text:span text:style-name="T53">newly created scale</text:span><text:span text:style-name="T74">. Also displayed are the </text:span><text:span text:style-name="T72">Used</text:span><text:span text:style-name="T74"> and </text:span><text:span text:style-name="T72">Delete</text:span><text:span text:style-name="T74"> columns </text:span></text:p>
            </table:table-cell>
            <table:table-cell table:style-name="Table29.A2" office:value-type="string">
              <text:p text:style-name="P19"/>
            </table:table-cell>
            <table:table-cell table:style-name="Table29.A2" office:value-type="string">
              <text:p text:style-name="P19"/>
            </table:table-cell>
            <table:table-cell table:style-name="Table29.A2" office:value-type="string">
              <text:p text:style-name="P19"/>
            </table:table-cell>
            <table:table-cell table:style-name="Table29.G2" office:value-type="string">
              <text:p text:style-name="P19"/>
            </table:table-cell>
          </table:table-row>
        </table:table>
        <text:h text:style-name="P64" text:outline-level="3">Deleting a scale valu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16">Step</text:p>
            </table:table-cell>
            <table:table-cell table:style-name="Table30.A1" office:value-type="string">
              <text:p text:style-name="P16">Action</text:p>
            </table:table-cell>
            <table:table-cell table:style-name="Table30.A1" office:value-type="string">
              <text:p text:style-name="P16">Expected Results</text:p>
            </table:table-cell>
            <table:table-cell table:style-name="Table30.A1" office:value-type="string">
              <text:p text:style-name="P16">Actual Results</text:p>
            </table:table-cell>
            <table:table-cell table:style-name="Table30.A1" office:value-type="string">
              <text:p text:style-name="P16">Comments</text:p>
              <text:p text:style-name="P16"/>
            </table:table-cell>
            <table:table-cell table:style-name="Table30.A1" office:value-type="string">
              <text:p text:style-name="P16">P/F</text:p>
            </table:table-cell>
            <table:table-cell table:style-name="Table30.G1" office:value-type="string">
              <text:p text:style-name="P16">Bug #</text:p>
            </table:table-cell>
          </table:table-row>
          <table:table-row>
            <table:table-cell table:style-name="Table30.A2" office:value-type="string">
              <text:p text:style-name="P20">1</text:p>
            </table:table-cell>
            <table:table-cell table:style-name="Table30.A2" office:value-type="string">
              <text:p text:style-name="P19">Login as 'admin'</text:p>
            </table:table-cell>
            <table:table-cell table:style-name="Table30.A2" office:value-type="string">
              <text:p text:style-name="P19">Logged into the homepage</text:p>
            </table:table-cell>
            <table:table-cell table:style-name="Table30.A2" office:value-type="string">
              <text:p text:style-name="P19"/>
            </table:table-cell>
            <table:table-cell table:style-name="Table30.A2" office:value-type="string">
              <text:p text:style-name="P21"/>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2" office:value-type="string">
              <text:p text:style-name="P20">2</text:p>
            </table:table-cell>
            <table:table-cell table:style-name="Table30.A2" office:value-type="string">
              <text:p text:style-name="P19"><text:s/>In the Site <text:span text:style-name="T30">Administration</text:span> <text:soft-page-break/>block, click: <text:span text:style-name="T52">Competencies</text:span><text:span text:style-name="T13">" &gt; </text:span><text:span text:style-name="T13">"</text:span><text:span text:style-name="T52">Competency</text:span><text:span text:style-name="T13"> </text:span><text:span text:style-name="T52">scales</text:span><text:span text:style-name="T13">"&gt; </text:span><text:span text:style-name="T30">Competency scales</text:span><text:span text:style-name="T52"> </text:span><text:span text:style-name="T13">page</text:span><text:span text:style-name="T52"> </text:span><text:span text:style-name="T13">click on:</text:span> <text:s/>“<text:span text:style-name="T52">This new scale</text:span> “</text:p>
            </table:table-cell>
            <table:table-cell table:style-name="Table30.A2" office:value-type="string">
              <text:p text:style-name="P24">Should be taken to a page displaying the scale <text:soft-page-break/>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3">
              <text:p text:style-name="P20">3</text:p>
            </table:table-cell>
            <table:table-cell table:style-name="Table30.A2" office:value-type="string">
              <text:p text:style-name="P19">On the&gt; <text:span text:style-name="T52">competency scale</text:span> <text:s/>&gt; <text:span text:style-name="T30">Scale values </text:span>page click on the <text:span text:style-name="T6">X </text:span><text:span text:style-name="T16">by the new scale value created in 3.3.4</text:span></text:p>
            </table:table-cell>
            <table:table-cell table:style-name="Table30.A2" office:value-type="string">
              <text:p text:style-name="P19"><text:span text:style-name="T13">Should <text:s/>be taken to a screen <text:s/>Asking: </text:span>Are you absolutely sure you want to delete this competency scale value? <text:span text:style-name="T6">(if not in use)</text:span> otherwise should be<text:span text:style-name="T13"> prompted that: You cannot delete a scale value from a scale that is in use. To delete this scale value, the scale must not be assigned to any framework which contains at least one competency.</text:span></text:p>
            </table:table-cell>
            <table:table-cell table:style-name="Table30.A2" office:value-type="string">
              <text:p text:style-name="P19"/>
            </table:table-cell>
            <table:table-cell table:style-name="Table30.A2" office:value-type="string">
              <text:p text:style-name="P24"/>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4">
              <text:p text:style-name="P20">4</text:p>
            </table:table-cell>
            <table:table-cell table:style-name="Table30.A2" office:value-type="string">
              <text:p text:style-name="P19">On the page, click on: “Continue” button.</text:p>
            </table:table-cell>
            <table:table-cell table:style-name="Table30.A2" office:value-type="string">
              <text:p text:style-name="P21">Should be taken to the <text:s/><text:span text:style-name="T30">Scale values </text:span><text:span text:style-name="T74">page.</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5">
              <text:p text:style-name="P20">5</text:p>
            </table:table-cell>
            <table:table-cell table:style-name="Table30.A2" office:value-type="string">
              <text:p text:style-name="P19">On the <text:s/><text:span text:style-name="T30">Scale values </text:span><text:span text:style-name="T16">page click on: “Return to competency scales” button.</text:span></text:p>
            </table:table-cell>
            <table:table-cell table:style-name="Table30.A2" office:value-type="string">
              <text:p text:style-name="P21">Should be taken to the <text:s/><text:span text:style-name="T30">Competency scales </text:span><text:span text:style-name="T74">page displaying the <text:s/>default scale (</text:span><text:span text:style-name="T53">Competency Scale</text:span><text:span text:style-name="T74">) with <text:s/>“Yes” under the </text:span><text:span text:style-name="T72">Used </text:span><text:span text:style-name="T73">column to its right, </text:span><text:span text:style-name="T74"><text:s/>the </text:span><text:span text:style-name="T53">newly created scale</text:span><text:span text:style-name="T74"> <text:s/>displaying “No” and a </text:span><text:span text:style-name="T72">Delete</text:span><text:span text:style-name="T74"> column.</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6">
              <text:p text:style-name="P20">6</text:p>
            </table:table-cell>
            <table:table-cell table:style-name="Table30.A2" office:value-type="string">
              <text:p text:style-name="P19">On the <text:span text:style-name="T30">Competency scales</text:span><text:span text:style-name="T52"> </text:span><text:span text:style-name="T13">page, click on the competency scale added in </text:span><text:soft-page-break/><text:span text:style-name="T13">3.3.1</text:span></text:p>
            </table:table-cell>
            <table:table-cell table:style-name="Table30.A2" office:value-type="string">
              <text:p text:style-name="P24">Should be taken to a page displaying the scale values and its editing options.</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7">
              <text:p text:style-name="P20">7</text:p>
            </table:table-cell>
            <table:table-cell table:style-name="Table30.A2" office:value-type="string">
              <text:p text:style-name="P19">On <text:span text:style-name="T30">Scale values </text:span>page click on the “<text:span text:style-name="T6">X</text:span><text:span text:style-name="T16">”</text:span><text:span text:style-name="T6"> </text:span><text:span text:style-name="T16">by any of the scale values. </text:span></text:p>
            </table:table-cell>
            <table:table-cell table:style-name="Table30.A2" office:value-type="string">
              <text:p text:style-name="P21">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Table_20_Contents"/>
            </table:table-cell>
            <table:table-cell table:style-name="Table30.G2" office:value-type="string">
              <text:p text:style-name="Table_20_Contents"/>
            </table:table-cell>
          </table:table-row>
          <table:table-row>
            <table:table-cell table:style-name="Table30.A4" office:value-type="float" office:value="8">
              <text:p text:style-name="P20">8</text:p>
            </table:table-cell>
            <table:table-cell table:style-name="Table30.A2" office:value-type="string">
              <text:p text:style-name="P19">On the delete competency scale value questionioning page click: “No”</text:p>
            </table:table-cell>
            <table:table-cell table:style-name="Table30.A2" office:value-type="string">
              <text:p text:style-name="P19">Should be taken to t<text:span text:style-name="T13">he <text:s text:c="2"/></text:span><text:span text:style-name="T30">Scale values </text:span><text:span text:style-name="T24">page. </text:span><text:span text:style-name="T13"><text: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8">
              <text:p text:style-name="P20">8</text:p>
            </table:table-cell>
            <table:table-cell table:style-name="Table30.A2" office:value-type="string">
              <text:p text:style-name="P19"><text:span text:style-name="T16">On the </text:span><text:span text:style-name="T30">Scale values </text:span><text:span text:style-name="T24">page click the</text:span><text:span text:style-name="T16"> “</text:span><text:span text:style-name="T6">X</text:span><text:span text:style-name="T16">”</text:span> icon by any of the scale values.</text:p>
            </table:table-cell>
            <table:table-cell table:style-name="Table30.A2" office:value-type="string">
              <text:p text:style-name="P19">Should be prompted on a page <text:s/>with the text: Are you absolutely sure you want to completely delete this competency scale with a “yes” and “no'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9">
              <text:p text:style-name="P20">9</text:p>
            </table:table-cell>
            <table:table-cell table:style-name="Table30.A2" office:value-type="string">
              <text:p text:style-name="P19">On the delete competency scale value questionioning page click: “Yes”</text:p>
            </table:table-cell>
            <table:table-cell table:style-name="Table30.A2" office:value-type="string">
              <text:p text:style-name="P19">Should be taken to a page displaying the text: <text:span text:style-name="T30">The competency scale value <text:s/>XXX has been completely deletd</text:span><text:span text:style-name="T29"> </text:span>and a “Continue” butto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row>
            <table:table-cell table:style-name="Table30.A4" office:value-type="float" office:value="10">
              <text:p text:style-name="P20">10</text:p>
            </table:table-cell>
            <table:table-cell table:style-name="Table30.A2" office:value-type="string">
              <text:p text:style-name="P19">On the page displaying the text <text:span text:style-name="T30">The competency scale value <text:s/>XXX has been completely deletd</text:span><text:span text:style-name="T29"> </text:span><text:span text:style-name="T13">click : “Continue” button</text:span></text:p>
            </table:table-cell>
            <table:table-cell table:style-name="Table30.A2" office:value-type="string">
              <text:p text:style-name="P19"><text:span text:style-name="T13">Should be taken to the <text:s text:c="2"/></text:span><text:span text:style-name="T30">Scale values </text:span><text:span text:style-name="T24">page </text:span><text:span text:style-name="T13"><text:s/>showing the various scale names, missing one scale value, their description, <text:s/></text:span><text:span text:style-name="T13">editing icons 'Add new scale value” and “Return competency scales” buttons</text:span></text:p>
            </table:table-cell>
            <table:table-cell table:style-name="Table30.A2" office:value-type="string">
              <text:p text:style-name="P19"/>
            </table:table-cell>
            <table:table-cell table:style-name="Table30.A2" office:value-type="string">
              <text:p text:style-name="P19"/>
            </table:table-cell>
            <table:table-cell table:style-name="Table30.A2" office:value-type="string">
              <text:p text:style-name="P19"/>
            </table:table-cell>
            <table:table-cell table:style-name="Table30.G2" office:value-type="string">
              <text:p text:style-name="P19"/>
            </table:table-cell>
          </table:table-row>
        </table:table>
        <text:h text:style-name="P64" text:outline-level="3">Reordering scale value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16">Step</text:p>
            </table:table-cell>
            <table:table-cell table:style-name="Table31.A1" office:value-type="string">
              <text:p text:style-name="P16">Action</text:p>
            </table:table-cell>
            <table:table-cell table:style-name="Table31.A1" office:value-type="string">
              <text:p text:style-name="P16">Expected Results</text:p>
            </table:table-cell>
            <table:table-cell table:style-name="Table31.A1" office:value-type="string">
              <text:p text:style-name="P16">Actual Results</text:p>
            </table:table-cell>
            <table:table-cell table:style-name="Table31.A1" office:value-type="string">
              <text:p text:style-name="P16">Comment</text:p>
            </table:table-cell>
            <table:table-cell table:style-name="Table31.A1" office:value-type="string">
              <text:p text:style-name="P16">P/F</text:p>
            </table:table-cell>
            <table:table-cell table:style-name="Table31.G1" office:value-type="string">
              <text:p text:style-name="P16">Bug #</text:p>
            </table:table-cell>
          </table:table-row>
          <table:table-row>
            <table:table-cell table:style-name="Table31.A2" office:value-type="string">
              <text:p text:style-name="P20">1</text:p>
            </table:table-cell>
            <table:table-cell table:style-name="Table31.A2" office:value-type="string">
              <text:p text:style-name="P19">Login as 'admin'</text:p>
            </table:table-cell>
            <table:table-cell table:style-name="Table31.A2" office:value-type="string">
              <text:p text:style-name="P19">Logged into the <text:soft-page-break/>homepage</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2</text:p>
            </table:table-cell>
            <table:table-cell table:style-name="Table31.A2" office:value-type="string">
              <text:p text:style-name="P19">In the Site <text:span text:style-name="T30">Administration</text:span> block, click: “<text:span text:style-name="T52">Competencies</text:span><text:span text:style-name="T13">“</text:span> &gt; “<text:span text:style-name="T52">Competency scales</text:span><text:span text:style-name="T13">”</text:span><text:span text:style-name="T30"> </text:span><text:span text:style-name="T34">&gt; </text:span><text:span text:style-name="T16">“</text:span><text:span text:style-name="T30">Competency Scale</text:span><text:span text:style-name="T16">”</text:span><text:span text:style-name="T13"> <text:s/>page click </text:span><text:span text:style-name="T13">on the </text:span><text:span text:style-name="T16">default scale (</text:span><text:span text:style-name="T53">Competency Scale</text:span><text:span text:style-name="T16">)</text:span></text:p>
            </table:table-cell>
            <table:table-cell table:style-name="Table31.A2" office:value-type="string">
              <text:p text:style-name="P21"><text:span text:style-name="T13">Should be taken to the <text:s/></text:span><text:span text:style-name="T30">Competency scales </text:span><text:span text:style-name="T74">page </text:span><text:span text:style-name="T74">displaying the <text:s/>default scale (</text:span><text:span text:style-name="T53">Competency Scale</text:span><text:span text:style-name="T74">) with <text:s/>“Yes” under the </text:span><text:span text:style-name="T72">Used </text:span><text:span text:style-name="T73">column to its right, </text:span><text:span text:style-name="T74"><text:s/>the </text:span><text:span text:style-name="T53">newly created scale,</text:span><text:span text:style-name="T74"> </text:span><text:span text:style-name="T74">displaying “No” and a </text:span><text:span text:style-name="T72">Delete</text:span><text:span text:style-name="T74"> column.</text:span></text:p>
            </table:table-cell>
            <table:table-cell table:style-name="Table31.A2" office:value-type="string">
              <text:p text:style-name="P19"/>
            </table:table-cell>
            <table:table-cell table:style-name="Table31.A2" office:value-type="string">
              <text:p text:style-name="P24"/>
            </table:table-cell>
            <table:table-cell table:style-name="Table31.A2" office:value-type="string">
              <text:p text:style-name="Table_20_Contents"/>
            </table:table-cell>
            <table:table-cell table:style-name="Table31.G2" office:value-type="string">
              <text:p text:style-name="Table_20_Contents"/>
            </table:table-cell>
          </table:table-row>
          <table:table-row>
            <table:table-cell table:style-name="Table31.A2" office:value-type="string">
              <text:p text:style-name="P20">3</text:p>
            </table:table-cell>
            <table:table-cell table:style-name="Table31.A2" office:value-type="string">
              <text:p text:style-name="P19">On the “<text:span text:style-name="T30">Scale Values</text:span><text:span text:style-name="T14">“ </text:span><text:span text:style-name="T16">page</text:span><text:span text:style-name="T14"> </text:span><text:span text:style-name="T16">p</text:span>ress the “<text:span text:style-name="T55">down arrow</text:span><text:span text:style-name="T14">”</text:span> ("Move down") and “<text:span text:style-name="T55">up arrow</text:span><text:span text:style-name="T14">”</text:span> ("Move up") icons.</text:p>
            </table:table-cell>
            <table:table-cell table:style-name="Table31.A2" office:value-type="string">
              <text:p text:style-name="P19">This action should prompt a warning: You cannot reorder a scale that is in use. To reorder this scale, it must not be assigned to any framework which contains at least one competency.</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4">
              <text:p text:style-name="P20">4</text:p>
            </table:table-cell>
            <table:table-cell table:style-name="Table31.A2" office:value-type="string">
              <text:p text:style-name="P19">On the warning page, click “Continue”</text:p>
            </table:table-cell>
            <table:table-cell table:style-name="Table31.A2" office:value-type="string">
              <text:p text:style-name="P19">Should be taken to the <text:s/>“<text:span text:style-name="T30">Scale Values</text:span><text:span text:style-name="T14">“ </text:span><text:span text:style-name="T16">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5">
              <text:p text:style-name="P20">5</text:p>
            </table:table-cell>
            <table:table-cell table:style-name="Table31.A2" office:value-type="string">
              <text:p text:style-name="P19">On the “<text:span text:style-name="T30">Scale Values</text:span><text:span text:style-name="T14">“ </text:span><text:span text:style-name="T16">page, click “Return to competency scales”</text:span></text:p>
            </table:table-cell>
            <table:table-cell table:style-name="Table31.A2" office:value-type="string">
              <text:p text:style-name="P19">Should be taken to the <text:span text:style-name="T16">“</text:span><text:span text:style-name="T30">Competency Scale</text:span><text:span text:style-name="T16">”</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6">
              <text:p text:style-name="P20">6</text:p>
            </table:table-cell>
            <table:table-cell table:style-name="Table31.A2" office:value-type="string">
              <text:p text:style-name="P19">On the <text:span text:style-name="T16">“</text:span><text:span text:style-name="T30">Competency Scale</text:span><text:span text:style-name="T16">” page click on the </text:span><text:span text:style-name="T53">new scale</text:span><text:span text:style-name="T16"> created in 3.3.1</text:span></text:p>
            </table:table-cell>
            <table:table-cell table:style-name="Table31.A2" office:value-type="string">
              <text:p text:style-name="P19">Should be taken to the <text:s text:c="2"/>“<text:span text:style-name="T30">Scale Values</text:span><text:span text:style-name="T14">“ </text:span><text:span text:style-name="T16">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7">
              <text:p text:style-name="P20">7</text:p>
            </table:table-cell>
            <table:table-cell table:style-name="Table31.A2" office:value-type="string">
              <text:p text:style-name="P19">On the <text:s/>the “<text:span text:style-name="T30">Scale Values</text:span><text:span text:style-name="T14">“ </text:span><text:span text:style-name="T16">page press the “</text:span><text:span text:style-name="T55">down arrow</text:span><text:span text:style-name="T14">”</text:span><text:span text:style-name="T16"> ("Move down") and “</text:span><text:span text:style-name="T55">up arrow</text:span><text:span text:style-name="T14">”</text:span><text:span text:style-name="T16"> ("Move up") </text:span><text:soft-page-break/><text:span text:style-name="T16">icons.</text:span></text:p>
            </table:table-cell>
            <table:table-cell table:style-name="Table31.A2" office:value-type="string">
              <text:p text:style-name="P19">This actions should move the scale values in the direction the arrows are pointing</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row>
            <table:table-cell table:style-name="Table31.A5" office:value-type="float" office:value="8">
              <text:p text:style-name="P20">8</text:p>
            </table:table-cell>
            <table:table-cell table:style-name="Table31.A2" office:value-type="string">
              <text:p text:style-name="P19">Click on: “Return to competency scales</text:p>
            </table:table-cell>
            <table:table-cell table:style-name="Table31.A2" office:value-type="string">
              <text:p text:style-name="P19">On the <text:span text:style-name="T16">“</text:span><text:span text:style-name="T30">Competency Scale</text:span><text:span text:style-name="T16">” page.</text:span></text:p>
            </table:table-cell>
            <table:table-cell table:style-name="Table31.A2" office:value-type="string">
              <text:p text:style-name="P19"/>
            </table:table-cell>
            <table:table-cell table:style-name="Table31.A2" office:value-type="string">
              <text:p text:style-name="P19"/>
            </table:table-cell>
            <table:table-cell table:style-name="Table31.A2" office:value-type="string">
              <text:p text:style-name="P19"/>
            </table:table-cell>
            <table:table-cell table:style-name="Table31.G2" office:value-type="string">
              <text:p text:style-name="P19"/>
            </table:table-cell>
          </table:table-row>
        </table:table>
        <text:h text:style-name="P66" text:outline-level="2">Managing competency frameworks</text:h>
        <text:h text:style-name="P64" text:outline-level="3">Adding a framework</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6">Step</text:p>
            </table:table-cell>
            <table:table-cell table:style-name="Table6.A1" office:value-type="string">
              <text:p text:style-name="P16">Action</text:p>
            </table:table-cell>
            <table:table-cell table:style-name="Table6.A1" office:value-type="string">
              <text:p text:style-name="P16">Expected Results</text:p>
            </table:table-cell>
            <table:table-cell table:style-name="Table6.A1" office:value-type="string">
              <text:p text:style-name="P16">Actual Results</text:p>
            </table:table-cell>
            <table:table-cell table:style-name="Table6.A1" office:value-type="string">
              <text:p text:style-name="P16">Comments</text:p>
            </table:table-cell>
            <table:table-cell table:style-name="Table6.A1" office:value-type="string">
              <text:p text:style-name="P16">P/F</text:p>
            </table:table-cell>
            <table:table-cell table:style-name="Table6.G1" office:value-type="string">
              <text:p text:style-name="P16">Bug #</text:p>
            </table:table-cell>
          </table:table-row>
          <table:table-row>
            <table:table-cell table:style-name="Table6.A2" office:value-type="string">
              <text:p text:style-name="P20">1</text:p>
            </table:table-cell>
            <table:table-cell table:style-name="Table6.A2" office:value-type="string">
              <text:p text:style-name="P19">Login as 'admin'</text:p>
            </table:table-cell>
            <table:table-cell table:style-name="Table6.A2" office:value-type="string">
              <text:p text:style-name="P19">Logged into the home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2</text:p>
            </table:table-cell>
            <table:table-cell table:style-name="Table6.A2" office:value-type="string">
              <text:p text:style-name="P19">In the Site <text:span text:style-name="T30">Administration</text:span> block &gt; “<text:span text:style-name="T52">Competencies</text:span>” &gt; “<text:span text:style-name="T52">Manage frameworks</text:span>”</text:p>
            </table:table-cell>
            <table:table-cell table:style-name="Table6.A2" office:value-type="string">
              <text:p text:style-name="P19">The "Competencies" &gt; "Manage frameworks" page should appear. Should see some prepopulated competency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Table_20_Contents"/>
            </table:table-cell>
            <table:table-cell table:style-name="Table6.G2" office:value-type="string">
              <text:p text:style-name="Table_20_Contents"/>
            </table:table-cell>
          </table:table-row>
          <table:table-row>
            <table:table-cell table:style-name="Table6.A2" office:value-type="string">
              <text:p text:style-name="P20">3</text:p>
            </table:table-cell>
            <table:table-cell table:style-name="Table6.A2" office:value-type="string">
              <text:p text:style-name="P19">Click on the "Add new competency framework" button.</text:p>
            </table:table-cell>
            <table:table-cell table:style-name="Table6.A2" office:value-type="string">
              <text:p text:style-name="P19">The "Add new competency framework" page should appear containing a form.</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4</text:p>
            </table:table-cell>
            <table:table-cell table:style-name="Table6.A2" office:value-type="string">
              <text:p text:style-name="P46">On the “<text:span text:style-name="T30">Add new competency framework</text:span>” page, click on the "Save changes" button without populating the form.</text:p>
            </table:table-cell>
            <table:table-cell table:style-name="Table6.A2" office:value-type="string">
              <text:p text:style-name="P19">The "Add new competency framework" page should appear indicating the form was “<text:span text:style-name="T5">Missing framework full name</text:span>” and “<text:span text:style-name="T5">Missing framework short name</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5</text:p>
            </table:table-cell>
            <table:table-cell table:style-name="Table6.A2" office:value-type="string">
              <text:p text:style-name="P19">On the “<text:span text:style-name="T30">Add new competency framework</text:span>” page, click on the "Cancel" button without populating the form.</text:p>
            </table:table-cell>
            <table:table-cell table:style-name="Table6.A2" office:value-type="string">
              <text:p text:style-name="P46">Should be returned back to the "Competencies" &gt; "Manage <text:s/>frameworks" page.</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6</text:p>
            </table:table-cell>
            <table:table-cell table:style-name="Table6.A2" office:value-type="string">
              <text:p text:style-name="P46">On the "<text:span text:style-name="T52">Competencies</text:span>" &gt; <text:soft-page-break/>"<text:span text:style-name="T52">Manage <text:s/>frameworks</text:span>" page, click on the “Add new competency framework” button. Fill in the form and nothing else click: Save changes</text:p>
            </table:table-cell>
            <table:table-cell table:style-name="Table6.A2" office:value-type="string">
              <text:p text:style-name="P46">There should be a <text:soft-page-break/>“<text:span text:style-name="T5">Missing scale</text:span><text:span text:style-name="T13">”</text:span><text:span text:style-name="T5"> </text:span><text:span text:style-name="T13">validation</text:span></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row>
            <table:table-cell table:style-name="Table6.A2" office:value-type="string">
              <text:p text:style-name="P20">7</text:p>
            </table:table-cell>
            <table:table-cell table:style-name="Table6.A2" office:value-type="string">
              <text:p text:style-name="P46">On the "<text:span text:style-name="T52">Competencies</text:span>" &gt; "<text:span text:style-name="T52">Manage <text:s/>frameworks</text:span>" page, click on the “Add new competency framework” button. Fill in the form, select Competency Scale and press the "Save changes" button.</text:p>
            </table:table-cell>
            <table:table-cell table:style-name="Table6.A2" office:value-type="string">
              <text:p text:style-name="P19">Should be returned back to the "Competencies" &gt; "Manage frameworks" page. The new framework should appear in the table of frameworks.</text:p>
            </table:table-cell>
            <table:table-cell table:style-name="Table6.A2" office:value-type="string">
              <text:p text:style-name="P19"/>
            </table:table-cell>
            <table:table-cell table:style-name="Table6.A2" office:value-type="string">
              <text:p text:style-name="P19"/>
            </table:table-cell>
            <table:table-cell table:style-name="Table6.A2" office:value-type="string">
              <text:p text:style-name="P19"/>
            </table:table-cell>
            <table:table-cell table:style-name="Table6.G2" office:value-type="string">
              <text:p text:style-name="P19"/>
            </table:table-cell>
          </table:table-row>
        </table:table>
        <text:h text:style-name="P65" text:outline-level="3">Editing a framework</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6">Step</text:p>
            </table:table-cell>
            <table:table-cell table:style-name="Table7.A1" office:value-type="string">
              <text:p text:style-name="P16">Action</text:p>
            </table:table-cell>
            <table:table-cell table:style-name="Table7.A1" office:value-type="string">
              <text:p text:style-name="P16">Expected Results</text:p>
            </table:table-cell>
            <table:table-cell table:style-name="Table7.A1" office:value-type="string">
              <text:p text:style-name="P16">Actual Results</text:p>
            </table:table-cell>
            <table:table-cell table:style-name="Table7.A1" office:value-type="string">
              <text:p text:style-name="P16">Comments</text:p>
            </table:table-cell>
            <table:table-cell table:style-name="Table7.A1" office:value-type="string">
              <text:p text:style-name="P16">P/F</text:p>
            </table:table-cell>
            <table:table-cell table:style-name="Table7.G1" office:value-type="string">
              <text:p text:style-name="P16">Bug #</text:p>
            </table:table-cell>
          </table:table-row>
          <table:table-row>
            <table:table-cell table:style-name="Table7.A2" office:value-type="string">
              <text:p text:style-name="P20">1</text:p>
            </table:table-cell>
            <table:table-cell table:style-name="Table7.A2" office:value-type="string">
              <text:p text:style-name="P19">Login as 'admin'</text:p>
            </table:table-cell>
            <table:table-cell table:style-name="Table7.A2" office:value-type="string">
              <text:p text:style-name="P19">Logged into the home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2</text:p>
            </table:table-cell>
            <table:table-cell table:style-name="Table7.A2" office:value-type="string">
              <text:p text:style-name="P19">In the Site <text:span text:style-name="T29">Administration</text:span> block &gt; “<text:span text:style-name="T52">Competencies</text:span>” &gt; “<text:span text:style-name="T52">Manage frameworks</text:span>”</text:p>
            </table:table-cell>
            <table:table-cell table:style-name="Table7.A2" office:value-type="string">
              <text:p text:style-name="P19">The "Competencies" &gt; "Manage frameworks" page should appear along with a table containing the default competency framework's hierarchy of competenci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Table_20_Contents"/>
            </table:table-cell>
            <table:table-cell table:style-name="Table7.G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P19">In the breadcrumb nav bar, press the "Turn editing on" button.</text:p>
            </table:table-cell>
            <table:table-cell table:style-name="Table7.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55">Move down</text:span>", and <text:soft-page-break/>"<text:span text:style-name="T55">Move up</text:span>").</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4</text:p>
            </table:table-cell>
            <table:table-cell table:style-name="Table7.A2" office:value-type="string">
              <text:p text:style-name="P19">Press the “edit” icon (<text:span text:style-name="T62">the </text:span><text:span text:style-name="T61">yellow</text:span><text:span text:style-name="T62">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5</text:p>
            </table:table-cell>
            <table:table-cell table:style-name="Table7.A2" office:value-type="string">
              <text:p text:style-name="P19">Press the "Cancel"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6</text:p>
            </table:table-cell>
            <table:table-cell table:style-name="Table7.A2" office:value-type="string">
              <text:p text:style-name="P19">Press the “edit” icon (<text:span text:style-name="T62">the </text:span><text:span text:style-name="T61">yellow</text:span><text:span text:style-name="T62"> cog</text:span>) for one of the frameworks.</text:p>
            </table:table-cell>
            <table:table-cell table:style-name="Table7.A2" office:value-type="string">
              <text:p text:style-name="P19">The "Edit competency framework" page should appear containing a form with the framework's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7</text:p>
            </table:table-cell>
            <table:table-cell table:style-name="Table7.A2" office:value-type="string">
              <text:p text:style-name="P19">Change some of the values in the form and press the "Save"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2" office:value-type="string">
              <text:p text:style-name="P20">8</text:p>
            </table:table-cell>
            <table:table-cell table:style-name="Table7.A2" office:value-type="string">
              <text:p text:style-name="P19">Press the edit icon (<text:span text:style-name="T62">the </text:span><text:span text:style-name="T61">yellow</text:span><text:span text:style-name="T62"> cog</text:span>) for <text:s/>the same framework.</text:p>
            </table:table-cell>
            <table:table-cell table:style-name="Table7.A2" office:value-type="string">
              <text:p text:style-name="P19">The "Edit competency framework" page should appear containing a form with the framework's changed values.</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row>
            <table:table-cell table:style-name="Table7.A10" office:value-type="float" office:value="9">
              <text:p text:style-name="P20">9</text:p>
            </table:table-cell>
            <table:table-cell table:style-name="Table7.A2" office:value-type="string">
              <text:p text:style-name="P19">Click on: “Save changes” button.</text:p>
            </table:table-cell>
            <table:table-cell table:style-name="Table7.A2" office:value-type="string">
              <text:p text:style-name="P19">Should be returned back to the "Competencies" &gt; "Manage frameworks" page.</text:p>
            </table:table-cell>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G2" office:value-type="string">
              <text:p text:style-name="P19"/>
            </table:table-cell>
          </table:table-row>
        </table:table>
        <text:h text:style-name="P65" text:outline-level="3">Deleting a framework</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6">Step</text:p>
            </table:table-cell>
            <table:table-cell table:style-name="Table8.A1" office:value-type="string">
              <text:p text:style-name="P16">Action</text:p>
            </table:table-cell>
            <table:table-cell table:style-name="Table8.A1" office:value-type="string">
              <text:p text:style-name="P16">Expected Results</text:p>
            </table:table-cell>
            <table:table-cell table:style-name="Table8.A1" office:value-type="string">
              <text:p text:style-name="P16">Actual Results</text:p>
            </table:table-cell>
            <table:table-cell table:style-name="Table8.A1" office:value-type="string">
              <text:p text:style-name="P16">Comments</text:p>
            </table:table-cell>
            <table:table-cell table:style-name="Table8.A1" office:value-type="string">
              <text:p text:style-name="P16">P/F</text:p>
            </table:table-cell>
            <table:table-cell table:style-name="Table8.G1" office:value-type="string">
              <text:p text:style-name="P16">Bug #</text:p>
            </table:table-cell>
          </table:table-row>
          <table:table-row>
            <table:table-cell table:style-name="Table8.A2" office:value-type="string">
              <text:p text:style-name="P20">1</text:p>
            </table:table-cell>
            <table:table-cell table:style-name="Table8.A2" office:value-type="string">
              <text:p text:style-name="P19">Login as 'admin'</text:p>
            </table:table-cell>
            <table:table-cell table:style-name="Table8.A2" office:value-type="string">
              <text:p text:style-name="P19">Logged into the home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2</text:p>
            </table:table-cell>
            <table:table-cell table:style-name="Table8.A2" office:value-type="string">
              <text:p text:style-name="P19">In the Site <text:span text:style-name="T29">Administration</text:span> block &gt; “<text:span text:style-name="T52">Competencies</text:span>” &gt; <text:soft-page-break/>“<text:span text:style-name="T52">Manage frameworks</text:span>”</text:p>
            </table:table-cell>
            <table:table-cell table:style-name="Table8.A2" office:value-type="string">
              <text:p text:style-name="P19">The "Competencies" &gt; "Manage frameworks" page should appear. Should see some <text:soft-page-break/>prepopulated competency frameworks.</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Table_20_Contents"/>
            </table:table-cell>
            <table:table-cell table:style-name="Table8.G2" office:value-type="string">
              <text:p text:style-name="Table_20_Contents"/>
            </table:table-cell>
          </table:table-row>
          <table:table-row>
            <table:table-cell table:style-name="Table8.A2" office:value-type="string">
              <text:p text:style-name="P20">3</text:p>
            </table:table-cell>
            <table:table-cell table:style-name="Table8.A2" office:value-type="string">
              <text:p text:style-name="P19">In the breadcrumb nav bar, press the "Turn editing on" button</text:p>
            </table:table-cell>
            <table:table-cell table:style-name="Table8.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4</text:p>
            </table:table-cell>
            <table:table-cell table:style-name="Table8.A2" office:value-type="string">
              <text:p text:style-name="P19">Press the ”delete” icon (the red “<text:span text:style-name="T6">X</text:span><text:span text:style-name="T16">”) by <text:s/>a framework.</text:span></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3"/>
            </table:table-cell>
            <table:table-cell table:style-name="Table8.A2" office:value-type="string">
              <text:p text:style-name="P43"/>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5</text:p>
            </table:table-cell>
            <table:table-cell table:style-name="Table8.A2" office:value-type="string">
              <text:p text:style-name="P19">Press the "No" button</text:p>
            </table:table-cell>
            <table:table-cell table:style-name="Table8.A2" office:value-type="string">
              <text:p text:style-name="P19">Should be returned back to the "Competencies" &gt; "Manage frameworks" page.</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6</text:p>
            </table:table-cell>
            <table:table-cell table:style-name="Table8.A2" office:value-type="string">
              <text:p text:style-name="P19">Press the “delete” icon (the red “<text:span text:style-name="T6">X</text:span><text:span text:style-name="T16">”</text:span>) by the same framework.</text:p>
            </table:table-cell>
            <table:table-cell table:style-name="Table8.A2" office:value-type="string">
              <text:p text:style-name="P19">The page should be updated with a confirmation message regarding whether the framework should be deleted.</text:p>
            </table:table-cell>
            <table:table-cell table:style-name="Table8.A2" office:value-type="string">
              <text:p text:style-name="P43"/>
            </table:table-cell>
            <table:table-cell table:style-name="Table8.A2" office:value-type="string">
              <text:p text:style-name="P43"/>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7</text:p>
            </table:table-cell>
            <table:table-cell table:style-name="Table8.A2" office:value-type="string">
              <text:p text:style-name="P19">Press the "Yes" button</text:p>
            </table:table-cell>
            <table:table-cell table:style-name="Table8.A2" office:value-type="string">
              <text:p text:style-name="P43">The page should be updated with a confirmation message: <text:span text:style-name="T30">The competency framework to delete and its data have been completely deleted</text:span>. and a "Continue" button.</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row>
            <table:table-cell table:style-name="Table8.A2" office:value-type="string">
              <text:p text:style-name="P20">8</text:p>
            </table:table-cell>
            <table:table-cell table:style-name="Table8.A2" office:value-type="string">
              <text:p text:style-name="P19">Press the "Continue" button</text:p>
            </table:table-cell>
            <table:table-cell table:style-name="Table8.A2" office:value-type="string">
              <text:p text:style-name="P19">Should be returned back to the "Competencies" &gt; "Manage frameworks" page. The deleted framework should no longer appear.</text:p>
            </table:table-cell>
            <table:table-cell table:style-name="Table8.A2" office:value-type="string">
              <text:p text:style-name="P19"/>
            </table:table-cell>
            <table:table-cell table:style-name="Table8.A2" office:value-type="string">
              <text:p text:style-name="P19"/>
            </table:table-cell>
            <table:table-cell table:style-name="Table8.A2" office:value-type="string">
              <text:p text:style-name="P19"/>
            </table:table-cell>
            <table:table-cell table:style-name="Table8.G2" office:value-type="string">
              <text:p text:style-name="P19"/>
            </table:table-cell>
          </table:table-row>
        </table:table>
        <text:h text:style-name="P65" text:outline-level="3"><text:soft-page-break/>Reordering framework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6">Step</text:p>
            </table:table-cell>
            <table:table-cell table:style-name="Table9.A1" office:value-type="string">
              <text:p text:style-name="P16">Action</text:p>
            </table:table-cell>
            <table:table-cell table:style-name="Table9.A1" office:value-type="string">
              <text:p text:style-name="P16">Expected Results</text:p>
            </table:table-cell>
            <table:table-cell table:style-name="Table9.A1" office:value-type="string">
              <text:p text:style-name="P16">Actual Results</text:p>
            </table:table-cell>
            <table:table-cell table:style-name="Table9.A1" office:value-type="string">
              <text:p text:style-name="P16">Comments</text:p>
            </table:table-cell>
            <table:table-cell table:style-name="Table9.A1" office:value-type="string">
              <text:p text:style-name="P16">P/F</text:p>
            </table:table-cell>
            <table:table-cell table:style-name="Table9.G1" office:value-type="string">
              <text:p text:style-name="P16">Bug #</text:p>
            </table:table-cell>
          </table:table-row>
          <table:table-row>
            <table:table-cell table:style-name="Table9.A2" office:value-type="string">
              <text:p text:style-name="P20">1</text:p>
            </table:table-cell>
            <table:table-cell table:style-name="Table9.A2" office:value-type="string">
              <text:p text:style-name="P19">Login as 'admin'</text:p>
            </table:table-cell>
            <table:table-cell table:style-name="Table9.A2" office:value-type="string">
              <text:p text:style-name="P19">Logged into the home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2</text:p>
            </table:table-cell>
            <table:table-cell table:style-name="Table9.A2" office:value-type="string">
              <text:p text:style-name="P19">In the Site <text:span text:style-name="T30">Administration</text:span> block &gt; “<text:span text:style-name="T52">Competencies</text:span>” &gt; “<text:span text:style-name="T52">Manage frameworks</text:span>”</text:p>
            </table:table-cell>
            <table:table-cell table:style-name="Table9.A2" office:value-type="string">
              <text:p text:style-name="P19">The "Competencies" &gt; "Manage frameworks" page should appear. Should see some prepopulated competency frameworks.</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Table_20_Contents"/>
            </table:table-cell>
            <table:table-cell table:style-name="Table9.G2" office:value-type="string">
              <text:p text:style-name="Table_20_Contents"/>
            </table:table-cell>
          </table:table-row>
          <table:table-row>
            <table:table-cell table:style-name="Table9.A2" office:value-type="string">
              <text:p text:style-name="P20">3</text:p>
            </table:table-cell>
            <table:table-cell table:style-name="Table9.A2" office:value-type="string">
              <text:p text:style-name="P19">In the breadcrumb nav bar, press the "Turn editing on" button</text:p>
            </table:table-cell>
            <table:table-cell table:style-name="Table9.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4</text:p>
            </table:table-cell>
            <table:table-cell table:style-name="Table9.A2" office:value-type="string">
              <text:p text:style-name="P19">Press the down “<text:span text:style-name="T55">arrow</text:span><text:span text:style-name="T16">”</text:span> ("<text:span text:style-name="T55">Move down</text:span>") and up “<text:span text:style-name="T55">arrow</text:span><text:span text:style-name="T16">”</text:span><text:span text:style-name="T55"> </text:span>("<text:span text:style-name="T55">Move up</text:span><text:span text:style-name="T16">"</text:span><text:span text:style-name="T55">) </text:span><text:span text:style-name="T68">icons.</text:span></text:p>
            </table:table-cell>
            <table:table-cell table:style-name="Table9.A2" office:value-type="string">
              <text:p text:style-name="P19">The page should update each time an arrow is pressed. The frameworks should move one place in order according to the direction chosen. The top framework should only contain a down arrow, and the bottom framework should only contain an up arrow.</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row>
            <table:table-cell table:style-name="Table9.A2" office:value-type="string">
              <text:p text:style-name="P20">5</text:p>
            </table:table-cell>
            <table:table-cell table:style-name="Table9.A2" office:value-type="string">
              <text:p text:style-name="P19">Click on the <text:span text:style-name="T52">name</text:span> of the new framework.</text:p>
            </table:table-cell>
            <table:table-cell table:style-name="Table9.A2" office:value-type="string">
              <text:p text:style-name="P19">The "Manage competencies" page should appear with a drop downmenu and new framework showing.</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ext:soft-page-break/>
          <table:table-row>
            <table:table-cell table:style-name="Table9.A2" office:value-type="string">
              <text:p text:style-name="P20">6</text:p>
            </table:table-cell>
            <table:table-cell table:style-name="Table9.A2" office:value-type="string">
              <text:p text:style-name="P19">Press the drop-down menu at the top of the page and view the contents of the drop-down boxes.</text:p>
            </table:table-cell>
            <table:table-cell table:style-name="Table9.A2" office:value-type="string">
              <text:p text:style-name="P19">The ordering of frameworks should be the same as ordered on the "Competencies &gt; “Manage frameworks" page.</text:p>
            </table:table-cell>
            <table:table-cell table:style-name="Table9.A2" office:value-type="string">
              <text:p text:style-name="P19"/>
            </table:table-cell>
            <table:table-cell table:style-name="Table9.A2" office:value-type="string">
              <text:p text:style-name="P19"/>
            </table:table-cell>
            <table:table-cell table:style-name="Table9.A2" office:value-type="string">
              <text:p text:style-name="P19"/>
            </table:table-cell>
            <table:table-cell table:style-name="Table9.G2" office:value-type="string">
              <text:p text:style-name="P19"/>
            </table:table-cell>
          </table:table-row>
        </table:table>
        <text:h text:style-name="P66" text:outline-level="2">Managing competencies</text:h>
        <text:h text:style-name="P64" text:outline-level="3">Adding depth levels to a hierarch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16">Step</text:p>
            </table:table-cell>
            <table:table-cell table:style-name="Table10.A1" office:value-type="string">
              <text:p text:style-name="P16">Action</text:p>
            </table:table-cell>
            <table:table-cell table:style-name="Table10.A1" office:value-type="string">
              <text:p text:style-name="P16">Expected Results</text:p>
            </table:table-cell>
            <table:table-cell table:style-name="Table10.A1" office:value-type="string">
              <text:p text:style-name="P16">Actual Results</text:p>
            </table:table-cell>
            <table:table-cell table:style-name="Table10.A1" office:value-type="string">
              <text:p text:style-name="P16">Comment</text:p>
            </table:table-cell>
            <table:table-cell table:style-name="Table10.A1" office:value-type="string">
              <text:p text:style-name="P16">P/F</text:p>
            </table:table-cell>
            <table:table-cell table:style-name="Table10.G1" office:value-type="string">
              <text:p text:style-name="P16">Bug #</text:p>
            </table:table-cell>
          </table:table-row>
          <table:table-row>
            <table:table-cell table:style-name="Table10.A2" office:value-type="string">
              <text:p text:style-name="P20">1</text:p>
            </table:table-cell>
            <table:table-cell table:style-name="Table10.A2" office:value-type="string">
              <text:p text:style-name="P19">Login as 'admin'</text:p>
            </table:table-cell>
            <table:table-cell table:style-name="Table10.A2" office:value-type="string">
              <text:p text:style-name="P19">Logged into the homepage</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2</text:p>
            </table:table-cell>
            <table:table-cell table:style-name="Table10.A2" office:value-type="string">
              <text:p text:style-name="P19">In the Site <text:span text:style-name="T30">Administration</text:span> block &gt; “<text:span text:style-name="T52">Competencies</text:span><text:span text:style-name="T13">”</text:span> &gt; “<text:span text:style-name="T52">Manage frameworks</text:span><text:span text:style-name="T13">”</text:span> create a new competency framework and then click on the name of the new framework.</text:p>
            </table:table-cell>
            <table:table-cell table:style-name="Table10.A2" office:value-type="string">
              <text:p text:style-name="P19">The "Competencies" &gt; "Manage competencies" page should appear with a dropdown menu and <text:s/>the heading "<text:span text:style-name="T30">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Table_20_Contents"/>
            </table:table-cell>
            <table:table-cell table:style-name="Table10.G2" office:value-type="string">
              <text:p text:style-name="Table_20_Contents"/>
            </table:table-cell>
          </table:table-row>
          <table:table-row>
            <table:table-cell table:style-name="Table10.A2" office:value-type="string">
              <text:p text:style-name="P20">3</text:p>
            </table:table-cell>
            <table:table-cell table:style-name="Table10.A2" office:value-type="string">
              <text:p text:style-name="P19">Click on the "Add a new depth level" button</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4</text:p>
            </table:table-cell>
            <table:table-cell table:style-name="Table10.A2" office:value-type="string">
              <text:p text:style-name="P46">Click on the "Save changes" button without populating the form.</text:p>
            </table:table-cell>
            <table:table-cell table:style-name="Table10.A2" office:value-type="string">
              <text:p text:style-name="P19">The "<text:span text:style-name="T30">Add new new depth level</text:span>" page should appear indicating the form was "<text:span text:style-name="T5">Missing depth level full name</text:span>" and "<text:span text:style-name="T5">Missing depth level short name</text:span>."</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ext:soft-page-break/>
          <table:table-row>
            <table:table-cell table:style-name="Table10.A2" office:value-type="string">
              <text:p text:style-name="P20">5</text:p>
            </table:table-cell>
            <table:table-cell table:style-name="Table10.A2" office:value-type="string">
              <text:p text:style-name="P19">Click on the "Cancel" button without populating the form.</text:p>
            </table:table-cell>
            <table:table-cell table:style-name="Table10.A2" office:value-type="string">
              <text:p text:style-name="P46">Should be returned back to the "Competencies" &gt; "Manage competencies" page, showing only the heading "<text:span text:style-name="T30">No depth levels in this framework</text:span>" and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6</text:p>
            </table:table-cell>
            <table:table-cell table:style-name="Table10.A2" office:value-type="string">
              <text:p text:style-name="P19">Click on the "Add a new depth level" button. Fill in the form and press the "Save changes" button.</text:p>
            </table:table-cell>
            <table:table-cell table:style-name="Table10.A2" office:value-type="string">
              <text:p text:style-name="P19">Should be returned back to the "Competencies" &gt; "Manage competencies" page. The page heading should show "<text:span text:style-name="T30">0 Competencies</text:span>". There should also be a "New filter" fieldset, a "<text:span text:style-name="T52">Show Display Options</text:span>" link, the <text:s/>shortname of the depth level just created, the words "No competencies definied," a button named "Add new competency" buttton," and a button named "Add a new depth level."</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7</text:p>
            </table:table-cell>
            <table:table-cell table:style-name="Table10.A2" office:value-type="string">
              <text:p text:style-name="P46">Click on the "Add a new depth level" button. </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8</text:p>
            </table:table-cell>
            <table:table-cell table:style-name="Table10.A2" office:value-type="string">
              <text:p text:style-name="P46">Fill in the form and press the "Save changes" button.</text:p>
            </table:table-cell>
            <table:table-cell table:style-name="Table10.A2" office:value-type="string">
              <text:p text:style-name="P19">Same results as Step 6 except the new depth level should appear as a column header to the right of the depth level created in Step 6.</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ext:soft-page-break/>
          <table:table-row>
            <table:table-cell table:style-name="Table10.A2" office:value-type="string">
              <text:p text:style-name="P20">9</text:p>
            </table:table-cell>
            <table:table-cell table:style-name="Table10.A2" office:value-type="string">
              <text:p text:style-name="P46">Click on the "Add a new depth level" button.</text:p>
            </table:table-cell>
            <table:table-cell table:style-name="Table10.A2" office:value-type="string">
              <text:p text:style-name="P19">The "<text:span text:style-name="T30">Add new depth level</text:span>" page should appear containing a form in a fieldset named "General." In the form, the "Depth level" field should be non-editable and display the number "3."</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row>
            <table:table-cell table:style-name="Table10.A2" office:value-type="string">
              <text:p text:style-name="P20">10</text:p>
            </table:table-cell>
            <table:table-cell table:style-name="Table10.A2" office:value-type="string">
              <text:p text:style-name="P46">Fill in the form and press the "Save changes" button.</text:p>
            </table:table-cell>
            <table:table-cell table:style-name="Table10.A2" office:value-type="string">
              <text:p text:style-name="P19">Same results as Step 8 except the new depth level should appear as a column header to the right of the depth level created in Step 8.</text:p>
            </table:table-cell>
            <table:table-cell table:style-name="Table10.A2" office:value-type="string">
              <text:p text:style-name="P19"/>
            </table:table-cell>
            <table:table-cell table:style-name="Table10.A2" office:value-type="string">
              <text:p text:style-name="P19"/>
            </table:table-cell>
            <table:table-cell table:style-name="Table10.A2" office:value-type="string">
              <text:p text:style-name="P19"/>
            </table:table-cell>
            <table:table-cell table:style-name="Table10.G2" office:value-type="string">
              <text:p text:style-name="P19"/>
            </table:table-cell>
          </table:table-row>
        </table:table>
        <text:h text:style-name="P64" text:outline-level="3">Deleting a depth level</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16">Step</text:p>
            </table:table-cell>
            <table:table-cell table:style-name="Table11.A1" office:value-type="string">
              <text:p text:style-name="P16">Action</text:p>
            </table:table-cell>
            <table:table-cell table:style-name="Table11.A1" office:value-type="string">
              <text:p text:style-name="P16">Expected Results</text:p>
            </table:table-cell>
            <table:table-cell table:style-name="Table11.A1" office:value-type="string">
              <text:p text:style-name="P16">Actual Results</text:p>
            </table:table-cell>
            <table:table-cell table:style-name="Table11.A1" office:value-type="string">
              <text:p text:style-name="P16">Comments</text:p>
            </table:table-cell>
            <table:table-cell table:style-name="Table11.A1" office:value-type="string">
              <text:p text:style-name="P16">P/F</text:p>
            </table:table-cell>
            <table:table-cell table:style-name="Table11.G1" office:value-type="string">
              <text:p text:style-name="P16">Bug #</text:p>
            </table:table-cell>
          </table:table-row>
          <table:table-row>
            <table:table-cell table:style-name="Table11.A2" office:value-type="string">
              <text:p text:style-name="P20">1</text:p>
            </table:table-cell>
            <table:table-cell table:style-name="Table11.A2" office:value-type="string">
              <text:p text:style-name="P19">Login as 'admin'</text:p>
            </table:table-cell>
            <table:table-cell table:style-name="Table11.A2" office:value-type="string">
              <text:p text:style-name="P19">Logged into the homepag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2</text:p>
            </table:table-cell>
            <table:table-cell table:style-name="Table11.A2" office:value-type="string">
              <text:p text:style-name="P19">In the Site <text:span text:style-name="T30">Administration</text:span> block &gt; “<text:span text:style-name="T52">Competencies</text:span><text:span text:style-name="T13">”</text:span> &gt; “<text:span text:style-name="T52">Manage competencies</text:span><text:span text:style-name="T13">”</text:span></text:p>
            </table:table-cell>
            <table:table-cell table:style-name="Table11.A2" office:value-type="string">
              <text:p text:style-name="P19">The "Competencies" &gt; "Manage competencies" page should appear. Should see the default competency framework prepopulated with competencies.</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Table_20_Contents"/>
            </table:table-cell>
            <table:table-cell table:style-name="Table11.G2" office:value-type="string">
              <text:p text:style-name="Table_20_Contents"/>
            </table:table-cell>
          </table:table-row>
          <table:table-row>
            <table:table-cell table:style-name="Table11.A2" office:value-type="string">
              <text:p text:style-name="P20">3</text:p>
            </table:table-cell>
            <table:table-cell table:style-name="Table11.A2" office:value-type="string">
              <text:p text:style-name="P19">Press the drop-down menu at the top of the page and select the framework created in Script 3.2.1.</text:p>
            </table:table-cell>
            <table:table-cell table:style-name="Table11.A2" office:value-type="string">
              <text:p text:style-name="P19">The page should be updated with framework created in Script 3.2.1.</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4</text:p>
            </table:table-cell>
            <table:table-cell table:style-name="Table11.A2" office:value-type="string">
              <text:p text:style-name="P19">Click on the "Turn editing on" button in the breadcrumbs navigation bar.</text:p>
            </table:table-cell>
            <table:table-cell table:style-name="Table11.A2" office:value-type="string">
              <text:p text:style-name="P19">The page should update with icons ("<text:span text:style-name="T61">Edit</text:span>," "Custom fields," and "<text:span text:style-name="T5">Delete</text:span>") appearing to the right of the depth level names. Also, <text:s/>2 <text:s/>column headers named <text:soft-page-break/>"<text:span text:style-name="T72">Settings</text:span>" &amp; “<text:span text:style-name="T72">Evidence Items”</text:span> should appear the right of the last depth level shortname.</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5</text:p>
            </table:table-cell>
            <table:table-cell table:style-name="Table11.A2" office:value-type="string">
              <text:p text:style-name="P19">Click on the “delete” icon (red "<text:span text:style-name="T6">X</text:span>") to the right of the <text:s text:c="2"/>highest depth level (i.e., the last depth level created in Script 3.2.1).</text:p>
            </table:table-cell>
            <table:table-cell table:style-name="Table1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6</text:p>
            </table:table-cell>
            <table:table-cell table:style-name="Table11.A2" office:value-type="string">
              <text:p text:style-name="P19">Click on the "No" button.</text:p>
            </table:table-cell>
            <table:table-cell table:style-name="Table11.A2" office:value-type="string">
              <text:p text:style-name="P19">The "Competencies" &gt; "Manage competencies" page should appear with the previously selected framework appearing with editing turned on (i.e., the edit icons appearing).</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7</text:p>
            </table:table-cell>
            <table:table-cell table:style-name="Table11.A2" office:value-type="string">
              <text:p text:style-name="P19">Click on the “delete” icon (red "<text:span text:style-name="T6">X</text:span>") to the right of the <text:s text:c="2"/>highest depth level (i.e., the same icon as in Step 5).</text:p>
            </table:table-cell>
            <table:table-cell table:style-name="Table11.A2" office:value-type="string">
              <text:p text:style-name="P19">Same as Step 5.</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8</text:p>
            </table:table-cell>
            <table:table-cell table:style-name="Table11.A2" office:value-type="string">
              <text:p text:style-name="P19">Click on the "Yes" button</text:p>
            </table:table-cell>
            <table:table-cell table:style-name="Table11.A2" office:value-type="string">
              <text:p text:style-name="P19">The page should update with the <text:s/>message "<text:span text:style-name="T30">The depth level has been deleted" and a "Continue</text:span>" button.</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9</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deleted depth level should not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ext:soft-page-break/>
          <table:table-row>
            <table:table-cell table:style-name="Table11.A2" office:value-type="string">
              <text:p text:style-name="P20">10</text:p>
            </table:table-cell>
            <table:table-cell table:style-name="Table11.A2" office:value-type="string">
              <text:p text:style-name="P19">Click on the “delete” (“<text:span text:style-name="T6">X</text:span><text:span text:style-name="T14">”</text:span>) icon to the far left delete icon</text:p>
            </table:table-cell>
            <table:table-cell table:style-name="Table1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row>
            <table:table-cell table:style-name="Table11.A2" office:value-type="string">
              <text:p text:style-name="P20">11</text:p>
            </table:table-cell>
            <table:table-cell table:style-name="Table11.A2" office:value-type="string">
              <text:p text:style-name="P19">Click on the "Continue" button</text:p>
            </table:table-cell>
            <table:table-cell table:style-name="Table11.A2" office:value-type="string">
              <text:p text:style-name="P19">The "Competencies" &gt; "Manage competencies" page should appear with the previously selected framework appearing. The two depth levels should still appear.</text:p>
            </table:table-cell>
            <table:table-cell table:style-name="Table11.A2" office:value-type="string">
              <text:p text:style-name="P19"/>
            </table:table-cell>
            <table:table-cell table:style-name="Table11.A2" office:value-type="string">
              <text:p text:style-name="P19"/>
            </table:table-cell>
            <table:table-cell table:style-name="Table11.A2" office:value-type="string">
              <text:p text:style-name="P19"/>
            </table:table-cell>
            <table:table-cell table:style-name="Table11.G2" office:value-type="string">
              <text:p text:style-name="P19"/>
            </table:table-cell>
          </table:table-row>
        </table:table>
        <text:h text:style-name="P64" text:outline-level="3">Adding top-level competencies</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6">Step</text:p>
            </table:table-cell>
            <table:table-cell table:style-name="Table12.A1" office:value-type="string">
              <text:p text:style-name="P16">Action</text:p>
            </table:table-cell>
            <table:table-cell table:style-name="Table12.A1" office:value-type="string">
              <text:p text:style-name="P16">Expected Results</text:p>
            </table:table-cell>
            <table:table-cell table:style-name="Table12.A1" office:value-type="string">
              <text:p text:style-name="P16">Actual Results</text:p>
            </table:table-cell>
            <table:table-cell table:style-name="Table12.A1" office:value-type="string">
              <text:p text:style-name="P16">Comments</text:p>
            </table:table-cell>
            <table:table-cell table:style-name="Table12.A1" office:value-type="string">
              <text:p text:style-name="P16">P/F</text:p>
            </table:table-cell>
            <table:table-cell table:style-name="Table12.G1" office:value-type="string">
              <text:p text:style-name="P16">Bug #</text:p>
            </table:table-cell>
          </table:table-row>
          <table:table-row>
            <table:table-cell table:style-name="Table12.A2" office:value-type="string">
              <text:p text:style-name="P20">1</text:p>
            </table:table-cell>
            <table:table-cell table:style-name="Table12.A2" office:value-type="string">
              <text:p text:style-name="P19">Login as 'admin'</text:p>
            </table:table-cell>
            <table:table-cell table:style-name="Table12.A2" office:value-type="string">
              <text:p text:style-name="P19">Logged into the home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2</text:p>
            </table:table-cell>
            <table:table-cell table:style-name="Table12.A2" office:value-type="string">
              <text:p text:style-name="P19">In the Site <text:span text:style-name="T30">Administration</text:span> block &gt; “<text:span text:style-name="T52">Competencies</text:span>” &gt; “<text:span text:style-name="T52">Manage competencies</text:span>”</text:p>
            </table:table-cell>
            <table:table-cell table:style-name="Table12.A2" office:value-type="string">
              <text:p text:style-name="P19">The "Competencies" &gt; "Manage competencies" page should appear. The default competency framework's hierarchy should load, prepopulated with competencies.</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Table_20_Contents"/>
            </table:table-cell>
            <table:table-cell table:style-name="Table12.G2" office:value-type="string">
              <text:p text:style-name="Table_20_Contents"/>
            </table:table-cell>
          </table:table-row>
          <table:table-row>
            <table:table-cell table:style-name="Table12.A2" office:value-type="string">
              <text:p text:style-name="P20">3</text:p>
            </table:table-cell>
            <table:table-cell table:style-name="Table12.A2" office:value-type="string">
              <text:p text:style-name="P19">Press the drop-down menu at the top of the page and select the framework created in Script 3.2.1.</text:p>
            </table:table-cell>
            <table:table-cell table:style-name="Table12.A2" office:value-type="string">
              <text:p text:style-name="P19">The page should be updated with framework created in Script 3.2.1.</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4</text:p>
            </table:table-cell>
            <table:table-cell table:style-name="Table12.A2" office:value-type="string">
              <text:p text:style-name="P19">Click on the "Add a new competency" button</text:p>
            </table:table-cell>
            <table:table-cell table:style-name="Table12.A2" office:value-type="string">
              <text:p text:style-name="P19">The "<text:span text:style-name="T30">Add new <text:s/>competency</text:span>" page should appear containing a form. The value for the "Organisation framework" field should be non-<text:soft-page-break/>editable and display the name of the framework. The "Parent competency" should be non-editable and display the value "Top."</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5</text:p>
            </table:table-cell>
            <table:table-cell table:style-name="Table12.A2" office:value-type="string">
              <text:p text:style-name="P46">Click on the "Save changes" button without populating the form.</text:p>
            </table:table-cell>
            <table:table-cell table:style-name="Table12.A2" office:value-type="string">
              <text:p text:style-name="P19">The page should appear indicating the form was “<text:span text:style-name="T5">Missing competency full name</text:span>” and “<text:span text:style-name="T5">Missing </text:span><text:span text:style-name="T5">competency short name</text:span>.”</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6</text:p>
            </table:table-cell>
            <table:table-cell table:style-name="Table12.A2" office:value-type="string">
              <text:p text:style-name="P19">Click on the "Cancel" button without populating the form.</text:p>
            </table:table-cell>
            <table:table-cell table:style-name="Table12.A2" office:value-type="string">
              <text:p text:style-name="P46">Should be returned back to the "Competencies" &gt; "Manage competencies" page.</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7</text:p>
            </table:table-cell>
            <table:table-cell table:style-name="Table12.A2" office:value-type="string">
              <text:p text:style-name="P19">Click on the "Add a new competency" button. Fill in the word "Test item 1 fullname" in the Organisation fullname field, "Test item 1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8</text:p>
            </table:table-cell>
            <table:table-cell table:style-name="Table12.A2" office:value-type="string">
              <text:p text:style-name="P19">Click on the "Return to competency framework" button.</text:p>
            </table:table-cell>
            <table:table-cell table:style-name="Table12.A2" office:value-type="string">
              <text:p text:style-name="P46">Should be returned back to the "Competencies" &gt; "Manage competencies" page. The new competency should appear in the table under the top depth level. The shortname of the new competency ("<text:span text:style-name="T52">Test item 1 shortname</text:span>") should appear as a hyperlink. Also a new button should appear named "Export."</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ext:soft-page-break/>
          <table:table-row>
            <table:table-cell table:style-name="Table12.A2" office:value-type="string">
              <text:p text:style-name="P20">9</text:p>
            </table:table-cell>
            <table:table-cell table:style-name="Table12.A2" office:value-type="string">
              <text:p text:style-name="P19">Click on the name of the new competency.</text:p>
            </table:table-cell>
            <table:table-cell table:style-name="Table12.A2" office:value-type="string">
              <text:p text:style-name="P19">Same as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0</text:p>
            </table:table-cell>
            <table:table-cell table:style-name="Table12.A2" office:value-type="string">
              <text:p text:style-name="P19">Click on the "Return to competency framework" button.</text:p>
            </table:table-cell>
            <table:table-cell table:style-name="Table12.A2" office:value-type="string">
              <text:p text:style-name="P19">Same as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1</text:p>
            </table:table-cell>
            <table:table-cell table:style-name="Table12.A2" office:value-type="string">
              <text:p text:style-name="P19">Click on the "Add a new competency" button.</text:p>
            </table:table-cell>
            <table:table-cell table:style-name="Table12.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a drop-down containing two values, <text:s/>"Top" and the name of the competency created in Step 7.</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row>
            <table:table-cell table:style-name="Table12.A2" office:value-type="string">
              <text:p text:style-name="P20">12</text:p>
            </table:table-cell>
            <table:table-cell table:style-name="Table12.A2" office:value-type="string">
              <text:p text:style-name="P19">For the "Parent competency" field, leave the value as "Top," fill in the word "Test item 2 fullname" in the Organisation fullname field, "Test item 2 shortname" in the Organisation shortname field, and press the "Save changes" button.</text:p>
            </table:table-cell>
            <table:table-cell table:style-name="Table12.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ext:soft-page-break/>
          <table:table-row>
            <table:table-cell table:style-name="Table12.A2" office:value-type="string">
              <text:p text:style-name="P20">13</text:p>
            </table:table-cell>
            <table:table-cell table:style-name="Table12.A2" office:value-type="string">
              <text:p text:style-name="P19">Click on the "Return to competency framework" button.</text:p>
            </table:table-cell>
            <table:table-cell table:style-name="Table12.A2" office:value-type="string">
              <text:p text:style-name="P46">Same as Step 8 except the name of the new competency shortname ("<text:span text:style-name="T52">Test item 2 shortname</text:span>") should appear as a hyperlink below the competency shortname ("<text:span text:style-name="T52">Test item 1 shortname</text:span>") created in Step 8.</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cell table:style-name="Table12.G2" office:value-type="string">
              <text:p text:style-name="P19"/>
            </table:table-cell>
          </table:table-row>
        </table:table>
        <text:h text:style-name="P65" text:outline-level="3">Adding child competencie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6">Step</text:p>
            </table:table-cell>
            <table:table-cell table:style-name="Table13.A1" office:value-type="string">
              <text:p text:style-name="P16">Action</text:p>
            </table:table-cell>
            <table:table-cell table:style-name="Table13.A1" office:value-type="string">
              <text:p text:style-name="P16">Expected Results</text:p>
            </table:table-cell>
            <table:table-cell table:style-name="Table13.A1" office:value-type="string">
              <text:p text:style-name="P16">Actual Results</text:p>
            </table:table-cell>
            <table:table-cell table:style-name="Table13.A1" office:value-type="string">
              <text:p text:style-name="P16">Comments</text:p>
            </table:table-cell>
            <table:table-cell table:style-name="Table13.A1" office:value-type="string">
              <text:p text:style-name="P16">P/F</text:p>
            </table:table-cell>
            <table:table-cell table:style-name="Table13.G1" office:value-type="string">
              <text:p text:style-name="P16">Bug #</text:p>
            </table:table-cell>
          </table:table-row>
          <table:table-row>
            <table:table-cell table:style-name="Table13.A2" office:value-type="string">
              <text:p text:style-name="P20">1</text:p>
            </table:table-cell>
            <table:table-cell table:style-name="Table13.A2" office:value-type="string">
              <text:p text:style-name="P19">Login as 'admin'</text:p>
            </table:table-cell>
            <table:table-cell table:style-name="Table13.A2" office:value-type="string">
              <text:p text:style-name="P19">Logged into the homepage</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2</text:p>
            </table:table-cell>
            <table:table-cell table:style-name="Table13.A2" office:value-type="string">
              <text:p text:style-name="P19">In the Site <text:span text:style-name="T30">Administration</text:span> block &gt; “<text:span text:style-name="T52">Competencies</text:span>” &gt; “<text:span text:style-name="T52">Manage competencies</text:span>”</text:p>
            </table:table-cell>
            <table:table-cell table:style-name="Table13.A2" office:value-type="string">
              <text:p text:style-name="P19">The "Competencies" &gt; "Manage competencies" page should appear. The default competency framework's hierarchy should load, prepopulated with competencies.</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Table_20_Contents"/>
            </table:table-cell>
            <table:table-cell table:style-name="Table13.G2" office:value-type="string">
              <text:p text:style-name="Table_20_Contents"/>
            </table:table-cell>
          </table:table-row>
          <table:table-row>
            <table:table-cell table:style-name="Table13.A2" office:value-type="string">
              <text:p text:style-name="P20">3</text:p>
            </table:table-cell>
            <table:table-cell table:style-name="Table13.A2" office:value-type="string">
              <text:p text:style-name="P19">Press the drop-down menu at the top of the page and select the framework created in Script 3.2.1.</text:p>
            </table:table-cell>
            <table:table-cell table:style-name="Table13.A2" office:value-type="string">
              <text:p text:style-name="P19">The framework created in Script 3.2.1 should appear.</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4</text:p>
            </table:table-cell>
            <table:table-cell table:style-name="Table13.A2" office:value-type="string">
              <text:p text:style-name="P19">Click on the "Add a new competency" button.</text:p>
            </table:table-cell>
            <table:table-cell table:style-name="Table13.A2" office:value-type="string">
              <text:p text:style-name="P19">The "<text:span text:style-name="T30">Add new <text:s/>competency</text:span>" page should appear containing a form. The value for the "Organisation framework" field should be non-editable and display the name of the framework. The "Parent competency" should be a drop-down containing three values, <text:s/>"Top" and the full names of the two competencies <text:soft-page-break/>created in Script 3.2.4 </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style-name="Table13.6">
            <table:table-cell table:style-name="Table13.A2" office:value-type="string">
              <text:p text:style-name="P20">5</text:p>
            </table:table-cell>
            <table:table-cell table:style-name="Table13.A2" office:value-type="string">
              <text:p text:style-name="P19">For the "Parent competency" field, select the first competency listed <text:s/>after the value as "Top" ("Test item 1 shortname"), fill in the word "Test item 3 fullname" in the Organisation fullname field, fill in the word "Test item 3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6</text:p>
            </table:table-cell>
            <table:table-cell table:style-name="Table13.A2" office:value-type="string">
              <text:p text:style-name="P19">Click on the "Return to competency framework" button.</text:p>
            </table:table-cell>
            <table:table-cell table:style-name="Table13.A2" office:value-type="string">
              <text:p text:style-name="P46">Same as Step 3 except the new competency shortname ("<text:span text:style-name="T52">Test item 3 shortname</text:span>") should appear as a hyper link under the column for the lower depth level and on a row immediately below the competency selected in Step 5 ("<text:span text:style-name="T52">Test item 1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7</text:p>
            </table:table-cell>
            <table:table-cell table:style-name="Table13.A2" office:value-type="string">
              <text:p text:style-name="P19">Click on the "Add a new competency" button.</text:p>
            </table:table-cell>
            <table:table-cell table:style-name="Table13.A2" office:value-type="string">
              <text:p text:style-name="P19">Same as Step 4.</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8</text:p>
            </table:table-cell>
            <table:table-cell table:style-name="Table13.A2" office:value-type="string">
              <text:p text:style-name="P19">For the "Parent competency" field, select the second competency listed after the value as "Top" ("Test item 2 shortname"), fill in the word "Test item <text:soft-page-break/>4 fullname" in the Organisation fullname field, fill in the word "Test item 4 shortname" in the Organisation shortname field, complete the rest of the form, and click on the "Save changes" button.</text:p>
            </table:table-cell>
            <table:table-cell table:style-name="Table13.A2" office:value-type="string">
              <text:p text:style-name="P19">A new page should appear with the framework and new competency shortname as the header. The populated values should appear as well as a button named "Return to <text:soft-page-break/>competency framework."</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row>
            <table:table-cell table:style-name="Table13.A2" office:value-type="string">
              <text:p text:style-name="P20">9</text:p>
            </table:table-cell>
            <table:table-cell table:style-name="Table13.A2" office:value-type="string">
              <text:p text:style-name="P19">Click on the "Return to competency framework" button.</text:p>
            </table:table-cell>
            <table:table-cell table:style-name="Table13.A2" office:value-type="string">
              <text:p text:style-name="P46">Same as Step 4 except the new competency shortname ("<text:span text:style-name="T52">Test item 4 shortname</text:span>") should appear as a hyper link under the column for the lower depth level and on a row immediately beneath the competency selected in Step 8 ("<text:span text:style-name="T52">Test item 2 shortname</text:span>").</text:p>
            </table:table-cell>
            <table:table-cell table:style-name="Table13.A2" office:value-type="string">
              <text:p text:style-name="P19"/>
            </table:table-cell>
            <table:table-cell table:style-name="Table13.A2" office:value-type="string">
              <text:p text:style-name="P19"/>
            </table:table-cell>
            <table:table-cell table:style-name="Table13.A2" office:value-type="string">
              <text:p text:style-name="P19"/>
            </table:table-cell>
            <table:table-cell table:style-name="Table13.G2" office:value-type="string">
              <text:p text:style-name="P19"/>
            </table:table-cell>
          </table:table-row>
        </table:table>
        <text:h text:style-name="P65" text:outline-level="3">Editing an competency</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16">Step</text:p>
            </table:table-cell>
            <table:table-cell table:style-name="Table21.A1" office:value-type="string">
              <text:p text:style-name="P16">Action</text:p>
            </table:table-cell>
            <table:table-cell table:style-name="Table21.A1" office:value-type="string">
              <text:p text:style-name="P16">Expected Results</text:p>
            </table:table-cell>
            <table:table-cell table:style-name="Table21.A1" office:value-type="string">
              <text:p text:style-name="P16">Actual Results</text:p>
            </table:table-cell>
            <table:table-cell table:style-name="Table21.A1" office:value-type="string">
              <text:p text:style-name="P16">Comments</text:p>
            </table:table-cell>
            <table:table-cell table:style-name="Table21.A1" office:value-type="string">
              <text:p text:style-name="P16">P/F</text:p>
            </table:table-cell>
            <table:table-cell table:style-name="Table21.G1" office:value-type="string">
              <text:p text:style-name="P16">Bug #</text:p>
            </table:table-cell>
          </table:table-row>
          <table:table-row>
            <table:table-cell table:style-name="Table21.A2" office:value-type="string">
              <text:p text:style-name="P20">1</text:p>
            </table:table-cell>
            <table:table-cell table:style-name="Table21.A2" office:value-type="string">
              <text:p text:style-name="P19">Login as 'admin'</text:p>
            </table:table-cell>
            <table:table-cell table:style-name="Table21.A2" office:value-type="string">
              <text:p text:style-name="P19">Logged into the homepage</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2</text:p>
            </table:table-cell>
            <table:table-cell table:style-name="Table21.A2" office:value-type="string">
              <text:p text:style-name="P19">In the Site <text:span text:style-name="T30">Administration</text:span> block &gt; “<text:span text:style-name="T52">Competencies</text:span>” &gt; “<text:span text:style-name="T52">Manage competencies</text:span>”</text:p>
            </table:table-cell>
            <table:table-cell table:style-name="Table21.A2" office:value-type="string">
              <text:p text:style-name="P19">The "Competencies" &gt; "Manage competencies" page should appear. The default competency framework's hierarchy should load, prepopulated with competencies.</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3</text:p>
            </table:table-cell>
            <table:table-cell table:style-name="Table21.A2" office:value-type="string">
              <text:p text:style-name="P19">Press the drop-down menu at the top of the page and select the framework created <text:soft-page-break/>in Script 3.2.1.</text:p>
            </table:table-cell>
            <table:table-cell table:style-name="Table21.A2" office:value-type="string">
              <text:p text:style-name="P19">The framework created in Script 3.2.1 should appear.</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Table_20_Contents"/>
            </table:table-cell>
          </table:table-row>
          <table:table-row>
            <table:table-cell table:style-name="Table21.A2" office:value-type="string">
              <text:p text:style-name="P20">4</text:p>
            </table:table-cell>
            <table:table-cell table:style-name="Table21.A2" office:value-type="string">
              <text:p text:style-name="P19">Click on the "Turn editing on" button in the breadcrumbs navigation bar.</text:p>
            </table:table-cell>
            <table:table-cell table:style-name="Table21.A2" office:value-type="string">
              <text:p text:style-name="P19">The page should update with icons ("Edit," "Custom fields," and "Delete") appearing to the right of the depth level names. Also in the table containing the competencies, a new column with the heading "<text:span text:style-name="T67">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style-name="Table21.6">
            <table:table-cell table:style-name="Table21.A2" office:value-type="string">
              <text:p text:style-name="P20">5</text:p>
            </table:table-cell>
            <table:table-cell table:style-name="Table21.A2" office:value-type="string">
              <text:p text:style-name="P19">Click on the "<text:span text:style-name="T61">Edit</text:span>" icon (the cog shape) to the right <text:s/>of the competency named "T<text:span text:style-name="T52">est item 4 shortname</text:span>".</text:p>
            </table:table-cell>
            <table:table-cell table:style-name="Table21.A2" office:value-type="string">
              <text:p text:style-name="P19">The "Competencies" &gt; "Manage competencies" &gt; "<text:span text:style-name="T30">Edit competency</text:span>" should appear with a form. The "Organisation framework" field should be non-editable and display the name of the framework. The "Parent competency" field should display <text:s/>the name of the parent competency ("Top" if the <text:s text:c="2"/>competency is on the top-level). Editable fields should be "Organisation full name," "Organisation short name," "Organisation ID number," and "Description." Two buttons should also appear "Save changes" and "Cancel." The competency</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6</text:p>
            </table:table-cell>
            <table:table-cell table:style-name="Table21.A2" office:value-type="string">
              <text:p text:style-name="P19">Repopulate the editable fields with <text:soft-page-break/>different values ("Test item 4 fullname revised" and "Test item 4 shortname revised" for the fullname and shortname, respectively) and press the "Save changes" button.</text:p>
            </table:table-cell>
            <table:table-cell table:style-name="Table21.A2" office:value-type="string">
              <text:p text:style-name="P19">A new page should appear with the <text:soft-page-break/>framework and renamed competency shortname as the header. The different populated values should appear as well as a button named "Return to competency framework."</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row>
            <table:table-cell table:style-name="Table21.A2" office:value-type="string">
              <text:p text:style-name="P20">7</text:p>
            </table:table-cell>
            <table:table-cell table:style-name="Table21.A2" office:value-type="string">
              <text:p text:style-name="P19">Click on the "Return to competency framework" button.</text:p>
            </table:table-cell>
            <table:table-cell table:style-name="Table21.A2" office:value-type="string">
              <text:p text:style-name="P46">Same as Step 4 except the different competency shortname ("<text:span text:style-name="T52">Test item 4 </text:span><text:span text:style-name="T52">shortname revised</text:span>") should appear instead.</text:p>
            </table:table-cell>
            <table:table-cell table:style-name="Table21.A2" office:value-type="string">
              <text:p text:style-name="P19"/>
            </table:table-cell>
            <table:table-cell table:style-name="Table21.A2" office:value-type="string">
              <text:p text:style-name="P19"/>
            </table:table-cell>
            <table:table-cell table:style-name="Table21.A2" office:value-type="string">
              <text:p text:style-name="P19"/>
            </table:table-cell>
            <table:table-cell table:style-name="Table21.G2" office:value-type="string">
              <text:p text:style-name="P19"/>
            </table:table-cell>
          </table:table-row>
        </table:table>
        <text:h text:style-name="P64" text:outline-level="3">Deleting an competenc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16">Step</text:p>
            </table:table-cell>
            <table:table-cell table:style-name="Table23.A1" office:value-type="string">
              <text:p text:style-name="P16">Action</text:p>
            </table:table-cell>
            <table:table-cell table:style-name="Table23.A1" office:value-type="string">
              <text:p text:style-name="P16">Expected Results</text:p>
            </table:table-cell>
            <table:table-cell table:style-name="Table23.A1" office:value-type="string">
              <text:p text:style-name="P16">Actual Results</text:p>
            </table:table-cell>
            <table:table-cell table:style-name="Table23.A1" office:value-type="string">
              <text:p text:style-name="P16">Comments</text:p>
            </table:table-cell>
            <table:table-cell table:style-name="Table23.A1" office:value-type="string">
              <text:p text:style-name="P16">P/F</text:p>
            </table:table-cell>
            <table:table-cell table:style-name="Table23.G1" office:value-type="string">
              <text:p text:style-name="P16">Bug #</text:p>
            </table:table-cell>
          </table:table-row>
          <table:table-row>
            <table:table-cell table:style-name="Table23.A2" office:value-type="string">
              <text:p text:style-name="P20">1</text:p>
            </table:table-cell>
            <table:table-cell table:style-name="Table23.A2" office:value-type="string">
              <text:p text:style-name="P19">Login as 'admin'</text:p>
            </table:table-cell>
            <table:table-cell table:style-name="Table23.A2" office:value-type="string">
              <text:p text:style-name="P19">Logged into the homepage</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2</text:p>
            </table:table-cell>
            <table:table-cell table:style-name="Table23.A2" office:value-type="string">
              <text:p text:style-name="P19">In the Site <text:span text:style-name="T30">Administration</text:span> block &gt; “<text:span text:style-name="T52">Competencies</text:span> “&gt; “<text:span text:style-name="T52">Manage competencies</text:span>”</text:p>
            </table:table-cell>
            <table:table-cell table:style-name="Table23.A2" office:value-type="string">
              <text:p text:style-name="P19">The "Competencies" &gt; "Manage competencies" page should appear. The default competency framework's hierarchy should load, prepopulated with competencie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Table_20_Contents"/>
            </table:table-cell>
            <table:table-cell table:style-name="Table23.G2" office:value-type="string">
              <text:p text:style-name="Table_20_Contents"/>
            </table:table-cell>
          </table:table-row>
          <table:table-row>
            <table:table-cell table:style-name="Table23.A2" office:value-type="string">
              <text:p text:style-name="P20">3</text:p>
            </table:table-cell>
            <table:table-cell table:style-name="Table23.A2" office:value-type="string">
              <text:p text:style-name="P19">Press the drop-down menu at the top of the page and select the framework created in Script 3.2.1.</text:p>
            </table:table-cell>
            <table:table-cell table:style-name="Table23.A2" office:value-type="string">
              <text:p text:style-name="P19">The framework created in Script 3.2.1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4</text:p>
            </table:table-cell>
            <table:table-cell table:style-name="Table23.A2" office:value-type="string">
              <text:p text:style-name="P19">Click on the "Turn editing on" button in the breadcrumbs navigation bar.</text:p>
            </table:table-cell>
            <table:table-cell table:style-name="Table23.A2" office:value-type="string">
              <text:p text:style-name="P19">The page should update with icons ("<text:span text:style-name="T61">Edit</text:span>," "Custom fields," and "<text:span text:style-name="T5">Delete</text:span>") appearing to the right of the depth level names. Also in the <text:soft-page-break/>table containing the competencies, a new column with the heading "<text:span text:style-name="T28">Settings</text:span>" should appear. The column should contain icons ("<text:span text:style-name="T61">Edit</text:span>," "Hide," "<text:span text:style-name="T9">Delete</text:span>," "<text:span text:style-name="T55">Move up</text:span>" and "<text:span text:style-name="T52">Move down</text:span>").</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5</text:p>
            </table:table-cell>
            <table:table-cell table:style-name="Table23.A2" office:value-type="string">
              <text:p text:style-name="P19">Click on the "Delete icon" (red "<text:span text:style-name="T6">X</text:span>") to the right of the competency named "<text:span text:style-name="T52">Test item 4 shortname revised</text:span>".</text:p>
            </table:table-cell>
            <table:table-cell table:style-name="Table23.A2" office:value-type="string">
              <text:p text:style-name="P19">A confirmation message should appear ("Are you absolutely sure you want to completely delete this competency, all its children and the data they contain?") as well as <text:s/>the name of the competency "Test item 4 shortname revised",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6</text:p>
            </table:table-cell>
            <table:table-cell table:style-name="Table23.A2" office:value-type="string">
              <text:p text:style-name="P19">Click on the "No" button.</text:p>
            </table:table-cell>
            <table:table-cell table:style-name="Table23.A2" office:value-type="string">
              <text:p text:style-name="P19">Same as Step 3.</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7</text:p>
            </table:table-cell>
            <table:table-cell table:style-name="Table23.A2" office:value-type="string">
              <text:p text:style-name="P19">Click on the "Delete icon" (red "<text:span text:style-name="T6">X</text:span>") to the right of the competency named "<text:span text:style-name="T52">Test item 4 shortname revised</text:span>".</text:p>
            </table:table-cell>
            <table:table-cell table:style-name="Table23.A2" office:value-type="string">
              <text:p text:style-name="P19">Same as Step 5.</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8</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30">The competency <text:s/>Test item 4 shortname revised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9</text:p>
            </table:table-cell>
            <table:table-cell table:style-name="Table23.A2" office:value-type="string">
              <text:p text:style-name="P19">Click on the "Continue" button.</text:p>
            </table:table-cell>
            <table:table-cell table:style-name="Table23.A2" office:value-type="string">
              <text:p text:style-name="P19">Same as Step 3 except the <text:s/>competency "Test <text:soft-page-break/>item 4 shortname" no longer appears.</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0</text:p>
            </table:table-cell>
            <table:table-cell table:style-name="Table23.A2" office:value-type="string">
              <text:p text:style-name="P19">Click on the "Delete icon" (red "<text:span text:style-name="T6">X</text:span>") to the right of the competency named "<text:span text:style-name="T52">Test item 1 shortname</text:span>".</text:p>
            </table:table-cell>
            <table:table-cell table:style-name="Table23.A2" office:value-type="string">
              <text:p text:style-name="P19">A new page should appear with the header "Are you absolutely sure you want to completely delete this competency, all its children and the data they contain?" The name of the competency "Test item 1 shortname" should appear as well as a button named "Yes" and a button named "No."</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1</text:p>
            </table:table-cell>
            <table:table-cell table:style-name="Table23.A2" office:value-type="string">
              <text:p text:style-name="P19">Click on the "Yes" button.</text:p>
            </table:table-cell>
            <table:table-cell table:style-name="Table23.A2" office:value-type="string">
              <text:p text:style-name="P19">A new page should appear with the header "<text:span text:style-name="T30">The competency <text:s/>Test item 1 shortname and its children have been completely deleted</text:span>" and a button named "Continue" should appear.</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row>
            <table:table-cell table:style-name="Table23.A2" office:value-type="string">
              <text:p text:style-name="P20">12</text:p>
            </table:table-cell>
            <table:table-cell table:style-name="Table23.A2" office:value-type="string">
              <text:p text:style-name="P19">Click on the "Continue" button.</text:p>
            </table:table-cell>
            <table:table-cell table:style-name="Table23.A2" office:value-type="string">
              <text:p text:style-name="P19">Same as Step 9 except "<text:span text:style-name="T52">Test item 1 shortname</text:span>" and "<text:span text:style-name="T52">Test item 3 shortname</text:span>" no longer appear. Only the competency "<text:span text:style-name="T52">Test item 2 shortname</text:span>" appears. </text:p>
            </table:table-cell>
            <table:table-cell table:style-name="Table23.A2" office:value-type="string">
              <text:p text:style-name="P19"/>
            </table:table-cell>
            <table:table-cell table:style-name="Table23.A2" office:value-type="string">
              <text:p text:style-name="P19"/>
            </table:table-cell>
            <table:table-cell table:style-name="Table23.A2" office:value-type="string">
              <text:p text:style-name="P19"/>
            </table:table-cell>
            <table:table-cell table:style-name="Table23.G2" office:value-type="string">
              <text:p text:style-name="P19"/>
            </table:table-cell>
          </table:table-row>
        </table:table>
        <text:h text:style-name="P64" text:outline-level="3">Reordering competencies</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16">Step</text:p>
            </table:table-cell>
            <table:table-cell table:style-name="Table32.A1" office:value-type="string">
              <text:p text:style-name="P16">Action</text:p>
            </table:table-cell>
            <table:table-cell table:style-name="Table32.A1" office:value-type="string">
              <text:p text:style-name="P16">Expected Results</text:p>
            </table:table-cell>
            <table:table-cell table:style-name="Table32.A1" office:value-type="string">
              <text:p text:style-name="P16">Actual Results</text:p>
            </table:table-cell>
            <table:table-cell table:style-name="Table32.A1" office:value-type="string">
              <text:p text:style-name="P16">Comments</text:p>
            </table:table-cell>
            <table:table-cell table:style-name="Table32.A1" office:value-type="string">
              <text:p text:style-name="P16">P/F</text:p>
            </table:table-cell>
            <table:table-cell table:style-name="Table32.G1" office:value-type="string">
              <text:p text:style-name="P16">Bug #</text:p>
            </table:table-cell>
          </table:table-row>
          <table:table-row>
            <table:table-cell table:style-name="Table32.A2" office:value-type="string">
              <text:p text:style-name="P20">1</text:p>
            </table:table-cell>
            <table:table-cell table:style-name="Table32.A2" office:value-type="string">
              <text:p text:style-name="P19">Login as 'admin'</text:p>
            </table:table-cell>
            <table:table-cell table:style-name="Table32.A2" office:value-type="string">
              <text:p text:style-name="P19">Logged into the homepage</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2</text:p>
            </table:table-cell>
            <table:table-cell table:style-name="Table32.A2" office:value-type="string">
              <text:p text:style-name="P19">In the Site <text:span text:style-name="T30">Administration</text:span> block &gt; “<text:span text:style-name="T52">Competencies</text:span>” &gt; <text:soft-page-break/>“<text:span text:style-name="T52">Manage <text:s/>competencies</text:span>”</text:p>
            </table:table-cell>
            <table:table-cell table:style-name="Table32.A2" office:value-type="string">
              <text:p text:style-name="P19">The "Competencies" &gt; "Manage frameworks" page should appear. Should see some <text:soft-page-break/>prepopulated competency frameworks.</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Table_20_Contents"/>
            </table:table-cell>
            <table:table-cell table:style-name="Table32.G2" office:value-type="string">
              <text:p text:style-name="Table_20_Contents"/>
            </table:table-cell>
          </table:table-row>
          <table:table-row>
            <table:table-cell table:style-name="Table32.A2" office:value-type="string">
              <text:p text:style-name="P20">3</text:p>
            </table:table-cell>
            <table:table-cell table:style-name="Table32.A2" office:value-type="string">
              <text:p text:style-name="P19">Press the drop-down menu at the top of the page and select the framework created in Script 3.2.1.</text:p>
            </table:table-cell>
            <table:table-cell table:style-name="Table32.A2" office:value-type="string">
              <text:p text:style-name="P19">The framework created in Script 3.2.1 should appear.</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4</text:p>
            </table:table-cell>
            <table:table-cell table:style-name="Table32.A2" office:value-type="string">
              <text:p text:style-name="P19">Click on the "Turn editing on" button in the breadcrumbs navigation bar.</text:p>
            </table:table-cell>
            <table:table-cell table:style-name="Table32.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2" office:value-type="string">
              <text:p text:style-name="P20">5</text:p>
            </table:table-cell>
            <table:table-cell table:style-name="Table32.A2" office:value-type="string">
              <text:p text:style-name="P19">Click on the "Add new competency" button, fill in the form (selecting "Top" for the "Parent competency" field, "Item 3 shortname" for the "Organisation shortname" field, "Item 3 fullname" for the "Organisation fullname" field), and click on the "Save changes" </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6">
              <text:p text:style-name="P20">6</text:p>
            </table:table-cell>
            <table:table-cell table:style-name="Table32.A2" office:value-type="string">
              <text:p text:style-name="P19">Click on the "Return to <text:soft-page-break/>competency framework" button.</text:p>
            </table:table-cell>
            <table:table-cell table:style-name="Table32.A2" office:value-type="string">
              <text:p text:style-name="P19">Should be taken to the manage competencies <text:soft-page-break/>page and the new competency "<text:span text:style-name="T52">Item 3 shortname</text:span>" should appear below the competency "I<text:span text:style-name="T52">tem 2 shortname</text:span>." In the "<text:span text:style-name="T28">Settings</text:span>" column, a “<text:span text:style-name="T55">down arrow</text:span>” should appear in the row containing the "Item 2 shortname" competency and an “<text:span text:style-name="T55">up arrow</text:span>” should appear in the row containing the "<text:span text:style-name="T52">Item 3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7">
              <text:p text:style-name="P20">7</text:p>
            </table:table-cell>
            <table:table-cell table:style-name="Table32.A2" office:value-type="string">
              <text:p text:style-name="P19">Click on the” <text:span text:style-name="T55">down arrow</text:span><text:span text:style-name="T16">”</text:span> icon.</text:p>
            </table:table-cell>
            <table:table-cell table:style-name="Table32.A2" office:value-type="string">
              <text:p text:style-name="P19">The page should update with the "I<text:span text:style-name="T52">tem 3 competency</text:span>" appearing above the "<text:span text:style-name="T52">Item 2 </text:span><text:span text:style-name="T13">competency</text:span>." In the "<text:span text:style-name="T28">Settings</text:span>" column, a ”<text:span text:style-name="T55">down arrow</text:span>“ should appear in the row containing the "I<text:span text:style-name="T52">tem 3 shortname</text:span>" competency and an <text:span text:style-name="T55">up arrow </text:span>should appear in the row containing the "<text:span text:style-name="T52">Item 2 shortname</text:span>" competency.</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8">
              <text:p text:style-name="P20">8</text:p>
            </table:table-cell>
            <table:table-cell table:style-name="Table32.A2" office:value-type="string">
              <text:p text:style-name="P19">Click on the ”<text:span text:style-name="T55">up arrow</text:span>“ icon.</text:p>
            </table:table-cell>
            <table:table-cell table:style-name="Table32.A2" office:value-type="string">
              <text:p text:style-name="P19">Same as Step 5.</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ext:p>
            </table:table-cell>
          </table:table-row>
          <table:table-row>
            <table:table-cell table:style-name="Table32.A7" office:value-type="float" office:value="9">
              <text:p text:style-name="P20">9</text:p>
            </table:table-cell>
            <table:table-cell table:style-name="Table32.A2" office:value-type="string">
              <text:p text:style-name="P19">Repeat Step 5, except use the "Item 4 shortname" for the "Organisation shortname" field, "Item 4 fullname" for the "Organisation fullname"</text:p>
            </table:table-cell>
            <table:table-cell table:style-name="Table32.A2" office:value-type="string">
              <text:p text:style-name="P19">A new page should appear with the framework and new competency fullname as the header. The populated values should appear as well as a button named "Return to competency framework."</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ext:soft-page-break/>
          <table:table-row>
            <table:table-cell table:style-name="Table32.A7" office:value-type="float" office:value="10">
              <text:p text:style-name="P20">10</text:p>
            </table:table-cell>
            <table:table-cell table:style-name="Table32.A2" office:value-type="string">
              <text:p text:style-name="P19">Click on the "Return to competency framework" button.</text:p>
            </table:table-cell>
            <table:table-cell table:style-name="Table32.A2" office:value-type="string">
              <text:p text:style-name="P46">Should be returned to Manage competencies page "<text:span text:style-name="T52">Item 4 shortname</text:span>" should appear below the competency "<text:span text:style-name="T52">Item 3 shortname</text:span>." In the "<text:span text:style-name="T28">Edit</text:span>" column, a “<text:span text:style-name="T55">down arrow</text:span>” should appear in the row containing the "<text:span text:style-name="T53">Item 2 shortname</text:span>" competency; an up arrow and a down arrow should appear in the row containing the "<text:span text:style-name="T52">Item 4 shortname</text:span>" competency, and a down arrow should appear in the row contianing the "<text:span text:style-name="T52">Item 4 shortname</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row>
            <table:table-cell table:style-name="Table32.A7" office:value-type="float" office:value="11">
              <text:p text:style-name="P20">11</text:p>
            </table:table-cell>
            <table:table-cell table:style-name="Table32.A2" office:value-type="string">
              <text:p text:style-name="P19">Click on the the “<text:span text:style-name="T55">up</text:span><text:span text:style-name="T28"> </text:span>and <text:span text:style-name="T55">down</text:span> <text:span text:style-name="T55">arrows</text:span>” icons and verify that the corresponding competency moves one position in the chosen direction.</text:p>
            </table:table-cell>
            <table:table-cell table:style-name="Table32.A2" office:value-type="string">
              <text:p text:style-name="P19">The competency should move up one position. The top competency should always contain just a “<text:span text:style-name="T55">down arrow</text:span>”. The bottom competency should always contain an “<text:span text:style-name="T55">up arrow</text:span>”. The competency in the middle should always contain both “<text:span text:style-name="T55">up</text:span> and <text:span text:style-name="T55">down</text:span> <text:span text:style-name="T55">arrows</text:span>”.</text:p>
            </table:table-cell>
            <table:table-cell table:style-name="Table32.A2" office:value-type="string">
              <text:p text:style-name="P19"/>
            </table:table-cell>
            <table:table-cell table:style-name="Table32.A2" office:value-type="string">
              <text:p text:style-name="P19"/>
            </table:table-cell>
            <table:table-cell table:style-name="Table32.A2" office:value-type="string">
              <text:p text:style-name="P19"/>
            </table:table-cell>
            <table:table-cell table:style-name="Table32.G2" office:value-type="string">
              <text:p text:style-name="P19"/>
            </table:table-cell>
          </table:table-row>
        </table:table>
        <text:h text:style-name="P64" text:outline-level="3">Viewing the custom field settings for a competency depth level</text:h>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16">Step</text:p>
            </table:table-cell>
            <table:table-cell table:style-name="Table33.A1" office:value-type="string">
              <text:p text:style-name="P16">Action</text:p>
            </table:table-cell>
            <table:table-cell table:style-name="Table33.A1" office:value-type="string">
              <text:p text:style-name="P16">Expected Results</text:p>
            </table:table-cell>
            <table:table-cell table:style-name="Table33.A1" office:value-type="string">
              <text:p text:style-name="P16">Actual Results</text:p>
            </table:table-cell>
            <table:table-cell table:style-name="Table33.A1" office:value-type="string">
              <text:p text:style-name="P16">Comments</text:p>
            </table:table-cell>
            <table:table-cell table:style-name="Table33.A1" office:value-type="string">
              <text:p text:style-name="P16">P/F</text:p>
            </table:table-cell>
            <table:table-cell table:style-name="Table33.G1" office:value-type="string">
              <text:p text:style-name="P16">Bug #</text:p>
            </table:table-cell>
          </table:table-row>
          <table:table-row>
            <table:table-cell table:style-name="Table33.A2" office:value-type="string">
              <text:p text:style-name="P20">1</text:p>
            </table:table-cell>
            <table:table-cell table:style-name="Table33.A2" office:value-type="string">
              <text:p text:style-name="P19">Login as 'admin'</text:p>
            </table:table-cell>
            <table:table-cell table:style-name="Table33.A2" office:value-type="string">
              <text:p text:style-name="P19">Logged into the homepage</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ext:soft-page-break/>
          <table:table-row>
            <table:table-cell table:style-name="Table33.A2" office:value-type="string">
              <text:p text:style-name="P20">2</text:p>
            </table:table-cell>
            <table:table-cell table:style-name="Table33.A2" office:value-type="string">
              <text:p text:style-name="P19">In the Site <text:span text:style-name="T30">Administration</text:span> block &gt; “<text:span text:style-name="T52">Competencies</text:span>” &gt; “<text:span text:style-name="T52">Manage competencies</text:span>”</text:p>
            </table:table-cell>
            <table:table-cell table:style-name="Table33.A2" office:value-type="string">
              <text:p text:style-name="P19">The "Competencies" &gt; "Manage frameworks" page should appear. Should see some prepopulated competency frameworks.</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Table_20_Contents"/>
            </table:table-cell>
            <table:table-cell table:style-name="Table33.G2" office:value-type="string">
              <text:p text:style-name="Table_20_Contents"/>
            </table:table-cell>
          </table:table-row>
          <table:table-row>
            <table:table-cell table:style-name="Table33.A2" office:value-type="string">
              <text:p text:style-name="P20">3</text:p>
            </table:table-cell>
            <table:table-cell table:style-name="Table33.A2" office:value-type="string">
              <text:p text:style-name="P19">Press the drop-down menu at the top of the page and select the framework created in Script 3.2.1.</text:p>
            </table:table-cell>
            <table:table-cell table:style-name="Table33.A2" office:value-type="string">
              <text:p text:style-name="P19">The framework created in Script 3.2.1 should appear.</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4</text:p>
            </table:table-cell>
            <table:table-cell table:style-name="Table33.A2" office:value-type="string">
              <text:p text:style-name="P19">Click on the "Turn editing on" button in the breadcrumbs navigation bar.</text:p>
            </table:table-cell>
            <table:table-cell table:style-name="Table33.A2" office:value-type="string">
              <text:p text:style-name="P19">The page should update with icons ("<text:span text:style-name="T61">Edit</text:span>," "Custom fields," and "<text:span text:style-name="T5">Delete</text:span>") appearing to the right of the depth level names. Also in the table containing the competencies, a new column with the heading "<text:span text:style-name="T28">Settings</text:span>" should appear. The column should contain icons ("<text:span text:style-name="T61">Edit</text:span>," "Hide," "<text:span text:style-name="T5">Delete</text:span>," "<text:span text:style-name="T55">Move up</text:span>" and "<text:span text:style-name="T55">Move down</text:span>").</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5</text:p>
            </table:table-cell>
            <table:table-cell table:style-name="Table33.A2" office:value-type="string">
              <text:p text:style-name="P19">Click on the "Custom fields" icon for the top depth level.</text:p>
            </table:table-cell>
            <table:table-cell table:style-name="Table33.A2" office:value-type="string">
              <text:p text:style-name="P19">The "<text:span text:style-name="T30">Competencies" depth custom fields</text:span>" page should appear displaying: The name of the Organisation framework, the name of the depth level, a "Miscellaneous" category of custom fields, the message "<text:span text:style-name="T70">No fields have been defined</text:span>," a drop down menu of new custom field types which can be defined, a button named "Create custom <text:soft-page-break/>field category," and a button named "Return to competency framework."</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6</text:p>
            </table:table-cell>
            <table:table-cell table:style-name="Table33.A2" office:value-type="string">
              <text:p text:style-name="P19">Click the "Return to competency framework" button.</text:p>
            </table:table-cell>
            <table:table-cell table:style-name="Table33.A2" office:value-type="string">
              <text:p text:style-name="P19">Same as Step 4.</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row>
            <table:table-cell table:style-name="Table33.A2" office:value-type="string">
              <text:p text:style-name="P20">7</text:p>
            </table:table-cell>
            <table:table-cell table:style-name="Table33.A2" office:value-type="string">
              <text:p text:style-name="P19">Repeat Step 5.</text:p>
            </table:table-cell>
            <table:table-cell table:style-name="Table33.A2" office:value-type="string">
              <text:p text:style-name="P19">Same as Step 5.</text:p>
            </table:table-cell>
            <table:table-cell table:style-name="Table33.A2" office:value-type="string">
              <text:p text:style-name="P19"/>
            </table:table-cell>
            <table:table-cell table:style-name="Table33.A2" office:value-type="string">
              <text:p text:style-name="P19"/>
            </table:table-cell>
            <table:table-cell table:style-name="Table33.A2" office:value-type="string">
              <text:p text:style-name="P19"/>
            </table:table-cell>
            <table:table-cell table:style-name="Table33.G2" office:value-type="string">
              <text:p text:style-name="P19"/>
            </table:table-cell>
          </table:table-row>
        </table:table>
        <text:h text:style-name="P64" text:outline-level="3">Filtering competency hierarchies</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table-cell table:style-name="Table35.A1" office:value-type="string">
              <text:p text:style-name="P16">Step</text:p>
            </table:table-cell>
            <table:table-cell table:style-name="Table35.A1" office:value-type="string">
              <text:p text:style-name="P16">Action</text:p>
            </table:table-cell>
            <table:table-cell table:style-name="Table35.A1" office:value-type="string">
              <text:p text:style-name="P16">Expected Results</text:p>
            </table:table-cell>
            <table:table-cell table:style-name="Table35.A1" office:value-type="string">
              <text:p text:style-name="P16">Actual Results</text:p>
            </table:table-cell>
            <table:table-cell table:style-name="Table35.A1" office:value-type="string">
              <text:p text:style-name="P16">Comments</text:p>
            </table:table-cell>
            <table:table-cell table:style-name="Table35.A1" office:value-type="string">
              <text:p text:style-name="P16">P/F</text:p>
            </table:table-cell>
            <table:table-cell table:style-name="Table35.G1" office:value-type="string">
              <text:p text:style-name="P16">Bug #</text:p>
            </table:table-cell>
          </table:table-row>
          <table:table-row>
            <table:table-cell table:style-name="Table35.A2" office:value-type="string">
              <text:p text:style-name="P20">1</text:p>
            </table:table-cell>
            <table:table-cell table:style-name="Table35.A2" office:value-type="string">
              <text:p text:style-name="P19">Login as 'admin'</text:p>
            </table:table-cell>
            <table:table-cell table:style-name="Table35.A2" office:value-type="string">
              <text:p text:style-name="P19">Logged into the homepage</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2</text:p>
            </table:table-cell>
            <table:table-cell table:style-name="Table35.A2" office:value-type="string">
              <text:p text:style-name="P19">In the Site <text:span text:style-name="T30">Administration</text:span> block &gt; “<text:span text:style-name="T52">Competencies</text:span><text:span text:style-name="T13">“</text:span>&gt; “<text:span text:style-name="T52">Manage frameworks</text:span>”</text:p>
            </table:table-cell>
            <table:table-cell table:style-name="Table35.A2" office:value-type="string">
              <text:p text:style-name="P19">The "Competencies" &gt; "Manage frameworks" page should appear displaying the default competency framework ("Unit Standards") <text:s/>change it to “Unit Standards” or the competency created in 3.2.1</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Table_20_Contents"/>
            </table:table-cell>
            <table:table-cell table:style-name="Table35.G2" office:value-type="string">
              <text:p text:style-name="Table_20_Contents"/>
            </table:table-cell>
          </table:table-row>
          <table:table-row>
            <table:table-cell table:style-name="Table35.A2" office:value-type="string">
              <text:p text:style-name="P20">3</text:p>
            </table:table-cell>
            <table:table-cell table:style-name="Table35.A2" office:value-type="string">
              <text:p text:style-name="P19">In the "New filter" fieldset, enter the word "Demonstrate" in the "Full name filter" and click on the "Add filter" button.</text:p>
            </table:table-cell>
            <table:table-cell table:style-name="Table35.A2" office:value-type="string">
              <text:p text:style-name="P19">The heading should display the number of filtered competencies out of the number of competencies. A new fieldset named "Active filters" should appear containing: a checkbox with the description "Fullname contains Demonstrate," a "Remove selected" button, and a "Remove all filters" button.</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4</text:p>
            </table:table-cell>
            <table:table-cell table:style-name="Table35.A2" office:value-type="string">
              <text:p text:style-name="P19">Select <text:s/>the checkbox and click the "Remove <text:soft-page-break/>selected" button.</text:p>
            </table:table-cell>
            <table:table-cell table:style-name="Table35.A2" office:value-type="string">
              <text:p text:style-name="P19">Same as Step 2.</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5</text:p>
            </table:table-cell>
            <table:table-cell table:style-name="Table35.A2" office:value-type="string">
              <text:p text:style-name="P19">Click the "Show Advanced" button.</text:p>
            </table:table-cell>
            <table:table-cell table:style-name="Table35.A2" office:value-type="string">
              <text:p text:style-name="P19">The "New filter" fieldset should expand showing new filter types: "Short name," "ID number," "Description," "Custom field"</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6</text:p>
            </table:table-cell>
            <table:table-cell table:style-name="Table35.A2" office:value-type="string">
              <text:p text:style-name="P19">Use various filter options and new framework to test the results.</text:p>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row>
            <table:table-cell table:style-name="Table35.A2" office:value-type="string">
              <text:p text:style-name="P20"/>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A2" office:value-type="string">
              <text:p text:style-name="P19"/>
            </table:table-cell>
            <table:table-cell table:style-name="Table35.G2" office:value-type="string">
              <text:p text:style-name="P19"/>
            </table:table-cell>
          </table:table-row>
        </table:table>
        <text:h text:style-name="P64" text:outline-level="3">Exporting competency hierarchy data</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16">Step</text:p>
            </table:table-cell>
            <table:table-cell table:style-name="Table43.A1" office:value-type="string">
              <text:p text:style-name="P16">Action</text:p>
            </table:table-cell>
            <table:table-cell table:style-name="Table43.A1" office:value-type="string">
              <text:p text:style-name="P16">Expected Results</text:p>
            </table:table-cell>
            <table:table-cell table:style-name="Table43.A1" office:value-type="string">
              <text:p text:style-name="P16">Actual Results</text:p>
            </table:table-cell>
            <table:table-cell table:style-name="Table43.A1" office:value-type="string">
              <text:p text:style-name="P16">Comments</text:p>
            </table:table-cell>
            <table:table-cell table:style-name="Table43.A1" office:value-type="string">
              <text:p text:style-name="P16">P/F</text:p>
            </table:table-cell>
            <table:table-cell table:style-name="Table43.G1" office:value-type="string">
              <text:p text:style-name="P16">Bug #</text:p>
            </table:table-cell>
          </table:table-row>
          <table:table-row>
            <table:table-cell table:style-name="Table43.A2" office:value-type="string">
              <text:p text:style-name="P20">1</text:p>
            </table:table-cell>
            <table:table-cell table:style-name="Table43.A2" office:value-type="string">
              <text:p text:style-name="P19">Login as 'admin'</text:p>
            </table:table-cell>
            <table:table-cell table:style-name="Table43.A2" office:value-type="string">
              <text:p text:style-name="P19">Logged into the homepag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Table_20_Contents"/>
            </table:table-cell>
          </table:table-row>
          <table:table-row>
            <table:table-cell table:style-name="Table43.A2" office:value-type="string">
              <text:p text:style-name="P20">2</text:p>
            </table:table-cell>
            <table:table-cell table:style-name="Table43.A2" office:value-type="string">
              <text:p text:style-name="P19">In the Site <text:span text:style-name="T30">Administration</text:span> block&gt; “<text:span text:style-name="T52">Competencies</text:span>” &gt; “<text:span text:style-name="T52">Manage frameworks</text:span>”</text:p>
            </table:table-cell>
            <table:table-cell table:style-name="Table43.A2" office:value-type="string">
              <text:p text:style-name="P19">The "Competencies" &gt; "Manage frameworks" page should appear. Should see some prepopulated competency frameworks.</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Table_20_Contents"/>
            </table:table-cell>
            <table:table-cell table:style-name="Table43.G2" office:value-type="string">
              <text:p text:style-name="P19"/>
            </table:table-cell>
          </table:table-row>
          <table:table-row>
            <table:table-cell table:style-name="Table43.A2" office:value-type="string">
              <text:p text:style-name="P20">3</text:p>
            </table:table-cell>
            <table:table-cell table:style-name="Table43.A2" office:value-type="string">
              <text:p text:style-name="P19">Click on the "Export" button.</text:p>
            </table:table-cell>
            <table:table-cell table:style-name="Table43.A2" office:value-type="string">
              <text:p text:style-name="P19">A page with the heading "Export"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4</text:p>
            </table:table-cell>
            <table:table-cell table:style-name="Table43.A2" office:value-type="string">
              <text:p text:style-name="P19">Click on the "<text:span text:style-name="T52">Export in text format</text:span>" link and view the file returned from the site.</text:p>
            </table:table-cell>
            <table:table-cell table:style-name="Table43.A2" office:value-type="string">
              <text:p text:style-name="P19">The file is named "Competencies.csv" and contains <text:s/>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ext:soft-page-break/>
          <table:table-row>
            <table:table-cell table:style-name="Table43.A2" office:value-type="string">
              <text:p text:style-name="P20">5</text:p>
            </table:table-cell>
            <table:table-cell table:style-name="Table43.A2" office:value-type="string">
              <text:p text:style-name="P19">Click on the "<text:span text:style-name="T52">Export in ODS format</text:span>" link and view the file returned from the site.</text:p>
            </table:table-cell>
            <table:table-cell table:style-name="Table43.A2" office:value-type="string">
              <text:p text:style-name="P19">The file is named "Competencies.od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6</text:p>
            </table:table-cell>
            <table:table-cell table:style-name="Table43.A2" office:value-type="string">
              <text:p text:style-name="P19">Click on the "<text:span text:style-name="T52">Export in XLS format</text:span>" link and view the file returned from the site.</text:p>
            </table:table-cell>
            <table:table-cell table:style-name="Table43.A2" office:value-type="string">
              <text:p text:style-name="P19">The file is named "Competencies.xls" and contains all of the competencies in the hierarchy.</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row>
            <table:table-cell table:style-name="Table43.A2" office:value-type="string">
              <text:p text:style-name="P20">7</text:p>
            </table:table-cell>
            <table:table-cell table:style-name="Table43.A2" office:value-type="string">
              <text:p text:style-name="P19">Click on the "Continue" button.</text:p>
            </table:table-cell>
            <table:table-cell table:style-name="Table43.A2" office:value-type="string">
              <text:p text:style-name="P19">Same as Step 2.</text:p>
            </table:table-cell>
            <table:table-cell table:style-name="Table43.A2" office:value-type="string">
              <text:p text:style-name="P19"/>
            </table:table-cell>
            <table:table-cell table:style-name="Table43.A2" office:value-type="string">
              <text:p text:style-name="P19"/>
            </table:table-cell>
            <table:table-cell table:style-name="Table43.A2" office:value-type="string">
              <text:p text:style-name="P19"/>
            </table:table-cell>
            <table:table-cell table:style-name="Table43.G2" office:value-type="string">
              <text:p text:style-name="P19"/>
            </table:table-cell>
          </table:table-row>
        </table:table>
        <text:h text:style-name="P66" text:outline-level="2">Managing competency evidence items</text:h>
        <text:h text:style-name="P64" text:outline-level="3">Adding related competency items</text:h>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row table:style-name="Table53.1">
            <table:table-cell table:style-name="Table53.A1" office:value-type="string">
              <text:p text:style-name="P14">Step</text:p>
            </table:table-cell>
            <table:table-cell table:style-name="Table53.A1" office:value-type="string">
              <text:p text:style-name="P13">Action</text:p>
            </table:table-cell>
            <table:table-cell table:style-name="Table53.A1" office:value-type="string">
              <text:p text:style-name="P15">Expected Results</text:p>
            </table:table-cell>
            <table:table-cell table:style-name="Table53.A1" office:value-type="string">
              <text:p text:style-name="P13">Actual Results</text:p>
            </table:table-cell>
            <table:table-cell table:style-name="Table53.A1" office:value-type="string">
              <text:p text:style-name="P13">Comments</text:p>
            </table:table-cell>
            <table:table-cell table:style-name="Table53.A1" office:value-type="string">
              <text:p text:style-name="P13">P/F</text:p>
            </table:table-cell>
            <table:table-cell table:style-name="Table53.G1" office:value-type="string">
              <text:p text:style-name="P13">Bug#</text:p>
            </table:table-cell>
          </table:table-row>
          <table:table-row table:style-name="Table53.2">
            <table:table-cell table:style-name="Table53.A2" office:value-type="string">
              <text:p text:style-name="P11">1</text:p>
            </table:table-cell>
            <table:table-cell table:style-name="Table53.A2" office:value-type="string">
              <text:p text:style-name="P9">Login as 'admin' </text:p>
            </table:table-cell>
            <table:table-cell table:style-name="Table53.A2" office:value-type="string">
              <text:p text:style-name="P10">Logged into the homepage</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table-cell table:style-name="Table53.A2" office:value-type="string">
              <text:p text:style-name="P11">2</text:p>
            </table:table-cell>
            <table:table-cell table:style-name="Table53.A2" office:value-type="string">
              <text:p text:style-name="P10">In the Site <text:span text:style-name="T30">Administration</text:span> block &gt; “<text:span text:style-name="T52">Competencies</text:span>” &gt; “<text:span text:style-name="T52">Manage competencies</text:span>”</text:p>
            </table:table-cell>
            <table:table-cell table:style-name="Table53.A2" office:value-type="string">
              <text:p text:style-name="P10">The manage competency page should appear displaying a <text:s/>dropdown menu with the chosen name, amount of Competencies, a filter form, "Add filter" button, <text:span text:style-name="T38">Show Display options link</text:span>, Page <text:span text:style-name="T38">numbers</text:span>, two columns one named according to what the competency is based on and an "<text:span text:style-name="T28">Evidence items</text:span>" column, Export options, "Add new competency" and "Add a new depth level" buttons.</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ext:soft-page-break/>
          <table:table-row>
            <table:table-cell table:style-name="Table53.A2" office:value-type="string">
              <text:p text:style-name="P11">3</text:p>
            </table:table-cell>
            <table:table-cell table:style-name="Table53.A2" office:value-type="string">
              <text:p text:style-name="P10">In the Site <text:span text:style-name="T30">Administration</text:span> block &gt; “<text:span text:style-name="T52">Competencies</text:span>”&gt; <text:s/>“<text:span text:style-name="T52">Manage competencies</text:span>” page click: on the top drop down menu and select unit standards or the framework created in 3.2.1 and <text:s/>click “Turn editing on” button.</text:p>
            </table:table-cell>
            <table:table-cell table:style-name="Table53.A2" office:value-type="string">
              <text:p text:style-name="P47">The manage competency page should appear displaying a <text:s/>dropdown menu with the chosen name, amount of Competencies, a filter form, "Add filter" button, <text:span text:style-name="T38">Show Display options link</text:span>, Page <text:span text:style-name="T38">numbers</text:span>, 6 columns with various names one named according to what the <text:s/>competency is based on and an "<text:span text:style-name="T66">Evidence items</text:span>" column also an Export button, "Add new competency" button, and "Add a new depth level"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4</text:p>
            </table:table-cell>
            <table:table-cell table:style-name="Table53.A2" office:value-type="string">
              <text:p text:style-name="P51"><text:span text:style-name="T13">In the Site</text:span><text:span text:style-name="T38"> </text:span><text:span text:style-name="T30">Administration</text:span><text:span text:style-name="T38"> <text:s text:c="2"/></text:span><text:span text:style-name="T13">block &gt;</text:span><text:span text:style-name="T38"> </text:span><text:span text:style-name="T52">Competencies</text:span><text:span text:style-name="T38"> </text:span><text:span text:style-name="T13">&gt;</text:span><text:span text:style-name="T38"> <text:s/></text:span><text:span text:style-name="T52">Manage competencies</text:span><text:span text:style-name="T38"> </text:span><text:span text:style-name="T13">&gt;framework&gt;</text:span><text:span text:style-name="T52"> </text:span><text:span text:style-name="T72">Evidence items</text:span><text:span text:style-name="T13"> – select a link </text:span><text:span text:style-name="T52">xxx</text:span></text:p>
            </table:table-cell>
            <table:table-cell table:style-name="Table53.A2" office:value-type="string">
              <text:p text:style-name="P47">A <text:s/>page should refresh <text:s/>displaying the <text:span text:style-name="T30">name</text:span> of the chosen framework created in 3.2.1, <text:span text:style-name="T30">Related Competencies</text:span><text:span text:style-name="T28">,</text:span> <text:span text:style-name="T30">Evidence Items</text:span> "Add related competencies" button, "Assign new evidence item" button and "Return to competency framework" butto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table-cell table:style-name="Table53.A2" office:value-type="string">
              <text:p text:style-name="P11">5</text:p>
            </table:table-cell>
            <table:table-cell table:style-name="Table53.A2" office:value-type="string">
              <text:p text:style-name="P51">In the Site <text:span text:style-name="T30">Administration</text:span> <text:s text:c="2"/>block &gt; “<text:span text:style-name="T52">Competencies</text:span>” &gt; <text:s/>“<text:span text:style-name="T52">Manage competencies</text:span>” <text:span text:style-name="T52"><text:s/></text:span><text:span text:style-name="T13">&gt;Framework-</text:span><text:span text:style-name="T52"> </text:span><text:span text:style-name="T14">Evidence item</text:span><text:span text:style-name="T13">'s</text:span> <text:span text:style-name="T52">link</text:span><text:span text:style-name="T38"> </text:span><text:span text:style-name="T13">page, click: “Add related competencies” button</text:span></text:p>
            </table:table-cell>
            <table:table-cell table:style-name="Table53.A2" office:value-type="string">
              <text:p text:style-name="P10">A pop up page should appear displaying <text:span text:style-name="T30">Add related competencies, </text:span><text:span text:style-name="T16">a list of related competencies</text:span><text:span text:style-name="T14"> </text:span><text:span text:style-name="T83">Save changes</text:span><text:span text:style-name="T16"> and</text:span><text:span text:style-name="T30"> </text:span><text:span text:style-name="T42">CLOSE</text:span><text:span text:style-name="T30"> </text:span><text:span text:style-name="T45">X</text:span><text:span text:style-name="T31"> </text:span><text:span text:style-name="T16">buttons</text:span><text:span text:style-name="T30"> </text:span></text:p>
            </table:table-cell>
            <table:table-cell table:style-name="Table53.A2" office:value-type="string">
              <text:p text:style-name="P50"/>
            </table:table-cell>
            <table:table-cell table:style-name="Table53.A2" office:value-type="string">
              <text:p text:style-name="P25"/>
            </table:table-cell>
            <table:table-cell table:style-name="Table53.A2" office:value-type="string">
              <text:p text:style-name="P9"/>
            </table:table-cell>
            <table:table-cell table:style-name="Table53.G2" office:value-type="string">
              <text:p text:style-name="P11"/>
            </table:table-cell>
          </table:table-row>
          <text:soft-page-break/>
          <table:table-row table:style-name="Table53.7">
            <table:table-cell table:style-name="Table53.A2" office:value-type="string">
              <text:p text:style-name="P11">6</text:p>
            </table:table-cell>
            <table:table-cell table:style-name="Table53.A2" office:value-type="string">
              <text:p text:style-name="P51"><text:span text:style-name="T13">On </text:span><text:span text:style-name="T30">Assign new evidence item </text:span><text:span text:style-name="T16">pop up</text:span><text:span text:style-name="T30"> <text:s/></text:span><text:span text:style-name="T16">page click through the list to find a file and drag it to the right column</text:span></text:p>
            </table:table-cell>
            <table:table-cell table:style-name="Table53.A2" office:value-type="string">
              <text:p text:style-name="P10">The chosen file should appear in the right hand column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7</text:p>
            </table:table-cell>
            <table:table-cell table:style-name="Table53.A2" office:value-type="string">
              <text:p text:style-name="P51"><text:span text:style-name="T13">On the </text:span><text:span text:style-name="T30">Assign new evidence item </text:span><text:span text:style-name="T16">pop up</text:span><text:span text:style-name="T30"> <text:s/></text:span><text:span text:style-name="T16">page press the</text:span><text:span text:style-name="T30"> </text:span><text:span text:style-name="T16">“</text:span><text:span text:style-name="T83">Save changes</text:span><text:span text:style-name="T16">” button</text:span></text:p>
            </table:table-cell>
            <table:table-cell table:style-name="Table53.A2" office:value-type="string">
              <text:p text:style-name="P10">The pop up page should disappear <text:s/>displaying the name of the framework, Related Competencies, Evidence Items links and Buttons to 'Add related competencies', 'Assign new evidence item' and 'Return to competency framework'. Also displayed is a <text:span text:style-name="T38">link</text:span> to the chosen file. </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2" office:value-type="string">
              <text:p text:style-name="P11">8</text:p>
            </table:table-cell>
            <table:table-cell table:style-name="Table53.A2" office:value-type="string">
              <text:p text:style-name="P48"><text:s/><text:span text:style-name="T16">In the Site</text:span><text:span text:style-name="T39"> </text:span><text:span text:style-name="T30">Administration</text:span><text:span text:style-name="T39"> <text:s text:c="2"/></text:span><text:span text:style-name="T16">block &gt;</text:span><text:span text:style-name="T39"> </text:span><text:span text:style-name="T53">Competencies</text:span><text:span text:style-name="T39"> </text:span><text:span text:style-name="T16">&gt;</text:span><text:span text:style-name="T39"> <text:s/></text:span><text:span text:style-name="T53">Manage competencies</text:span><text:span text:style-name="T39"> </text:span><text:span text:style-name="T16">–</text:span><text:span text:style-name="T39"> </text:span><text:span text:style-name="T16">framework</text:span><text:span text:style-name="T53"> </text:span><text:span text:style-name="T16">&gt;</text:span><text:span text:style-name="T53"> </text:span><text:span text:style-name="T16">Evidence item's </text:span><text:span text:style-name="T53">link <text:s/></text:span><text:span text:style-name="T16">page press “Assign new evidence item” button</text:span></text:p>
            </table:table-cell>
            <table:table-cell table:style-name="Table53.A2" office:value-type="string">
              <text:p text:style-name="P10">A pop up page should appear displaying the text <text:span text:style-name="T30">Assign new evidence item </text:span><text:span text:style-name="T16">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11"/>
            </table:table-cell>
          </table:table-row>
          <table:table-row table:style-name="Table53.7">
            <table:table-cell table:style-name="Table53.A10" office:value-type="float" office:value="9">
              <text:p text:style-name="P11">9</text:p>
            </table:table-cell>
            <table:table-cell table:style-name="Table53.A2" office:value-type="string">
              <text:p text:style-name="P51"><text:span text:style-name="T16">On the </text:span><text:span text:style-name="T30">Assign new evidence item </text:span><text:span text:style-name="T14">&gt; </text:span><text:span text:style-name="T16">Pop up page</text:span><text:span text:style-name="T14">, <text:s/></text:span><text:span text:style-name="T16">click: on “</text:span><text:span text:style-name="T42">CLOSE </text:span><text:span text:style-name="T16">or</text:span><text:span text:style-name="T14"> </text:span><text:span text:style-name="T45">X</text:span><text:span text:style-name="T16"> <text:s/>button</text:span></text:p>
            </table:table-cell>
            <table:table-cell table:style-name="Table53.A2" office:value-type="string">
              <text:p text:style-name="P10">The pop up page should disappear <text:s/>displaying the name of the framework, Related Competencies, Evidence Items links and Buttons to 'Add related competencies', 'Assign new evidence item' and 'Return to competency framework'.</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ext:soft-page-break/>
          <table:table-row table:style-name="Table53.7">
            <table:table-cell table:style-name="Table53.A10" office:value-type="float" office:value="10">
              <text:p text:style-name="P11">10</text:p>
            </table:table-cell>
            <table:table-cell table:style-name="Table53.A2" office:value-type="string">
              <text:p text:style-name="P48"><text:s/><text:span text:style-name="T16">In the Site</text:span><text:span text:style-name="T39"> </text:span><text:span text:style-name="T30">Administration</text:span><text:span text:style-name="T39"> <text:s text:c="2"/></text:span><text:span text:style-name="T16">block &gt;</text:span><text:span text:style-name="T39"> </text:span><text:span text:style-name="T53">Competencies</text:span><text:span text:style-name="T39"> </text:span><text:span text:style-name="T16">&gt;</text:span><text:span text:style-name="T39"> <text:s/></text:span><text:span text:style-name="T53">Manage competencies</text:span><text:span text:style-name="T39"> </text:span><text:span text:style-name="T16">–</text:span><text:span text:style-name="T39"> </text:span><text:span text:style-name="T16">framework</text:span><text:span text:style-name="T53"> </text:span><text:span text:style-name="T16">&gt;</text:span><text:span text:style-name="T53"> </text:span><text:span text:style-name="T16">Evidence item's </text:span><text:span text:style-name="T53">link <text:s/></text:span><text:span text:style-name="T16">page press “Assign related competencies” button.</text:span></text:p>
            </table:table-cell>
            <table:table-cell table:style-name="Table53.A2" office:value-type="string">
              <text:p text:style-name="P10">A pop up page should appear displaying the text <text:span text:style-name="T30">Assign related competencies </text:span><text:span text:style-name="T16">and a tree of courses with the instructions to "Locate course"</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1">
              <text:p text:style-name="P11">11</text:p>
            </table:table-cell>
            <table:table-cell table:style-name="Table53.A2" office:value-type="string">
              <text:p text:style-name="P51"><text:span text:style-name="T13">On the </text:span><text:span text:style-name="T30">Assign related competencies </text:span><text:span text:style-name="T14">&gt; </text:span><text:span text:style-name="T16">Pop up page</text:span><text:span text:style-name="T14">, <text:s/></text:span><text:span text:style-name="T16">click: on “one of the courses in the tree</text:span></text:p>
            </table:table-cell>
            <table:table-cell table:style-name="Table53.A2" office:value-type="string">
              <text:p text:style-name="P25">The file should be highlighted red and moved to the right colum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row table:style-name="Table53.7">
            <table:table-cell table:style-name="Table53.A10" office:value-type="float" office:value="12">
              <text:p text:style-name="P11">12</text:p>
            </table:table-cell>
            <table:table-cell table:style-name="Table53.A2" office:value-type="string">
              <text:p text:style-name="P51"><text:span text:style-name="T13">On the </text:span><text:span text:style-name="T30">Assign related competencies</text:span><text:span text:style-name="T14">&gt; </text:span><text:span text:style-name="T16">Pop up page</text:span><text:span text:style-name="T14">, <text:s/></text:span><text:span text:style-name="T16">click:on the </text:span><text:span text:style-name="T53">link</text:span><text:span text:style-name="T16"> to the selected course</text:span></text:p>
            </table:table-cell>
            <table:table-cell table:style-name="Table53.A2" office:value-type="string">
              <text:p text:style-name="P27"><text:span text:style-name="T13">The pop up page should disappear <text:s/>displaying the name of the framework, Related Competencies, Evidence Items </text:span><text:span text:style-name="T52">links</text:span><text:span text:style-name="T13"> and Buttons to “Add related competencies”, “Assign new evidence item” and “Return to competency framework”. Also displayed is a </text:span><text:span text:style-name="T38">link</text:span><text:span text:style-name="T13"> to the chosen file under </text:span><text:span text:style-name="T14">Competency framework</text:span><text:span text:style-name="T13">.</text:span></text:p>
            </table:table-cell>
            <table:table-cell table:style-name="Table53.A2" office:value-type="string">
              <text:p text:style-name="P9"/>
            </table:table-cell>
            <table:table-cell table:style-name="Table53.A2" office:value-type="string">
              <text:p text:style-name="P9"/>
            </table:table-cell>
            <table:table-cell table:style-name="Table53.A2" office:value-type="string">
              <text:p text:style-name="P9"/>
            </table:table-cell>
            <table:table-cell table:style-name="Table53.G2" office:value-type="string">
              <text:p text:style-name="P9"/>
            </table:table-cell>
          </table:table-row>
        </table:table>
        <text:h text:style-name="P64" text:outline-level="3">Adding course completion (new evidence item) to a competency</text:h>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table-cell table:style-name="Table52.A1" office:value-type="string">
              <text:p text:style-name="P14">Step</text:p>
            </table:table-cell>
            <table:table-cell table:style-name="Table52.A1" office:value-type="string">
              <text:p text:style-name="P13">Action</text:p>
            </table:table-cell>
            <table:table-cell table:style-name="Table52.A1" office:value-type="string">
              <text:p text:style-name="P15">Expected Results</text:p>
            </table:table-cell>
            <table:table-cell table:style-name="Table52.A1" office:value-type="string">
              <text:p text:style-name="P13">Actual Results</text:p>
            </table:table-cell>
            <table:table-cell table:style-name="Table52.A1" office:value-type="string">
              <text:p text:style-name="P13">Comments</text:p>
            </table:table-cell>
            <table:table-cell table:style-name="Table52.A1" office:value-type="string">
              <text:p text:style-name="P13">P/F</text:p>
            </table:table-cell>
            <table:table-cell table:style-name="Table52.G1" office:value-type="string">
              <text:p text:style-name="P13">Bug#</text:p>
            </table:table-cell>
          </table:table-row>
          <table:table-row>
            <table:table-cell table:style-name="Table52.A2" office:value-type="string">
              <text:p text:style-name="P20">1</text:p>
            </table:table-cell>
            <table:table-cell table:style-name="Table52.A2" office:value-type="string">
              <text:p text:style-name="P9">Login as 'admin'</text:p>
            </table:table-cell>
            <table:table-cell table:style-name="Table52.A2" office:value-type="string">
              <text:p text:style-name="P10">Logged into the homepage</text:p>
            </table:table-cell>
            <table:table-cell table:style-name="Table52.A2" office:value-type="string">
              <text:p text:style-name="Table_20_Contents"/>
            </table:table-cell>
            <table:table-cell table:style-name="Table52.A2" office:value-type="string">
              <text:p text:style-name="Table_20_Contents"/>
            </table:table-cell>
            <table:table-cell table:style-name="Table52.A2" office:value-type="string">
              <text:p text:style-name="Table_20_Contents"/>
            </table:table-cell>
            <table:table-cell table:style-name="Table52.G2" office:value-type="string">
              <text:p text:style-name="Table_20_Contents"/>
            </table:table-cell>
          </table:table-row>
          <table:table-row table:style-name="Table52.3">
            <table:table-cell table:style-name="Table52.A2" office:value-type="string">
              <text:p text:style-name="P20">2</text:p>
            </table:table-cell>
            <table:table-cell table:style-name="Table52.A2" office:value-type="string">
              <text:p text:style-name="P10">In the Site <text:span text:style-name="T30">Administration</text:span> block &gt; “<text:span text:style-name="T52">Competencies</text:span>” <text:s/>&gt; “<text:span text:style-name="T52">Manage </text:span><text:soft-page-break/><text:span text:style-name="T52">competencies</text:span>”</text:p>
            </table:table-cell>
            <table:table-cell table:style-name="Table52.A2" office:value-type="string">
              <text:p text:style-name="P10">The manage competency page should appear <text:s/>displaying a top dropdown menu, amount of Competencies, a filter <text:soft-page-break/>form, add filter button, Show <text:span text:style-name="T38">Display options link</text:span>, Page <text:span text:style-name="T38">numbers</text:span>, two columns namely <text:s/>selected framework <text:s/>and Evidence item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3</text:p>
            </table:table-cell>
            <table:table-cell table:style-name="Table52.A2" office:value-type="string">
              <text:p text:style-name="P10">In the Site <text:span text:style-name="T30">Administration</text:span> block &gt; “<text:span text:style-name="T52">Competencies</text:span>”&gt; <text:s/>“<text:span text:style-name="T52">Manage competencies</text:span>” <text:s/>in the top dropdown menu select Course the framework created in 3.2.1</text:p>
            </table:table-cell>
            <table:table-cell table:style-name="Table52.A2" office:value-type="string">
              <text:p text:style-name="P47">The manage competency <text:s/>page should refresh displaying <text:s/>dropdown menu item changed to the framework created in 3.2.1, amount of Competencies, a filter form, add filter button, <text:span text:style-name="T38">Show Display options link</text:span>, Page <text:span text:style-name="T38">numbers</text:span>, two columns namely the framework created in 3.2.1 and Evidence items, as well as Export, Add new competency and Add a new depth level buttons</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4</text:p>
            </table:table-cell>
            <table:table-cell table:style-name="Table52.A2" office:value-type="string">
              <text:p text:style-name="P10">In the Site <text:span text:style-name="T30">Administration</text:span> block &gt; “<text:span text:style-name="T52">Competencies</text:span>” &gt; <text:s/>“<text:span text:style-name="T52">Manage competencies</text:span>” &gt; <text:s/>refreshed page click: on the first <text:span text:style-name="T38">link</text:span> under <text:span text:style-name="T28">Evidence items</text:span> or any <text:span text:style-name="T38">link</text:span></text:p>
            </table:table-cell>
            <table:table-cell table:style-name="Table52.A2" office:value-type="string">
              <text:p text:style-name="P47">A <text:s/>page should refresh <text:s/>displaying the <text:span text:style-name="T30">name</text:span> of the page<text:span text:style-name="T38"> </text:span><text:span text:style-name="T30">Related Competencies</text:span>, Evidence Items <text:span text:style-name="T38">links</text:span> and Buttons to “Add related competencies”, “Assign new evidence item” and “Return to competency framework”</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5</text:p>
            </table:table-cell>
            <table:table-cell table:style-name="Table52.A2" office:value-type="string">
              <text:p text:style-name="P48">In the Site <text:span text:style-name="T30">Administration</text:span> <text:s text:c="3"/>block &gt; “<text:span text:style-name="T52">Competencies”</text:span> &gt; <text:s/>“<text:span text:style-name="T52">Manage competencies</text:span>” &gt; <text:span text:style-name="T52">framework</text:span><text:span text:style-name="T13">&gt;</text:span><text:span text:style-name="T38"> </text:span><text:span text:style-name="T13">Evidence items &gt;</text:span> <text:soft-page-break/><text:span text:style-name="T52">xxx</text:span><text:span text:style-name="T38"> </text:span><text:span text:style-name="T52">page</text:span><text:span text:style-name="T13">, click “Assign new evidence item” button</text:span></text:p>
            </table:table-cell>
            <table:table-cell table:style-name="Table52.A2" office:value-type="string">
              <text:p text:style-name="P10"><text:span text:style-name="T30">Assign new evidence item </text:span><text:span text:style-name="T16">popup</text:span> page should appear displaying a list of folders to choose from</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row>
            <table:table-cell table:style-name="Table52.A2" office:value-type="string">
              <text:p text:style-name="P20">6</text:p>
            </table:table-cell>
            <table:table-cell table:style-name="Table52.A2" office:value-type="string">
              <text:p text:style-name="P48">on <text:span text:style-name="T30">Assign new evidence item </text:span><text:span text:style-name="T16">page, click: on a course folder</text:span></text:p>
            </table:table-cell>
            <table:table-cell table:style-name="Table52.A2" office:value-type="string">
              <text:p text:style-name="P10">The tree should expand to reveal the courses in the folder.</text:p>
            </table:table-cell>
            <table:table-cell table:style-name="Table52.A2" office:value-type="string">
              <text:p text:style-name="P43"/>
            </table:table-cell>
            <table:table-cell table:style-name="Table52.A2" office:value-type="string">
              <text:p text:style-name="P43"/>
            </table:table-cell>
            <table:table-cell table:style-name="Table52.A2" office:value-type="string">
              <text:p text:style-name="P42"/>
            </table:table-cell>
            <table:table-cell table:style-name="Table52.G2" office:value-type="string">
              <text:p text:style-name="P10"/>
            </table:table-cell>
          </table:table-row>
          <table:table-row>
            <table:table-cell table:style-name="Table52.A2" office:value-type="string">
              <text:p text:style-name="P20">7</text:p>
            </table:table-cell>
            <table:table-cell table:style-name="Table52.A2" office:value-type="string">
              <text:p text:style-name="P48"><text:span text:style-name="T16">From the expanded <text:s/>courses tree click on a course and press “</text:span><text:span text:style-name="T42">CLOSE”</text:span><text:span text:style-name="T30"> </text:span><text:span text:style-name="T14">“</text:span><text:span text:style-name="T45">X”</text:span><text:span text:style-name="T31"> </text:span><text:span text:style-name="T16">buttons</text:span><text:span text:style-name="T30"> </text:span></text:p>
            </table:table-cell>
            <table:table-cell table:style-name="Table52.A2" office:value-type="string">
              <text:p text:style-name="P27"><text:span text:style-name="T13">Should see the course appear in the right hand column of the </text:span><text:span text:style-name="T30">Assign new evidence item </text:span><text:span text:style-name="T13">popup</text:span></text:p>
            </table:table-cell>
            <table:table-cell table:style-name="Table52.A2" office:value-type="string">
              <text:p text:style-name="P25"/>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9"/>
            </table:table-cell>
          </table:table-row>
          <table:table-row>
            <table:table-cell table:style-name="Table52.A9" office:value-type="float" office:value="8">
              <text:p text:style-name="P20">8</text:p>
            </table:table-cell>
            <table:table-cell table:style-name="Table52.A2" office:value-type="string">
              <text:p text:style-name="P48">On <text:span text:style-name="T30">Assign new evidence item </text:span><text:span text:style-name="T16">popup click on the course appearing in the right hand column</text:span></text:p>
            </table:table-cell>
            <table:table-cell table:style-name="Table52.A2" office:value-type="string">
              <text:p text:style-name="P27"><text:span text:style-name="T13">The pop up page should disappear <text:s/>displaying the framework created in 3.2.1, as a header, Related Competencies, Evidence Items links and Buttons to “Add related competencies”, “Assign new evidence item” and “Return to competency framework”. Also displayed is a </text:span><text:span text:style-name="T52">link </text:span><text:span text:style-name="T13">to the chosen file under Evidence item .</text:span></text:p>
            </table:table-cell>
            <table:table-cell table:style-name="Table52.A2" office:value-type="string">
              <text:p text:style-name="P27"/>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P49"/>
            </table:table-cell>
          </table:table-row>
          <table:table-row>
            <table:table-cell table:style-name="Table52.A9" office:value-type="float" office:value="9">
              <text:p text:style-name="P20">9</text:p>
            </table:table-cell>
            <table:table-cell table:style-name="Table52.A2" office:value-type="string">
              <text:p text:style-name="P52">On the new page, click on: “Return to competency framework “ button</text:p>
            </table:table-cell>
            <table:table-cell table:style-name="Table52.A2" office:value-type="string">
              <text:p text:style-name="P10"><text:span text:style-name="T16">Should be taken to the “Manage</text:span><text:span text:style-name="T30"> </text:span><text:span text:style-name="T16">competencies” page</text:span></text:p>
            </table:table-cell>
            <table:table-cell table:style-name="Table52.A2" office:value-type="string">
              <text:p text:style-name="P19"/>
            </table:table-cell>
            <table:table-cell table:style-name="Table52.A2" office:value-type="string">
              <text:p text:style-name="P19"/>
            </table:table-cell>
            <table:table-cell table:style-name="Table52.A2" office:value-type="string">
              <text:p text:style-name="Table_20_Contents"/>
            </table:table-cell>
            <table:table-cell table:style-name="Table52.G2" office:value-type="string">
              <text:p text:style-name="Table_20_Contents"/>
            </table:table-cell>
          </table:table-row>
        </table:table>
        <text:h text:style-name="P64" text:outline-level="3">Deleting competency evidence items from a competency</text:h>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table-cell table:style-name="Table54.A1" office:value-type="string">
              <text:p text:style-name="P14">Step</text:p>
            </table:table-cell>
            <table:table-cell table:style-name="Table54.A1" office:value-type="string">
              <text:p text:style-name="P13">Action</text:p>
            </table:table-cell>
            <table:table-cell table:style-name="Table54.A1" office:value-type="string">
              <text:p text:style-name="P15">Expected Results</text:p>
            </table:table-cell>
            <table:table-cell table:style-name="Table54.A1" office:value-type="string">
              <text:p text:style-name="P13">Actual Results</text:p>
            </table:table-cell>
            <table:table-cell table:style-name="Table54.A1" office:value-type="string">
              <text:p text:style-name="P13">Comments</text:p>
            </table:table-cell>
            <table:table-cell table:style-name="Table54.A1" office:value-type="string">
              <text:p text:style-name="P13">P/F</text:p>
            </table:table-cell>
            <table:table-cell table:style-name="Table54.G1" office:value-type="string">
              <text:p text:style-name="P13">Bug#</text:p>
            </table:table-cell>
          </table:table-row>
          <table:table-row>
            <table:table-cell table:style-name="Table54.A2" office:value-type="string">
              <text:p text:style-name="P11">1</text:p>
            </table:table-cell>
            <table:table-cell table:style-name="Table54.A2" office:value-type="string">
              <text:p text:style-name="P9">Login as 'admin'</text:p>
            </table:table-cell>
            <table:table-cell table:style-name="Table54.A2" office:value-type="string">
              <text:p text:style-name="P10">Logged into the home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2</text:p>
            </table:table-cell>
            <table:table-cell table:style-name="Table54.A2" office:value-type="string">
              <text:p text:style-name="P10">In the Site <text:span text:style-name="T30">Administration</text:span> block &gt; <text:span text:style-name="T52">Competencies</text:span> <text:s/>&gt; <text:soft-page-break/><text:span text:style-name="T52">Manage competencies</text:span></text:p>
            </table:table-cell>
            <table:table-cell table:style-name="Table54.A2" office:value-type="string">
              <text:p text:style-name="P10">The manage competency page should appear displaying a <text:s/>dropdown menu, amount of <text:soft-page-break/>Competencies, a filter form, add filter button, <text:span text:style-name="T38">Show Display options link</text:span>, Page <text:span text:style-name="T38">numbers</text:span>, two columns one named according to what the competency is based on and an <text:span text:style-name="T28">Evidence items </text:span>column, “Export”, “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3</text:p>
            </table:table-cell>
            <table:table-cell table:style-name="Table54.A2" office:value-type="string">
              <text:p text:style-name="P10">In the Site <text:span text:style-name="T30">Administration</text:span> block &gt; “<text:span text:style-name="T52">Competencies</text:span>”&gt; <text:s/>“<text:span text:style-name="T52">Manage competencies</text:span>” page click: on the top drop down menu and select the framework created in 3.2.1</text:p>
            </table:table-cell>
            <table:table-cell table:style-name="Table54.A2" office:value-type="string">
              <text:p text:style-name="P47">The manage competency <text:s/>page should refresh displaying the selected framework's <text:s/>dropdown menu, amount of Competencies, a filter form, add filter button, <text:span text:style-name="T38">Show Display options link</text:span>, Page <text:span text:style-name="T38">numbers</text:span>, two columns namely the selected framework <text:s/>and Evidence items, as well as “Export”, <text:s/>“Add new competency” and “Add a new depth level” buttons</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4</text:p>
            </table:table-cell>
            <table:table-cell table:style-name="Table54.A2" office:value-type="string">
              <text:p text:style-name="P10">On the refreshed Selected framework's page click: on the <text:span text:style-name="T38">number</text:span> by the first <text:span text:style-name="T38">link </text:span><text:span text:style-name="T13">or any </text:span><text:span text:style-name="T38">number</text:span><text:span text:style-name="T13"> by any </text:span><text:span text:style-name="T38">link </text:span><text:span text:style-name="T13">under</text:span><text:span text:style-name="T38"> </text:span><text:span text:style-name="T14">Evidence items</text:span><text:span text:style-name="T13"> column</text:span></text:p>
            </table:table-cell>
            <table:table-cell table:style-name="Table54.A2" office:value-type="string">
              <text:p text:style-name="P47">A <text:s/>page should appear <text:s/>displaying the <text:span text:style-name="T30">name</text:span> of the <text:span text:style-name="T30">selected framework</text:span> Related Competencies – displaying <text:span text:style-name="T30">related competencies</text:span><text:span text:style-name="T38"> </text:span><text:span text:style-name="T13">if</text:span><text:span text:style-name="T38"> </text:span><text:span text:style-name="T53">any</text:span> Evidence Items <text:span text:style-name="T38">links</text:span> and Buttons to 'Add related competencies', 'Assign new evidence item' and 'Return to competency framework'</text:p>
            </table:table-cell>
            <table:table-cell table:style-name="Table54.A2" office:value-type="string">
              <text:p text:style-name="P22"/>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6</text:p>
            </table:table-cell>
            <table:table-cell table:style-name="Table54.A2" office:value-type="string">
              <text:p text:style-name="P57">On the new page click: “Turn editing on” button</text:p>
            </table:table-cell>
            <table:table-cell table:style-name="Table54.A2" office:value-type="string">
              <text:p text:style-name="P47"><text:span text:style-name="T13">The <text:s/>page should refresh <text:s/>displaying the </text:span><text:span text:style-name="T30">name</text:span><text:span text:style-name="T13"> of the </text:span><text:span text:style-name="T30">selected framework </text:span><text:span text:style-name="T16">an editing </text:span><text:span text:style-name="T20">yellow</text:span><text:span text:style-name="T58"> </text:span><text:span text:style-name="T17">icon as well as</text:span><text:span text:style-name="T21"> </text:span><text:span text:style-name="T17">delete icons <text:s/></text:span><text:span text:style-name="T8">X</text:span><text:span text:style-name="T30"> </text:span><text:span text:style-name="T13"><text:s/>Related Competencies – displaying </text:span><text:soft-page-break/><text:span text:style-name="T30">related competencies</text:span><text:span text:style-name="T38"> </text:span><text:span text:style-name="T13">if</text:span><text:span text:style-name="T38"> </text:span><text:span text:style-name="T53">any</text:span><text:span text:style-name="T13"> Evidence Items </text:span><text:span text:style-name="T38">links</text:span><text:span text:style-name="T13"> and Buttons to 'Add related competencies', 'Assign new evidence item' and 'Return to competency framework' . </text:span></text:p>
            </table:table-cell>
            <table:table-cell table:style-name="Table54.A2" office:value-type="string">
              <text:p text:style-name="P10"/>
            </table:table-cell>
            <table:table-cell table:style-name="Table54.A2" office:value-type="string">
              <text:p text:style-name="P47"/>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7</text:p>
            </table:table-cell>
            <table:table-cell table:style-name="Table54.A2" office:value-type="string">
              <text:p text:style-name="P10">On the refreshed <text:span text:style-name="T74">page, <text:s/>click on : </text:span><text:span text:style-name="T6">X </text:span><text:span text:style-name="T16">by any of the <text:s/>related competencies or evidence items</text:span></text:p>
            </table:table-cell>
            <table:table-cell table:style-name="Table54.A2" office:value-type="string">
              <text:p text:style-name="P10">A page should appear with the text: Are you absolutely sure you want to delete <text:span text:style-name="T40">XXXX? </text:span><text:span text:style-name="T13">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8</text:p>
            </table:table-cell>
            <table:table-cell table:style-name="Table54.A2" office:value-type="string">
              <text:p text:style-name="P10">On the delete page click on the “No” button</text:p>
            </table:table-cell>
            <table:table-cell table:style-name="Table54.A2" office:value-type="string">
              <text:p text:style-name="P10">Should be returned back to the <text:s/>refreshed <text:span text:style-name="T38"><text:s/></text:span><text:span text:style-name="T13">Evidence item</text:span><text:span text:style-name="T38"> link </text:span><text:s text:c="2"/>page displaying name of the<text:span text:style-name="T52"> </text:span><text:span text:style-name="T38">link </text:span><text:span text:style-name="T52"><text:s/></text:span><text:span text:style-name="T13">as a header.</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table-cell table:style-name="Table54.A2" office:value-type="string">
              <text:p text:style-name="P11">9</text:p>
            </table:table-cell>
            <table:table-cell table:style-name="Table54.A2" office:value-type="string">
              <text:p text:style-name="P10"><text:span text:style-name="T13">On the refreshed <text:s/>activity buttons page click:on the red </text:span><text:span text:style-name="T6">X </text:span><text:span text:style-name="T16">by any of the <text:s/>related competencies or evidence items.</text:span></text:p>
            </table:table-cell>
            <table:table-cell table:style-name="Table54.A2" office:value-type="string">
              <text:p text:style-name="P10">A page should appear with the text: Are you absolutely sure you want to delete <text:span text:style-name="T40">XXXX? </text:span><text:span text:style-name="T13">with a Yes and No buttons</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2" office:value-type="string">
              <text:p text:style-name="P11">10</text:p>
            </table:table-cell>
            <table:table-cell table:style-name="Table54.A2" office:value-type="string">
              <text:p text:style-name="P10">On the delete page click on the Yes button</text:p>
            </table:table-cell>
            <table:table-cell table:style-name="Table54.A2" office:value-type="string">
              <text:p text:style-name="P10">Should be returned back to a page displaying the text: <text:s/><text:span text:style-name="T30">The competency XXXXX is no longer related to this competency and a </text:span><text:span text:style-name="T16">“Continue”</text:span><text:span text:style-name="T30"> button</text:span></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row table:style-name="Table54.10">
            <table:table-cell table:style-name="Table54.A11" office:value-type="float" office:value="11">
              <text:p text:style-name="P11">11</text:p>
            </table:table-cell>
            <table:table-cell table:style-name="Table54.A2" office:value-type="string">
              <text:p text:style-name="P10">Click on the “Continue” button</text:p>
            </table:table-cell>
            <table:table-cell table:style-name="Table54.A2" office:value-type="string">
              <text:p text:style-name="P10">Should be taken to a page displaying the <text:span text:style-name="T38">name</text:span> of the page, <text:span text:style-name="T38"><text:s/>Related Competencies</text:span>, Evidence Items <text:span text:style-name="T38">links</text:span> and buttons to “Add related competencies”, “Assign new evidence item” and “Return to competency framework”</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ext:soft-page-break/>
          <table:table-row table:style-name="Table54.10">
            <table:table-cell table:style-name="Table54.A11" office:value-type="float" office:value="12">
              <text:p text:style-name="P11">12</text:p>
            </table:table-cell>
            <table:table-cell table:style-name="Table54.A2" office:value-type="string">
              <text:p text:style-name="P10">Click on: “Return to competency framework” button.</text:p>
            </table:table-cell>
            <table:table-cell table:style-name="Table54.A2" office:value-type="string">
              <text:p text:style-name="P10">Should <text:s/>be taken to the “Manage competencies” page.</text:p>
            </table:table-cell>
            <table:table-cell table:style-name="Table54.A2" office:value-type="string">
              <text:p text:style-name="P10"/>
            </table:table-cell>
            <table:table-cell table:style-name="Table54.A2" office:value-type="string">
              <text:p text:style-name="P10"/>
            </table:table-cell>
            <table:table-cell table:style-name="Table54.A2" office:value-type="string">
              <text:p text:style-name="P10"/>
            </table:table-cell>
            <table:table-cell table:style-name="Table54.G2" office:value-type="string">
              <text:p text:style-name="P10"/>
            </table:table-cell>
          </table:table-row>
        </table:table>
        <text:h text:style-name="P66" text:outline-level="2">Managing competency templates</text:h>
        <text:h text:style-name="P64" text:outline-level="3">Adding a competency template</text:h>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table-cell table:style-name="Table55.A1" office:value-type="string">
              <text:p text:style-name="P14">Step</text:p>
            </table:table-cell>
            <table:table-cell table:style-name="Table55.A1" office:value-type="string">
              <text:p text:style-name="P13">Action</text:p>
            </table:table-cell>
            <table:table-cell table:style-name="Table55.A1" office:value-type="string">
              <text:p text:style-name="P15">Expected Results</text:p>
            </table:table-cell>
            <table:table-cell table:style-name="Table55.A1" office:value-type="string">
              <text:p text:style-name="P13">Actual Results</text:p>
            </table:table-cell>
            <table:table-cell table:style-name="Table55.A1" office:value-type="string">
              <text:p text:style-name="P13">Comments</text:p>
            </table:table-cell>
            <table:table-cell table:style-name="Table55.A1" office:value-type="string">
              <text:p text:style-name="P13">P/F</text:p>
            </table:table-cell>
            <table:table-cell table:style-name="Table55.G1" office:value-type="string">
              <text:p text:style-name="P13">Bug#</text:p>
            </table:table-cell>
          </table:table-row>
          <table:table-row>
            <table:table-cell table:style-name="Table55.A2" office:value-type="string">
              <text:p text:style-name="P20">1</text:p>
            </table:table-cell>
            <table:table-cell table:style-name="Table55.A2" office:value-type="string">
              <text:p text:style-name="P19">Login as 'admin'</text:p>
            </table:table-cell>
            <table:table-cell table:style-name="Table55.A2" office:value-type="string">
              <text:p text:style-name="P19">Logged into the homepage</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2</text:p>
            </table:table-cell>
            <table:table-cell table:style-name="Table55.A2" office:value-type="string">
              <text:p text:style-name="P19">In the Site <text:span text:style-name="T30">Administration</text:span> block, click: <text:span text:style-name="T53">Competencies</text:span> &gt; <text:span text:style-name="T52">Manage templates</text:span></text:p>
            </table:table-cell>
            <table:table-cell table:style-name="Table55.A2" office:value-type="string">
              <text:p text:style-name="P19">A page should appear displaying a drop down with a competence name on it, <text:s/>“Add new competency template” button and the text: <text:span text:style-name="T15">No </text:span><text:span text:style-name="T15">competency templates defined in this framework</text:span><text:span text:style-name="T27">.</text:span><text:span text:style-name="T36"> </text:span><text:span text:style-name="T12">(That's if there is no any previously created templates)</text:span></text:p>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3</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text:span><text:span text:style-name="T29"><text:s/></text:span><text:span text:style-name="T13">page click on: “Add new competency template” button.</text:span></text:p>
            </table:table-cell>
            <table:table-cell table:style-name="Table55.A2" office:value-type="string">
              <text:p text:style-name="P19">The Add new competency template page should appear displaying page name a General <text:span text:style-name="T5">Template full name*</text:span><text:span text:style-name="T13">, </text:span><text:span text:style-name="T5">Template short name*</text:span><text:span text:style-name="T13">,</text:span><text:span text:style-name="T5"> </text:span><text:span text:style-name="T13">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4</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gt; Add new </text:span><text:span text:style-name="T13">competency template page, click: Cancel</text:span></text:p>
            </table:table-cell>
            <table:table-cell table:style-name="Table55.A2" office:value-type="string">
              <text:p text:style-name="P19"><text:s/>Should be returned to the manage template page displaying the 2 headers, (a)<text:span text:style-name="T29"> </text:span><text:span text:style-name="T30">name of template</text:span><text:span text:style-name="T29">, </text:span><text:span text:style-name="T44">Competency template full name, Competency </text:span><text:span text:style-name="T44">template description. (b) </text:span><text:span text:style-name="T30">Assigned competencies</text:span><text:span text:style-name="T29"> <text:s/></text:span><text:span text:style-name="T44">Depth level, Name <text:s/></text:span><text:soft-page-break/><text:span text:style-name="T44">“</text:span><text:span text:style-name="T13">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5</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pan><text:span text:style-name="T29"><text:s/></text:span><text:span text:style-name="T13">page, click on: “Add new competency template”</text:span></text:p>
            </table:table-cell>
            <table:table-cell table:style-name="Table55.A2" office:value-type="string">
              <text:p text:style-name="P19">The Add new competency template page should appear displaying page name a General <text:span text:style-name="T59">Template full name*</text:span><text:span text:style-name="T13">, </text:span><text:span text:style-name="T59">Template short </text:span><text:span text:style-name="T59">name*</text:span><text:span text:style-name="T13">,</text:span><text:span text:style-name="T5"> </text:span><text:span text:style-name="T13">a Description field, Save changes and Cancel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6</text:p>
            </table:table-cell>
            <table:table-cell table:style-name="Table55.A2" office:value-type="string">
              <text:p text:style-name="P10"><text:span text:style-name="T13">On the </text:span><text:span text:style-name="T30">Administration</text:span><text:span text:style-name="T13"> block &gt; </text:span><text:span text:style-name="T52">Competencies &gt;Manage templates</text:span><text:span text:style-name="T13"> <text:s/>&gt; “Add new competency template” page, click: Save changes</text:span></text:p>
            </table:table-cell>
            <table:table-cell table:style-name="Table55.A2" office:value-type="string">
              <text:p text:style-name="P19">The page should refresh and <text:s text:c="2"/>validations next to <text:span text:style-name="T59">Template full name* </text:span><text:span text:style-name="T13">and </text:span><text:span text:style-name="T59">Template short name* </text:span><text:span text:style-name="T13">with</text:span><text:span text:style-name="T59"> </text:span><text:span text:style-name="T13">the text </text:span><text:span text:style-name="T5">Missing template full name</text:span><text:span text:style-name="T13"> and </text:span><text:span text:style-name="T5">Missing template short name</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7</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gt; “ Add new competency template” page, populate the fields and click Save changes.</text:span></text:p>
            </table:table-cell>
            <table:table-cell table:style-name="Table55.A2" office:value-type="string">
              <text:p text:style-name="P19"><text:span text:style-name="T13">Should be returned to the manage template page displaying the 2 headers, (a)</text:span><text:span text:style-name="T29"> </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row>
            <table:table-cell table:style-name="Table55.A2" office:value-type="string">
              <text:p text:style-name="P20">8</text:p>
            </table:table-cell>
            <table:table-cell table:style-name="Table55.A2" office:value-type="string">
              <text:p text:style-name="P10"><text:span text:style-name="T13">On the </text:span><text:span text:style-name="T30">Administration</text:span><text:span text:style-name="T13"> block &gt; </text:span><text:span text:style-name="T52">Competencies</text:span><text:span text:style-name="T13"> &gt;</text:span><text:span text:style-name="T52">Manage templates</text:span><text:span text:style-name="T13"> </text:span><text:span text:style-name="T29"><text:s/></text:span><text:span text:style-name="T13">page displaying the</text:span><text:span text:style-name="T29"> </text:span><text:span text:style-name="T30">new template</text:span><text:span text:style-name="T29"> </text:span><text:span text:style-name="T13">click: “Return to </text:span><text:soft-page-break/><text:span text:style-name="T13">competency templates” button</text:span></text:p>
            </table:table-cell>
            <table:table-cell table:style-name="Table55.A2" office:value-type="string">
              <text:p text:style-name="P19">Should return to a page displaying a drop down menu , eg: (Qualifications) Competency template header, the <text:span text:style-name="T52">name</text:span> of the new template, <text:s/><text:span text:style-name="T52">number</text:span> of competencies, <text:span text:style-name="T44">date of template</text:span> creation and an <text:soft-page-break/>“Add new competency template” button.</text:p>
            </table:table-cell>
            <table:table-cell table:style-name="Table55.A2" office:value-type="string">
              <text:p text:style-name="Table_20_Contents"/>
            </table:table-cell>
            <table:table-cell table:style-name="Table55.A2" office:value-type="string">
              <text:p text:style-name="Table_20_Contents"/>
            </table:table-cell>
            <table:table-cell table:style-name="Table55.A2" office:value-type="string">
              <text:p text:style-name="Table_20_Contents"/>
            </table:table-cell>
            <table:table-cell table:style-name="Table55.G2" office:value-type="string">
              <text:p text:style-name="Table_20_Contents"/>
            </table:table-cell>
          </table:table-row>
        </table:table>
        <text:p text:style-name="P3"/>
        <text:h text:style-name="P64" text:outline-level="3">Editing a competency template</text:h>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20">1</text:p>
            </table:table-cell>
            <table:table-cell table:style-name="Table56.A1" office:value-type="string">
              <text:p text:style-name="P19">Login as 'admin'</text:p>
            </table:table-cell>
            <table:table-cell table:style-name="Table56.A1" office:value-type="string">
              <text:p text:style-name="P19">Logged into the homepage</text:p>
            </table:table-cell>
            <table:table-cell table:style-name="Table56.A1" office:value-type="string">
              <text:p text:style-name="P19"/>
            </table:table-cell>
            <table:table-cell table:style-name="Table56.A1" office:value-type="string">
              <text:p text:style-name="P19"/>
            </table:table-cell>
            <table:table-cell table:style-name="Table56.F1" office:value-type="string">
              <text:p text:style-name="P19"/>
            </table:table-cell>
          </table:table-row>
          <table:table-row table:style-name="Table56.2">
            <table:table-cell table:style-name="Table56.A2" office:value-type="string">
              <text:p text:style-name="P20">2</text:p>
            </table:table-cell>
            <table:table-cell table:style-name="Table56.A2" office:value-type="string">
              <text:p text:style-name="P22">On the <text:span text:style-name="T30">Administration</text:span> block &gt; <text:span text:style-name="T52">Competencies</text:span> &gt; <text:span text:style-name="T52">Manage templates</text:span></text:p>
            </table:table-cell>
            <table:table-cell table:style-name="Table56.A2" office:value-type="string">
              <text:p text:style-name="P19">The Manage templates page <text:s/>should appear displaying a drop down menu with a competency name on it, eg: (course base competency or the framework created on 3.2.1) Competency template header, the <text:span text:style-name="T52">name</text:span> of the new template, <text:span text:style-name="T52">number</text:span> of competencies, <text:span text:style-name="T44">date of template</text:span> creation and an “Add new competency template” button</text:p>
              <text:p text:style-name="P19"/>
              <text:p text:style-name="P19"/>
              <text:p text:style-name="P19"/>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2" office:value-type="string">
              <text:p text:style-name="P20">3</text:p>
            </table:table-cell>
            <table:table-cell table:style-name="Table56.A2" office:value-type="string">
              <text:p text:style-name="P10"><text:span text:style-name="T13">On the </text:span><text:span text:style-name="T30">Administration</text:span><text:span text:style-name="T13"> block &gt; </text:span><text:span text:style-name="T52">Competencies</text:span><text:span text:style-name="T13"> &gt; </text:span><text:span text:style-name="T52">Manage templates </text:span><text:span text:style-name="T13">page, click: on the </text:span><text:span text:style-name="T52">name </text:span><text:span text:style-name="T13">of the newly created template in step 7 on 3.7.1</text:span></text:p>
            </table:table-cell>
            <table:table-cell table:style-name="Table56.A2" office:value-type="string">
              <text:p text:style-name="P19">Should be returned to the manage template page displaying the 2 headers, (a) <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4">
              <text:p text:style-name="P20">4</text:p>
            </table:table-cell>
            <table:table-cell table:style-name="Table56.A2" office:value-type="string">
              <text:p text:style-name="P22">On the <text:span text:style-name="T30">Administration</text:span> block &gt; <text:span text:style-name="T52">Competencies</text:span> &gt; <text:span text:style-name="T52">Manage templates</text:span> page, click : on “Turn editing on” button in the top right hand corner above drop down menu</text:p>
            </table:table-cell>
            <table:table-cell table:style-name="Table56.A2" office:value-type="string">
              <text:p text:style-name="P19">The Manage templates page a <text:span text:style-name="T44"><text:s/></text:span><text:s text:c="2"/>should refresh displaying a <text:span text:style-name="T22">yellow</text:span> <text:s text:c="2"/>editing icon by the <text:span text:style-name="T30">name</text:span> of the new template.</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5">
              <text:p text:style-name="P20">5</text:p>
            </table:table-cell>
            <table:table-cell table:style-name="Table56.A2" office:value-type="string">
              <text:p text:style-name="P10"><text:span text:style-name="T13">On the </text:span><text:span text:style-name="T30">Administration</text:span><text:span text:style-name="T13"> block &gt; </text:span><text:span text:style-name="T52">Competencies </text:span><text:span text:style-name="T13">&gt;</text:span><text:span text:style-name="T52">Manage templates </text:span><text:span text:style-name="T13">page, click: on the </text:span><text:soft-page-break/><text:span text:style-name="T22">yellow</text:span><text:span text:style-name="T13"> icon</text:span></text:p>
            </table:table-cell>
            <table:table-cell table:style-name="Table56.A2" office:value-type="string">
              <text:p text:style-name="P19">The editing competency template page should appear <text:s/>displaying <text:s/>a General form with <text:span text:style-name="T59">Template full </text:span><text:soft-page-break/><text:span text:style-name="T59">name*</text:span><text:span text:style-name="T13">, </text:span><text:span text:style-name="T59">Template short name*</text:span><text:span text:style-name="T13">,and a Description field populated as well as Save changes and Cancel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6">
              <text:p text:style-name="P20">6</text:p>
            </table:table-cell>
            <table:table-cell table:style-name="Table56.A2" office:value-type="string">
              <text:p text:style-name="P10">On the <text:span text:style-name="T30">Edit competency template</text:span> page, click : on “cancel” button</text:p>
            </table:table-cell>
            <table:table-cell table:style-name="Table56.A2" office:value-type="string">
              <text:p text:style-name="P19"><text:span text:style-name="T13">Should be returned to the manage template page displaying the 2 headers, (a)</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34"><text:span text:style-name="T85">XXXXXXXXXX</text:span><text:span text:style-name="T61">XXXXXXXXXXXXX</text:span>X<text:span text:style-name="T84">XXXXXXXXXXXXXXX</text:span><text:span text:style-name="T85">XXXXXXXXXXXX</text:span> <text:span text:style-name="T61">to revisit when I have</text:span> <text:span text:style-name="T84">some answers from dev</text:span></text:p>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7">
              <text:p text:style-name="P20">7</text:p>
            </table:table-cell>
            <table:table-cell table:style-name="Table56.A2" office:value-type="string">
              <text:p text:style-name="P10">On the Manage template page <text:span text:style-name="T13">displaying the 2 headers</text:span> click on the <text:s/><text:span text:style-name="T22">yellow</text:span><text:span text:style-name="T57"> </text:span><text:span text:style-name="T23">icon</text:span></text:p>
            </table:table-cell>
            <table:table-cell table:style-name="Table56.A2" office:value-type="string">
              <text:p text:style-name="P19">The <text:span text:style-name="T30">Edit competency</text:span> template page should appear <text:s/>displaying <text:s/>a populated General form <text:s/></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8">
              <text:p text:style-name="P20">8</text:p>
            </table:table-cell>
            <table:table-cell table:style-name="Table56.A2" office:value-type="string">
              <text:p text:style-name="P10">On the <text:span text:style-name="T30">Edit competency template</text:span> page, change some values and click : on “Save changes” button.</text:p>
            </table:table-cell>
            <table:table-cell table:style-name="Table56.A2" office:value-type="string">
              <text:p text:style-name="P19">Should be returned to the manage template page displaying the chnaged values, <text:s/>the 2 headers, (a) <text:span text:style-name="T30">Qualifications</text:span><text:span text:style-name="T29">- </text:span><text:span text:style-name="T30">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9">
              <text:p text:style-name="P20">9</text:p>
            </table:table-cell>
            <table:table-cell table:style-name="Table56.A2" office:value-type="string">
              <text:p text:style-name="P10">On the Manage template screen click on the <text:s/><text:span text:style-name="T23">yellow</text:span><text:span text:style-name="T57"> </text:span><text:span text:style-name="T22">icon</text:span></text:p>
            </table:table-cell>
            <table:table-cell table:style-name="Table56.A2" office:value-type="string">
              <text:p text:style-name="P19">The <text:span text:style-name="T30">Edit competency</text:span> template page should appear <text:s/>displaying <text:s/>the changes made<text:span text:style-name="T13">.</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row>
            <table:table-cell table:style-name="Table56.A4" office:value-type="float" office:value="10">
              <text:p text:style-name="P20">10</text:p>
            </table:table-cell>
            <table:table-cell table:style-name="Table56.A2" office:value-type="string">
              <text:p text:style-name="P10">On the <text:span text:style-name="T30">Edit competency</text:span> template page, click : on “Save changes” button</text:p>
            </table:table-cell>
            <table:table-cell table:style-name="Table56.A2" office:value-type="string">
              <text:p text:style-name="P19">Should be returned to the manage template page displaying the chnaged values, <text:s/>the 2 headers, (a) <text:span text:style-name="T30">Qualifications</text:span><text:span text:style-name="T29">- </text:span><text:span text:style-name="T30">name of </text:span><text:span text:style-name="T30">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xt:span><text:soft-page-break/><text:span text:style-name="T13">templates” buttons</text:span></text:p>
            </table:table-cell>
            <table:table-cell table:style-name="Table56.A2" office:value-type="string">
              <text:p text:style-name="P19"/>
            </table:table-cell>
            <table:table-cell table:style-name="Table56.A2" office:value-type="string">
              <text:p text:style-name="P19"/>
            </table:table-cell>
            <table:table-cell table:style-name="Table56.F2" office:value-type="string">
              <text:p text:style-name="P19"/>
            </table:table-cell>
          </table:table-row>
        </table:table>
        <text:h text:style-name="P64" text:outline-level="3">Deleting a competency template</text:h>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4">Step</text:p>
            </table:table-cell>
            <table:table-cell table:style-name="Table57.A1" office:value-type="string">
              <text:p text:style-name="P13">Action</text:p>
            </table:table-cell>
            <table:table-cell table:style-name="Table57.A1" office:value-type="string">
              <text:p text:style-name="P15">Expected Results</text:p>
            </table:table-cell>
            <table:table-cell table:style-name="Table57.A1" office:value-type="string">
              <text:p text:style-name="P13">Actual Results</text:p>
            </table:table-cell>
            <table:table-cell table:style-name="Table57.A1" office:value-type="string">
              <text:p text:style-name="P13">Comments</text:p>
            </table:table-cell>
            <table:table-cell table:style-name="Table57.A1" office:value-type="string">
              <text:p text:style-name="P13">P/F</text:p>
            </table:table-cell>
            <table:table-cell table:style-name="Table57.G1" office:value-type="string">
              <text:p text:style-name="P13">Bug#</text:p>
            </table:table-cell>
          </table:table-row>
          <table:table-row table:style-name="Table57.1">
            <table:table-cell table:style-name="Table57.A2" office:value-type="string">
              <text:p text:style-name="P20">1</text:p>
            </table:table-cell>
            <table:table-cell table:style-name="Table57.A2" office:value-type="string">
              <text:p text:style-name="P19">Login as 'admin'</text:p>
            </table:table-cell>
            <table:table-cell table:style-name="Table57.A2" office:value-type="string">
              <text:p text:style-name="P19">Logged into the homepage</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style-name="Table57.3">
            <table:table-cell table:style-name="Table57.A2" office:value-type="string">
              <text:p text:style-name="P20">2</text:p>
            </table:table-cell>
            <table:table-cell table:style-name="Table57.A2" office:value-type="string">
              <text:p text:style-name="P22">On the <text:span text:style-name="T30">Administration</text:span> block &gt; <text:span text:style-name="T52">Competencies</text:span> &gt;<text:span text:style-name="T52">Manage templates</text:span></text:p>
            </table:table-cell>
            <table:table-cell table:style-name="Table57.A2" office:value-type="string">
              <text:p text:style-name="P19">The Manage templates page <text:s/>should appear displaying a drop down menu with competency feature on it, eg: (course base competency) Competency template header, the <text:span text:style-name="T52">name</text:span> of the new template, <text:span text:style-name="T52">number</text:span> of competencies, <text:span text:style-name="T44">date of template</text:span> creation and an “Add new competency template” button. </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3</text:p>
            </table:table-cell>
            <table:table-cell table:style-name="Table57.A2" office:value-type="string">
              <text:p text:style-name="P10"><text:span text:style-name="T13">On the Manage templates <text:s/>page click on the “Turn editing on” button and click the red </text:span><text:span text:style-name="T6">X </text:span><text:span text:style-name="T16">by the competency template created in</text:span><text:span text:style-name="T13"> Step 7 in 3.7.1</text:span></text:p>
            </table:table-cell>
            <table:table-cell table:style-name="Table57.A2" office:value-type="string">
              <text:p text:style-name="P19">A page should appear with the text: <text:span text:style-name="T44">Are you absolutely sure you want to delete this competency template?</text:span> (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4</text:p>
            </table:table-cell>
            <table:table-cell table:style-name="Table57.A2" office:value-type="string">
              <text:p text:style-name="P19">On the delete template page click: on the “No” button</text:p>
            </table:table-cell>
            <table:table-cell table:style-name="Table57.A2" office:value-type="string">
              <text:p text:style-name="P19">Should be returned to The Manage templates page <text: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5</text:p>
            </table:table-cell>
            <table:table-cell table:style-name="Table57.A2" office:value-type="string">
              <text:p text:style-name="P19">On the manage template page <text:span text:style-name="T16">click </text:span><text:span text:style-name="T16">on the red </text:span><text:span text:style-name="T6">X</text:span></text:p>
            </table:table-cell>
            <table:table-cell table:style-name="Table57.A2" office:value-type="string">
              <text:p text:style-name="P19">A page should appear with the text: <text:span text:style-name="T44">Are you </text:span><text:span text:style-name="T44">absolutely sure you want to delete this competency template?</text:span>(Name of template) and a Yes and No buttons</text:p>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ext:soft-page-break/>
          <table:table-row>
            <table:table-cell table:style-name="Table57.A2" office:value-type="string">
              <text:p text:style-name="P20">6</text:p>
            </table:table-cell>
            <table:table-cell table:style-name="Table57.A2" office:value-type="string">
              <text:p text:style-name="P19">On the delete template page click: on the Yes button</text:p>
            </table:table-cell>
            <table:table-cell table:style-name="Table57.A2" office:value-type="string">
              <text:p text:style-name="P19">Should be returned to a page displaying the text: <text:span text:style-name="T30">The competency template XXXX template and its data have been completely deleted. </text:span><text:span text:style-name="T16">And a continue button</text:span></text:p>
              <text:p text:style-name="P19"/>
            </table:table-cell>
            <table:table-cell table:style-name="Table57.A2" office:value-type="string">
              <text:p text:style-name="Table_20_Contents"/>
            </table:table-cell>
            <table:table-cell table:style-name="Table57.A2" office:value-type="string">
              <text:p text:style-name="Table_20_Contents"/>
            </table:table-cell>
            <table:table-cell table:style-name="Table57.A2" office:value-type="string">
              <text:p text:style-name="Table_20_Contents"/>
            </table:table-cell>
            <table:table-cell table:style-name="Table57.G2" office:value-type="string">
              <text:p text:style-name="Table_20_Contents"/>
            </table:table-cell>
          </table:table-row>
          <table:table-row>
            <table:table-cell table:style-name="Table57.A2" office:value-type="string">
              <text:p text:style-name="P20">7</text:p>
            </table:table-cell>
            <table:table-cell table:style-name="Table57.A2" office:value-type="string">
              <text:p text:style-name="P19">On the deleted template page clickon: “Continue”</text:p>
            </table:table-cell>
            <table:table-cell table:style-name="Table57.A2" office:value-type="string">
              <text:p text:style-name="P19">Should be returned to a page displaying a drop down menu with a competency name on it, Add new competency template button and the text: <text:span text:style-name="T33">No competency templates defined in this framework.</text:span></text:p>
            </table:table-cell>
            <table:table-cell table:style-name="Table57.A2" office:value-type="string">
              <text:p text:style-name="Table_20_Contents"/>
            </table:table-cell>
            <table:table-cell table:style-name="Table57.A2" office:value-type="string">
              <text:p text:style-name="P56"/>
            </table:table-cell>
            <table:table-cell table:style-name="Table57.A2" office:value-type="string">
              <text:p text:style-name="Table_20_Contents"/>
            </table:table-cell>
            <table:table-cell table:style-name="Table57.G2" office:value-type="string">
              <text:p text:style-name="P54"/>
              <text:p text:style-name="Table_20_Contents"/>
            </table:table-cell>
          </table:table-row>
        </table:table>
        <text:p text:style-name="P3"/>
        <text:h text:style-name="P64" text:outline-level="3">Adding competencies to a competency template</text:h>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14">Step</text:p>
            </table:table-cell>
            <table:table-cell table:style-name="Table58.A1" office:value-type="string">
              <text:p text:style-name="P13">Action</text:p>
            </table:table-cell>
            <table:table-cell table:style-name="Table58.A1" office:value-type="string">
              <text:p text:style-name="P15">Expected Results</text:p>
            </table:table-cell>
            <table:table-cell table:style-name="Table58.A1" office:value-type="string">
              <text:p text:style-name="P13">Actual Results</text:p>
            </table:table-cell>
            <table:table-cell table:style-name="Table58.A1" office:value-type="string">
              <text:p text:style-name="P13">Comments</text:p>
            </table:table-cell>
            <table:table-cell table:style-name="Table58.A1" office:value-type="string">
              <text:p text:style-name="P13">P/F</text:p>
            </table:table-cell>
            <table:table-cell table:style-name="Table58.G1" office:value-type="string">
              <text:p text:style-name="P13">Bug#</text:p>
            </table:table-cell>
          </table:table-row>
          <table:table-row>
            <table:table-cell table:style-name="Table58.A2" office:value-type="string">
              <text:p text:style-name="P20">1</text:p>
            </table:table-cell>
            <table:table-cell table:style-name="Table58.A2" office:value-type="string">
              <text:p text:style-name="P19">Login as 'admin'</text:p>
            </table:table-cell>
            <table:table-cell table:style-name="Table58.A2" office:value-type="string">
              <text:p text:style-name="P19">Logged into the homepage</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2</text:p>
            </table:table-cell>
            <table:table-cell table:style-name="Table58.A2" office:value-type="string">
              <text:p text:style-name="P22">On the <text:span text:style-name="T30">Administration</text:span> block &gt; <text:span text:style-name="T52">Competencies</text:span> &gt;<text:span text:style-name="T52">Manage templates</text:span></text:p>
            </table:table-cell>
            <table:table-cell table:style-name="Table58.A2" office:value-type="string">
              <text:p text:style-name="P19">The Manage templates page <text:s/>should appear displaying a drop down menu with competency feature on it, eg: (course base competency) Competency template header, the <text:span text:style-name="T52">name</text:span> of the new template, ( if any) <text:span text:style-name="T52">number</text:span> of competencies, <text:span text:style-name="T44">date of template</text:span> creation and an Add new competency template </text:p>
            </table:table-cell>
            <table:table-cell table:style-name="Table58.A2" office:value-type="string">
              <text:p text:style-name="Table_20_Contents"/>
            </table:table-cell>
            <table:table-cell table:style-name="Table58.A2" office:value-type="string">
              <text:p text:style-name="Table_20_Contents"/>
            </table:table-cell>
            <table:table-cell table:style-name="Table58.A2" office:value-type="string">
              <text:p text:style-name="Table_20_Contents"/>
            </table:table-cell>
            <table:table-cell table:style-name="Table58.G2" office:value-type="string">
              <text:p text:style-name="Table_20_Contents"/>
            </table:table-cell>
          </table:table-row>
          <table:table-row>
            <table:table-cell table:style-name="Table58.A2" office:value-type="string">
              <text:p text:style-name="P20">3</text:p>
            </table:table-cell>
            <table:table-cell table:style-name="Table58.A2" office:value-type="string">
              <text:p text:style-name="P10">On the Manage templates page click: on <text:span text:style-name="T52">Template link</text:span> <text:s/>under <text:soft-page-break/><text:span text:style-name="T28">Competency template</text:span> or create one from the scratch.</text:p>
            </table:table-cell>
            <table:table-cell table:style-name="Table58.A2" office:value-type="string">
              <text:p text:style-name="P19">Should be returned to a page displaying the 2 headers, (a) <text:span text:style-name="T30">name of template,</text:span><text:span text:style-name="T29"> </text:span><text:span text:style-name="T44">Competency </text:span><text:soft-page-break/><text:span text:style-name="T44">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4</text:p>
            </table:table-cell>
            <table:table-cell table:style-name="Table58.A2" office:value-type="string">
              <text:p text:style-name="P10">On the page displaying the 2 headers, <text:span text:style-name="T30"><text:s/>name of template</text:span><text:span text:style-name="T13"> click: on </text:span><text:span text:style-name="T44">“</text:span><text:span text:style-name="T13">Assign new competency” button</text:span></text:p>
            </table:table-cell>
            <table:table-cell table:style-name="Table58.A2" office:value-type="string">
              <text:p text:style-name="P10">A pop up page should appear displaying The text <text:span text:style-name="T30">Assign new competency, </text:span><text:span text:style-name="T50">Locate</text:span><text:span text:style-name="T34"> </text:span><text:span text:style-name="T50">competency, Drag here to assign</text:span><text:span text:style-name="T47">,</text:span><text:span text:style-name="T30"> </text:span><text:span text:style-name="T16">a list of <text:s/>competencies, </text:span><text:span text:style-name="T14"><text:s/></text:span><text:span text:style-name="T55">Save changes</text:span><text:span text:style-name="T16"> and</text:span><text:span text:style-name="T30"> </text:span><text:span text:style-name="T42">CLOSE</text:span><text:span text:style-name="T30"> </text:span><text:span text:style-name="T45">X</text:span><text:span text:style-name="T31"> </text:span><text:span text:style-name="T16">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5</text:p>
            </table:table-cell>
            <table:table-cell table:style-name="Table58.A2" office:value-type="string">
              <text:p text:style-name="P10">On the pop up page click: on the <text:s/><text:span text:style-name="T42">CLOSE </text:span><text:span text:style-name="T16">or</text:span><text:span text:style-name="T30"> </text:span><text:span text:style-name="T45">X </text:span><text:span text:style-name="T17">buttons</text:span></text:p>
            </table:table-cell>
            <table:table-cell table:style-name="Table58.A2" office:value-type="string">
              <text:p text:style-name="P19">Should be returned to the page displaying the 2 headers, (a)<text:span text:style-name="T29"> </text:span><text:span text:style-name="T30">name of template</text:span><text:span text:style-name="T29">, </text:span><text:span text:style-name="T44">Competency template full name, Competency template description. (b) </text:span><text:span text:style-name="T30">Assigned competencies </text:span><text:span text:style-name="T29"><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6</text:p>
            </table:table-cell>
            <table:table-cell table:style-name="Table58.A2" office:value-type="string">
              <text:p text:style-name="P10">On he page displaying the 2 headers, click<text:span text:style-name="T13"> on: </text:span><text:span text:style-name="T44">“</text:span><text:span text:style-name="T13">Assign new competency” button.</text:span></text:p>
            </table:table-cell>
            <table:table-cell table:style-name="Table58.A2" office:value-type="string">
              <text:p text:style-name="P10">A pop up page should appear displaying The text <text:span text:style-name="T30">Assign new competency, </text:span><text:span text:style-name="T50">Locate</text:span><text:span text:style-name="T34"> </text:span><text:span text:style-name="T50">competency</text:span><text:span text:style-name="T47">, </text:span><text:span text:style-name="T50">Drag here to assign</text:span><text:span text:style-name="T47">,</text:span><text:span text:style-name="T30"> </text:span><text:span text:style-name="T16">a list of <text:s/>competencies</text:span><text:span text:style-name="T14"> “</text:span><text:span text:style-name="T16">Save changes” and</text:span><text:span text:style-name="T30"> “</text:span><text:span text:style-name="T42">CLOSE</text:span><text:span text:style-name="T30"> </text:span><text:span text:style-name="T45">X”</text:span><text:span text:style-name="T31"> </text:span><text:span text:style-name="T16">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7</text:p>
            </table:table-cell>
            <table:table-cell table:style-name="Table58.A2" office:value-type="string">
              <text:p text:style-name="P10">On the pop up page click: on the <text:s/><text:span text:style-name="T55">Save changes</text:span><text:span text:style-name="T45"> </text:span><text:span text:style-name="T17">button</text:span></text:p>
            </table:table-cell>
            <table:table-cell table:style-name="Table58.A2" office:value-type="string">
              <text:p text:style-name="P19">Should be returned to the page displaying the 2 headers, (a)<text:span text:style-name="T29"> </text:span><text:span text:style-name="T30">name of template</text:span><text:span text:style-name="T29">, </text:span><text:span text:style-name="T44">Competency template full name, Competency template </text:span><text:soft-page-break/><text:span text:style-name="T44">description. (b) </text:span><text:span text:style-name="T30">Assigned competencies </text:span><text:span text:style-name="T29"><text:s/></text:span><text:span text:style-name="T44">Depth level, Name <text:s/>“</text:span><text:span text:style-name="T13">Assign new competency” and “Return to competency templates” buttons</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8</text:p>
            </table:table-cell>
            <table:table-cell table:style-name="Table58.A2" office:value-type="string">
              <text:p text:style-name="P51">On the pop up page select a file from the left column and drop it in the right hand column</text:p>
            </table:table-cell>
            <table:table-cell table:style-name="Table58.A2" office:value-type="string">
              <text:p text:style-name="P10">Should see the file highlighted red upon selecting and changed to normal when placed in the right colum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2" office:value-type="string">
              <text:p text:style-name="P20">9</text:p>
            </table:table-cell>
            <table:table-cell table:style-name="Table58.A2" office:value-type="string">
              <text:p text:style-name="P10">On the pop up page click: on the <text:s/><text:span text:style-name="T55">Save change</text:span><text:span text:style-name="T42">s</text:span><text:span text:style-name="T45"> </text:span><text:span text:style-name="T17">button</text:span></text:p>
            </table:table-cell>
            <table:table-cell table:style-name="Table58.A2" office:value-type="string">
              <text:p text:style-name="P19">The pop up page should disappear revealing the page displaying the 2 headers, (a)<text:span text:style-name="T30"> name of template</text:span><text:span text:style-name="T29">, </text:span><text:span text:style-name="T44">Competency template full name, Competency template description. (b) </text:span><text:span text:style-name="T30">Assigned competencies</text:span><text:span text:style-name="T29"> <text:s/></text:span><text:span text:style-name="T44">Depth level, Name <text:s/>“</text:span><text:span text:style-name="T13">Assign new competency” and “Return to competency templates” buttons as well as the </text:span><text:span text:style-name="T52">newly</text:span><text:span text:style-name="T13"> assigned competence</text:span></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row>
            <table:table-cell table:style-name="Table58.A11" office:value-type="float" office:value="10">
              <text:p text:style-name="P20">10</text:p>
            </table:table-cell>
            <table:table-cell table:style-name="Table58.A2" office:value-type="string">
              <text:p text:style-name="P10">Click on: “Return to competency templates” button.</text:p>
            </table:table-cell>
            <table:table-cell table:style-name="Table58.A2" office:value-type="string">
              <text:p text:style-name="P19">Should be taken to the Manage templates page displaying a drop down menu with competency feature on it, eg: (course base competency) Competency template header, the <text:span text:style-name="T52">name</text:span> of the new template, ( if any) <text:span text:style-name="T52">number</text:span> of competencies, <text:span text:style-name="T44">date of template</text:span> creation and an “Add new competency template” button. </text:p>
            </table:table-cell>
            <table:table-cell table:style-name="Table58.A2" office:value-type="string">
              <text:p text:style-name="P19"/>
            </table:table-cell>
            <table:table-cell table:style-name="Table58.A2" office:value-type="string">
              <text:p text:style-name="P19"/>
            </table:table-cell>
            <table:table-cell table:style-name="Table58.A2" office:value-type="string">
              <text:p text:style-name="P19"/>
            </table:table-cell>
            <table:table-cell table:style-name="Table58.G2" office:value-type="string">
              <text:p text:style-name="Table_20_Contents"/>
            </table:table-cell>
          </table:table-row>
        </table:table>
        <text:h text:style-name="P66" text:outline-level="2"><text:soft-page-break/>Managing position frameworks</text:h>
        <text:h text:style-name="P64" text:outline-level="3">Adding a position framework</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office:value-type="string">
              <text:p text:style-name="P16">Step</text:p>
            </table:table-cell>
            <table:table-cell table:style-name="Table36.A1" office:value-type="string">
              <text:p text:style-name="P16">Action</text:p>
            </table:table-cell>
            <table:table-cell table:style-name="Table36.A1" office:value-type="string">
              <text:p text:style-name="P16">Expected Results</text:p>
            </table:table-cell>
            <table:table-cell table:style-name="Table36.A1" office:value-type="string">
              <text:p text:style-name="P16">Actual Results</text:p>
            </table:table-cell>
            <table:table-cell table:style-name="Table36.A1" office:value-type="string">
              <text:p text:style-name="P16">Comments</text:p>
            </table:table-cell>
            <table:table-cell table:style-name="Table36.A1" office:value-type="string">
              <text:p text:style-name="P16">P/F</text:p>
            </table:table-cell>
            <table:table-cell table:style-name="Table36.G1" office:value-type="string">
              <text:p text:style-name="P16">Bug# </text:p>
            </table:table-cell>
          </table:table-row>
          <table:table-row>
            <table:table-cell table:style-name="Table36.A2" office:value-type="string">
              <text:p text:style-name="P20">1</text:p>
            </table:table-cell>
            <table:table-cell table:style-name="Table36.A2" office:value-type="string">
              <text:p text:style-name="P19">Login as 'admin'</text:p>
            </table:table-cell>
            <table:table-cell table:style-name="Table36.A2" office:value-type="string">
              <text:p text:style-name="P19">Logged into the home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2</text:p>
            </table:table-cell>
            <table:table-cell table:style-name="Table36.A2" office:value-type="string">
              <text:p text:style-name="P19">In the Site <text:span text:style-name="T30">Administration</text:span> block, click: <text:span text:style-name="T52">Positions</text:span> &gt; <text:span text:style-name="T52">Manage frameworks</text:span></text:p>
            </table:table-cell>
            <table:table-cell table:style-name="Table36.A2" office:value-type="string">
              <text:p text:style-name="P19">The "Positions" &gt; "Manage frameworks" page should appear. Should see the <text:s/>“Add new position framework” butto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Table_20_Contents"/>
            </table:table-cell>
            <table:table-cell table:style-name="Table36.G2" office:value-type="string">
              <text:p text:style-name="Table_20_Contents"/>
            </table:table-cell>
          </table:table-row>
          <table:table-row>
            <table:table-cell table:style-name="Table36.A2" office:value-type="string">
              <text:p text:style-name="P20">3</text:p>
            </table:table-cell>
            <table:table-cell table:style-name="Table36.A2" office:value-type="string">
              <text:p text:style-name="P19">Click on the "Add new position framework" button.</text:p>
            </table:table-cell>
            <table:table-cell table:style-name="Table36.A2" office:value-type="string">
              <text:p text:style-name="P19">The "<text:span text:style-name="T30">Add new position framework</text:span>" page should appear containing a form.</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4</text:p>
            </table:table-cell>
            <table:table-cell table:style-name="Table36.A2" office:value-type="string">
              <text:p text:style-name="P46">On the “<text:span text:style-name="T30">Add new position framework</text:span>” page, click on the "Save changes" button without populating the form.</text:p>
            </table:table-cell>
            <table:table-cell table:style-name="Table36.A2" office:value-type="string">
              <text:p text:style-name="P19">The "Add new position framework" page should appear indicating the form was “<text:span text:style-name="T5">Missing framework full name</text:span>” and “<text:span text:style-name="T5">Missing framework short name</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5</text:p>
            </table:table-cell>
            <table:table-cell table:style-name="Table36.A2" office:value-type="string">
              <text:p text:style-name="P19">On the “<text:span text:style-name="T30">Add new position framework</text:span>” page, click on the "Cancel" button without populating the form.</text:p>
            </table:table-cell>
            <table:table-cell table:style-name="Table36.A2" office:value-type="string">
              <text:p text:style-name="P46">Should be returned back to the "Positions" &gt; "Manage <text:s/>frameworks" page.</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row>
            <table:table-cell table:style-name="Table36.A2" office:value-type="string">
              <text:p text:style-name="P20">6</text:p>
            </table:table-cell>
            <table:table-cell table:style-name="Table36.A2" office:value-type="string">
              <text:p text:style-name="P46">On the "Positions" &gt; "Manage <text:s/>frameworks" page, click on the “<text:span text:style-name="T30">Add new position framework</text:span>” page, fill in the form and press the "Save changes" button.</text:p>
            </table:table-cell>
            <table:table-cell table:style-name="Table36.A2" office:value-type="string">
              <text:p text:style-name="P19">Should be returned back to the "Positions" &gt; "Manage frameworks" page. The new framework should appear in the table of <text:s/><text:span text:style-name="T72">Position framework</text:span>.</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ext:soft-page-break/>
          <table:table-row>
            <table:table-cell table:style-name="Table36.A8" office:value-type="float" office:value="7">
              <text:p text:style-name="P20">7</text:p>
            </table:table-cell>
            <table:table-cell table:style-name="Table36.A2" office:value-type="string">
              <text:p text:style-name="P46">Repeat steps 3-6</text:p>
            </table:table-cell>
            <table:table-cell table:style-name="Table36.A2" office:value-type="string">
              <text:p text:style-name="P19">Same results as 3-6</text:p>
            </table:table-cell>
            <table:table-cell table:style-name="Table36.A2" office:value-type="string">
              <text:p text:style-name="P19"/>
            </table:table-cell>
            <table:table-cell table:style-name="Table36.A2" office:value-type="string">
              <text:p text:style-name="P19"/>
            </table:table-cell>
            <table:table-cell table:style-name="Table36.A2" office:value-type="string">
              <text:p text:style-name="P19"/>
            </table:table-cell>
            <table:table-cell table:style-name="Table36.G2" office:value-type="string">
              <text:p text:style-name="P19"/>
            </table:table-cell>
          </table:table-row>
        </table:table>
        <text:h text:style-name="P65" text:outline-level="3">Editing a position framework </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office:value-type="string">
              <text:p text:style-name="P16">Step</text:p>
            </table:table-cell>
            <table:table-cell table:style-name="Table37.A1" office:value-type="string">
              <text:p text:style-name="P16">Action</text:p>
            </table:table-cell>
            <table:table-cell table:style-name="Table37.A1" office:value-type="string">
              <text:p text:style-name="P16">Expected Results</text:p>
            </table:table-cell>
            <table:table-cell table:style-name="Table37.A1" office:value-type="string">
              <text:p text:style-name="P16">Actual Results</text:p>
            </table:table-cell>
            <table:table-cell table:style-name="Table37.A1" office:value-type="string">
              <text:p text:style-name="P16">Comments</text:p>
            </table:table-cell>
            <table:table-cell table:style-name="Table37.A1" office:value-type="string">
              <text:p text:style-name="P16">P/F</text:p>
            </table:table-cell>
            <table:table-cell table:style-name="Table37.G1" office:value-type="string">
              <text:p text:style-name="P16">Bug #</text:p>
            </table:table-cell>
          </table:table-row>
          <table:table-row>
            <table:table-cell table:style-name="Table37.A2" office:value-type="string">
              <text:p text:style-name="P20">1</text:p>
            </table:table-cell>
            <table:table-cell table:style-name="Table37.A2" office:value-type="string">
              <text:p text:style-name="P19">Login as 'admin'</text:p>
            </table:table-cell>
            <table:table-cell table:style-name="Table37.A2" office:value-type="string">
              <text:p text:style-name="P19">Logged into the home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2</text:p>
            </table:table-cell>
            <table:table-cell table:style-name="Table37.A2" office:value-type="string">
              <text:p text:style-name="P19">In the Site <text:span text:style-name="T30">Administration</text:span> block, click: <text:span text:style-name="T52">Positions </text:span>&gt; <text:span text:style-name="T52">Manage frameworks</text:span></text:p>
            </table:table-cell>
            <table:table-cell table:style-name="Table37.A2" office:value-type="string">
              <text:p text:style-name="P19">The "Positions" &gt; "Manage frameworks" page should appear along with a table containing the default position framework's including the newly created framework hierarchy of position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Table_20_Contents"/>
            </table:table-cell>
            <table:table-cell table:style-name="Table37.G2" office:value-type="string">
              <text:p text:style-name="Table_20_Contents"/>
            </table:table-cell>
          </table:table-row>
          <table:table-row>
            <table:table-cell table:style-name="Table37.A2" office:value-type="string">
              <text:p text:style-name="P20">3</text:p>
            </table:table-cell>
            <table:table-cell table:style-name="Table37.A2" office:value-type="string">
              <text:p text:style-name="P19">In the breadcrumb nav bar, press the "Turn editing on" button.</text:p>
            </table:table-cell>
            <table:table-cell table:style-name="Table37.A2" office:value-type="string">
              <text:p text:style-name="P19">The page should be updated and the "<text:span text:style-name="T28">Edit</text:span>" column should appear on the far right hand side with editing options ("<text:span text:style-name="T61">Edit</text:span>", "Hide", "<text:span text:style-name="T6">X</text:span>", "<text:span text:style-name="T55">Move down</text:span>", and "<text:span text:style-name="T55">Move up</text:span>").</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4</text:p>
            </table:table-cell>
            <table:table-cell table:style-name="Table37.A2" office:value-type="string">
              <text:p text:style-name="P19">Press the edit icon (the <text:span text:style-name="T61">yellow</text:span> 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5</text:p>
            </table:table-cell>
            <table:table-cell table:style-name="Table37.A2" office:value-type="string">
              <text:p text:style-name="P19">Press the "Cancel"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6</text:p>
            </table:table-cell>
            <table:table-cell table:style-name="Table37.A2" office:value-type="string">
              <text:p text:style-name="P19">Press the edit icon (the <text:span text:style-name="T61">yellow </text:span>cog) for one of the frameworks.</text:p>
            </table:table-cell>
            <table:table-cell table:style-name="Table37.A2" office:value-type="string">
              <text:p text:style-name="P19">The "Edit position framework" page should appear containing a form with the framework's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7</text:p>
            </table:table-cell>
            <table:table-cell table:style-name="Table37.A2" office:value-type="string">
              <text:p text:style-name="P19">Change some of <text:soft-page-break/>the values in the form and press the "Save" button.</text:p>
            </table:table-cell>
            <table:table-cell table:style-name="Table37.A2" office:value-type="string">
              <text:p text:style-name="P19">Should be returned <text:soft-page-break/>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2" office:value-type="string">
              <text:p text:style-name="P20">8</text:p>
            </table:table-cell>
            <table:table-cell table:style-name="Table37.A2" office:value-type="string">
              <text:p text:style-name="P19">Press the edit icon (the <text:span text:style-name="T61">yellow </text:span>cog) for <text:s/>the same framework.</text:p>
            </table:table-cell>
            <table:table-cell table:style-name="Table37.A2" office:value-type="string">
              <text:p text:style-name="P19">The "Edit position framework" page should appear containing a form with the framework's changed values.</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9">
              <text:p text:style-name="P20">9</text:p>
            </table:table-cell>
            <table:table-cell table:style-name="Table37.A2" office:value-type="string">
              <text:p text:style-name="P19">Press “Save changes” butt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row>
            <table:table-cell table:style-name="Table37.A10" office:value-type="float" office:value="10">
              <text:p text:style-name="P20">10</text:p>
            </table:table-cell>
            <table:table-cell table:style-name="Table37.A2" office:value-type="string">
              <text:p text:style-name="P19">Press the edit icon (the <text:span text:style-name="T61">yellow</text:span> cog) by any position</text:p>
            </table:table-cell>
            <table:table-cell table:style-name="Table37.A2" office:value-type="string">
              <text:p text:style-name="P19">Should be returned back to the "Positions" &gt; "Manage frameworks" page.</text:p>
            </table:table-cell>
            <table:table-cell table:style-name="Table37.A2" office:value-type="string">
              <text:p text:style-name="P19"/>
            </table:table-cell>
            <table:table-cell table:style-name="Table37.A2" office:value-type="string">
              <text:p text:style-name="P19"/>
            </table:table-cell>
            <table:table-cell table:style-name="Table37.A2" office:value-type="string">
              <text:p text:style-name="P19"/>
            </table:table-cell>
            <table:table-cell table:style-name="Table37.G2" office:value-type="string">
              <text:p text:style-name="P19"/>
            </table:table-cell>
          </table:table-row>
        </table:table>
        <text:h text:style-name="P65" text:outline-level="3">Deleting a position framework</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office:value-type="string">
              <text:p text:style-name="P16">Step</text:p>
            </table:table-cell>
            <table:table-cell table:style-name="Table38.A1" office:value-type="string">
              <text:p text:style-name="P16">Action</text:p>
            </table:table-cell>
            <table:table-cell table:style-name="Table38.A1" office:value-type="string">
              <text:p text:style-name="P16">Expected Results</text:p>
            </table:table-cell>
            <table:table-cell table:style-name="Table38.A1" office:value-type="string">
              <text:p text:style-name="P16">Actual Results</text:p>
            </table:table-cell>
            <table:table-cell table:style-name="Table38.A1" office:value-type="string">
              <text:p text:style-name="P16">Comments</text:p>
            </table:table-cell>
            <table:table-cell table:style-name="Table38.A1" office:value-type="string">
              <text:p text:style-name="P16">P/F</text:p>
            </table:table-cell>
            <table:table-cell table:style-name="Table38.G1" office:value-type="string">
              <text:p text:style-name="P16">Bug#</text:p>
            </table:table-cell>
          </table:table-row>
          <table:table-row>
            <table:table-cell table:style-name="Table38.A2" office:value-type="string">
              <text:p text:style-name="P20">1</text:p>
            </table:table-cell>
            <table:table-cell table:style-name="Table38.A2" office:value-type="string">
              <text:p text:style-name="P19">Login as 'admin'</text:p>
            </table:table-cell>
            <table:table-cell table:style-name="Table38.A2" office:value-type="string">
              <text:p text:style-name="P19">Logged into the home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2</text:p>
            </table:table-cell>
            <table:table-cell table:style-name="Table38.A2" office:value-type="string">
              <text:p text:style-name="P19">In the Site <text:span text:style-name="T30">Administration</text:span> block, click: <text:span text:style-name="T52">Positions</text:span> &gt; <text:span text:style-name="T52">Manage frameworks</text:span></text:p>
            </table:table-cell>
            <table:table-cell table:style-name="Table38.A2" office:value-type="string">
              <text:p text:style-name="P19">The "Positions" &gt; "Manage frameworks" page should appear. Should see some prepopulated position frameworks.</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Table_20_Contents"/>
            </table:table-cell>
            <table:table-cell table:style-name="Table38.G2" office:value-type="string">
              <text:p text:style-name="Table_20_Contents"/>
            </table:table-cell>
          </table:table-row>
          <table:table-row>
            <table:table-cell table:style-name="Table38.A2" office:value-type="string">
              <text:p text:style-name="P20">3</text:p>
            </table:table-cell>
            <table:table-cell table:style-name="Table38.A2" office:value-type="string">
              <text:p text:style-name="P19">In the breadcrumb nav bar, press the "Turn editing on" button</text:p>
            </table:table-cell>
            <table:table-cell table:style-name="Table38.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4</text:p>
            </table:table-cell>
            <table:table-cell table:style-name="Table38.A2" office:value-type="string">
              <text:p text:style-name="P19">Press the delete icon (the<text:span text:style-name="T6"> X</text:span>) by one of <text:s/>the newly <text:soft-page-break/>created position</text:p>
            </table:table-cell>
            <table:table-cell table:style-name="Table38.A2" office:value-type="string">
              <text:p text:style-name="P19">The page should be updated with a confirmation message <text:soft-page-break/>regarding whether the framework should be deleted. As well a 'Yes and “No” buttons</text:p>
            </table:table-cell>
            <table:table-cell table:style-name="Table38.A2" office:value-type="string">
              <text:p text:style-name="P43"/>
            </table:table-cell>
            <table:table-cell table:style-name="Table38.A2" office:value-type="string">
              <text:p text:style-name="P43"/>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5</text:p>
            </table:table-cell>
            <table:table-cell table:style-name="Table38.A2" office:value-type="string">
              <text:p text:style-name="P19">Press the "No" button</text:p>
            </table:table-cell>
            <table:table-cell table:style-name="Table38.A2" office:value-type="string">
              <text:p text:style-name="P19">Should be returned back to the "Positions" &gt; "Manage frameworks" page.</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6</text:p>
            </table:table-cell>
            <table:table-cell table:style-name="Table38.A2" office:value-type="string">
              <text:p text:style-name="P19">Press the delete icon (the<text:span text:style-name="T6"> X</text:span>) for the same postion</text:p>
            </table:table-cell>
            <table:table-cell table:style-name="Table38.A2" office:value-type="string">
              <text:p text:style-name="P19">The page should be updated with a confirmation message regarding whether the framework should be deleted. As well a 'Yes and “No” buttons</text:p>
            </table:table-cell>
            <table:table-cell table:style-name="Table38.A2" office:value-type="string">
              <text:p text:style-name="P43"/>
            </table:table-cell>
            <table:table-cell table:style-name="Table38.A2" office:value-type="string">
              <text:p text:style-name="P43"/>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7</text:p>
            </table:table-cell>
            <table:table-cell table:style-name="Table38.A2" office:value-type="string">
              <text:p text:style-name="P19">Press the "Yes" button</text:p>
            </table:table-cell>
            <table:table-cell table:style-name="Table38.A2" office:value-type="string">
              <text:p text:style-name="P19">The page should be updated with a confirmation message: T<text:span text:style-name="T30">he position XXXXX and its data has been completely deleted </text:span>and a "Continue" button.</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row>
            <table:table-cell table:style-name="Table38.A2" office:value-type="string">
              <text:p text:style-name="P20">8</text:p>
            </table:table-cell>
            <table:table-cell table:style-name="Table38.A2" office:value-type="string">
              <text:p text:style-name="P19">Press the "Continue" button</text:p>
            </table:table-cell>
            <table:table-cell table:style-name="Table38.A2" office:value-type="string">
              <text:p text:style-name="P19">Should be returned back to the "Positions" &gt; "Manage frameworks" page. The deleted framework should no longer appear.</text:p>
            </table:table-cell>
            <table:table-cell table:style-name="Table38.A2" office:value-type="string">
              <text:p text:style-name="P19"/>
            </table:table-cell>
            <table:table-cell table:style-name="Table38.A2" office:value-type="string">
              <text:p text:style-name="P19"/>
            </table:table-cell>
            <table:table-cell table:style-name="Table38.A2" office:value-type="string">
              <text:p text:style-name="P19"/>
            </table:table-cell>
            <table:table-cell table:style-name="Table38.G2" office:value-type="string">
              <text:p text:style-name="P19"/>
            </table:table-cell>
          </table:table-row>
        </table:table>
        <text:h text:style-name="P65" text:outline-level="3">Reordering position frameworks</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office:value-type="string">
              <text:p text:style-name="P16">Step</text:p>
            </table:table-cell>
            <table:table-cell table:style-name="Table39.A1" office:value-type="string">
              <text:p text:style-name="P16">Action</text:p>
            </table:table-cell>
            <table:table-cell table:style-name="Table39.A1" office:value-type="string">
              <text:p text:style-name="P16">Expected Results</text:p>
            </table:table-cell>
            <table:table-cell table:style-name="Table39.A1" office:value-type="string">
              <text:p text:style-name="P16">Actual Results</text:p>
            </table:table-cell>
            <table:table-cell table:style-name="Table39.A1" office:value-type="string">
              <text:p text:style-name="P16">Comments</text:p>
            </table:table-cell>
            <table:table-cell table:style-name="Table39.A1" office:value-type="string">
              <text:p text:style-name="P16">P/F</text:p>
            </table:table-cell>
            <table:table-cell table:style-name="Table39.G1" office:value-type="string">
              <text:p text:style-name="P16">Bug#</text:p>
            </table:table-cell>
          </table:table-row>
          <table:table-row>
            <table:table-cell table:style-name="Table39.A2" office:value-type="string">
              <text:p text:style-name="P20">1</text:p>
            </table:table-cell>
            <table:table-cell table:style-name="Table39.A2" office:value-type="string">
              <text:p text:style-name="P19">Login as 'admin'</text:p>
            </table:table-cell>
            <table:table-cell table:style-name="Table39.A2" office:value-type="string">
              <text:p text:style-name="P19">Logged into the home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able:table-row>
            <table:table-cell table:style-name="Table39.A2" office:value-type="string">
              <text:p text:style-name="P20">2</text:p>
            </table:table-cell>
            <table:table-cell table:style-name="Table39.A2" office:value-type="string">
              <text:p text:style-name="P19">In the Site <text:span text:style-name="T30">Administration</text:span> block, click: <text:span text:style-name="T52">Positions</text:span> &gt; <text:span text:style-name="T52">Manage frameworks</text:span></text:p>
            </table:table-cell>
            <table:table-cell table:style-name="Table39.A2" office:value-type="string">
              <text:p text:style-name="P19">The "Positions" &gt; "Manage frameworks" page should appear. Should see some prepopulated position frameworks.</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Table_20_Contents"/>
            </table:table-cell>
            <table:table-cell table:style-name="Table39.G2" office:value-type="string">
              <text:p text:style-name="Table_20_Contents"/>
            </table:table-cell>
          </table:table-row>
          <text:soft-page-break/>
          <table:table-row>
            <table:table-cell table:style-name="Table39.A2" office:value-type="string">
              <text:p text:style-name="P20">3</text:p>
            </table:table-cell>
            <table:table-cell table:style-name="Table39.A2" office:value-type="string">
              <text:p text:style-name="P19">In the breadcrumb nav bar, press the "Turn editing on" button</text:p>
            </table:table-cell>
            <table:table-cell table:style-name="Table39.A2" office:value-type="string">
              <text:p text:style-name="P19">The page should be updated and the "<text:span text:style-name="T28">Edit</text:span>" column should appear with editing options ("<text:span text:style-name="T61">Edit</text:span>", "Hide", "<text:span text:style-name="T6">X</text:span>", "<text:span text:style-name="T55">Move down</text:span>", and "<text:span text:style-name="T55">Move up</text:span>").</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4</text:p>
            </table:table-cell>
            <table:table-cell table:style-name="Table39.A2" office:value-type="string">
              <text:p text:style-name="P19">Press the <text:span text:style-name="T55">down arrow </text:span>("<text:span text:style-name="T55">Move down</text:span>") and <text:span text:style-name="T55">up arrow</text:span> ("<text:span text:style-name="T55">Move up</text:span>") icons.</text:p>
            </table:table-cell>
            <table:table-cell table:style-name="Table39.A2" office:value-type="string">
              <text:p text:style-name="P19">The page should update each time an arrows is pressed. The frameworks should move one place in order according to the direction chosen. The top framework should only contain a down arrow, and the bottom framework should only contain an up arrow.</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5</text:p>
            </table:table-cell>
            <table:table-cell table:style-name="Table39.A2" office:value-type="string">
              <text:p text:style-name="P19">Click on the name of the new framework.</text:p>
            </table:table-cell>
            <table:table-cell table:style-name="Table39.A2" office:value-type="string">
              <text:p text:style-name="P19">The "Manage positions" page should appear with a drop downmenu and new framework showing.</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row>
            <table:table-cell table:style-name="Table39.A2" office:value-type="string">
              <text:p text:style-name="P20">6</text:p>
            </table:table-cell>
            <table:table-cell table:style-name="Table39.A2" office:value-type="string">
              <text:p text:style-name="P19">Press the drop-down menu at the top of the page and view the contents of the drop-down boxes.</text:p>
            </table:table-cell>
            <table:table-cell table:style-name="Table39.A2" office:value-type="string">
              <text:p text:style-name="P19">The ordering of frameworks should be the same as ordered on the "Positions &gt; Manage frameworks" page.</text:p>
            </table:table-cell>
            <table:table-cell table:style-name="Table39.A2" office:value-type="string">
              <text:p text:style-name="P19"/>
            </table:table-cell>
            <table:table-cell table:style-name="Table39.A2" office:value-type="string">
              <text:p text:style-name="P19"/>
            </table:table-cell>
            <table:table-cell table:style-name="Table39.A2" office:value-type="string">
              <text:p text:style-name="P19"/>
            </table:table-cell>
            <table:table-cell table:style-name="Table39.G2" office:value-type="string">
              <text:p text:style-name="P19"/>
            </table:table-cell>
          </table:table-row>
        </table:table>
        <text:h text:style-name="P66" text:outline-level="2">Managing positions</text:h>
        <text:h text:style-name="P64" text:outline-level="3">Adding depth levels to a hierarchy</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office:value-type="string">
              <text:p text:style-name="P16">Step</text:p>
            </table:table-cell>
            <table:table-cell table:style-name="Table40.A1" office:value-type="string">
              <text:p text:style-name="P16">Action</text:p>
            </table:table-cell>
            <table:table-cell table:style-name="Table40.A1" office:value-type="string">
              <text:p text:style-name="P16">Expected Results</text:p>
            </table:table-cell>
            <table:table-cell table:style-name="Table40.A1" office:value-type="string">
              <text:p text:style-name="P16">Actual Results</text:p>
            </table:table-cell>
            <table:table-cell table:style-name="Table40.A1" office:value-type="string">
              <text:p text:style-name="P16">Comments</text:p>
            </table:table-cell>
            <table:table-cell table:style-name="Table40.A1" office:value-type="string">
              <text:p text:style-name="P16">P/F</text:p>
            </table:table-cell>
            <table:table-cell table:style-name="Table40.G1" office:value-type="string">
              <text:p text:style-name="P16">Bug #</text:p>
            </table:table-cell>
          </table:table-row>
          <table:table-row>
            <table:table-cell table:style-name="Table40.A2" office:value-type="string">
              <text:p text:style-name="P20">1</text:p>
            </table:table-cell>
            <table:table-cell table:style-name="Table40.A2" office:value-type="string">
              <text:p text:style-name="P19">Login as 'admin'</text:p>
            </table:table-cell>
            <table:table-cell table:style-name="Table40.A2" office:value-type="string">
              <text:p text:style-name="P19">Logged into the homepage</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2</text:p>
            </table:table-cell>
            <table:table-cell table:style-name="Table40.A2" office:value-type="string">
              <text:p text:style-name="P19">In the Site <text:span text:style-name="T30">Administration</text:span> block, click: <text:soft-page-break/><text:span text:style-name="T52">Positions</text:span> &gt; <text:span text:style-name="T52">Manage frameworks</text:span>, create a new position framework and then click on the name of the new framework.</text:p>
            </table:table-cell>
            <table:table-cell table:style-name="Table40.A2" office:value-type="string">
              <text:p text:style-name="P19">The "Positions" &gt; "Manage positions" page should appear with the <text:soft-page-break/>heading "<text:span text:style-name="T30">No depth levels in this framework</text:span>"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Table_20_Contents"/>
            </table:table-cell>
            <table:table-cell table:style-name="Table40.G2" office:value-type="string">
              <text:p text:style-name="Table_20_Contents"/>
            </table:table-cell>
          </table:table-row>
          <table:table-row>
            <table:table-cell table:style-name="Table40.A2" office:value-type="string">
              <text:p text:style-name="P20">3</text:p>
            </table:table-cell>
            <table:table-cell table:style-name="Table40.A2" office:value-type="string">
              <text:p text:style-name="P19">Click on the "Add a new depth level" button</text:p>
            </table:table-cell>
            <table:table-cell table:style-name="Table40.A2" office:value-type="string">
              <text:p text:style-name="P19">The "<text:span text:style-name="T30">Add new depth level</text:span>" page should appear containing a form in a fieldset named "General." In the form, the "Depth level" field should be non-editable and display the number "1."</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4</text:p>
            </table:table-cell>
            <table:table-cell table:style-name="Table40.A2" office:value-type="string">
              <text:p text:style-name="P46">Click on the "Save changes" button without populating the form.</text:p>
            </table:table-cell>
            <table:table-cell table:style-name="Table40.A2" office:value-type="string">
              <text:p text:style-name="P19">The "Add new new depth level" page should appear indicating the form was "<text:span text:style-name="T5">Missing depth level full name</text:span>" and "<text:span text:style-name="T5">Missing depth level short name</text:span>."</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5</text:p>
            </table:table-cell>
            <table:table-cell table:style-name="Table40.A2" office:value-type="string">
              <text:p text:style-name="P19">Click on the "Cancel" button without populating the form.</text:p>
            </table:table-cell>
            <table:table-cell table:style-name="Table40.A2" office:value-type="string">
              <text:p text:style-name="P46">Should be returned back to the "Positions" &gt; "Manage positions" page, showing only the heading "No depth levels in this framework" and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6</text:p>
            </table:table-cell>
            <table:table-cell table:style-name="Table40.A2" office:value-type="string">
              <text:p text:style-name="P19">Click on the "Add a new depth level" button. Fill in the form and press the "Save changes" button.</text:p>
            </table:table-cell>
            <table:table-cell table:style-name="Table40.A2" office:value-type="string">
              <text:p text:style-name="P19">Should be returned back to the "Positions" &gt; "Manage positions" page. The page heading should show "0 <text:span text:style-name="T30">Positions</text:span>". There should also be a "New filter" fieldset, a "<text:span text:style-name="T52">Show Display Options</text:span>" link, the <text:soft-page-break/>name shortname of the depth level just created, the words "No positions definied," a button named "Add new position" buttton," and a button named "Add a new depth level."</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7</text:p>
            </table:table-cell>
            <table:table-cell table:style-name="Table40.A2" office:value-type="string">
              <text:p text:style-name="P46">Click on the "Add a new depth level" button. </text:p>
            </table:table-cell>
            <table:table-cell table:style-name="Table40.A2" office:value-type="string">
              <text:p text:style-name="P19">The "<text:span text:style-name="T30">Add new depth level</text:span>" page should appear containing a form in a fieldset named "General." In the form, the "Depth level" field should be non-editable and display the number "2."</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8</text:p>
            </table:table-cell>
            <table:table-cell table:style-name="Table40.A2" office:value-type="string">
              <text:p text:style-name="P46">Fill in the form and press the "Save changes" button.</text:p>
            </table:table-cell>
            <table:table-cell table:style-name="Table40.A2" office:value-type="string">
              <text:p text:style-name="P19">Same results as Step 6 except the new depth level should appear as a column header to the right of the depth level created in Step 6.</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9</text:p>
            </table:table-cell>
            <table:table-cell table:style-name="Table40.A2" office:value-type="string">
              <text:p text:style-name="P46">Click on the "Add a new depth level" button.</text:p>
            </table:table-cell>
            <table:table-cell table:style-name="Table40.A2" office:value-type="string">
              <text:p text:style-name="P19">The "Add new depth level" page should appear containing a form in a fieldset named "General." In the form, the "Depth level" field should be non-editable and display the number "3."</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row>
            <table:table-cell table:style-name="Table40.A2" office:value-type="string">
              <text:p text:style-name="P20">10</text:p>
            </table:table-cell>
            <table:table-cell table:style-name="Table40.A2" office:value-type="string">
              <text:p text:style-name="P46">Fill in the form and press the "Save changes" button.</text:p>
            </table:table-cell>
            <table:table-cell table:style-name="Table40.A2" office:value-type="string">
              <text:p text:style-name="P19">Same results as Step 8 except the new depth level should appear as a column header to the right of the depth level created in Step 8.</text:p>
            </table:table-cell>
            <table:table-cell table:style-name="Table40.A2" office:value-type="string">
              <text:p text:style-name="P19"/>
            </table:table-cell>
            <table:table-cell table:style-name="Table40.A2" office:value-type="string">
              <text:p text:style-name="P19"/>
            </table:table-cell>
            <table:table-cell table:style-name="Table40.A2" office:value-type="string">
              <text:p text:style-name="P19"/>
            </table:table-cell>
            <table:table-cell table:style-name="Table40.G2" office:value-type="string">
              <text:p text:style-name="P19"/>
            </table:table-cell>
          </table:table-row>
        </table:table>
        <text:h text:style-name="P64" text:outline-level="3">Deleting a depth level</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office:value-type="string">
              <text:p text:style-name="P16">Step</text:p>
            </table:table-cell>
            <table:table-cell table:style-name="Table41.A1" office:value-type="string">
              <text:p text:style-name="P16">Action</text:p>
            </table:table-cell>
            <table:table-cell table:style-name="Table41.A1" office:value-type="string">
              <text:p text:style-name="P16">Expected Results</text:p>
            </table:table-cell>
            <table:table-cell table:style-name="Table41.A1" office:value-type="string">
              <text:p text:style-name="P16">Actual Results</text:p>
            </table:table-cell>
            <table:table-cell table:style-name="Table41.A1" office:value-type="string">
              <text:p text:style-name="P16">Comments</text:p>
            </table:table-cell>
            <table:table-cell table:style-name="Table41.A1" office:value-type="string">
              <text:p text:style-name="P16">P/F</text:p>
            </table:table-cell>
            <table:table-cell table:style-name="Table41.G1" office:value-type="string">
              <text:p text:style-name="P16">Bug <text:soft-page-break/>#</text:p>
            </table:table-cell>
          </table:table-row>
          <table:table-row>
            <table:table-cell table:style-name="Table41.A2" office:value-type="string">
              <text:p text:style-name="P20">1</text:p>
            </table:table-cell>
            <table:table-cell table:style-name="Table41.A2" office:value-type="string">
              <text:p text:style-name="P19">Login as 'admin'</text:p>
            </table:table-cell>
            <table:table-cell table:style-name="Table41.A2" office:value-type="string">
              <text:p text:style-name="P19">Logged into the homepag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2</text:p>
            </table:table-cell>
            <table:table-cell table:style-name="Table41.A2" office:value-type="string">
              <text:p text:style-name="P19">In the Site <text:span text:style-name="T30">Administration</text:span> block, click: <text:span text:style-name="T52">Positions</text:span> &gt; <text:span text:style-name="T52">Manage positions</text:span></text:p>
            </table:table-cell>
            <table:table-cell table:style-name="Table41.A2" office:value-type="string">
              <text:p text:style-name="P19">The "Positions" &gt; "Manage positions" page should appear. Should see the default position framework prepopulated with positions.</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Table_20_Contents"/>
            </table:table-cell>
            <table:table-cell table:style-name="Table41.G2" office:value-type="string">
              <text:p text:style-name="Table_20_Contents"/>
            </table:table-cell>
          </table:table-row>
          <table:table-row>
            <table:table-cell table:style-name="Table41.A2" office:value-type="string">
              <text:p text:style-name="P20">3</text:p>
            </table:table-cell>
            <table:table-cell table:style-name="Table41.A2" office:value-type="string">
              <text:p text:style-name="P19">Press the drop-down menu at the top of the page and select the framework created in Script 3.2.1 or a framework <text:s/>with depth levels</text:p>
            </table:table-cell>
            <table:table-cell table:style-name="Table41.A2" office:value-type="string">
              <text:p text:style-name="P43">The page should be updated with framework created in Script 3.2.1.</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4</text:p>
            </table:table-cell>
            <table:table-cell table:style-name="Table41.A2" office:value-type="string">
              <text:p text:style-name="P19">Click on the "Turn editing on" button in the breadcrumbs navigation bar.</text:p>
            </table:table-cell>
            <table:table-cell table:style-name="Table41.A2" office:value-type="string">
              <text:p text:style-name="P19">The page should update with icons ("<text:span text:style-name="T75">Edit</text:span>," "Custom fields," and "<text:span text:style-name="T6">X</text:span>") appearing to the right of the depth level names. Also, a column header named "<text:span text:style-name="T28">Settings</text:span>" should appear the right of the last depth level shortname.</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5</text:p>
            </table:table-cell>
            <table:table-cell table:style-name="Table41.A2" office:value-type="string">
              <text:p text:style-name="P19">Click on the delete icon ("<text:span text:style-name="T6">X</text:span>") to the right of the <text:s text:c="2"/>highest depth level (i.e., the last depth level created in Script 3.2.1).</text:p>
            </table:table-cell>
            <table:table-cell table:style-name="Table41.A2" office:value-type="string">
              <text:p text:style-name="P19">A page should appear containing a confirmation message "Are you absolutely sure you want to completely delete this depth level?" followed by the shortname name of the depth level, a "Yes" button and a "No"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6</text:p>
            </table:table-cell>
            <table:table-cell table:style-name="Table41.A2" office:value-type="string">
              <text:p text:style-name="P19">Click on the "No" button.</text:p>
            </table:table-cell>
            <table:table-cell table:style-name="Table41.A2" office:value-type="string">
              <text:p text:style-name="P19">The "Positions" &gt; "Manage positions" page should appear with the previously selected <text:soft-page-break/>framework appearing with editing turned on (i.e., the edit icons appearing).</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7</text:p>
            </table:table-cell>
            <table:table-cell table:style-name="Table41.A2" office:value-type="string">
              <text:p text:style-name="P19">Click on the delete icon ( "<text:span text:style-name="T6">X</text:span>") to the right of the <text:s text:c="2"/>highest depth level (i.e., the same icon as in Step 5).</text:p>
            </table:table-cell>
            <table:table-cell table:style-name="Table41.A2" office:value-type="string">
              <text:p text:style-name="P19">Same as Step 5.</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8</text:p>
            </table:table-cell>
            <table:table-cell table:style-name="Table41.A2" office:value-type="string">
              <text:p text:style-name="P19">Click on the "Yes" button</text:p>
            </table:table-cell>
            <table:table-cell table:style-name="Table41.A2" office:value-type="string">
              <text:p text:style-name="P19">The page should update with the <text:s/>message "<text:span text:style-name="T30">The depth level</text:span> <text:span text:style-name="T30">XXXXX</text:span> <text:span text:style-name="T30">has been deleted</text:span>" and a "Continue" button.</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9</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deleted depth level should not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0</text:p>
            </table:table-cell>
            <table:table-cell table:style-name="Table41.A2" office:value-type="string">
              <text:p text:style-name="P19">Click on the delete icon to the far left delete icon</text:p>
            </table:table-cell>
            <table:table-cell table:style-name="Table41.A2" office:value-type="string">
              <text:p text:style-name="P19">The page should update with warning message, "This depth level cannot be deleted because there are depth levels below it in this framework." A button named "Continue" should also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row>
            <table:table-cell table:style-name="Table41.A2" office:value-type="string">
              <text:p text:style-name="P20">11</text:p>
            </table:table-cell>
            <table:table-cell table:style-name="Table41.A2" office:value-type="string">
              <text:p text:style-name="P19">Click on the "Continue" button</text:p>
            </table:table-cell>
            <table:table-cell table:style-name="Table41.A2" office:value-type="string">
              <text:p text:style-name="P19">The "Positions" &gt; "Manage positions" page should appear with the previously selected framework appearing. The two depth levels should still appear.</text:p>
            </table:table-cell>
            <table:table-cell table:style-name="Table41.A2" office:value-type="string">
              <text:p text:style-name="P19"/>
            </table:table-cell>
            <table:table-cell table:style-name="Table41.A2" office:value-type="string">
              <text:p text:style-name="P19"/>
            </table:table-cell>
            <table:table-cell table:style-name="Table41.A2" office:value-type="string">
              <text:p text:style-name="P19"/>
            </table:table-cell>
            <table:table-cell table:style-name="Table41.G2" office:value-type="string">
              <text:p text:style-name="P19"/>
            </table:table-cell>
          </table:table-row>
        </table:table>
        <text:h text:style-name="P64" text:outline-level="3">Adding top-level positions</text:h>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16">Step</text:p>
            </table:table-cell>
            <table:table-cell table:style-name="Table42.A1" office:value-type="string">
              <text:p text:style-name="P16">Action</text:p>
            </table:table-cell>
            <table:table-cell table:style-name="Table42.A1" office:value-type="string">
              <text:p text:style-name="P16">Expected Results</text:p>
            </table:table-cell>
            <table:table-cell table:style-name="Table42.A1" office:value-type="string">
              <text:p text:style-name="P16">Actual Results</text:p>
            </table:table-cell>
            <table:table-cell table:style-name="Table42.A1" office:value-type="string">
              <text:p text:style-name="P16">Comments</text:p>
            </table:table-cell>
            <table:table-cell table:style-name="Table42.A1" office:value-type="string">
              <text:p text:style-name="P16">P/F</text:p>
            </table:table-cell>
            <table:table-cell table:style-name="Table42.G1" office:value-type="string">
              <text:p text:style-name="P16">Bug#<text:soft-page-break/></text:p>
            </table:table-cell>
          </table:table-row>
          <table:table-row>
            <table:table-cell table:style-name="Table42.A2" office:value-type="string">
              <text:p text:style-name="P20">1</text:p>
            </table:table-cell>
            <table:table-cell table:style-name="Table42.A2" office:value-type="string">
              <text:p text:style-name="P19">Login as 'admin'</text:p>
            </table:table-cell>
            <table:table-cell table:style-name="Table42.A2" office:value-type="string">
              <text:p text:style-name="P19">Logged into the home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2</text:p>
            </table:table-cell>
            <table:table-cell table:style-name="Table42.A2" office:value-type="string">
              <text:p text:style-name="P19">In the Site <text:span text:style-name="T30">Administration</text:span> block, click: <text:span text:style-name="T52">Positions</text:span> &gt; <text:span text:style-name="T52">Manage positions</text:span></text:p>
            </table:table-cell>
            <table:table-cell table:style-name="Table42.A2" office:value-type="string">
              <text:p text:style-name="P19">The "Positions" &gt; "Manage positions" page should appear. The default position framework's hierarchy should load, prepopulated with positi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Table_20_Contents"/>
            </table:table-cell>
            <table:table-cell table:style-name="Table42.G2" office:value-type="string">
              <text:p text:style-name="Table_20_Contents"/>
            </table:table-cell>
          </table:table-row>
          <table:table-row>
            <table:table-cell table:style-name="Table42.A2" office:value-type="string">
              <text:p text:style-name="P20">3</text:p>
            </table:table-cell>
            <table:table-cell table:style-name="Table42.A2" office:value-type="string">
              <text:p text:style-name="P19">Press the drop-down menu at the top of the page and select the framework created in Script 3.2.1.</text:p>
            </table:table-cell>
            <table:table-cell table:style-name="Table42.A2" office:value-type="string">
              <text:p text:style-name="P19">The page should be updated with framework created in Script 3.2.1.</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4</text:p>
            </table:table-cell>
            <table:table-cell table:style-name="Table42.A2" office:value-type="string">
              <text:p text:style-name="P19">Click on the "Add a 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should be non-editable and display the value "Top."</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5</text:p>
            </table:table-cell>
            <table:table-cell table:style-name="Table42.A2" office:value-type="string">
              <text:p text:style-name="P46">Click on the "Save changes" button without populating the form.</text:p>
            </table:table-cell>
            <table:table-cell table:style-name="Table42.A2" office:value-type="string">
              <text:p text:style-name="P19">The page should appear indicating the form was “Missing position full name” and “Missing position short nam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6</text:p>
            </table:table-cell>
            <table:table-cell table:style-name="Table42.A2" office:value-type="string">
              <text:p text:style-name="P19">Click on the "Cancel" button without populating the form.</text:p>
            </table:table-cell>
            <table:table-cell table:style-name="Table42.A2" office:value-type="string">
              <text:p text:style-name="P46">Should be returned back to the "Positions" &gt; "Manage positions" page.</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7</text:p>
            </table:table-cell>
            <table:table-cell table:style-name="Table42.A2" office:value-type="string">
              <text:p text:style-name="P19">Click on the "Add <text:soft-page-break/>a new position" button. Fill in the word "Test item 1 fullname" in the Organisation fullname field, "Test item 1 shortname" in the Organisation shortname field, and press the "Save changes" button.</text:p>
            </table:table-cell>
            <table:table-cell table:style-name="Table42.A2" office:value-type="string">
              <text:p text:style-name="P19">A new page should <text:soft-page-break/>appear with the framework and new position name as the header. The populated values should appear as well as an “Assign competencies”, “Assign competency templates” and <text:s/>"Return to position framework." buttons.</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8</text:p>
            </table:table-cell>
            <table:table-cell table:style-name="Table42.A2" office:value-type="string">
              <text:p text:style-name="P19">Click on the "Return to position framework" button.</text:p>
            </table:table-cell>
            <table:table-cell table:style-name="Table42.A2" office:value-type="string">
              <text:p text:style-name="P46">Should be returned back to the "Positions" &gt; "Manage positions" page. The new position should appear in the table under the top depth level. The shortname of the new position ("<text:span text:style-name="T52">Test item 1 shortname</text:span>") should appear as a hyperlink. Also an “Export”, “Add new position” and “Add new depth level buttons <text:s/>should appear.</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9</text:p>
            </table:table-cell>
            <table:table-cell table:style-name="Table42.A2" office:value-type="string">
              <text:p text:style-name="P19">Click on the name of the new position.</text:p>
            </table:table-cell>
            <table:table-cell table:style-name="Table42.A2" office:value-type="string">
              <text:p text:style-name="P19">Same as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0</text:p>
            </table:table-cell>
            <table:table-cell table:style-name="Table42.A2" office:value-type="string">
              <text:p text:style-name="P19">Click on the "Return to position framework" button.</text:p>
            </table:table-cell>
            <table:table-cell table:style-name="Table42.A2" office:value-type="string">
              <text:p text:style-name="P19">Same as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1</text:p>
            </table:table-cell>
            <table:table-cell table:style-name="Table42.A2" office:value-type="string">
              <text:p text:style-name="P19">Click on the "Add <text:s/>new position" button.</text:p>
            </table:table-cell>
            <table:table-cell table:style-name="Table42.A2" office:value-type="string">
              <text:p text:style-name="P19">The "Add new <text:s/>position" page should appear containing a form. The value for the "Organisation framework" field should be non-editable and display the name of the framework. The "Parent position" <text:soft-page-break/>should be a drop-down containing two values, <text:s/>"Top" and the name of the position created in Step 7.</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2</text:p>
            </table:table-cell>
            <table:table-cell table:style-name="Table42.A2" office:value-type="string">
              <text:p text:style-name="P19">For the "Parent position" field, leave the value as "Top," fill in the word "Test item 2 fullname" in the Organisation fullname field, "Test item 2 shortname" in the Organisation shortname field, and press the "Save changes" button.</text:p>
            </table:table-cell>
            <table:table-cell table:style-name="Table42.A2" office:value-type="string">
              <text:p text:style-name="P19">A new page should appear with the framework and new position name as the header. The populated values should appear as well as the buttons “Assign competencies”, “Assign competency templates” and "Return to position framework".</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row>
            <table:table-cell table:style-name="Table42.A2" office:value-type="string">
              <text:p text:style-name="P20">13</text:p>
            </table:table-cell>
            <table:table-cell table:style-name="Table42.A2" office:value-type="string">
              <text:p text:style-name="P19">Click on the "Return to position framework" button.</text:p>
            </table:table-cell>
            <table:table-cell table:style-name="Table42.A2" office:value-type="string">
              <text:p text:style-name="P46">Same as Step 8 except the name of the new position shortname ("Test item 2 shortname") should appear as a hyperlink below the position shortname ("Test item 1 shortname") created in Step 8.</text:p>
            </table:table-cell>
            <table:table-cell table:style-name="Table42.A2" office:value-type="string">
              <text:p text:style-name="P19"/>
            </table:table-cell>
            <table:table-cell table:style-name="Table42.A2" office:value-type="string">
              <text:p text:style-name="P19"/>
            </table:table-cell>
            <table:table-cell table:style-name="Table42.A2" office:value-type="string">
              <text:p text:style-name="P19"/>
            </table:table-cell>
            <table:table-cell table:style-name="Table42.G2" office:value-type="string">
              <text:p text:style-name="P19"/>
            </table:table-cell>
          </table:table-row>
        </table:table>
        <text:h text:style-name="P65" text:outline-level="3">Adding child positions</text:h>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office:value-type="string">
              <text:p text:style-name="P16">Step</text:p>
            </table:table-cell>
            <table:table-cell table:style-name="Table44.A1" office:value-type="string">
              <text:p text:style-name="P16">Action</text:p>
            </table:table-cell>
            <table:table-cell table:style-name="Table44.A1" office:value-type="string">
              <text:p text:style-name="P16">Expected Results</text:p>
            </table:table-cell>
            <table:table-cell table:style-name="Table44.A1" office:value-type="string">
              <text:p text:style-name="P16">Actual Results</text:p>
            </table:table-cell>
            <table:table-cell table:style-name="Table44.A1" office:value-type="string">
              <text:p text:style-name="P16">Comments</text:p>
            </table:table-cell>
            <table:table-cell table:style-name="Table44.A1" office:value-type="string">
              <text:p text:style-name="P16">P/F</text:p>
            </table:table-cell>
            <table:table-cell table:style-name="Table44.G1" office:value-type="string">
              <text:p text:style-name="P16">Bug#</text:p>
            </table:table-cell>
          </table:table-row>
          <table:table-row>
            <table:table-cell table:style-name="Table44.A2" office:value-type="string">
              <text:p text:style-name="P20">1</text:p>
            </table:table-cell>
            <table:table-cell table:style-name="Table44.A2" office:value-type="string">
              <text:p text:style-name="P19">Login as 'admin'</text:p>
            </table:table-cell>
            <table:table-cell table:style-name="Table44.A2" office:value-type="string">
              <text:p text:style-name="P19">Logged into the homepag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2</text:p>
            </table:table-cell>
            <table:table-cell table:style-name="Table44.A2" office:value-type="string">
              <text:p text:style-name="P19">In the Site <text:span text:style-name="T30">Administration</text:span> block, click: <text:span text:style-name="T52">Positions</text:span> &gt; <text:span text:style-name="T52">Manage positions</text:span></text:p>
            </table:table-cell>
            <table:table-cell table:style-name="Table44.A2" office:value-type="string">
              <text:p text:style-name="P19">The "Positions" &gt; "Manage positions" page should appear. The default position framework's hierarchy should load, prepopulated with <text:soft-page-break/>positions.</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Table_20_Contents"/>
            </table:table-cell>
            <table:table-cell table:style-name="Table44.G2" office:value-type="string">
              <text:p text:style-name="Table_20_Contents"/>
            </table:table-cell>
          </table:table-row>
          <table:table-row>
            <table:table-cell table:style-name="Table44.A2" office:value-type="string">
              <text:p text:style-name="P20">3</text:p>
            </table:table-cell>
            <table:table-cell table:style-name="Table44.A2" office:value-type="string">
              <text:p text:style-name="P19">Press the drop-down menu at the top of the page and select the framework created in Script 3.2.1.</text:p>
            </table:table-cell>
            <table:table-cell table:style-name="Table44.A2" office:value-type="string">
              <text:p text:style-name="P19">The framework created in Script 3.2.1 should appear.</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4</text:p>
            </table:table-cell>
            <table:table-cell table:style-name="Table44.A2" office:value-type="string">
              <text:p text:style-name="P19">Click on the "Add a new position" button.</text:p>
            </table:table-cell>
            <table:table-cell table:style-name="Table44.A2" office:value-type="string">
              <text:p text:style-name="P19">The "Add new <text:s/>position" page should appear containing a form. The value for the "Organisation framework" field should be non-editable and display the name of the framework. The "Parent position" should be a drop-down containing three values, <text:s/>"Top" and the shortnames name of the two positions created in Script 3.2.4 ("Test item 1 shortname" followed by "Test item 2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5</text:p>
            </table:table-cell>
            <table:table-cell table:style-name="Table44.A2" office:value-type="string">
              <text:p text:style-name="P19">For the "Parent position" field, select the first position listed <text:s/>after the value as "Top" ("Test item 1 shortname"), fill in the word "Test item 3 fullname" in the Organisation fullname field, fill in the word "Test item 3 shortname" in the Organisation shortname field, complete the rest of the form, and <text:soft-page-break/>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6</text:p>
            </table:table-cell>
            <table:table-cell table:style-name="Table44.A2" office:value-type="string">
              <text:p text:style-name="P19">Click on the "Return to position framework" button.</text:p>
            </table:table-cell>
            <table:table-cell table:style-name="Table44.A2" office:value-type="string">
              <text:p text:style-name="P46">Same as Step 3 except the new position shortname ("Test item 3 shortname") should appear as a hyper link under the column for the lower depth level and on a row immediately below the position selected in Step 5 ("Test item 1 shortname").</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7</text:p>
            </table:table-cell>
            <table:table-cell table:style-name="Table44.A2" office:value-type="string">
              <text:p text:style-name="P19">Click on the "Add a new position" button.</text:p>
            </table:table-cell>
            <table:table-cell table:style-name="Table44.A2" office:value-type="string">
              <text:p text:style-name="P19">Same as Step 4.</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row>
            <table:table-cell table:style-name="Table44.A2" office:value-type="string">
              <text:p text:style-name="P20">8</text:p>
            </table:table-cell>
            <table:table-cell table:style-name="Table44.A2" office:value-type="string">
              <text:p text:style-name="P19">For the "Parent position" field, select the second position listed after the value as "Top" ("Test item 2 shortname"), fill in the word "Test item 4 fullname" in the Organisation fullname field, fill in the word "Test item 4 shortname" in the Organisation shortname field, complete the rest of the form, and click on the "Save changes" button.</text:p>
            </table:table-cell>
            <table:table-cell table:style-name="Table44.A2" office:value-type="string">
              <text:p text:style-name="P19">A new page should appear with the framework and new position name as the header. The populated values should appear as well as a button named "Return to position framework."</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ext:soft-page-break/>
          <table:table-row>
            <table:table-cell table:style-name="Table44.A2" office:value-type="string">
              <text:p text:style-name="P20">9</text:p>
            </table:table-cell>
            <table:table-cell table:style-name="Table44.A2" office:value-type="string">
              <text:p text:style-name="P19">Click on the "Return to position framework" button.</text:p>
            </table:table-cell>
            <table:table-cell table:style-name="Table44.A2" office:value-type="string">
              <text:p text:style-name="P46">Same as Step 4 except the new position shortname ("<text:span text:style-name="T52">Test item 4 shortname</text:span>") should appear as a hyper link under the column for the lower depth level and on a row immediately beneath the position selected in Step 8 ("<text:span text:style-name="T52">Test item 2 shortname</text:span>").</text:p>
            </table:table-cell>
            <table:table-cell table:style-name="Table44.A2" office:value-type="string">
              <text:p text:style-name="P19"/>
            </table:table-cell>
            <table:table-cell table:style-name="Table44.A2" office:value-type="string">
              <text:p text:style-name="P19"/>
            </table:table-cell>
            <table:table-cell table:style-name="Table44.A2" office:value-type="string">
              <text:p text:style-name="P19"/>
            </table:table-cell>
            <table:table-cell table:style-name="Table44.G2" office:value-type="string">
              <text:p text:style-name="P19"/>
            </table:table-cell>
          </table:table-row>
        </table:table>
        <text:h text:style-name="P65" text:outline-level="3">Editing an position</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6">Step</text:p>
            </table:table-cell>
            <table:table-cell table:style-name="Table45.A1" office:value-type="string">
              <text:p text:style-name="P16">Action</text:p>
            </table:table-cell>
            <table:table-cell table:style-name="Table45.A1" office:value-type="string">
              <text:p text:style-name="P16">Expected Results</text:p>
            </table:table-cell>
            <table:table-cell table:style-name="Table45.A1" office:value-type="string">
              <text:p text:style-name="P16">Actual Results</text:p>
            </table:table-cell>
            <table:table-cell table:style-name="Table45.A1" office:value-type="string">
              <text:p text:style-name="P16">Comments</text:p>
            </table:table-cell>
            <table:table-cell table:style-name="Table45.A1" office:value-type="string">
              <text:p text:style-name="P16">P/F</text:p>
            </table:table-cell>
            <table:table-cell table:style-name="Table45.G1" office:value-type="string">
              <text:p text:style-name="P16">Bug#</text:p>
            </table:table-cell>
          </table:table-row>
          <table:table-row>
            <table:table-cell table:style-name="Table45.A2" office:value-type="string">
              <text:p text:style-name="P20">1</text:p>
            </table:table-cell>
            <table:table-cell table:style-name="Table45.A2" office:value-type="string">
              <text:p text:style-name="P19">Login as 'admin'</text:p>
            </table:table-cell>
            <table:table-cell table:style-name="Table45.A2" office:value-type="string">
              <text:p text:style-name="P19">Logged into the homepage</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2</text:p>
            </table:table-cell>
            <table:table-cell table:style-name="Table45.A2" office:value-type="string">
              <text:p text:style-name="P19">In the Site <text:span text:style-name="T30">Administration</text:span> block, click: <text:span text:style-name="T52">Positions</text:span> &gt; <text:span text:style-name="T52">Manage positions</text:span></text:p>
            </table:table-cell>
            <table:table-cell table:style-name="Table45.A2" office:value-type="string">
              <text:p text:style-name="P19">The "Positions" &gt; "Manage positions" page should appear. The default position framework's hierarchy should load, prepopulated with positions.</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3</text:p>
            </table:table-cell>
            <table:table-cell table:style-name="Table45.A2" office:value-type="string">
              <text:p text:style-name="P19">Press the drop-down menu at the top of the page and select the framework created in Script 3.2.1.</text:p>
            </table:table-cell>
            <table:table-cell table:style-name="Table45.A2" office:value-type="string">
              <text:p text:style-name="P19">The framework created in Script 3.2.1 should appear.</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Table_20_Contents"/>
            </table:table-cell>
          </table:table-row>
          <table:table-row>
            <table:table-cell table:style-name="Table45.A2" office:value-type="string">
              <text:p text:style-name="P20">4</text:p>
            </table:table-cell>
            <table:table-cell table:style-name="Table45.A2" office:value-type="string">
              <text:p text:style-name="P19">Click on the "Turn editing on" button in the breadcrumbs navigation bar.</text:p>
            </table:table-cell>
            <table:table-cell table:style-name="Table45.A2" office:value-type="string">
              <text:p text:style-name="P19">The page should update with icons ("<text:span text:style-name="T61">Edit</text:span>," "Custom fields," and "<text:span text:style-name="T6">Delete</text:span>") appearing to the right of the depth level names. Also in the table containing the positions, a new column with the heading "<text:span text:style-name="T28">Settings</text:span>" should appear. The column <text:soft-page-break/>should contain icons ("<text:span text:style-name="T61">Edit,</text:span>" "Hide," "<text:span text:style-name="T6">X</text:span>," "<text:span text:style-name="T55">Move up</text:span>" and "<text:span text:style-name="T55">Move down</text:spa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5</text:p>
            </table:table-cell>
            <table:table-cell table:style-name="Table45.A2" office:value-type="string">
              <text:p text:style-name="P19">Click on the "<text:span text:style-name="T61">Edit</text:span>" icon (the cog shape) to the right of one of the positions named "<text:span text:style-name="T52">Test item 4 shortname</text:span>".</text:p>
            </table:table-cell>
            <table:table-cell table:style-name="Table45.A2" office:value-type="string">
              <text:p text:style-name="P19">The "Positions" &gt; "Manage positions" &gt; "Edit position" should appear with a form. The "Organisation framework" field should be non-editable and display the name of the framework. The "Parent position" field should display <text:s/>the name of the parent position ("Top" if the <text:s text:c="2"/>position is on the top-level). Editable fields should be "Organisation full name," "Organisation short name," "Organisation ID number," and "Description." Two buttons should also appear "Save changes" and "Cancel." The position</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6</text:p>
            </table:table-cell>
            <table:table-cell table:style-name="Table45.A2" office:value-type="string">
              <text:p text:style-name="P19">Repopulate the editable fields with different values ("Test item 4 fullname revised" and "Test item 4 shortname revised" for the fullname and shortname, respectively) and press the "Save changes" button.</text:p>
            </table:table-cell>
            <table:table-cell table:style-name="Table45.A2" office:value-type="string">
              <text:p text:style-name="P19">A new page should appear with the framework and renamed position name as the header. The different populated values should appear as well as a button named "Return to position framework."</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row>
            <table:table-cell table:style-name="Table45.A2" office:value-type="string">
              <text:p text:style-name="P20">7</text:p>
            </table:table-cell>
            <table:table-cell table:style-name="Table45.A2" office:value-type="string">
              <text:p text:style-name="P19">Click on the <text:soft-page-break/>"Return to position framework" button.</text:p>
            </table:table-cell>
            <table:table-cell table:style-name="Table45.A2" office:value-type="string">
              <text:p text:style-name="P46">Same as Step 4 except <text:soft-page-break/>the different position shortname ("<text:span text:style-name="T52">Test item 4 shortname revised</text:span>") should appear instead.</text:p>
            </table:table-cell>
            <table:table-cell table:style-name="Table45.A2" office:value-type="string">
              <text:p text:style-name="P19"/>
            </table:table-cell>
            <table:table-cell table:style-name="Table45.A2" office:value-type="string">
              <text:p text:style-name="P19"/>
            </table:table-cell>
            <table:table-cell table:style-name="Table45.A2" office:value-type="string">
              <text:p text:style-name="P19"/>
            </table:table-cell>
            <table:table-cell table:style-name="Table45.G2" office:value-type="string">
              <text:p text:style-name="P19"/>
            </table:table-cell>
          </table:table-row>
        </table:table>
        <text:h text:style-name="P64" text:outline-level="3">Deleting a position</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6">Step</text:p>
            </table:table-cell>
            <table:table-cell table:style-name="Table46.A1" office:value-type="string">
              <text:p text:style-name="P16">Action</text:p>
            </table:table-cell>
            <table:table-cell table:style-name="Table46.A1" office:value-type="string">
              <text:p text:style-name="P16">Expected Results</text:p>
            </table:table-cell>
            <table:table-cell table:style-name="Table46.A1" office:value-type="string">
              <text:p text:style-name="P16">Actual Results</text:p>
            </table:table-cell>
            <table:table-cell table:style-name="Table46.A1" office:value-type="string">
              <text:p text:style-name="P16">Comments</text:p>
            </table:table-cell>
            <table:table-cell table:style-name="Table46.A1" office:value-type="string">
              <text:p text:style-name="P16">P/F</text:p>
            </table:table-cell>
            <table:table-cell table:style-name="Table46.G1" office:value-type="string">
              <text:p text:style-name="P16">Bug#</text:p>
            </table:table-cell>
          </table:table-row>
          <table:table-row>
            <table:table-cell table:style-name="Table46.A2" office:value-type="string">
              <text:p text:style-name="P20">1</text:p>
            </table:table-cell>
            <table:table-cell table:style-name="Table46.A2" office:value-type="string">
              <text:p text:style-name="P19">Login as 'admin'</text:p>
            </table:table-cell>
            <table:table-cell table:style-name="Table46.A2" office:value-type="string">
              <text:p text:style-name="P19">Logged into the homepage</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2</text:p>
            </table:table-cell>
            <table:table-cell table:style-name="Table46.A2" office:value-type="string">
              <text:p text:style-name="P19">In the Site <text:span text:style-name="T30">Administration</text:span> block, click: <text:span text:style-name="T52">Positions</text:span> &gt; <text:span text:style-name="T52">Manage positions</text:span></text:p>
            </table:table-cell>
            <table:table-cell table:style-name="Table46.A2" office:value-type="string">
              <text:p text:style-name="P19">The "Positions" &gt; "Manage positions" page should appear. The default position framework's hierarchy should load, prepopulated with position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Table_20_Contents"/>
            </table:table-cell>
            <table:table-cell table:style-name="Table46.G2" office:value-type="string">
              <text:p text:style-name="Table_20_Contents"/>
            </table:table-cell>
          </table:table-row>
          <table:table-row>
            <table:table-cell table:style-name="Table46.A2" office:value-type="string">
              <text:p text:style-name="P20">3</text:p>
            </table:table-cell>
            <table:table-cell table:style-name="Table46.A2" office:value-type="string">
              <text:p text:style-name="P19">Press the drop-down menu at the top of the page and select the framework created in Script 3.2.1.</text:p>
            </table:table-cell>
            <table:table-cell table:style-name="Table46.A2" office:value-type="string">
              <text:p text:style-name="P19">The framework created in Script 3.2.1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4</text:p>
            </table:table-cell>
            <table:table-cell table:style-name="Table46.A2" office:value-type="string">
              <text:p text:style-name="P19">Click on the "Turn editing on" button in the breadcrumbs navigation bar.</text:p>
            </table:table-cell>
            <table:table-cell table:style-name="Table46.A2" office:value-type="string">
              <text:p text:style-name="P19">The page should update with icons ("Edit," "Custom fields," and "Delete")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5</text:p>
            </table:table-cell>
            <table:table-cell table:style-name="Table46.A2" office:value-type="string">
              <text:p text:style-name="P19">Click on the "Delete icon" ( "<text:span text:style-name="T6">X</text:span>") to the right of the position named "<text:span text:style-name="T52">Test item 4 shortname revised</text:span>".</text:p>
            </table:table-cell>
            <table:table-cell table:style-name="Table46.A2" office:value-type="string">
              <text:p text:style-name="P19">A confirmation message should appear ("Are you absolutely sure you want to completely delete this position, all its children and the data they contain?") as well as <text:s/>the name of the position "Test item 4 shortname revised", a button <text:soft-page-break/>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6</text:p>
            </table:table-cell>
            <table:table-cell table:style-name="Table46.A2" office:value-type="string">
              <text:p text:style-name="P19">Click on the "No" button.</text:p>
            </table:table-cell>
            <table:table-cell table:style-name="Table46.A2" office:value-type="string">
              <text:p text:style-name="P19">Same as Step 3.</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7</text:p>
            </table:table-cell>
            <table:table-cell table:style-name="Table46.A2" office:value-type="string">
              <text:p text:style-name="P19">Click on the "Delete icon" ("<text:span text:style-name="T6">X</text:span>") to the right of the position named "<text:span text:style-name="T52">Test item 4 shortname revised</text:span>".</text:p>
            </table:table-cell>
            <table:table-cell table:style-name="Table46.A2" office:value-type="string">
              <text:p text:style-name="P19">Same as Step 5.</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8</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30">The position Test item 4 shortname revised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9</text:p>
            </table:table-cell>
            <table:table-cell table:style-name="Table46.A2" office:value-type="string">
              <text:p text:style-name="P19">Click on the "Continue" button.</text:p>
            </table:table-cell>
            <table:table-cell table:style-name="Table46.A2" office:value-type="string">
              <text:p text:style-name="P19">Same as Step 3 except the <text:s/>position "Test item 4 shortname" no longer appears.</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0</text:p>
            </table:table-cell>
            <table:table-cell table:style-name="Table46.A2" office:value-type="string">
              <text:p text:style-name="P19">Click on the "Delete icon" ( "<text:span text:style-name="T6">X</text:span>") to the right of the position named "<text:span text:style-name="T52">Test item 1 shortname</text:span>".</text:p>
            </table:table-cell>
            <table:table-cell table:style-name="Table46.A2" office:value-type="string">
              <text:p text:style-name="P19">A new page should appear with the header "Are you absolutely sure you want to completely delete this position, all its children and the data they contain?" The name of the position "Test item 1 shortname" should appear as well as a button named "Yes" and a button named "No."</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row>
            <table:table-cell table:style-name="Table46.A2" office:value-type="string">
              <text:p text:style-name="P20">11</text:p>
            </table:table-cell>
            <table:table-cell table:style-name="Table46.A2" office:value-type="string">
              <text:p text:style-name="P19">Click on the "Yes" button.</text:p>
            </table:table-cell>
            <table:table-cell table:style-name="Table46.A2" office:value-type="string">
              <text:p text:style-name="P19">A new page should appear with the header "<text:span text:style-name="T30">The position Test item 1 shortname and its children have been completely deleted</text:span>" and a button named "Continue" should appear.</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ext:soft-page-break/>
          <table:table-row>
            <table:table-cell table:style-name="Table46.A2" office:value-type="string">
              <text:p text:style-name="P20">12</text:p>
            </table:table-cell>
            <table:table-cell table:style-name="Table46.A2" office:value-type="string">
              <text:p text:style-name="P19">Click on the "Continue" button.</text:p>
            </table:table-cell>
            <table:table-cell table:style-name="Table46.A2" office:value-type="string">
              <text:p text:style-name="P19">Same as Step 9 except "Test item 1 shortname" and "Test item 3 shortname" no longer appear. Only the position "<text:span text:style-name="T52">Test item 2 shortname</text:span>" appears. </text:p>
            </table:table-cell>
            <table:table-cell table:style-name="Table46.A2" office:value-type="string">
              <text:p text:style-name="P19"/>
            </table:table-cell>
            <table:table-cell table:style-name="Table46.A2" office:value-type="string">
              <text:p text:style-name="P19"/>
            </table:table-cell>
            <table:table-cell table:style-name="Table46.A2" office:value-type="string">
              <text:p text:style-name="P19"/>
            </table:table-cell>
            <table:table-cell table:style-name="Table46.G2" office:value-type="string">
              <text:p text:style-name="P19"/>
            </table:table-cell>
          </table:table-row>
        </table:table>
        <text:h text:style-name="P64" text:outline-level="3">Reordering positions</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office:value-type="string">
              <text:p text:style-name="P16">Step</text:p>
            </table:table-cell>
            <table:table-cell table:style-name="Table47.A1" office:value-type="string">
              <text:p text:style-name="P16">Action</text:p>
            </table:table-cell>
            <table:table-cell table:style-name="Table47.A1" office:value-type="string">
              <text:p text:style-name="P16">Expected Results</text:p>
            </table:table-cell>
            <table:table-cell table:style-name="Table47.A1" office:value-type="string">
              <text:p text:style-name="P16">Actual Results</text:p>
            </table:table-cell>
            <table:table-cell table:style-name="Table47.A1" office:value-type="string">
              <text:p text:style-name="P16">Comments</text:p>
            </table:table-cell>
            <table:table-cell table:style-name="Table47.A1" office:value-type="string">
              <text:p text:style-name="P16">P/F</text:p>
            </table:table-cell>
            <table:table-cell table:style-name="Table47.G1" office:value-type="string">
              <text:p text:style-name="P16">Bug#</text:p>
            </table:table-cell>
          </table:table-row>
          <table:table-row>
            <table:table-cell table:style-name="Table47.A2" office:value-type="string">
              <text:p text:style-name="P20">1</text:p>
            </table:table-cell>
            <table:table-cell table:style-name="Table47.A2" office:value-type="string">
              <text:p text:style-name="P19">Login as 'admin'</text:p>
            </table:table-cell>
            <table:table-cell table:style-name="Table47.A2" office:value-type="string">
              <text:p text:style-name="P19">Logged into the homepage</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2</text:p>
            </table:table-cell>
            <table:table-cell table:style-name="Table47.A2" office:value-type="string">
              <text:p text:style-name="P19">In the Site <text:span text:style-name="T30">Administration</text:span> block, click: <text:span text:style-name="T52">Positions</text:span> &gt; <text:span text:style-name="T52">Manage positions</text:span></text:p>
            </table:table-cell>
            <table:table-cell table:style-name="Table47.A2" office:value-type="string">
              <text:p text:style-name="P19">The "Positions" &gt; "Manage frameworks" page should appear. Should see some prepopulated position framework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Table_20_Contents"/>
            </table:table-cell>
            <table:table-cell table:style-name="Table47.G2" office:value-type="string">
              <text:p text:style-name="Table_20_Contents"/>
            </table:table-cell>
          </table:table-row>
          <table:table-row>
            <table:table-cell table:style-name="Table47.A2" office:value-type="string">
              <text:p text:style-name="P20">3</text:p>
            </table:table-cell>
            <table:table-cell table:style-name="Table47.A2" office:value-type="string">
              <text:p text:style-name="P19">Press the drop-down menu at the top of the page and select the framework created in Script 3.2.1.</text:p>
            </table:table-cell>
            <table:table-cell table:style-name="Table47.A2" office:value-type="string">
              <text:p text:style-name="P19">The framework created in Script 3.2.1 should appear.</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4</text:p>
            </table:table-cell>
            <table:table-cell table:style-name="Table47.A2" office:value-type="string">
              <text:p text:style-name="P19">Click on the "Turn editing on" button in the breadcrumbs navigation bar.</text:p>
            </table:table-cell>
            <table:table-cell table:style-name="Table47.A2" office:value-type="string">
              <text:p text:style-name="P19">The page should update with icons ("<text:span text:style-name="T61">Edit</text:span>," "Custom fields," and "<text:span text:style-name="T6">X</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X</text:span>," "<text:span text:style-name="T55">Move up</text:span>" and "<text:span text:style-name="T55">Move down</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2" office:value-type="string">
              <text:p text:style-name="P20">5</text:p>
            </table:table-cell>
            <table:table-cell table:style-name="Table47.A2" office:value-type="string">
              <text:p text:style-name="P19">Click on the "Add new position" button, fill in the form (selecting "Top" for the "Parent position" field, "Item 3 <text:soft-page-break/>shortname" for the "Organisation shortname" field, "Item 3 fullname" for the "Organisation fullname" field), and click on the "Save changes" button.</text:p>
            </table:table-cell>
            <table:table-cell table:style-name="Table47.A2" office:value-type="string">
              <text:p text:style-name="P19">A new page should appear with the framework and new position name as the header. The populated <text:soft-page-break/>values should appear as well as an “Assign competencies”, “Assign competency templates” and <text:s/>"Return to position framework." button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6">
              <text:p text:style-name="P20">6</text:p>
            </table:table-cell>
            <table:table-cell table:style-name="Table47.A2" office:value-type="string">
              <text:p text:style-name="P19">Press on the “Return to position framework” button.</text:p>
            </table:table-cell>
            <table:table-cell table:style-name="Table47.A2" office:value-type="string">
              <text:p text:style-name="P19">Same as Step 3 except the new position "<text:span text:style-name="T52">Item 3 shortname</text:span>" should appear below the position "<text:span text:style-name="T52">Item 2 shortname</text:span>." In the "<text:span text:style-name="T28">Settings</text:span>" column, a <text:span text:style-name="T55">down</text:span> <text:span text:style-name="T55">arrow </text:span>should appear in the row containing the "<text:span text:style-name="T52">Item 2 shortname</text:span>" position and an <text:span text:style-name="T55">up arrow </text:span>should appear in the row containing the "<text:span text:style-name="T52">Item 3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7">
              <text:p text:style-name="P20">7</text:p>
            </table:table-cell>
            <table:table-cell table:style-name="Table47.A2" office:value-type="string">
              <text:p text:style-name="P19">Click on the down arrow icon. <text:span text:style-name="T52">Item 2</text:span></text:p>
            </table:table-cell>
            <table:table-cell table:style-name="Table47.A2" office:value-type="string">
              <text:p text:style-name="P19">The page should update with the "<text:span text:style-name="T52">Item 3</text:span> position" appearing above the "<text:span text:style-name="T52">Item 2</text:span> position." In the "<text:span text:style-name="T28">Settings</text:span>" column, a <text:span text:style-name="T55">down arrow</text:span> should appear in the row containing the "<text:span text:style-name="T52">Item 3 shortname</text:span>" position and an <text:span text:style-name="T55">up arrow</text:span> should appear in the row containing the "<text:span text:style-name="T52">Item 2 shortname</text:span>" positio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8">
              <text:p text:style-name="P20">8</text:p>
            </table:table-cell>
            <table:table-cell table:style-name="Table47.A2" office:value-type="string">
              <text:p text:style-name="P19">Click on the up arrow icon by <text:s/><text:span text:style-name="T52">Item 2</text:span></text:p>
            </table:table-cell>
            <table:table-cell table:style-name="Table47.A2" office:value-type="string">
              <text:p text:style-name="P19">Same as Step 5.</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9">
              <text:p text:style-name="P20">9</text:p>
            </table:table-cell>
            <table:table-cell table:style-name="Table47.A2" office:value-type="string">
              <text:p text:style-name="P19">Repeat Step 5, except use the fullname "Item 4 shortname" for the <text:soft-page-break/>"Organisation shortname" field, "Item 4 fullname" for the "Organisation fullname"</text:p>
            </table:table-cell>
            <table:table-cell table:style-name="Table47.A2" office:value-type="string">
              <text:p text:style-name="P19">Same as Step 5 except the new position "<text:span text:style-name="T52">Item 4 shortname</text:span>" should <text:soft-page-break/>appear below the position "<text:span text:style-name="T52">Item 3 shortname</text:span>." In the "<text:span text:style-name="T28">Setting</text:span>" column, a <text:span text:style-name="T55">down arrow</text:span> should appear in the row containing the "<text:span text:style-name="T52">Item 2</text:span> <text:span text:style-name="T52">shortname</text:span>" position; <text:span text:style-name="T16">an</text:span><text:span text:style-name="T55"> up arrow</text:span> and a <text:span text:style-name="T55">down arrow</text:span> should appear in the row containing the "<text:span text:style-name="T52">Item 3 shortname</text:span>" position, and an up<text:span text:style-name="T55"> arrow </text:span>should appear in the row contianing the "<text:span text:style-name="T52">Item 4 shortname</text:span>."</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row>
            <table:table-cell table:style-name="Table47.A7" office:value-type="float" office:value="10">
              <text:p text:style-name="P20">10</text:p>
            </table:table-cell>
            <table:table-cell table:style-name="Table47.A2" office:value-type="string">
              <text:p text:style-name="P19">Click on the the up and down arrow icons and verify that the corresponding position moves one position in the chosen direction.</text:p>
            </table:table-cell>
            <table:table-cell table:style-name="Table47.A2" office:value-type="string">
              <text:p text:style-name="P19">The position should move up one position. The top position should always contain just a down arrow. The bottom position should always contain an up arrow. The position in the middle should always contain both up and down arrows.</text:p>
            </table:table-cell>
            <table:table-cell table:style-name="Table47.A2" office:value-type="string">
              <text:p text:style-name="P19"/>
            </table:table-cell>
            <table:table-cell table:style-name="Table47.A2" office:value-type="string">
              <text:p text:style-name="P19"/>
            </table:table-cell>
            <table:table-cell table:style-name="Table47.A2" office:value-type="string">
              <text:p text:style-name="P19"/>
            </table:table-cell>
            <table:table-cell table:style-name="Table47.G2" office:value-type="string">
              <text:p text:style-name="P19"/>
            </table:table-cell>
          </table:table-row>
        </table:table>
        <text:h text:style-name="P64" text:outline-level="3">Viewing the custom field settings for an position depth level</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16">Step</text:p>
            </table:table-cell>
            <table:table-cell table:style-name="Table48.A1" office:value-type="string">
              <text:p text:style-name="P16">Action</text:p>
            </table:table-cell>
            <table:table-cell table:style-name="Table48.A1" office:value-type="string">
              <text:p text:style-name="P16">Expected Results</text:p>
            </table:table-cell>
            <table:table-cell table:style-name="Table48.A1" office:value-type="string">
              <text:p text:style-name="P16">Actual Results</text:p>
            </table:table-cell>
            <table:table-cell table:style-name="Table48.A1" office:value-type="string">
              <text:p text:style-name="P16">Comments</text:p>
            </table:table-cell>
            <table:table-cell table:style-name="Table48.A1" office:value-type="string">
              <text:p text:style-name="P16">P/F</text:p>
            </table:table-cell>
            <table:table-cell table:style-name="Table48.G1" office:value-type="string">
              <text:p text:style-name="P16">Bug#</text:p>
            </table:table-cell>
          </table:table-row>
          <table:table-row>
            <table:table-cell table:style-name="Table48.A2" office:value-type="string">
              <text:p text:style-name="P20">1</text:p>
            </table:table-cell>
            <table:table-cell table:style-name="Table48.A2" office:value-type="string">
              <text:p text:style-name="P19">Login as 'admin'</text:p>
            </table:table-cell>
            <table:table-cell table:style-name="Table48.A2" office:value-type="string">
              <text:p text:style-name="P19">Logged into the homepage</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2</text:p>
            </table:table-cell>
            <table:table-cell table:style-name="Table48.A2" office:value-type="string">
              <text:p text:style-name="P19">In the Site <text:span text:style-name="T30">Administration</text:span> block, click: <text:span text:style-name="T52">Positions</text:span> &gt; <text:span text:style-name="T52">Manage positions</text:span></text:p>
            </table:table-cell>
            <table:table-cell table:style-name="Table48.A2" office:value-type="string">
              <text:p text:style-name="P19">The "Positions" &gt; "Manage frameworks" page should appear. Should see some prepopulated position frameworks.</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Table_20_Contents"/>
            </table:table-cell>
            <table:table-cell table:style-name="Table48.G2" office:value-type="string">
              <text:p text:style-name="Table_20_Contents"/>
            </table:table-cell>
          </table:table-row>
          <table:table-row>
            <table:table-cell table:style-name="Table48.A2" office:value-type="string">
              <text:p text:style-name="P20">3</text:p>
            </table:table-cell>
            <table:table-cell table:style-name="Table48.A2" office:value-type="string">
              <text:p text:style-name="P19">Press the drop-down menu at the top of the page <text:soft-page-break/>and select the framework created in Script 3.2.1.</text:p>
            </table:table-cell>
            <table:table-cell table:style-name="Table48.A2" office:value-type="string">
              <text:p text:style-name="P19">The framework created in Script 3.2.1 should <text:soft-page-break/>appear.</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4</text:p>
            </table:table-cell>
            <table:table-cell table:style-name="Table48.A2" office:value-type="string">
              <text:p text:style-name="P19">Click on the "Turn editing on" button in the breadcrumbs navigation bar.</text:p>
            </table:table-cell>
            <table:table-cell table:style-name="Table48.A2" office:value-type="string">
              <text:p text:style-name="P19">The page should update with icons ("<text:span text:style-name="T61">Edit</text:span>," "Custom fields," and "<text:span text:style-name="T6">Delete</text:span>") appearing to the right of the depth level names. Also in the table containing the positions, a new column with the heading "<text:span text:style-name="T28">Settings</text:span>" should appear. The column should contain icons ("<text:span text:style-name="T61">Edit</text:span>," "Hide," "<text:span text:style-name="T6">Delete</text:span>," "<text:span text:style-name="T55">Move up</text:span>" and "<text:span text:style-name="T55">Move down</text:span>").</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5</text:p>
            </table:table-cell>
            <table:table-cell table:style-name="Table48.A2" office:value-type="string">
              <text:p text:style-name="P19">Click on the "Custom fields" icon for the top depth level.</text:p>
            </table:table-cell>
            <table:table-cell table:style-name="Table48.A2" office:value-type="string">
              <text:p text:style-name="P19">The "<text:span text:style-name="T30">Position depth custom fields</text:span>" page should appear displaying: The name of the Organisation framework, the name of the depth level, a "Miscellaneous" category of custom fields, the message "<text:span text:style-name="T70">No fields have been defined</text:span>,"(<text:span text:style-name="T5">when there is no field created</text:span>) a drop down menu of new custom field types which can be defined, a button named "Create custom field category," and a button named "Return to position framework."</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row>
            <table:table-cell table:style-name="Table48.A2" office:value-type="string">
              <text:p text:style-name="P20">6</text:p>
            </table:table-cell>
            <table:table-cell table:style-name="Table48.A2" office:value-type="string">
              <text:p text:style-name="P19">Click the "Return to position framework" button.</text:p>
            </table:table-cell>
            <table:table-cell table:style-name="Table48.A2" office:value-type="string">
              <text:p text:style-name="P19">Same as Step 4.</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ext:soft-page-break/>
          <table:table-row>
            <table:table-cell table:style-name="Table48.A2" office:value-type="string">
              <text:p text:style-name="P20">7</text:p>
            </table:table-cell>
            <table:table-cell table:style-name="Table48.A2" office:value-type="string">
              <text:p text:style-name="P19">Repeat Step 5 for the next <text:s/>custom lfields.</text:p>
            </table:table-cell>
            <table:table-cell table:style-name="Table48.A2" office:value-type="string">
              <text:p text:style-name="P19">Same as Step 5.</text:p>
            </table:table-cell>
            <table:table-cell table:style-name="Table48.A2" office:value-type="string">
              <text:p text:style-name="P19"/>
            </table:table-cell>
            <table:table-cell table:style-name="Table48.A2" office:value-type="string">
              <text:p text:style-name="P19"/>
            </table:table-cell>
            <table:table-cell table:style-name="Table48.A2" office:value-type="string">
              <text:p text:style-name="P19"/>
            </table:table-cell>
            <table:table-cell table:style-name="Table48.G2" office:value-type="string">
              <text:p text:style-name="P19"/>
            </table:table-cell>
          </table:table-row>
        </table:table>
        <text:h text:style-name="P64" text:outline-level="3">Filtering position hierarchies</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16">Step</text:p>
            </table:table-cell>
            <table:table-cell table:style-name="Table49.A1" office:value-type="string">
              <text:p text:style-name="P16">Action</text:p>
            </table:table-cell>
            <table:table-cell table:style-name="Table49.A1" office:value-type="string">
              <text:p text:style-name="P16">Expected Results</text:p>
            </table:table-cell>
            <table:table-cell table:style-name="Table49.A1" office:value-type="string">
              <text:p text:style-name="P16">Actual Results</text:p>
            </table:table-cell>
            <table:table-cell table:style-name="Table49.A1" office:value-type="string">
              <text:p text:style-name="P16">Comments</text:p>
            </table:table-cell>
            <table:table-cell table:style-name="Table49.A1" office:value-type="string">
              <text:p text:style-name="P16">P/F</text:p>
            </table:table-cell>
            <table:table-cell table:style-name="Table49.G1" office:value-type="string">
              <text:p text:style-name="P16">Bug #</text:p>
            </table:table-cell>
          </table:table-row>
          <table:table-row>
            <table:table-cell table:style-name="Table49.A2" office:value-type="string">
              <text:p text:style-name="P20">1</text:p>
            </table:table-cell>
            <table:table-cell table:style-name="Table49.A2" office:value-type="string">
              <text:p text:style-name="P19">Login as 'admin'</text:p>
            </table:table-cell>
            <table:table-cell table:style-name="Table49.A2" office:value-type="string">
              <text:p text:style-name="P19">Logged into the homepage</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2" office:value-type="string">
              <text:p text:style-name="P20">2</text:p>
            </table:table-cell>
            <table:table-cell table:style-name="Table49.A2" office:value-type="string">
              <text:p text:style-name="P19">In the Site <text:span text:style-name="T30">Administration</text:span> block, click: <text:span text:style-name="T52">Positions</text:span> &gt; <text:span text:style-name="T52">Manage positions</text:span></text:p>
            </table:table-cell>
            <table:table-cell table:style-name="Table49.A2" office:value-type="string">
              <text:p text:style-name="P19">The "Positions" &gt; "Manage frameworks" page should appear displaying the default position framework ("<text:span text:style-name="T52">General Positions</text:span>") or in this case the position framework created in 3.2.1</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4" office:value-type="float" office:value="3">
              <text:p text:style-name="P20">3</text:p>
            </table:table-cell>
            <table:table-cell table:style-name="Table49.A2" office:value-type="string">
              <text:p text:style-name="P19">Click on the <text:s/>framework <text:s/>created in 3.2.1</text:p>
            </table:table-cell>
            <table:table-cell table:style-name="Table49.A2" office:value-type="string">
              <text:p text:style-name="P19">A different “Manage positions” page should appear displaying the framework in a dropdown menu, a <text:span text:style-name="T86">New filter</text:span> set, <text:span text:style-name="T52">Show Display Options, </text:span><text:span text:style-name="T13">as well as</text:span><text:span text:style-name="T52"> </text:span><text:span text:style-name="T13">positions</text:span><text:span text:style-name="T52"> </text:span><text:span text:style-name="T13">an “Export” <text:s/>“Add new position”, and “Add new depth level buttons.</text:spa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Table_20_Contents"/>
            </table:table-cell>
            <table:table-cell table:style-name="Table49.G2" office:value-type="string">
              <text:p text:style-name="Table_20_Contents"/>
            </table:table-cell>
          </table:table-row>
          <table:table-row>
            <table:table-cell table:style-name="Table49.A4" office:value-type="float" office:value="4">
              <text:p text:style-name="P20">4</text:p>
            </table:table-cell>
            <table:table-cell table:style-name="Table49.A2" office:value-type="string">
              <text:p text:style-name="P19">In the "New filter" fieldset, enter the word "Demonstrate" or <text:s/>“Manager” (or for this testing purpose enter the first 4 letters of a position's name) in the "filter name field" and click on the "Add filter" button.</text:p>
            </table:table-cell>
            <table:table-cell table:style-name="Table49.A2" office:value-type="string">
              <text:p text:style-name="P19">The heading should display the number of filtered positions out of the number of positions. A new fieldset named "Active filters" should appear containing: a checkbox with the description "Fullname or shortname contains Demonstrate or the text entered previously in the filter name field," a "Remove selected" <text:soft-page-break/>button, and a "Remove all filters" button.</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5">
              <text:p text:style-name="P20">5</text:p>
            </table:table-cell>
            <table:table-cell table:style-name="Table49.A2" office:value-type="string">
              <text:p text:style-name="P19">Click the "Remove selected" button.</text:p>
            </table:table-cell>
            <table:table-cell table:style-name="Table49.A2" office:value-type="string">
              <text:p text:style-name="P19">Same as Step 2.</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6">
              <text:p text:style-name="P20">6</text:p>
            </table:table-cell>
            <table:table-cell table:style-name="Table49.A2" office:value-type="string">
              <text:p text:style-name="P19">Click the "Show Advanced" button.</text:p>
            </table:table-cell>
            <table:table-cell table:style-name="Table49.A2" office:value-type="string">
              <text:p text:style-name="P19">The "New filter" fieldset should expand showing new filter types: "Short name," "ID number," "Description," "Custom field"</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row>
            <table:table-cell table:style-name="Table49.A4" office:value-type="float" office:value="7">
              <text:p text:style-name="P20">7</text:p>
            </table:table-cell>
            <table:table-cell table:style-name="Table49.A2" office:value-type="string">
              <text:p text:style-name="P19">Use various filter options to test the results.</text:p>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A2" office:value-type="string">
              <text:p text:style-name="P19"/>
            </table:table-cell>
            <table:table-cell table:style-name="Table49.G2" office:value-type="string">
              <text:p text:style-name="P19"/>
            </table:table-cell>
          </table:table-row>
        </table:table>
        <text:h text:style-name="P64" text:outline-level="3">Exporting position hierarchy data</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6">Step</text:p>
            </table:table-cell>
            <table:table-cell table:style-name="Table50.A1" office:value-type="string">
              <text:p text:style-name="P16">Action</text:p>
            </table:table-cell>
            <table:table-cell table:style-name="Table50.A1" office:value-type="string">
              <text:p text:style-name="P16">Expected Results</text:p>
            </table:table-cell>
            <table:table-cell table:style-name="Table50.A1" office:value-type="string">
              <text:p text:style-name="P16">Actual Results</text:p>
            </table:table-cell>
            <table:table-cell table:style-name="Table50.A1" office:value-type="string">
              <text:p text:style-name="P16">Comments</text:p>
            </table:table-cell>
            <table:table-cell table:style-name="Table50.A1" office:value-type="string">
              <text:p text:style-name="P16">P/F</text:p>
            </table:table-cell>
            <table:table-cell table:style-name="Table50.G1" office:value-type="string">
              <text:p text:style-name="P16">Bug#</text:p>
            </table:table-cell>
          </table:table-row>
          <table:table-row>
            <table:table-cell table:style-name="Table50.A2" office:value-type="string">
              <text:p text:style-name="P20">1</text:p>
            </table:table-cell>
            <table:table-cell table:style-name="Table50.A2" office:value-type="string">
              <text:p text:style-name="P19">Login as 'admin'</text:p>
            </table:table-cell>
            <table:table-cell table:style-name="Table50.A2" office:value-type="string">
              <text:p text:style-name="P19">Logged into the homepage</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2</text:p>
            </table:table-cell>
            <table:table-cell table:style-name="Table50.A2" office:value-type="string">
              <text:p text:style-name="P19">In the Site <text:span text:style-name="T30">Administration</text:span> block, click: <text:span text:style-name="T52">Positions</text:span> &gt; <text:span text:style-name="T52">Manage positions</text:span></text:p>
            </table:table-cell>
            <table:table-cell table:style-name="Table50.A2" office:value-type="string">
              <text:p text:style-name="P19">The "Positions" &gt; "Manage frameworks" page should appear. Should see some prepopulated position frameworks.</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Table_20_Contents"/>
            </table:table-cell>
            <table:table-cell table:style-name="Table50.G2" office:value-type="string">
              <text:p text:style-name="Table_20_Contents"/>
            </table:table-cell>
          </table:table-row>
          <table:table-row>
            <table:table-cell table:style-name="Table50.A2" office:value-type="string">
              <text:p text:style-name="P20">3</text:p>
            </table:table-cell>
            <table:table-cell table:style-name="Table50.A2" office:value-type="string">
              <text:p text:style-name="P19">Click on the "Export" button.</text:p>
            </table:table-cell>
            <table:table-cell table:style-name="Table50.A2" office:value-type="string">
              <text:p text:style-name="P19">A page with the heading "Export" appears containing three links ("<text:span text:style-name="T52">Export in text format</text:span>," "<text:span text:style-name="T52">Export in ODS format</text:span>," and "<text:span text:style-name="T52">Export in Excel format</text:span>") and a button named "Continue."</text:p>
            </table:table-cell>
            <table:table-cell table:style-name="Table50.A2" office:value-type="string">
              <text:p text:style-name="P19"/>
            </table:table-cell>
            <table:table-cell table:style-name="Table50.A2" office:value-type="string">
              <text:p text:style-name="P19">Stopped testing this with selenium as it couldn't record from the pop up</text:p>
            </table:table-cell>
            <table:table-cell table:style-name="Table50.A2" office:value-type="string">
              <text:p text:style-name="P19"/>
            </table:table-cell>
            <table:table-cell table:style-name="Table50.G2" office:value-type="string">
              <text:p text:style-name="P19"/>
            </table:table-cell>
          </table:table-row>
          <table:table-row>
            <table:table-cell table:style-name="Table50.A2" office:value-type="string">
              <text:p text:style-name="P20">4</text:p>
            </table:table-cell>
            <table:table-cell table:style-name="Table50.A2" office:value-type="string">
              <text:p text:style-name="P19">Click on the "Export in text format" link and view the file returned from the site.</text:p>
            </table:table-cell>
            <table:table-cell table:style-name="Table50.A2" office:value-type="string">
              <text:p text:style-name="P19">The file is named "Positions.csv" and contains <text:s/>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ext:soft-page-break/>
          <table:table-row>
            <table:table-cell table:style-name="Table50.A2" office:value-type="string">
              <text:p text:style-name="P20">5</text:p>
            </table:table-cell>
            <table:table-cell table:style-name="Table50.A2" office:value-type="string">
              <text:p text:style-name="P19">Click on the "Export in ODS format" link and view the file returned from the site.</text:p>
            </table:table-cell>
            <table:table-cell table:style-name="Table50.A2" office:value-type="string">
              <text:p text:style-name="P19">The file is named "Positions.od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7" office:value-type="float" office:value="6">
              <text:p text:style-name="P20">6</text:p>
            </table:table-cell>
            <table:table-cell table:style-name="Table50.A2" office:value-type="string">
              <text:p text:style-name="P19">Click on the "Export in XLS format" link and view the file returned from the site.</text:p>
            </table:table-cell>
            <table:table-cell table:style-name="Table50.A2" office:value-type="string">
              <text:p text:style-name="P19">The file is named "Positions.xls" and contains all of the positions in the hierarchy.</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F/IE6</text:p>
            </table:table-cell>
            <table:table-cell table:style-name="Table50.G5" office:value-type="float" office:value="6119">
              <text:p text:style-name="P19">6119</text:p>
            </table:table-cell>
          </table:table-row>
          <table:table-row>
            <table:table-cell table:style-name="Table50.A2" office:value-type="string">
              <text:p text:style-name="P20">7</text:p>
            </table:table-cell>
            <table:table-cell table:style-name="Table50.A2" office:value-type="string">
              <text:p text:style-name="P19">Click on the "Continue" button.</text:p>
            </table:table-cell>
            <table:table-cell table:style-name="Table50.A2" office:value-type="string">
              <text:p text:style-name="P19">Same as Step 2.</text:p>
            </table:table-cell>
            <table:table-cell table:style-name="Table50.A2" office:value-type="string">
              <text:p text:style-name="P19"/>
            </table:table-cell>
            <table:table-cell table:style-name="Table50.A2" office:value-type="string">
              <text:p text:style-name="P19"/>
            </table:table-cell>
            <table:table-cell table:style-name="Table50.A2" office:value-type="string">
              <text:p text:style-name="P19"/>
            </table:table-cell>
            <table:table-cell table:style-name="Table50.G2" office:value-type="string">
              <text:p text:style-name="P19"/>
            </table:table-cell>
          </table:table-row>
        </table:table>
        <text:h text:style-name="P66" text:outline-level="2">Assigning users to positions</text:h>
        <text:h text:style-name="P64" text:outline-level="3">Assigning a user to a primary position</text:h>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6">Step</text:p>
            </table:table-cell>
            <table:table-cell table:style-name="Table51.A1" office:value-type="string">
              <text:p text:style-name="P16">Action</text:p>
            </table:table-cell>
            <table:table-cell table:style-name="Table51.A1" office:value-type="string">
              <text:p text:style-name="P16">Expected Results</text:p>
            </table:table-cell>
            <table:table-cell table:style-name="Table51.A1" office:value-type="string">
              <text:p text:style-name="P16">Actual Results</text:p>
            </table:table-cell>
            <table:table-cell table:style-name="Table51.A1" office:value-type="string">
              <text:p text:style-name="P16">Comments</text:p>
            </table:table-cell>
            <table:table-cell table:style-name="Table51.A1" office:value-type="string">
              <text:p text:style-name="P16">P/F</text:p>
            </table:table-cell>
            <table:table-cell table:style-name="Table51.G1" office:value-type="string">
              <text:p text:style-name="P16">Bug#</text:p>
            </table:table-cell>
          </table:table-row>
          <table:table-row>
            <table:table-cell table:style-name="Table51.A2" office:value-type="string">
              <text:p text:style-name="P20">1</text:p>
            </table:table-cell>
            <table:table-cell table:style-name="Table51.A2" office:value-type="string">
              <text:p text:style-name="P19">Login as 'admin'</text:p>
            </table:table-cell>
            <table:table-cell table:style-name="Table51.A2" office:value-type="string">
              <text:p text:style-name="P19">Logged into the homepag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2</text:p>
            </table:table-cell>
            <table:table-cell table:style-name="Table51.A2" office:value-type="string">
              <text:p text:style-name="P19">In the Site <text:span text:style-name="T30">Administration</text:span> block, click: <text:span text:style-name="T52">Users </text:span><text:span text:style-name="T13">&gt; </text:span><text:span text:style-name="T52">Accounts</text:span> &gt; <text:span text:style-name="T52">Browse list of </text:span><text:span text:style-name="T52">users</text:span></text:p>
            </table:table-cell>
            <table:table-cell table:style-name="Table51.A2" office:value-type="string">
              <text:p text:style-name="P19">A page should appear containing all user accounts in the system.</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Table_20_Contents"/>
            </table:table-cell>
            <table:table-cell table:style-name="Table51.G2" office:value-type="string">
              <text:p text:style-name="Table_20_Contents"/>
            </table:table-cell>
          </table:table-row>
          <table:table-row>
            <table:table-cell table:style-name="Table51.A2" office:value-type="string">
              <text:p text:style-name="P20">3</text:p>
            </table:table-cell>
            <table:table-cell table:style-name="Table51.A2" office:value-type="string">
              <text:p text:style-name="P19">Click on the name of one of the users (under the "<text:span text:style-name="T55">First name</text:span>" / "<text:span text:style-name="T55">Surname</text:span>" column) </text:p>
            </table:table-cell>
            <table:table-cell table:style-name="Table51.A2" office:value-type="string">
              <text:p text:style-name="P19">The user profile page for the user should appear. Several tabs should appear, including the "<text:span text:style-name="T55">Positions</text:span>" tab.</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4</text:p>
            </table:table-cell>
            <table:table-cell table:style-name="Table51.A2" office:value-type="string">
              <text:p text:style-name="P19">Click on the "<text:span text:style-name="T55">Positions</text:span>" tab</text:p>
            </table:table-cell>
            <table:table-cell table:style-name="Table51.A2" office:value-type="string">
              <text:p text:style-name="P19">The page should update, and a sub-tab should appear displaying "<text:span text:style-name="T79">Primary position</text:span>," "<text:span text:style-name="T79">Secondary position</text:span>," "<text:span text:style-name="T79">Aspirational position</text:span>." <text:soft-page-break/>Also a form should appear containing the fields "Title (fulllname)", "Title (shortname)", "Description", "Position", "Organisation", "Manager", "Start date", and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5</text:p>
            </table:table-cell>
            <table:table-cell table:style-name="Table51.A2" office:value-type="string">
              <text:p text:style-name="P19">Click on the "Choose position" button.</text:p>
            </table:table-cell>
            <table:table-cell table:style-name="Table51.A2" office:value-type="string">
              <text:p text:style-name="P19">A lightbox should appear containing all positions in the default or chosen position hierarchy.</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6</text:p>
            </table:table-cell>
            <table:table-cell table:style-name="Table51.A2" office:value-type="string">
              <text:p text:style-name="P19">Click on the name of a position.</text:p>
            </table:table-cell>
            <table:table-cell table:style-name="Table51.A2" office:value-type="string">
              <text:p text:style-name="P19">The lightbox should disappear and the name of the selected position should appear next to the word "Position."</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7</text:p>
            </table:table-cell>
            <table:table-cell table:style-name="Table51.A2" office:value-type="string">
              <text:p text:style-name="P19">Click on the "Choose organisation" button.</text:p>
            </table:table-cell>
            <table:table-cell table:style-name="Table51.A2" office:value-type="string">
              <text:p text:style-name="P19">A lightbox should appear containing all positions in the default or chosen <text:s/>position hierarchy.</text:p>
            </table:table-cell>
            <table:table-cell table:style-name="Table51.A2" office:value-type="string">
              <text:p text:style-name="P40"/>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8</text:p>
            </table:table-cell>
            <table:table-cell table:style-name="Table51.A2" office:value-type="string">
              <text:p text:style-name="P19">Click on the name of an organisation.</text:p>
            </table:table-cell>
            <table:table-cell table:style-name="Table51.A2" office:value-type="string">
              <text:p text:style-name="P19">The lightbox should disappear and the name of the selected organisation should appear next to the word "Organisation."</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9</text:p>
            </table:table-cell>
            <table:table-cell table:style-name="Table51.A2" office:value-type="string">
              <text:p text:style-name="P19">Click on the "Choose manager" button.</text:p>
            </table:table-cell>
            <table:table-cell table:style-name="Table51.A2" office:value-type="string">
              <text:p text:style-name="P19">A lightbox should appear containing all users assigned as a Manager in the system.</text:p>
            </table:table-cell>
            <table:table-cell table:style-name="Table51.A2" office:value-type="string">
              <text:p text:style-name="P19"/>
            </table:table-cell>
            <table:table-cell table:style-name="Table51.A2" office:value-type="string">
              <text:p text:style-name="P19">This has to be <text:s/>assigned in <text:span text:style-name="T52">Users</text:span> &gt;<text:span text:style-name="T52">Permissions</text:span>&gt;<text:span text:style-name="T52">Assign System roles </text:span><text:span text:style-name="T13">before a manager can be assigned</text:span></text:p>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0</text:p>
            </table:table-cell>
            <table:table-cell table:style-name="Table51.A2" office:value-type="string">
              <text:p text:style-name="P19">Click on the name of a manager.</text:p>
            </table:table-cell>
            <table:table-cell table:style-name="Table51.A2" office:value-type="string">
              <text:p text:style-name="P19">The lightbox should disappear and the name of the selected manager should appear next to the word "Manage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ext:soft-page-break/>
          <table:table-row>
            <table:table-cell table:style-name="Table51.A2" office:value-type="string">
              <text:p text:style-name="P20">11</text:p>
            </table:table-cell>
            <table:table-cell table:style-name="Table51.A2" office:value-type="string">
              <text:p text:style-name="P19">Click on the calendar icon next to the "Start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2</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Start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3</text:p>
            </table:table-cell>
            <table:table-cell table:style-name="Table51.A2" office:value-type="string">
              <text:p text:style-name="P19">Click on the calendar icon next to the "Finish date" field.</text:p>
            </table:table-cell>
            <table:table-cell table:style-name="Table51.A2" office:value-type="string">
              <text:p text:style-name="P19">A calendar UI should appear.</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ext:p text:style-name="P19"/>
              <text:p text:style-name="P19"/>
            </table:table-cell>
          </table:table-row>
          <table:table-row>
            <table:table-cell table:style-name="Table51.A2" office:value-type="string">
              <text:p text:style-name="P20">14</text:p>
            </table:table-cell>
            <table:table-cell table:style-name="Table51.A2" office:value-type="string">
              <text:p text:style-name="P19">Click on a date in the calendar UI.</text:p>
            </table:table-cell>
            <table:table-cell table:style-name="Table51.A2" office:value-type="string">
              <text:p text:style-name="P19">The calendar UI should disappear and the selected date should appear in the text input box next to the words "Finish date".</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5</text:p>
            </table:table-cell>
            <table:table-cell table:style-name="Table51.A2" office:value-type="string">
              <text:p text:style-name="P19">Click the "Update position" button</text:p>
            </table:table-cell>
            <table:table-cell table:style-name="Table51.A2" office:value-type="string">
              <text:p text:style-name="P19">The page should update displaying a "Continue" text link.</text:p>
            </table:table-cell>
            <table:table-cell table:style-name="Table51.A2" office:value-type="string">
              <text:p text:style-name="P19"/>
            </table:table-cell>
            <table:table-cell table:style-name="Table51.A2" office:value-type="string">
              <text:p text:style-name="P19"/>
            </table:table-cell>
            <table:table-cell table:style-name="Table51.A2" office:value-type="string">
              <text:p text:style-name="P19"/>
            </table:table-cell>
            <table:table-cell table:style-name="Table51.G2" office:value-type="string">
              <text:p text:style-name="P19"/>
            </table:table-cell>
          </table:table-row>
          <table:table-row>
            <table:table-cell table:style-name="Table51.A2" office:value-type="string">
              <text:p text:style-name="P20">16</text:p>
            </table:table-cell>
            <table:table-cell table:style-name="Table51.A2" office:value-type="string">
              <text:p text:style-name="P19">Click on the "Continue" text link.</text:p>
            </table:table-cell>
            <table:table-cell table:style-name="Table51.A2" office:value-type="string">
              <text:p text:style-name="P19">The page should update with the values entered in the previous steps.</text:p>
            </table:table-cell>
            <table:table-cell table:style-name="Table51.A2" office:value-type="string">
              <text:p text:style-name="P19"/>
            </table:table-cell>
            <table:table-cell table:style-name="Table51.A2" office:value-type="string">
              <text:p text:style-name="P19">Depending on the speed of the computer a user might not be able to click on the “ continue button.</text:p>
            </table:table-cell>
            <table:table-cell table:style-name="Table51.A2" office:value-type="string">
              <text:p text:style-name="P19"/>
            </table:table-cell>
            <table:table-cell table:style-name="Table51.G2" office:value-type="string">
              <text:p text:style-name="P19"/>
            </table:table-cell>
          </table:table-row>
        </table:table>
        <text:h text:style-name="P64" text:outline-level="3">Assigning a user to a secondary position</text:h>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row>
            <table:table-cell table:style-name="Table59.A1" office:value-type="string">
              <text:p text:style-name="P17">Step</text:p>
            </table:table-cell>
            <table:table-cell table:style-name="Table59.A1" office:value-type="string">
              <text:p text:style-name="Table_20_Contents"><text:span text:style-name="T28">Action</text:span> </text:p>
            </table:table-cell>
            <table:table-cell table:style-name="Table59.A1" office:value-type="string">
              <text:p text:style-name="P16">Expected Result</text:p>
            </table:table-cell>
            <table:table-cell table:style-name="Table59.A1" office:value-type="string">
              <text:p text:style-name="P16">Actual Result</text:p>
            </table:table-cell>
            <table:table-cell table:style-name="Table59.A1" office:value-type="string">
              <text:p text:style-name="P16">Comments</text:p>
            </table:table-cell>
            <table:table-cell table:style-name="Table59.A1" office:value-type="string">
              <text:p text:style-name="P16">P/F</text:p>
            </table:table-cell>
            <table:table-cell table:style-name="Table59.G1" office:value-type="string">
              <text:p text:style-name="P16">Bug#</text:p>
            </table:table-cell>
          </table:table-row>
          <table:table-row>
            <table:table-cell table:style-name="Table59.A2" office:value-type="string">
              <text:p text:style-name="P20">1</text:p>
            </table:table-cell>
            <table:table-cell table:style-name="Table59.A2" office:value-type="string">
              <text:p text:style-name="P19">Login as 'admin'</text:p>
            </table:table-cell>
            <table:table-cell table:style-name="Table59.A2" office:value-type="string">
              <text:p text:style-name="P19">Logged into the homepag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2</text:p>
            </table:table-cell>
            <table:table-cell table:style-name="Table59.A2" office:value-type="string">
              <text:p text:style-name="P19">In the Site <text:span text:style-name="T30">Administration</text:span> block, click: <text:span text:style-name="T52">Users </text:span><text:soft-page-break/><text:span text:style-name="T13">&gt; </text:span><text:span text:style-name="T52">Accounts </text:span>&gt; <text:span text:style-name="T52">Browse list of users</text:span></text:p>
            </table:table-cell>
            <table:table-cell table:style-name="Table59.A2" office:value-type="string">
              <text:p text:style-name="P19">A page should appear containing all user accounts in the system.</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3</text:p>
            </table:table-cell>
            <table:table-cell table:style-name="Table59.A2" office:value-type="string">
              <text:p text:style-name="P19">Click on the name of one of the users (under the "<text:span text:style-name="T55">First name</text:span>" / "<text:span text:style-name="T55">Surname</text:span>" column) </text:p>
            </table:table-cell>
            <table:table-cell table:style-name="Table59.A2" office:value-type="string">
              <text:p text:style-name="P19">The user profile page for the user should appear. Several tabs should appear, including the "<text:span text:style-name="T55">Positions</text:span>" tab.</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4</text:p>
            </table:table-cell>
            <table:table-cell table:style-name="Table59.A2" office:value-type="string">
              <text:p text:style-name="P19">Click on the "<text:span text:style-name="T55">Positions</text:span>" tab</text:p>
            </table:table-cell>
            <table:table-cell table:style-name="Table59.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5</text:p>
            </table:table-cell>
            <table:table-cell table:style-name="Table59.A2" office:value-type="string">
              <text:p text:style-name="P19">Click on Secondary <text:s/>position</text:p>
            </table:table-cell>
            <table:table-cell table:style-name="Table59.A2" office:value-type="string">
              <text:p text:style-name="P19">The page should refresh displaying "<text:span text:style-name="T79">Primary position</text:span>," "<text:span text:style-name="T79">Secondary </text:span><text:span text:style-name="T79">position</text:span>," "<text:span text:style-name="T79">Aspirational position</text:span>." Also a form called secondary position should appear containing the fields "Title (fulllname)", "Title (shortname)", "Description", "Position", "Organisation", "Manager", "Start date", and "Finish date."</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6</text:p>
            </table:table-cell>
            <table:table-cell table:style-name="Table59.A2" office:value-type="string">
              <text:p text:style-name="P19">On the refreshed page proceed to populate the fields, leaving out choose position, <text:soft-page-break/>organisation and manager click: on the Update position button</text:p>
            </table:table-cell>
            <table:table-cell table:style-name="Table59.A2" office:value-type="string">
              <text:p text:style-name="P19">The page should refresh displaying the text <text:span text:style-name="T3">No position set</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7</text:p>
            </table:table-cell>
            <table:table-cell table:style-name="Table59.A2" office:value-type="string">
              <text:p text:style-name="P19">On the refreshed page proceed to populate the fields, this time clicking choose position button</text:p>
            </table:table-cell>
            <table:table-cell table:style-name="Table59.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8</text:p>
            </table:table-cell>
            <table:table-cell table:style-name="Table59.A2" office:value-type="string">
              <text:p text:style-name="P19">On the pop up screen click: on either <text:s/><text:span text:style-name="T43">CLOSE </text:span><text:span text:style-name="T19">or</text:span><text:span text:style-name="T43"> </text:span><text:span text:style-name="T46">X </text:span></text:p>
            </table:table-cell>
            <table:table-cell table:style-name="Table59.A2" office:value-type="string">
              <text:p text:style-name="P19">Pop up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9</text:p>
            </table:table-cell>
            <table:table-cell table:style-name="Table59.A2" office:value-type="string">
              <text:p text:style-name="P19">On the Secondary position page repeat step 7</text:p>
            </table:table-cell>
            <table:table-cell table:style-name="Table59.A2" office:value-type="string">
              <text:p text:style-name="P19">A pop up screen should a ppear displaying the text <text:span text:style-name="T30">Choose position, </text:span><text:span text:style-name="T16">a list </text:span><text:span text:style-name="T16">of positions and <text:s/></text:span><text:span text:style-name="T43">CLOSE </text:span><text:span text:style-name="T19">&amp;</text:span><text:span text:style-name="T33"> </text:span><text:span text:style-name="T46">X </text:span><text:span text:style-name="T18">buttons</text:spa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0</text:p>
            </table:table-cell>
            <table:table-cell table:style-name="Table59.A2" office:value-type="string">
              <text:p text:style-name="P43">On the pop up screen choose a position</text:p>
            </table:table-cell>
            <table:table-cell table:style-name="Table59.A2" office:value-type="string">
              <text:p text:style-name="P19">The pop up screen should disappear revealing the secondary position screen</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1</text:p>
            </table:table-cell>
            <table:table-cell table:style-name="Table59.A2" office:value-type="string">
              <text:p text:style-name="P19">Repeat <text:s/>step 7 through 10 for Choose organisation and Choose manager</text:p>
            </table:table-cell>
            <table:table-cell table:style-name="Table59.A2" office:value-type="string">
              <text:p text:style-name="P19">Same results as steps 7 through 10</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2</text:p>
            </table:table-cell>
            <table:table-cell table:style-name="Table59.A2" office:value-type="string">
              <text:p text:style-name="P19">By the date fields Click on the calendar icon</text:p>
            </table:table-cell>
            <table:table-cell table:style-name="Table59.A2" office:value-type="string">
              <text:p text:style-name="P19">The calendar UI should appear displaying the current month</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3</text:p>
            </table:table-cell>
            <table:table-cell table:style-name="Table59.A2" office:value-type="string">
              <text:p text:style-name="P19">Click away from the pop up calender</text:p>
            </table:table-cell>
            <table:table-cell table:style-name="Table59.A2" office:value-type="string">
              <text:p text:style-name="P19">The calendar UI should disappear</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4</text:p>
            </table:table-cell>
            <table:table-cell table:style-name="Table59.A2" office:value-type="string">
              <text:p text:style-name="P19">By the date fields click on the calender icon In the date fields use <text:soft-page-break/>a future date for the start date and a past date for the finish date and click onthe Update position button.</text:p>
            </table:table-cell>
            <table:table-cell table:style-name="Table59.A2" office:value-type="string">
              <text:p text:style-name="P19">Should not accept date page <text:s/>should refresh showing prepopulated fields and dates <text:s/><text:soft-page-break/>validated</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F</text:p>
            </table:table-cell>
            <table:table-cell table:style-name="Table59.G2" office:value-type="string">
              <text:p text:style-name="Table_20_Contents">5606</text:p>
            </table:table-cell>
          </table:table-row>
          <table:table-row>
            <table:table-cell table:style-name="Table59.A2" office:value-type="string">
              <text:p text:style-name="P20">15</text:p>
            </table:table-cell>
            <table:table-cell table:style-name="Table59.A2" office:value-type="string">
              <text:p text:style-name="P19">By the date fields click on the calender icon <text:s/>In the date fields use the right date format and click on the Update position button.</text:p>
            </table:table-cell>
            <table:table-cell table:style-name="Table59.A2" office:value-type="string">
              <text:p text:style-name="P19">The page should update displaying a "<text:span text:style-name="T52">Continue</text:span>" text link.</text:p>
            </table:table-cell>
            <table:table-cell table:style-name="Table59.A2" office:value-type="string">
              <text:p text:style-name="Table_20_Contents"/>
            </table:table-cell>
            <table:table-cell table:style-name="Table59.A2" office:value-type="string">
              <text:p text:style-name="Table_20_Contents"/>
            </table:table-cell>
            <table:table-cell table:style-name="Table59.A2" office:value-type="string">
              <text:p text:style-name="Table_20_Contents"/>
            </table:table-cell>
            <table:table-cell table:style-name="Table59.G2" office:value-type="string">
              <text:p text:style-name="Table_20_Contents"/>
            </table:table-cell>
          </table:table-row>
          <table:table-row>
            <table:table-cell table:style-name="Table59.A2" office:value-type="string">
              <text:p text:style-name="P20">16</text:p>
            </table:table-cell>
            <table:table-cell table:style-name="Table59.A2" office:value-type="string">
              <text:p text:style-name="P19">On the updated page <text:s/>displaying a "<text:span text:style-name="T52">Continue</text:span>" text link, click: on the continue</text:p>
            </table:table-cell>
            <table:table-cell table:style-name="Table59.A2" office:value-type="string">
              <text:p text:style-name="P19">The page should update with the values entered in the previous steps.</text:p>
            </table:table-cell>
            <table:table-cell table:style-name="Table59.A2" office:value-type="string">
              <text:p text:style-name="Table_20_Contents"/>
            </table:table-cell>
            <table:table-cell table:style-name="Table59.A2" office:value-type="string">
              <text:p text:style-name="P19">Depending on the speed of the computer a user might not be able toclick on the “ continue </text:p>
            </table:table-cell>
            <table:table-cell table:style-name="Table59.A2" office:value-type="string">
              <text:p text:style-name="P42"/>
            </table:table-cell>
            <table:table-cell table:style-name="Table59.G2" office:value-type="string">
              <text:p text:style-name="P42"/>
            </table:table-cell>
          </table:table-row>
        </table:table>
        <text:p text:style-name="P5"/>
        <text:h text:style-name="P64" text:outline-level="3">Assigning a user to an aspirational <text:s/>position</text:h>
        <table:table table:name="Table60" table:style-name="Table60">
          <table:table-column table:style-name="Table60.A"/>
          <table:table-column table:style-name="Table60.B"/>
          <table:table-column table:style-name="Table60.C"/>
          <table:table-column table:style-name="Table60.D"/>
          <table:table-column table:style-name="Table60.B"/>
          <table:table-column table:style-name="Table60.F"/>
          <table:table-column table:style-name="Table60.G"/>
          <table:table-row>
            <table:table-cell table:style-name="Table60.A1" office:value-type="string">
              <text:p text:style-name="P16">Step</text:p>
            </table:table-cell>
            <table:table-cell table:style-name="Table60.A1" office:value-type="string">
              <text:p text:style-name="P16">Action</text:p>
            </table:table-cell>
            <table:table-cell table:style-name="Table60.A1" office:value-type="string">
              <text:p text:style-name="P16">Expected result</text:p>
            </table:table-cell>
            <table:table-cell table:style-name="Table60.A1" office:value-type="string">
              <text:p text:style-name="P16">Actual result</text:p>
            </table:table-cell>
            <table:table-cell table:style-name="Table60.A1" office:value-type="string">
              <text:p text:style-name="P16">Comments</text:p>
            </table:table-cell>
            <table:table-cell table:style-name="Table60.A1" office:value-type="string">
              <text:p text:style-name="P16">P/F</text:p>
            </table:table-cell>
            <table:table-cell table:style-name="Table60.G1" office:value-type="string">
              <text:p text:style-name="P16">Bug#</text:p>
            </table:table-cell>
          </table:table-row>
          <table:table-row>
            <table:table-cell table:style-name="Table60.A2" office:value-type="string">
              <text:p text:style-name="P20">1</text:p>
            </table:table-cell>
            <table:table-cell table:style-name="Table60.A2" office:value-type="string">
              <text:p text:style-name="P19">Login as 'admin'</text:p>
            </table:table-cell>
            <table:table-cell table:style-name="Table60.A2" office:value-type="string">
              <text:p text:style-name="P19">Logged into the homepag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2</text:p>
            </table:table-cell>
            <table:table-cell table:style-name="Table60.A2" office:value-type="string">
              <text:p text:style-name="P19">In the Site <text:span text:style-name="T30">Administration</text:span> block, click: <text:span text:style-name="T52">Users </text:span><text:span text:style-name="T13">&gt; </text:span><text:span text:style-name="T52">Accounts </text:span>&gt; <text:span text:style-name="T52">Browse list of users</text:span></text:p>
            </table:table-cell>
            <table:table-cell table:style-name="Table60.A2" office:value-type="string">
              <text:p text:style-name="P19">A page should appear containing all user accounts in the system.</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3</text:p>
            </table:table-cell>
            <table:table-cell table:style-name="Table60.A2" office:value-type="string">
              <text:p text:style-name="P19">Click on the name of one of the users (under the "<text:span text:style-name="T55">First name</text:span>" / "<text:span text:style-name="T55">Surname</text:span>" column) </text:p>
            </table:table-cell>
            <table:table-cell table:style-name="Table60.A2" office:value-type="string">
              <text:p text:style-name="P19">The user profile page for the user should appear. Several tabs should appear, including the "<text:span text:style-name="T55">Positions</text:span>" tab.</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ext:soft-page-break/>
          <table:table-row>
            <table:table-cell table:style-name="Table60.A2" office:value-type="string">
              <text:p text:style-name="P20">4</text:p>
            </table:table-cell>
            <table:table-cell table:style-name="Table60.A2" office:value-type="string">
              <text:p text:style-name="P19">Click on the "<text:span text:style-name="T55">Positions</text:span>" tab</text:p>
            </table:table-cell>
            <table:table-cell table:style-name="Table60.A2" office:value-type="string">
              <text:p text:style-name="P19">The page should update, and a sub-tab should appear displaying "<text:span text:style-name="T79">Primary position</text:span>," "<text:span text:style-name="T79">Secondary position</text:span>," "<text:span text:style-name="T79">Aspirational position</text:span>." Also a form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5</text:p>
            </table:table-cell>
            <table:table-cell table:style-name="Table60.A2" office:value-type="string">
              <text:p text:style-name="P19">Click on Aspirational position</text:p>
            </table:table-cell>
            <table:table-cell table:style-name="Table60.A2" office:value-type="string">
              <text:p text:style-name="P19">The page should refresh displaying "<text:span text:style-name="T79">Primary position</text:span>," "<text:span text:style-name="T79">Secondary position</text:span>," "<text:span text:style-name="T79">Aspirational position</text:span>." Also a form called secondary position should appear containing the fields "Title (fulllname)", "Title (shortname)", "Description", "Position", "Organisation", "Manager", "Start date", and "Finish date."</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6</text:p>
            </table:table-cell>
            <table:table-cell table:style-name="Table60.A2" office:value-type="string">
              <text:p text:style-name="P19">On the refreshed page proceed to populate the fields, leaving out choose position, organisation and manager click: on the Update position button</text:p>
            </table:table-cell>
            <table:table-cell table:style-name="Table60.A2" office:value-type="string">
              <text:p text:style-name="P19">The page should refresh displaying the text <text:span text:style-name="T3">No position set</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ext:soft-page-break/>
          <table:table-row>
            <table:table-cell table:style-name="Table60.A2" office:value-type="string">
              <text:p text:style-name="P20">7</text:p>
            </table:table-cell>
            <table:table-cell table:style-name="Table60.A2" office:value-type="string">
              <text:p text:style-name="P19">On the refreshed page proceed to populate the fields, this time clicking choose position button</text:p>
            </table:table-cell>
            <table:table-cell table:style-name="Table60.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8</text:p>
            </table:table-cell>
            <table:table-cell table:style-name="Table60.A2" office:value-type="string">
              <text:p text:style-name="P19">On the pop up screen click: on either <text:s/><text:span text:style-name="T43">CLOSE </text:span><text:span text:style-name="T19">or</text:span><text:span text:style-name="T43"> </text:span><text:span text:style-name="T46">X </text:span></text:p>
            </table:table-cell>
            <table:table-cell table:style-name="Table60.A2" office:value-type="string">
              <text:p text:style-name="P19">Pop up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9</text:p>
            </table:table-cell>
            <table:table-cell table:style-name="Table60.A2" office:value-type="string">
              <text:p text:style-name="P19">On the Aspirational position page repeat step 7</text:p>
            </table:table-cell>
            <table:table-cell table:style-name="Table60.A2" office:value-type="string">
              <text:p text:style-name="P19">A pop up screen should a ppear displaying the text <text:span text:style-name="T30">Choose position, </text:span><text:span text:style-name="T16">a list of positions and <text:s/></text:span><text:span text:style-name="T43">CLOSE </text:span><text:span text:style-name="T19">&amp;</text:span><text:span text:style-name="T33"> </text:span><text:span text:style-name="T46">X </text:span><text:span text:style-name="T18">buttons</text:spa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0</text:p>
            </table:table-cell>
            <table:table-cell table:style-name="Table60.A2" office:value-type="string">
              <text:p text:style-name="P43">On the pop up screen choose a position</text:p>
            </table:table-cell>
            <table:table-cell table:style-name="Table60.A2" office:value-type="string">
              <text:p text:style-name="P19">The pop up screen should disappear revealing the secondary position screen</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1</text:p>
            </table:table-cell>
            <table:table-cell table:style-name="Table60.A2" office:value-type="string">
              <text:p text:style-name="P19">Repeat <text:s/>step 7 through 10 for Choose organisation and Choose manager</text:p>
            </table:table-cell>
            <table:table-cell table:style-name="Table60.A2" office:value-type="string">
              <text:p text:style-name="P19">Same results as steps 7 through 10</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2</text:p>
            </table:table-cell>
            <table:table-cell table:style-name="Table60.A2" office:value-type="string">
              <text:p text:style-name="P19">By the date fields Click on the calendar icon</text:p>
            </table:table-cell>
            <table:table-cell table:style-name="Table60.A2" office:value-type="string">
              <text:p text:style-name="P19">The calendar UI should appear displaying the current month</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3</text:p>
            </table:table-cell>
            <table:table-cell table:style-name="Table60.A2" office:value-type="string">
              <text:p text:style-name="P19">Click away from the pop up calender</text:p>
            </table:table-cell>
            <table:table-cell table:style-name="Table60.A2" office:value-type="string">
              <text:p text:style-name="P19">The calendar UI should disappear</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4</text:p>
            </table:table-cell>
            <table:table-cell table:style-name="Table60.A2" office:value-type="string">
              <text:p text:style-name="P19">By the date fields click on the calender icon In the date fields use a future date for the start date and a past date for the finish date and click onthe Update <text:soft-page-break/>position button.</text:p>
            </table:table-cell>
            <table:table-cell table:style-name="Table60.A2" office:value-type="string">
              <text:p text:style-name="P19">Should not accept date page <text:s/>should refresh showing prepopulated fields and dates <text:s/>validated</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5</text:p>
            </table:table-cell>
            <table:table-cell table:style-name="Table60.A2" office:value-type="string">
              <text:p text:style-name="P19">By the date fields click on the calender icon <text:s/>In the date fields use the right date format and click on the Update position button.</text:p>
            </table:table-cell>
            <table:table-cell table:style-name="Table60.A2" office:value-type="string">
              <text:p text:style-name="P19">The page should update displaying a "<text:span text:style-name="T52">Continue</text:span>" text link.</text:p>
            </table:table-cell>
            <table:table-cell table:style-name="Table60.A2" office:value-type="string">
              <text:p text:style-name="Table_20_Contents"/>
            </table:table-cell>
            <table:table-cell table:style-name="Table60.A2" office:value-type="string">
              <text:p text:style-name="Table_20_Contents"/>
            </table:table-cell>
            <table:table-cell table:style-name="Table60.A2" office:value-type="string">
              <text:p text:style-name="Table_20_Contents"/>
            </table:table-cell>
            <table:table-cell table:style-name="Table60.G2" office:value-type="string">
              <text:p text:style-name="Table_20_Contents"/>
            </table:table-cell>
          </table:table-row>
          <table:table-row>
            <table:table-cell table:style-name="Table60.A2" office:value-type="string">
              <text:p text:style-name="P20">16</text:p>
            </table:table-cell>
            <table:table-cell table:style-name="Table60.A2" office:value-type="string">
              <text:p text:style-name="P19">On the updated page <text:s/>displaying a "<text:span text:style-name="T52">Continue</text:span>" text link, click: on the continue</text:p>
            </table:table-cell>
            <table:table-cell table:style-name="Table60.A2" office:value-type="string">
              <text:p text:style-name="P19">The page should update with the values entered in the previous steps.</text:p>
            </table:table-cell>
            <table:table-cell table:style-name="Table60.A2" office:value-type="string">
              <text:p text:style-name="Table_20_Contents"/>
            </table:table-cell>
            <table:table-cell table:style-name="Table60.A2" office:value-type="string">
              <text:p text:style-name="P19">Depending on the speed of the computer a user might not be able toclick on the “ continue </text:p>
            </table:table-cell>
            <table:table-cell table:style-name="Table60.A2" office:value-type="string">
              <text:p text:style-name="Table_20_Contents"/>
            </table:table-cell>
            <table:table-cell table:style-name="Table60.G2" office:value-type="string">
              <text:p text:style-name="Table_20_Contents"/>
            </table:table-cell>
          </table:table-row>
        </table:table>
        <text:p text:style-name="P3"/>
        <text:h text:style-name="P66" text:outline-level="2">Managing activity completion</text:h>
        <text:h text:style-name="P64" text:outline-level="3">Configuring activity completion for a course</text:h>
        <text:h text:style-name="P66" text:outline-level="2">Managing course completion</text:h>
        <text:h text:style-name="P64" text:outline-level="3">Configuring course completion in a course</text:h>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table-cell table:style-name="Table61.A1" office:value-type="string">
              <text:p text:style-name="P16">Step</text:p>
            </table:table-cell>
            <table:table-cell table:style-name="Table61.A1" office:value-type="string">
              <text:p text:style-name="P16">Action</text:p>
            </table:table-cell>
            <table:table-cell table:style-name="Table61.A1" office:value-type="string">
              <text:p text:style-name="P16">Expected Result</text:p>
            </table:table-cell>
            <table:table-cell table:style-name="Table61.A1" office:value-type="string">
              <text:p text:style-name="P16">Actual Result</text:p>
            </table:table-cell>
            <table:table-cell table:style-name="Table61.A1" office:value-type="string">
              <text:p text:style-name="P16">Comments</text:p>
            </table:table-cell>
            <table:table-cell table:style-name="Table61.A1" office:value-type="string">
              <text:p text:style-name="P16">P/F</text:p>
            </table:table-cell>
            <table:table-cell table:style-name="Table61.G1" office:value-type="string">
              <text:p text:style-name="P16">Bug#</text:p>
            </table:table-cell>
          </table:table-row>
          <table:table-row>
            <table:table-cell table:style-name="Table61.A2" office:value-type="string">
              <text:p text:style-name="P20">1</text:p>
            </table:table-cell>
            <table:table-cell table:style-name="Table61.A2" office:value-type="string">
              <text:p text:style-name="P19">Login as 'admin'</text:p>
            </table:table-cell>
            <table:table-cell table:style-name="Table61.A2" office:value-type="string">
              <text:p text:style-name="P19">Logged into the home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2</text:p>
            </table:table-cell>
            <table:table-cell table:style-name="Table61.A2" office:value-type="string">
              <text:p text:style-name="P19">In the Site <text:span text:style-name="T30">Administration</text:span> block, click: on <text:span text:style-name="T52">Courses</text:span> &gt; <text:span text:style-name="T52">Add/edit courses</text:span></text:p>
            </table:table-cell>
            <table:table-cell table:style-name="Table61.A2" office:value-type="string">
              <text:p text:style-name="P19">A page should appear called Course categories, displaying course categories with <text:span text:style-name="T52">links</text:span> under it, Courses with numbers, search field with a go button and Add a new course butto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3</text:p>
            </table:table-cell>
            <table:table-cell table:style-name="Table61.A2" office:value-type="string">
              <text:p text:style-name="P19">On the <text:span text:style-name="T30">Course category</text:span> page, <text:soft-page-break/>click on a course</text:p>
            </table:table-cell>
            <table:table-cell table:style-name="Table61.A2" office:value-type="string">
              <text:p text:style-name="P19">A page should appear displayiing <text:soft-page-break/>the Course name on a dropdown menu <text:span text:style-name="T52">Assign roles </text:span>link Welcome to the course text and Sub categories section displaying sub <text:s/>menu</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4</text:p>
            </table:table-cell>
            <table:table-cell table:style-name="Table61.A2" office:value-type="string">
              <text:p text:style-name="P19">On the Course name page, click: on <text:s/><text:span text:style-name="T52">Assign roles</text:span></text:p>
            </table:table-cell>
            <table:table-cell table:style-name="Table61.A2" office:value-type="string">
              <text:p text:style-name="P19">A page should appear displaying the various roles availabl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5</text:p>
            </table:table-cell>
            <table:table-cell table:style-name="Table61.A2" office:value-type="string">
              <text:p text:style-name="P19">In the bread crumbs on the assign role page click on the <text:span text:style-name="T52">name</text:span> of your course next to greyed out <text:span text:style-name="T47">Roles</text:span></text:p>
            </table:table-cell>
            <table:table-cell table:style-name="Table61.A2" office:value-type="string">
              <text:p text:style-name="P19">This should take you back to the course <text:span text:style-name="T52">name</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6</text:p>
            </table:table-cell>
            <table:table-cell table:style-name="Table61.A2" office:value-type="string">
              <text:p text:style-name="P19">On the the course <text:span text:style-name="T52">name</text:span> page click on the drop down arrow <text:s/>by Course cataegories</text:p>
            </table:table-cell>
            <table:table-cell table:style-name="Table61.A2" office:value-type="string">
              <text:p text:style-name="P19">It should reveal sub categories and extended list of the courses available <text:span text:style-name="T5">(if any otherwise you should see just the selected course)</text:span> <text:s/></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7</text:p>
            </table:table-cell>
            <table:table-cell table:style-name="Table61.A2" office:value-type="string">
              <text:p text:style-name="P19">On the the course <text:span text:style-name="T52">name</text:span> page click on any of the sub-categories <text:s/><text:span text:style-name="T52">links </text:span><text:span text:style-name="T13">or on</text:span><text:span text:style-name="T52"> the course </text:span><text:span text:style-name="T13">(</text:span><text:span text:style-name="T5">where there is no sub category</text:span><text:span text:style-name="T13">)</text:span></text:p>
            </table:table-cell>
            <table:table-cell table:style-name="Table61.A2" office:value-type="string">
              <text:p text:style-name="P19"><text:span text:style-name="T13">The sub-category or the course's page should refresh displaying an </text:span><text:span text:style-name="T52">Assign roles</text:span><text:span text:style-name="T13"> link, a dropdown menu, </text:span><text:span text:style-name="T52">name of the course</text:span><text:span text:style-name="T13"> as a link, a Search courses field and an “Add new course” buttons</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0</text:p>
            </table:table-cell>
            <table:table-cell table:style-name="Table61.A2" office:value-type="string">
              <text:p text:style-name="P19"><text:span text:style-name="T13">On the refreshed chosen sub-category or course page, click: on <text:s/></text:span><text:soft-page-break/><text:span text:style-name="T52">name of </text:span><text:span text:style-name="T52">the course</text:span></text:p>
            </table:table-cell>
            <table:table-cell table:style-name="Table61.A2" office:value-type="string">
              <text:p text:style-name="P43"><text:span text:style-name="T60"><text:s/></text:span><text:span text:style-name="T13">The </text:span><text:span text:style-name="T52">course</text:span><text:span text:style-name="T13"> page should <text:s text:c="2"/>open displaying a </text:span><text:span text:style-name="T13">description of the </text:span><text:soft-page-break/><text:span text:style-name="T13">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1</text:p>
            </table:table-cell>
            <table:table-cell table:style-name="Table61.A2" office:value-type="string">
              <text:p text:style-name="P19">In the left hand column under Administration Block <text:s/>of <text:span text:style-name="T13">The</text:span><text:span text:style-name="T60"> </text:span><text:span text:style-name="T52">course</text:span><text:span text:style-name="T60"> </text:span><text:span text:style-name="T13">page, click on: </text:span><text:span text:style-name="T52">Completion</text:span></text:p>
            </table:table-cell>
            <table:table-cell table:style-name="Table61.A2" office:value-type="string">
              <text:p text:style-name="P43"><text:span text:style-name="T13">Should be taken to the</text:span><text:span text:style-name="T29"> </text:span><text:span text:style-name="T30">Edit Course Completion Settings</text:span> page</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12</text:p>
            </table:table-cell>
            <table:table-cell table:style-name="Table61.A2" office:value-type="string">
              <text:p text:style-name="P19">On <text:span text:style-name="T30">Edit Course Completion Settings</text:span> page, edit the necessary fields and click on : Save changes button</text:p>
            </table:table-cell>
            <table:table-cell table:style-name="Table61.A2" office:value-type="string">
              <text:p text:style-name="P43"><text:span text:style-name="T13">Should be taken to</text:span><text:span text:style-name="T60"> <text:s/></text:span><text:span text:style-name="T13">The </text:span><text:span text:style-name="T52">course</text:span><text:span text:style-name="T13"> page displaying a description of the course.</text:span></text:p>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row>
            <table:table-cell table:style-name="Table61.A2" office:value-type="string">
              <text:p text:style-name="P20"/>
            </table:table-cell>
            <table:table-cell table:style-name="Table61.A2" office:value-type="string">
              <text:p text:style-name="P19"/>
            </table:table-cell>
            <table:table-cell table:style-name="Table61.A2" office:value-type="string">
              <text:p text:style-name="P43"/>
            </table:table-cell>
            <table:table-cell table:style-name="Table61.A2" office:value-type="string">
              <text:p text:style-name="Table_20_Contents"/>
            </table:table-cell>
            <table:table-cell table:style-name="Table61.A2" office:value-type="string">
              <text:p text:style-name="Table_20_Contents"/>
            </table:table-cell>
            <table:table-cell table:style-name="Table61.A2" office:value-type="string">
              <text:p text:style-name="Table_20_Contents"/>
            </table:table-cell>
            <table:table-cell table:style-name="Table61.G2" office:value-type="string">
              <text:p text:style-name="Table_20_Contents"/>
            </table:table-cell>
          </table:table-row>
        </table:table>
        <text:h text:style-name="P64" text:outline-level="3">Tracking Learner progress using course completion (<text:span text:style-name="T5">When there is no demo data</text:span>)</text:h>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table-cell table:style-name="Table63.A1" office:value-type="string">
              <text:p text:style-name="P17">Step</text:p>
            </table:table-cell>
            <table:table-cell table:style-name="Table63.A1" office:value-type="string">
              <text:p text:style-name="P16">Action</text:p>
            </table:table-cell>
            <table:table-cell table:style-name="Table63.A1" office:value-type="string">
              <text:p text:style-name="P16">Expected result</text:p>
            </table:table-cell>
            <table:table-cell table:style-name="Table63.A1" office:value-type="string">
              <text:p text:style-name="P16">Actual result</text:p>
            </table:table-cell>
            <table:table-cell table:style-name="Table63.A1" office:value-type="string">
              <text:p text:style-name="P16">Comments</text:p>
            </table:table-cell>
            <table:table-cell table:style-name="Table63.A1" office:value-type="string">
              <text:p text:style-name="P16">P/F</text:p>
            </table:table-cell>
            <table:table-cell table:style-name="Table63.G1" office:value-type="string">
              <text:p text:style-name="P16">Bug#</text:p>
            </table:table-cell>
          </table:table-row>
          <table:table-row>
            <table:table-cell table:style-name="Table63.A2" office:value-type="string">
              <text:p text:style-name="P20">1</text:p>
            </table:table-cell>
            <table:table-cell table:style-name="Table63.A2" office:value-type="string">
              <text:p text:style-name="P19">Login as 'admin'</text:p>
            </table:table-cell>
            <table:table-cell table:style-name="Table63.A2" office:value-type="string">
              <text:p text:style-name="P19">Logged into the homepag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2</text:p>
            </table:table-cell>
            <table:table-cell table:style-name="Table63.A2" office:value-type="string">
              <text:p text:style-name="Table_20_Contents">On the homepage where the user is logged in as XXX (name), click on the the <text:span text:style-name="T4">U</text:span><text:span text:style-name="T4">ser's Name</text:span></text:p>
            </table:table-cell>
            <table:table-cell table:style-name="Table63.A2" office:value-type="string">
              <text:p text:style-name="P30">A page should open titled the <text:span text:style-name="T29">User's Name </text:span><text:span text:style-name="T13">displaying several </text:span><text:span text:style-name="T52">tabs </text:span><text:span text:style-name="T13">including</text:span><text:span text:style-name="T52"> Activity reports, </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3</text:p>
            </table:table-cell>
            <table:table-cell table:style-name="Table63.A2" office:value-type="string">
              <text:p text:style-name="Table_20_Contents">On the <text:span text:style-name="T29">User</text:span> titled page click on the <text:span text:style-name="T52">Activity reports</text:span></text:p>
            </table:table-cell>
            <table:table-cell table:style-name="Table63.A2" office:value-type="string">
              <text:p text:style-name="P30">The page should refresh with more <text:span text:style-name="T29">tabs</text:span> including <text:span text:style-name="T29">Course completion</text:span></text:p>
            </table:table-cell>
            <table:table-cell table:style-name="Table63.A2" office:value-type="string">
              <text:p text:style-name="Table_20_Contents"/>
            </table:table-cell>
            <table:table-cell table:style-name="Table63.E4" office:value-type="string">
              <text:p text:style-name="P41"/>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4</text:p>
            </table:table-cell>
            <table:table-cell table:style-name="Table63.A2" office:value-type="string">
              <text:p text:style-name="P19">On the refreshed <text:span text:style-name="T29">User</text:span> titled page click on the <text:span text:style-name="T34">Course </text:span><text:span text:style-name="T34">completion tab</text:span></text:p>
            </table:table-cell>
            <table:table-cell table:style-name="Table63.A2" office:value-type="string">
              <text:p text:style-name="P30">The page should refresh with another title called <text:span text:style-name="T29">Courses completed </text:span><text:span text:style-name="T13">or</text:span><text:span text:style-name="T29"> Course not started </text:span><text:span text:style-name="T13">displaying all the user's completed </text:span><text:span text:style-name="T52">courses</text:span></text:p>
            </table:table-cell>
            <table:table-cell table:style-name="Table63.A2" office:value-type="string">
              <text:p text:style-name="Table_20_Contents"/>
            </table:table-cell>
            <table:table-cell table:style-name="Table63.A2" office:value-type="string">
              <text:p text:style-name="P32">The courses completed will show up only if the user has completed any of their courses (otherwise for testing make the necessary editng in 3.12 step 12 <text:soft-page-break/>and follow the Learner/Trainer script for more info.</text:p>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5</text:p>
            </table:table-cell>
            <table:table-cell table:style-name="Table63.A2" office:value-type="string">
              <text:p text:style-name="P19">On the refreshed <text:s/><text:span text:style-name="T30">Courses completed</text:span><text:span text:style-name="T34"> </text:span><text:span text:style-name="T16">page, click on a course</text:span></text:p>
            </table:table-cell>
            <table:table-cell table:style-name="Table63.A2" office:value-type="string">
              <text:p text:style-name="P30">Should be taken to a page displaying information about the course</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table-cell table:style-name="Table63.A2" office:value-type="string">
              <text:p text:style-name="P20">6</text:p>
            </table:table-cell>
            <table:table-cell table:style-name="Table63.A2" office:value-type="string">
              <text:p text:style-name="P19">On the page displaying information about the course, click on the back arrow on the browser</text:p>
            </table:table-cell>
            <table:table-cell table:style-name="Table63.A2" office:value-type="string">
              <text:p text:style-name="P30">Should be taken back to the refreshed <text:s/><text:span text:style-name="T30">Courses completed</text:span><text:span text:style-name="T29"> </text:span><text:span text:style-name="T13">or</text:span><text:span text:style-name="T29"> </text:span><text:span text:style-name="T30">Course not started</text:span><text:span text:style-name="T29"> </text:span><text:span text:style-name="T13">page.</text:span></text:p>
            </table:table-cell>
            <table:table-cell table:style-name="Table63.A2" office:value-type="string">
              <text:p text:style-name="Table_20_Contents"/>
            </table:table-cell>
            <table:table-cell table:style-name="Table63.A2" office:value-type="string">
              <text:p text:style-name="Table_20_Contents"/>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2" office:value-type="string">
              <text:p text:style-name="P20">7</text:p>
            </table:table-cell>
            <table:table-cell table:style-name="Table63.A2" office:value-type="string">
              <text:p text:style-name="P19">On the refreshed <text:s/><text:span text:style-name="T30">Courses completed </text:span><text:span text:style-name="T16">page, click on </text:span><text:span text:style-name="T53">Detail View</text:span><text:span text:style-name="T16"> link for the course</text:span></text:p>
            </table:table-cell>
            <table:table-cell table:style-name="Table63.A2" office:value-type="string">
              <text:p text:style-name="P30">A page should appear <text:s/>called <text:span text:style-name="T77">Completion progress details</text:span><text:span text:style-name="T76"> <text:s/></text:span><text:span text:style-name="T13">displaying the course name <text:s/>and <text:s/>the Completion status.</text:span></text:p>
            </table:table-cell>
            <table:table-cell table:style-name="Table63.A2" office:value-type="string">
              <text:p text:style-name="Table_20_Contents"/>
            </table:table-cell>
            <table:table-cell table:style-name="Table63.A2" office:value-type="string">
              <text:p text:style-name="P30"/>
            </table:table-cell>
            <table:table-cell table:style-name="Table63.A2" office:value-type="string">
              <text:p text:style-name="Table_20_Contents"/>
            </table:table-cell>
            <table:table-cell table:style-name="Table63.G2" office:value-type="string">
              <text:p text:style-name="Table_20_Contents"/>
            </table:table-cell>
          </table:table-row>
          <table:table-row table:style-name="Table63.8">
            <table:table-cell table:style-name="Table63.A9" office:value-type="float" office:value="8">
              <text:p text:style-name="P20">8</text:p>
            </table:table-cell>
            <table:table-cell table:style-name="Table63.A2" office:value-type="string">
              <text:p text:style-name="P19">By the greyed out <text:s/><text:span text:style-name="T82">Completion progress details </text:span><text:span text:style-name="T16">in the bread crumbs</text:span><text:span text:style-name="T82"> </text:span><text:span text:style-name="T16">, click on: the </text:span><text:span text:style-name="T53">short</text:span><text:span text:style-name="T16"> </text:span><text:span text:style-name="T53">name </text:span><text:span text:style-name="T16">of the course </text:span></text:p>
            </table:table-cell>
            <table:table-cell table:style-name="Table63.A2" office:value-type="string">
              <text:p text:style-name="P30">Should be taken to the <text:span text:style-name="T13">course's weekly outline page displaying the various features associated with the course.</text:span></text:p>
            </table:table-cell>
            <table:table-cell table:style-name="Table63.A2" office:value-type="string">
              <text:p text:style-name="Table_20_Contents"/>
            </table:table-cell>
            <table:table-cell table:style-name="Table63.A2" office:value-type="string">
              <text:p text:style-name="P24"/>
            </table:table-cell>
            <table:table-cell table:style-name="Table63.A2" office:value-type="string">
              <text:p text:style-name="Table_20_Contents"/>
            </table:table-cell>
            <table:table-cell table:style-name="Table63.G2" office:value-type="string">
              <text:p text:style-name="Table_20_Contents"/>
            </table:table-cell>
          </table:table-row>
        </table:table>
        <text:h text:style-name="P68" text:outline-level="4"/>
        <text:h text:style-name="P69" text:outline-level="4"><text:span text:style-name="T49">3.12.2.2</text:span> <text:span text:style-name="T44">Tracking Learner progress using course completion (</text:span><text:span text:style-name="T5">When there is demo data</text:span><text:span text:style-name="T44">)</text:span></text:h>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column table:style-name="Table83.G"/>
          <table:table-row>
            <table:table-cell table:style-name="Table83.A1" office:value-type="string">
              <text:p text:style-name="P17">Step</text:p>
            </table:table-cell>
            <table:table-cell table:style-name="Table83.A1" office:value-type="string">
              <text:p text:style-name="P16">Action</text:p>
            </table:table-cell>
            <table:table-cell table:style-name="Table83.A1" office:value-type="string">
              <text:p text:style-name="P16">Expected result</text:p>
            </table:table-cell>
            <table:table-cell table:style-name="Table83.A1" office:value-type="string">
              <text:p text:style-name="P16">Actual result</text:p>
            </table:table-cell>
            <table:table-cell table:style-name="Table83.A1" office:value-type="string">
              <text:p text:style-name="P16">Comments</text:p>
            </table:table-cell>
            <table:table-cell table:style-name="Table83.A1" office:value-type="string">
              <text:p text:style-name="P16">P/F</text:p>
            </table:table-cell>
            <table:table-cell table:style-name="Table83.G1" office:value-type="string">
              <text:p text:style-name="P16">Bug#</text:p>
            </table:table-cell>
          </table:table-row>
          <table:table-row>
            <table:table-cell table:style-name="Table83.A2" office:value-type="string">
              <text:p text:style-name="P20">1</text:p>
            </table:table-cell>
            <table:table-cell table:style-name="Table83.A2" office:value-type="string">
              <text:p text:style-name="P19">Login as 'admin'</text:p>
            </table:table-cell>
            <table:table-cell table:style-name="Table83.A2" office:value-type="string">
              <text:p text:style-name="P19">Logged into the homepag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2</text:p>
            </table:table-cell>
            <table:table-cell table:style-name="Table83.A2" office:value-type="string">
              <text:p text:style-name="Table_20_Contents">On the homepage where the user is logged in as XXX (name), click on the the <text:span text:style-name="T4">User's </text:span><text:soft-page-break/><text:span text:style-name="T4">Name</text:span></text:p>
            </table:table-cell>
            <table:table-cell table:style-name="Table83.A2" office:value-type="string">
              <text:p text:style-name="P30">A page should open titled the <text:span text:style-name="T29">User's Name </text:span><text:span text:style-name="T13">displaying several </text:span><text:span text:style-name="T52">tabs </text:span><text:span text:style-name="T13">including</text:span><text:span text:style-name="T52"> Activity </text:span><text:soft-page-break/><text:span text:style-name="T52">reports, </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3</text:p>
            </table:table-cell>
            <table:table-cell table:style-name="Table83.A2" office:value-type="string">
              <text:p text:style-name="Table_20_Contents">On the <text:span text:style-name="T29">User</text:span> titled page click on the <text:span text:style-name="T52">Activity reports</text:span></text:p>
            </table:table-cell>
            <table:table-cell table:style-name="Table83.A2" office:value-type="string">
              <text:p text:style-name="P30">The page should refresh with more <text:span text:style-name="T30">tabs</text:span><text:span text:style-name="T28"> </text:span>including <text:span text:style-name="T30">Course completion</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4">
              <text:p text:style-name="P20">4</text:p>
            </table:table-cell>
            <table:table-cell table:style-name="Table83.A2" office:value-type="string">
              <text:p text:style-name="P19">On the refreshed <text:span text:style-name="T29">User</text:span> titled page click on the <text:span text:style-name="T30">Course completion tab</text:span></text:p>
            </table:table-cell>
            <table:table-cell table:style-name="Table83.A2" office:value-type="string">
              <text:p text:style-name="P30">The page should refresh with another title called <text:span text:style-name="T30">Courses completed</text:span><text:span text:style-name="T29"> </text:span><text:span text:style-name="T13">or</text:span><text:span text:style-name="T29"> <text:s/></text:span><text:span text:style-name="T30">Courses not yet started</text:span><text:span text:style-name="T29"> </text:span><text:span text:style-name="T13">displaying all the user's completed and uncompleted <text:s/></text:span><text:span text:style-name="T52">courses</text:span></text:p>
            </table:table-cell>
            <table:table-cell table:style-name="Table83.A2" office:value-type="string">
              <text:p text:style-name="Table_20_Contents"/>
            </table:table-cell>
            <table:table-cell table:style-name="Table83.A2" office:value-type="string">
              <text:p text:style-name="P32">The courses completed will show up only if the user has completed any of their courses (otherwise for testing make the necessary editng in 3.12 step 12 and follow the Learner/Trainer script for more info.</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5</text:p>
            </table:table-cell>
            <table:table-cell table:style-name="Table83.A2" office:value-type="string">
              <text:p text:style-name="P19">On the refreshed <text:s/><text:span text:style-name="T30">Courses completed </text:span><text:span text:style-name="T16">or </text:span><text:span text:style-name="T30"><text:s/></text:span><text:span text:style-name="T34"><text:s/></text:span><text:span text:style-name="T16">page, click on a course</text:span></text:p>
            </table:table-cell>
            <table:table-cell table:style-name="Table83.A2" office:value-type="string">
              <text:p text:style-name="P30">Should be taken to a page displaying information about the course</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6</text:p>
            </table:table-cell>
            <table:table-cell table:style-name="Table83.A2" office:value-type="string">
              <text:p text:style-name="P19">On the page displaying information about the course, click on the back arrow on the browser</text:p>
            </table:table-cell>
            <table:table-cell table:style-name="Table83.A2" office:value-type="string">
              <text:p text:style-name="P30">Should be taken back to the refreshed <text:s/><text:span text:style-name="T30">Courses completed</text:span><text:span text:style-name="T29"> </text:span><text:span text:style-name="T13">or</text:span><text:span text:style-name="T29"> </text:span><text:span text:style-name="T30">not yet started</text:span><text:span text:style-name="T29"> </text:span><text:span text:style-name="T13">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2" office:value-type="string">
              <text:p text:style-name="P20">7</text:p>
            </table:table-cell>
            <table:table-cell table:style-name="Table83.A2" office:value-type="string">
              <text:p text:style-name="P19">On the refreshed <text:s/><text:span text:style-name="T30">Courses completed</text:span><text:span text:style-name="T34"> </text:span><text:span text:style-name="T16">page, click on </text:span><text:span text:style-name="T53">Detail View</text:span><text:span text:style-name="T16"> link for the course</text:span></text:p>
            </table:table-cell>
            <table:table-cell table:style-name="Table83.A2" office:value-type="string">
              <text:p text:style-name="P30">A page should appear <text:s/>called <text:span text:style-name="T77">Completion progress details</text:span><text:span text:style-name="T76"> <text:s/></text:span><text:span text:style-name="T13">displaying the course name <text:s/>and <text:s/>the Completion status.</text:span></text:p>
            </table:table-cell>
            <table:table-cell table:style-name="Table83.A2" office:value-type="string">
              <text:p text:style-name="Table_20_Contents"/>
            </table:table-cell>
            <table:table-cell table:style-name="Table83.A2" office:value-type="string">
              <text:p text:style-name="P30"/>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8">
              <text:p text:style-name="P20">8</text:p>
            </table:table-cell>
            <table:table-cell table:style-name="Table83.A2" office:value-type="string">
              <text:p text:style-name="P19">By the greyed out <text:s/><text:span text:style-name="T82">Completion progress details </text:span><text:span text:style-name="T16">in the bread crumbs</text:span><text:span text:style-name="T82"> </text:span><text:span text:style-name="T16">, click on: the </text:span><text:span text:style-name="T53">short</text:span><text:span text:style-name="T16"> </text:span><text:span text:style-name="T53">name </text:span><text:span text:style-name="T16">of </text:span><text:soft-page-break/><text:span text:style-name="T16">the course </text:span></text:p>
            </table:table-cell>
            <table:table-cell table:style-name="Table83.A2" office:value-type="string">
              <text:p text:style-name="P30">Should be taken to the <text:span text:style-name="T13">course's weekly outline page displaying the various features associated with the </text:span><text:soft-page-break/><text:span text:style-name="T13">course.</text:span></text:p>
            </table:table-cell>
            <table:table-cell table:style-name="Table83.A2" office:value-type="string">
              <text:p text:style-name="Table_20_Contents"/>
            </table:table-cell>
            <table:table-cell table:style-name="Table83.A2" office:value-type="string">
              <text:p text:style-name="P24"/>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9">
              <text:p text:style-name="P20">9</text:p>
            </table:table-cell>
            <table:table-cell table:style-name="Table83.A2" office:value-type="string">
              <text:p text:style-name="P19">On The <text:s/><text:span text:style-name="T77">All sessions</text:span><text:span text:style-name="T78"> </text:span><text:span text:style-name="T16">page select a location from the dropdown menu and click “Show by location”</text:span></text:p>
            </table:table-cell>
            <table:table-cell table:style-name="Table83.A2" office:value-type="string">
              <text:p text:style-name="P30">The page should refresh displaying all the <text:s/>sessions in the locality</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0">
              <text:p text:style-name="P20">10</text:p>
            </table:table-cell>
            <table:table-cell table:style-name="Table83.A2" office:value-type="string">
              <text:p text:style-name="P19"><text:span text:style-name="T16">On The <text:s/></text:span><text:span text:style-name="T77">All sessions</text:span><text:span text:style-name="T78"> </text:span><text:span text:style-name="T16">page <text:s/>click on: “</text:span><text:span text:style-name="T53">Attendees</text:span><text:span text:style-name="T16">” by any of the sessions.</text:span></text:p>
            </table:table-cell>
            <table:table-cell table:style-name="Table83.A2" office:value-type="string">
              <text:p text:style-name="P30">Should be taken to the <text:s/><text:span text:style-name="T77">Attendees'</text:span><text:span text:style-name="T78"> </text:span><text:span text:style-name="T13">page displaying the attendees</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2">
              <text:p text:style-name="P20">12</text:p>
            </table:table-cell>
            <table:table-cell table:style-name="Table83.A2" office:value-type="string">
              <text:p text:style-name="P19">On the <text:span text:style-name="T77">Attendees'</text:span><text:span text:style-name="T78"> </text:span><text:span text:style-name="T16">page click on the link: </text:span><text:span text:style-name="T53">Go back</text:span></text:p>
            </table:table-cell>
            <table:table-cell table:style-name="Table83.A2" office:value-type="string">
              <text:p text:style-name="P30">Should be take to the <text:s/><text:span text:style-name="T77">All sessions</text:span><text:span text:style-name="T78"> </text:span><text:span text:style-name="T13">page.</text:span></text:p>
            </table:table-cell>
            <table:table-cell table:style-name="Table83.A2" office:value-type="string">
              <text:p text:style-name="Table_20_Contents"/>
            </table:table-cell>
            <table:table-cell table:style-name="Table83.A2" office:value-type="string">
              <text:p text:style-name="Table_20_Contents"/>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3">
              <text:p text:style-name="P20">13</text:p>
            </table:table-cell>
            <table:table-cell table:style-name="Table83.A2" office:value-type="string">
              <text:p text:style-name="P19">On the <text:span text:style-name="T77">All sessions</text:span><text:span text:style-name="T78"> </text:span><text:span text:style-name="T16">page, click on the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row>
            <table:table-cell table:style-name="Table83.A5" office:value-type="float" office:value="14">
              <text:p text:style-name="P20">14</text:p>
            </table:table-cell>
            <table:table-cell table:style-name="Table83.A2" office:value-type="string">
              <text:p text:style-name="P19">On the <text:span text:style-name="T77">All sessions</text:span><text:span text:style-name="T78"> </text:span><text:span text:style-name="T16">page, click on the menu <text:s/>select the next option then click “Export to file” button.</text:span></text:p>
            </table:table-cell>
            <table:table-cell table:style-name="Table83.A2" office:value-type="string">
              <text:p text:style-name="P30">Should be shown a pop up box to download the file</text:p>
            </table:table-cell>
            <table:table-cell table:style-name="Table83.A2" office:value-type="string">
              <text:p text:style-name="Table_20_Contents"/>
            </table:table-cell>
            <table:table-cell table:style-name="Table83.A2" office:value-type="string">
              <text:p text:style-name="P32">Note: selenium can't record this action so has to be done manually</text:p>
            </table:table-cell>
            <table:table-cell table:style-name="Table83.A2" office:value-type="string">
              <text:p text:style-name="Table_20_Contents"/>
            </table:table-cell>
            <table:table-cell table:style-name="Table83.G2" office:value-type="string">
              <text:p text:style-name="Table_20_Contents"/>
            </table:table-cell>
          </table:table-row>
        </table:table>
        <text:p text:style-name="P6"/>
        <text:h text:style-name="P67" text:outline-level="2">Managing course competencies</text:h>
        <text:p text:style-name="P5"/>
        <text:h text:style-name="P64" text:outline-level="3">Adding competencies to a course</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4">Step</text:p>
            </table:table-cell>
            <table:table-cell table:style-name="Table62.A1" office:value-type="string">
              <text:p text:style-name="P13">Action</text:p>
            </table:table-cell>
            <table:table-cell table:style-name="Table62.A1" office:value-type="string">
              <text:p text:style-name="P15">Expected Results</text:p>
            </table:table-cell>
            <table:table-cell table:style-name="Table62.A1" office:value-type="string">
              <text:p text:style-name="P13">Actual Results</text:p>
            </table:table-cell>
            <table:table-cell table:style-name="Table62.A1" office:value-type="string">
              <text:p text:style-name="P13">Comments</text:p>
            </table:table-cell>
            <table:table-cell table:style-name="Table62.A1" office:value-type="string">
              <text:p text:style-name="P13">P/F</text:p>
            </table:table-cell>
            <table:table-cell table:style-name="Table62.G1" office:value-type="string">
              <text:p text:style-name="P13">Bug</text:p>
            </table:table-cell>
          </table:table-row>
          <table:table-row>
            <table:table-cell table:style-name="Table62.A2" office:value-type="string">
              <text:p text:style-name="P20">1</text:p>
            </table:table-cell>
            <table:table-cell table:style-name="Table62.A2" office:value-type="string">
              <text:p text:style-name="P19">Login as 'admin'</text:p>
            </table:table-cell>
            <table:table-cell table:style-name="Table62.A2" office:value-type="string">
              <text:p text:style-name="P19">Logged into the homepage</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2</text:p>
            </table:table-cell>
            <table:table-cell table:style-name="Table62.A2" office:value-type="string">
              <text:p text:style-name="P19">In the Site <text:span text:style-name="T30">Administration</text:span> <text:soft-page-break/>block, click: <text:span text:style-name="T52">Competencies </text:span>&gt; <text:span text:style-name="T52">Manage competencies</text:span></text:p>
            </table:table-cell>
            <table:table-cell table:style-name="Table62.A2" office:value-type="string">
              <text:p text:style-name="P19">The "Competencies" &gt; "Manage <text:soft-page-break/>competencies" page should appear. The default competency framework's hierarchy should load, prepopulated with competencies.</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3</text:p>
            </table:table-cell>
            <table:table-cell table:style-name="Table62.A2" office:value-type="string">
              <text:p text:style-name="P19">On Manage competency page click on any number under <text:s/>Evidence items </text:p>
            </table:table-cell>
            <table:table-cell table:style-name="Table62.A2" office:value-type="string">
              <text:p text:style-name="P19">A page should appear displaying three rows of data for the <text:span text:style-name="T30">Course name</text:span>, <text:span text:style-name="T30">Related Competencies</text:span>, <text:span text:style-name="T30">Evidence items</text:span>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4</text:p>
            </table:table-cell>
            <table:table-cell table:style-name="Table62.A2" office:value-type="string">
              <text:p text:style-name="P19">On the page displaying the course name click on the <text:span text:style-name="T52">link</text:span> under <text:span text:style-name="T28">Type</text:span> (if any) otherwise click “Turn editing on”, assign one and click on it.</text:p>
            </table:table-cell>
            <table:table-cell table:style-name="Table62.A2" office:value-type="string">
              <text:p text:style-name="P19">A page should appear displaying a report about a course or courses, its participants, paginated icon if more pages and completion progress including check <text:s/>boxes ( some with <text:s/>a dotted tick)</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2" office:value-type="string">
              <text:p text:style-name="P20">7</text:p>
            </table:table-cell>
            <table:table-cell table:style-name="Table62.A2" office:value-type="string">
              <text:p text:style-name="P19">On the progress report page, click on the check box with a dotted a tick</text:p>
            </table:table-cell>
            <table:table-cell table:style-name="Table62.A2" office:value-type="string">
              <text:p text:style-name="P43">A text field as well as a red “<text:span text:style-name="T6">X</text:span>” should appear by the dotted checked box </text:p>
            </table:table-cell>
            <table:table-cell table:style-name="Table62.A2" office:value-type="string">
              <text:p text:style-name="Table_20_Contents"/>
            </table:table-cell>
            <table:table-cell table:style-name="Table62.A2" office:value-type="string">
              <text:p text:style-name="P19"><text:span text:style-name="T16">If the java script is not working correctly user will see “Save and </text:span><text:span text:style-name="T53">Cancel</text:span><text:span text:style-name="T16">” buttons instead of an “</text:span><text:span text:style-name="T6">X</text:span><text:span text:style-name="T14">”</text:span></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8">
              <text:p text:style-name="P20">8</text:p>
            </table:table-cell>
            <table:table-cell table:style-name="Table62.A2" office:value-type="string">
              <text:p text:style-name="P19">By the checkbox displaying the <text:s/>field “Save and Cancel”<text:span text:style-name="T52"> </text:span><text:span text:style-name="T13">buttons click on the “Save”</text:span><text:span text:style-name="T5"> </text:span><text:span text:style-name="T13">button</text:span><text:span text:style-name="T52"> </text:span></text:p>
            </table:table-cell>
            <table:table-cell table:style-name="Table62.A2" office:value-type="string">
              <text:p text:style-name="P43">The text field as well as the Save and <text:span text:style-name="T38">Cancel</text:span> buttons should disappear .</text:p>
            </table:table-cell>
            <table:table-cell table:style-name="Table62.A2" office:value-type="string">
              <text:p text:style-name="Table_20_Contents"/>
            </table:table-cell>
            <table:table-cell table:style-name="Table62.A2" office:value-type="string">
              <text:p text:style-name="P19"><text:span text:style-name="T16">If the java script is not working correctly user will see “Save and </text:span><text:span text:style-name="T53">Cancel</text:span><text:span text:style-name="T16">” buttons instead of an “</text:span><text:span text:style-name="T6">X</text:span><text:span text:style-name="T14">”</text:span></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9">
              <text:p text:style-name="P20">9</text:p>
            </table:table-cell>
            <table:table-cell table:style-name="Table62.A2" office:value-type="string">
              <text:p text:style-name="P19">Repeat step 7</text:p>
            </table:table-cell>
            <table:table-cell table:style-name="Table62.A2" office:value-type="string">
              <text:p text:style-name="P43">Same result as step 7</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0">
              <text:p text:style-name="P20">10</text:p>
            </table:table-cell>
            <table:table-cell table:style-name="Table62.A2" office:value-type="string">
              <text:p text:style-name="P19">By the checkbox displaying the text field, <text:span text:style-name="T13">click on “</text:span><text:span text:style-name="T6">X</text:span><text:span text:style-name="T13">” <text:s/></text:span><text:span text:style-name="T52"><text:s/></text:span></text:p>
            </table:table-cell>
            <table:table-cell table:style-name="Table62.A2" office:value-type="string">
              <text:p text:style-name="P43">The text field as well as the “<text:span text:style-name="T6">X</text:span>” should disappear .</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ext:soft-page-break/>
          <table:table-row>
            <table:table-cell table:style-name="Table62.A7" office:value-type="float" office:value="11">
              <text:p text:style-name="P20">11</text:p>
            </table:table-cell>
            <table:table-cell table:style-name="Table62.A2" office:value-type="string">
              <text:p text:style-name="P43">Populate the text field with the text completed or the completion status of the course and click the “” button</text:p>
            </table:table-cell>
            <table:table-cell table:style-name="Table62.A2" office:value-type="string">
              <text:p text:style-name="P43">The field, “Save and <text:span text:style-name="T38">Cance</text:span>l” buttons <text:s/>should disappear displaying <text:span text:style-name="T13">the dotted tick change to a </text:span><text:span text:style-name="T60">green tick, </text:span><text:span text:style-name="T13">and the completion status entered earlier appear</text:span></text:p>
            </table:table-cell>
            <table:table-cell table:style-name="Table62.A2" office:value-type="string">
              <text:p text:style-name="Table_20_Contents"/>
            </table:table-cell>
            <table:table-cell table:style-name="Table62.A2" office:value-type="string">
              <text:p text:style-name="Table_20_Contents"><text:s/></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2">
              <text:p text:style-name="P20">12</text:p>
            </table:table-cell>
            <table:table-cell table:style-name="Table62.A2" office:value-type="string">
              <text:p text:style-name="P19">Click on the new icon</text:p>
            </table:table-cell>
            <table:table-cell table:style-name="Table62.A2" office:value-type="string">
              <text:p text:style-name="P43">The text populated in step 10 should appear in the field</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3">
              <text:p text:style-name="P20">13</text:p>
            </table:table-cell>
            <table:table-cell table:style-name="Table62.A2" office:value-type="string">
              <text:p text:style-name="P19">Click on the “Save” or <text:s/>“<text:span text:style-name="T52">Cancel</text:span>” button</text:p>
            </table:table-cell>
            <table:table-cell table:style-name="Table62.A2" office:value-type="string">
              <text:p text:style-name="P43">The field should disappear showing the <text:span text:style-name="T60">green ticked </text:span><text:span text:style-name="T13">checkbox and the completion statuts entered</text:span></text:p>
            </table:table-cell>
            <table:table-cell table:style-name="Table62.A2" office:value-type="string">
              <text:p text:style-name="Table_20_Contents"/>
            </table:table-cell>
            <table:table-cell table:style-name="Table62.A2" office:value-type="string">
              <text:p text:style-name="Table_20_Contents"/>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4">
              <text:p text:style-name="P20">14</text:p>
            </table:table-cell>
            <table:table-cell table:style-name="Table62.A2" office:value-type="string">
              <text:p text:style-name="P19">Click on the link:<text:a xlink:type="simple" xlink:href="http://qa-mbe.moodle.spastk.wgtn.cat-it.co.nz/course/report/completion/index.php?course=2&amp;format=csv"><text:span text:style-name="T52">Download in spreadsheet format (UTF-8 .csv)</text:span></text:a></text:p>
            </table:table-cell>
            <table:table-cell table:style-name="Table62.A2" office:value-type="string">
              <text:p text:style-name="P43">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5">
              <text:p text:style-name="P20">15</text:p>
            </table:table-cell>
            <table:table-cell table:style-name="Table62.A2" office:value-type="string">
              <text:p text:style-name="P19">Click </text:p>
            </table:table-cell>
            <table:table-cell table:style-name="Table62.A2" office:value-type="string">
              <text:p text:style-name="P43"/>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6">
              <text:p text:style-name="P20">16</text:p>
            </table:table-cell>
            <table:table-cell table:style-name="Table62.A2" office:value-type="string">
              <text:p text:style-name="P19">Click on the link: <text:a xlink:type="simple" xlink:href="http://qa-mbe.moodle.spastk.wgtn.cat-it.co.nz/course/report/completion/index.php?course=2&amp;format=excelcsv"><text:span text:style-name="T52">Download in Excel-compatible format (.csv)</text:span></text:a></text:p>
            </table:table-cell>
            <table:table-cell table:style-name="Table62.A2" office:value-type="string">
              <text:p text:style-name="P43">The browser pop up should show up</text:p>
            </table:table-cell>
            <table:table-cell table:style-name="Table62.A2" office:value-type="string">
              <text:p text:style-name="Table_20_Contents"/>
            </table:table-cell>
            <table:table-cell table:style-name="Table62.A2" office:value-type="string">
              <text:p text:style-name="P31">Selenium can't record from this pop up so the OK button has to be clicked manually.</text:p>
            </table:table-cell>
            <table:table-cell table:style-name="Table62.A2" office:value-type="string">
              <text:p text:style-name="Table_20_Contents"/>
            </table:table-cell>
            <table:table-cell table:style-name="Table62.G2" office:value-type="string">
              <text:p text:style-name="Table_20_Contents"/>
            </table:table-cell>
          </table:table-row>
          <table:table-row>
            <table:table-cell table:style-name="Table62.A7" office:value-type="float" office:value="17">
              <text:p text:style-name="P20">17</text:p>
            </table:table-cell>
            <table:table-cell table:style-name="Table62.A2" office:value-type="string">
              <text:p text:style-name="P19">In the Bread crumbs click on the <text:span text:style-name="T52">short name</text:span> of the course</text:p>
            </table:table-cell>
            <table:table-cell table:style-name="Table62.A2" office:value-type="string">
              <text:p text:style-name="P43"><text:span text:style-name="T74">Should be taken to the </text:span><text:span text:style-name="T16">course's weekly outline page displaying the various features associated with the course.</text:span></text:p>
            </table:table-cell>
            <table:table-cell table:style-name="Table62.A2" office:value-type="string">
              <text:p text:style-name="Table_20_Contents"/>
            </table:table-cell>
            <table:table-cell table:style-name="Table62.A2" office:value-type="string">
              <text:p text:style-name="P31"/>
            </table:table-cell>
            <table:table-cell table:style-name="Table62.A2" office:value-type="string">
              <text:p text:style-name="Table_20_Contents"/>
            </table:table-cell>
            <table:table-cell table:style-name="Table62.G2" office:value-type="string">
              <text:p text:style-name="Table_20_Contents"/>
            </table:table-cell>
          </table:table-row>
        </table:table>
        <text:h text:style-name="P66" text:outline-level="2">Managing individual development plans</text:h>
        <text:h text:style-name="P64" text:outline-level="3">Creating an IDP</text:h>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table-cell table:style-name="Table64.A1" office:value-type="string">
              <text:p text:style-name="P17">Step</text:p>
            </table:table-cell>
            <table:table-cell table:style-name="Table64.A1" office:value-type="string">
              <text:p text:style-name="P16">Action</text:p>
            </table:table-cell>
            <table:table-cell table:style-name="Table64.A1" office:value-type="string">
              <text:p text:style-name="P18">Expected Results</text:p>
            </table:table-cell>
            <table:table-cell table:style-name="Table64.A1" office:value-type="string">
              <text:p text:style-name="P16">Actual Results</text:p>
            </table:table-cell>
            <table:table-cell table:style-name="Table64.A1" office:value-type="string">
              <text:p text:style-name="P16">Comments</text:p>
            </table:table-cell>
            <table:table-cell table:style-name="Table64.A1" office:value-type="string">
              <text:p text:style-name="P16">P/F</text:p>
            </table:table-cell>
            <table:table-cell table:style-name="Table64.G1" office:value-type="string">
              <text:p text:style-name="P16">Bug#</text:p>
            </table:table-cell>
          </table:table-row>
          <text:soft-page-break/>
          <table:table-row>
            <table:table-cell table:style-name="Table64.A2" office:value-type="string">
              <text:p text:style-name="P20">1</text:p>
            </table:table-cell>
            <table:table-cell table:style-name="Table64.A2" office:value-type="string">
              <text:p text:style-name="Table_20_Contents">Login as admin</text:p>
            </table:table-cell>
            <table:table-cell table:style-name="Table64.A2" office:value-type="string">
              <text:p text:style-name="P19">Logged into the homepage</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style-name="Table64.3">
            <table:table-cell table:style-name="Table64.A2" office:value-type="string">
              <text:p text:style-name="P20">2</text:p>
            </table:table-cell>
            <table:table-cell table:style-name="Table64.A2" office:value-type="string">
              <text:p text:style-name="P19">In the My Learning block, click: <text:span text:style-name="T52">Development Plan</text:span></text:p>
            </table:table-cell>
            <table:table-cell table:style-name="Table64.A2" office:value-type="string">
              <text:p text:style-name="P19">Should be taken to <text:span text:style-name="T30">My IDPs</text:span> page displaying <text:s/><text:span text:style-name="T52">IDPs,</text:span><text:span text:style-name="T29"> <text:s/></text:span><text:span text:style-name="T13">editing tools, search field, Create a new plan and View Summary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3</text:p>
            </table:table-cell>
            <table:table-cell table:style-name="Table64.A2" office:value-type="string">
              <text:p text:style-name="P19">On <text:span text:style-name="T30">My IDPs</text:span> page click: on Create a new plan </text:p>
            </table:table-cell>
            <table:table-cell table:style-name="Table64.A2" office:value-type="string">
              <text:p text:style-name="P19">Should be taken to the <text:span text:style-name="T30">Create IDP</text:span> page, displaying a name field, from and to date fields and Create plan butto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4</text:p>
            </table:table-cell>
            <table:table-cell table:style-name="Table64.A2" office:value-type="string">
              <text:p text:style-name="P19">On <text:span text:style-name="T30">Create IDP</text:span> page, delete default values <text:s/>in the fields 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5</text:p>
            </table:table-cell>
            <table:table-cell table:style-name="Table64.A2" office:value-type="string">
              <text:p text:style-name="P19">On <text:span text:style-name="T30">Create IDP</text:span> page, delete the values in the date fields, and leave the values in the name field <text:s/>and click: on Create pla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row>
            <table:table-cell table:style-name="Table64.A2" office:value-type="string">
              <text:p text:style-name="P20">6</text:p>
            </table:table-cell>
            <table:table-cell table:style-name="Table64.A2" office:value-type="string">
              <text:p text:style-name="P19">On <text:span text:style-name="T30">Create IDP</text:span> page, delete the values in the name field leaving the values in the date fields and click Create plan button</text:p>
            </table:table-cell>
            <table:table-cell table:style-name="Table64.A2" office:value-type="string">
              <text:p text:style-name="P19">Page should refresh and repopulate its default values</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P36"/>
            </table:table-cell>
          </table:table-row>
          <table:table-row>
            <table:table-cell table:style-name="Table64.A2" office:value-type="string">
              <text:p text:style-name="P20">7</text:p>
            </table:table-cell>
            <table:table-cell table:style-name="Table64.A2" office:value-type="string">
              <text:p text:style-name="P19">On <text:span text:style-name="T30">Create IDP</text:span> page, <text:s text:c="2"/>populate the name field , in the from date field enter a malformed date format (1st-03-10) <text:soft-page-break/>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8</text:p>
            </table:table-cell>
            <table:table-cell table:style-name="Table64.A2" office:value-type="string">
              <text:p text:style-name="P19">On <text:span text:style-name="T30">Create IDP</text:span> page, <text:s text:c="2"/>populate the name field , in the to date field enter a malformed date format (31st-03-10) and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5</text:p>
            </table:table-cell>
          </table:table-row>
          <table:table-row>
            <table:table-cell table:style-name="Table64.A2" office:value-type="string">
              <text:p text:style-name="P20">9</text:p>
            </table:table-cell>
            <table:table-cell table:style-name="Table64.A2" office:value-type="string">
              <text:p text:style-name="P19">On <text:span text:style-name="T30">Create IDP</text:span> page, <text:s text:c="2"/>populate the name field , in the from date field enter a malformed future date format (31st-03-10) and in the to date field enter a past date (1st-03-10) click Create plan button</text:p>
            </table:table-cell>
            <table:table-cell table:style-name="Table64.A2" office:value-type="string">
              <text:p text:style-name="P19">Field should be validated regarding the required date format</text:p>
            </table:table-cell>
            <table:table-cell table:style-name="Table64.A2" office:value-type="string">
              <text:p text:style-name="Table_20_Contents">Accepted</text:p>
            </table:table-cell>
            <table:table-cell table:style-name="Table64.A2" office:value-type="string">
              <text:p text:style-name="Table_20_Contents"/>
            </table:table-cell>
            <table:table-cell table:style-name="Table64.A2" office:value-type="string">
              <text:p text:style-name="Table_20_Contents">F</text:p>
            </table:table-cell>
            <table:table-cell table:style-name="Table64.G2" office:value-type="string">
              <text:p text:style-name="Table_20_Contents">5656</text:p>
            </table:table-cell>
          </table:table-row>
          <table:table-row>
            <table:table-cell table:style-name="Table64.A2" office:value-type="string">
              <text:p text:style-name="P20">10</text:p>
            </table:table-cell>
            <table:table-cell table:style-name="Table64.A2" office:value-type="string">
              <text:p text:style-name="P19">On <text:span text:style-name="T30">Create IDP</text:span> page, <text:s text:c="2"/>populate the name field, and enter the right date format in the from and to date fields then click Create plan button</text:p>
            </table:table-cell>
            <table:table-cell table:style-name="Table64.A2" office:value-type="string">
              <text:p text:style-name="P19">A page called <text:span text:style-name="T30">Edit IDP</text:span> and the name of the newly created <text:span text:style-name="T52">IDP</text:span> name should appear displaying <text:span text:style-name="T30">Personal Details subheader</text:span><text:span text:style-name="T28">,</text:span> <text:s/>comprising of <text:span text:style-name="T30">Competencies</text:span>, <text:span text:style-name="T30">Competency templates,</text:span><text:span text:style-name="T28"> </text:span><text:span text:style-name="T30">Courses, </text:span><text:span text:style-name="T16">their buttons as well as Save and continue and Submit this plan buttons</text:span></text:p>
            </table:table-cell>
            <table:table-cell table:style-name="Table64.A2" office:value-type="string">
              <text:p text:style-name="Table_20_Contents"/>
            </table:table-cell>
            <table:table-cell table:style-name="Table64.A2" office:value-type="string">
              <text:p text:style-name="Table_20_Contents"/>
            </table:table-cell>
            <table:table-cell table:style-name="Table64.A2" office:value-type="string">
              <text:p text:style-name="Table_20_Contents"/>
            </table:table-cell>
            <table:table-cell table:style-name="Table64.G2" office:value-type="string">
              <text:p text:style-name="Table_20_Contents"/>
            </table:table-cell>
          </table:table-row>
        </table:table>
        <text:h text:style-name="P64" text:outline-level="3">Adding competencies from a hierarchy to an IDP</text:h>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table-cell table:style-name="Table65.A1" office:value-type="string">
              <text:p text:style-name="P17">Step</text:p>
            </table:table-cell>
            <table:table-cell table:style-name="Table65.A1" office:value-type="string">
              <text:p text:style-name="P18">Action</text:p>
            </table:table-cell>
            <table:table-cell table:style-name="Table65.A1" office:value-type="string">
              <text:p text:style-name="P23">Expected Results</text:p>
            </table:table-cell>
            <table:table-cell table:style-name="Table65.A1" office:value-type="string">
              <text:p text:style-name="P16">Actual results</text:p>
            </table:table-cell>
            <table:table-cell table:style-name="Table65.A1" office:value-type="string">
              <text:p text:style-name="P16">Comments</text:p>
            </table:table-cell>
            <table:table-cell table:style-name="Table65.A1" office:value-type="string">
              <text:p text:style-name="P16">P/F</text:p>
            </table:table-cell>
            <table:table-cell table:style-name="Table65.G1" office:value-type="string">
              <text:p text:style-name="P16">Bug#</text:p>
            </table:table-cell>
          </table:table-row>
          <text:soft-page-break/>
          <table:table-row>
            <table:table-cell table:style-name="Table65.A2" office:value-type="string">
              <text:p text:style-name="P29">1</text:p>
            </table:table-cell>
            <table:table-cell table:style-name="Table65.A2" office:value-type="string">
              <text:p text:style-name="P30">Log in as admin</text:p>
            </table:table-cell>
            <table:table-cell table:style-name="Table65.A2" office:value-type="string">
              <text:p text:style-name="P30">Logged in</text:p>
            </table:table-cell>
            <table:table-cell table:style-name="Table65.A2" office:value-type="string">
              <text:p text:style-name="P28"/>
            </table:table-cell>
            <table:table-cell table:style-name="Table65.A2" office:value-type="string">
              <text:p text:style-name="P28"/>
            </table:table-cell>
            <table:table-cell table:style-name="Table65.A2" office:value-type="string">
              <text:p text:style-name="P28"/>
            </table:table-cell>
            <table:table-cell table:style-name="Table65.G2" office:value-type="string">
              <text:p text:style-name="P28"/>
            </table:table-cell>
          </table:table-row>
          <table:table-row>
            <table:table-cell table:style-name="Table65.A2" office:value-type="string">
              <text:p text:style-name="P20">2</text:p>
            </table:table-cell>
            <table:table-cell table:style-name="Table65.A2" office:value-type="string">
              <text:p text:style-name="P19">In My Learning &gt; Development plan&gt; <text:span text:style-name="T30">My IDPs</text:span><text:span text:style-name="T29">'</text:span> page click on the newly created <text:span text:style-name="T52">IDP</text:span> or any on the page</text:p>
            </table:table-cell>
            <table:table-cell table:style-name="Table65.A2" office:value-type="string">
              <text:p text:style-name="P19">Should be taken to a page called <text:span text:style-name="T30">Edit IDP</text:span> displaying <text:s/>the name of the newly created <text:span text:style-name="T30">IDP, Personal Details subheader, <text:s/>comprising of Competencies, Competency templates, Courses, </text:span><text:span text:style-name="T16">their buttons as well as “Save” and “continue” , Submit this plan buttons and a </text:span><text:span text:style-name="T53">Back to top</text:span><text:span text:style-name="T16"> link</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3</text:p>
            </table:table-cell>
            <table:table-cell table:style-name="Table65.A2" office:value-type="string">
              <text:p text:style-name="P19">On <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plan</text:span> page should open <text:span text:style-name="T51"><text:s/>displaying The text </text:span><text:span text:style-name="T33">, Add Competency to plan </text:span><text:span text:style-name="T48">Locate</text:span><text:span text:style-name="T33"> </text:span><text:span text:style-name="T48">competency, Drag here to assign,</text:span><text:span text:style-name="T33"> </text:span><text:span text:style-name="T19">a list 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4</text:p>
            </table:table-cell>
            <table:table-cell table:style-name="Table65.A2" office:value-type="string">
              <text:p text:style-name="P19">On the <text:span text:style-name="T30">Add Competency to plan</text:span> page click on : “Save changes” 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P24"/>
            </table:table-cell>
          </table:table-row>
          <table:table-row>
            <table:table-cell table:style-name="Table65.A2" office:value-type="string">
              <text:p text:style-name="P20">5</text:p>
            </table:table-cell>
            <table:table-cell table:style-name="Table65.A2" office:value-type="string">
              <text:p text:style-name="P19">On <text:s/><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text:span><text:span text:style-name="T30">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ext:soft-page-break/>
          <table:table-row>
            <table:table-cell table:style-name="Table65.A2" office:value-type="string">
              <text:p text:style-name="P20">6</text:p>
            </table:table-cell>
            <table:table-cell table:style-name="Table65.A2" office:value-type="string">
              <text:p text:style-name="P19">On the <text:span text:style-name="T30">Add Competency to plan</text:span> page click on : “<text:span text:style-name="T43">CLOSE” </text:span><text:span text:style-name="T19">or “</text:span><text:span text:style-name="T46">X” </text:span>button</text:p>
            </table:table-cell>
            <table:table-cell table:style-name="Table65.A2" office:value-type="string">
              <text:p text:style-name="P19">Pop up page should disappear</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7</text:p>
            </table:table-cell>
            <table:table-cell table:style-name="Table65.A2" office:value-type="string">
              <text:p text:style-name="P19">On <text:s/><text:span text:style-name="T30">Edit IDP </text:span><text:span text:style-name="T16">page under </text:span><text:span text:style-name="T30">Competencies</text:span><text:span text:style-name="T16"> click on: “Add from frameworks” button</text:span></text:p>
            </table:table-cell>
            <table:table-cell table:style-name="Table65.A2" office:value-type="string">
              <text:p text:style-name="P19">The <text:span text:style-name="T30">Add Competency to plan</text:span> page should ope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8</text:p>
            </table:table-cell>
            <table:table-cell table:style-name="Table65.A2" office:value-type="string">
              <text:p text:style-name="P19">On the <text:span text:style-name="T30">Add Competency to </text:span><text:span text:style-name="T30">plan </text:span><text:span text:style-name="T16">page</text:span><text:span text:style-name="T30"> </text:span>choose a competence and drag it <text:s/>to the right hand column</text:p>
            </table:table-cell>
            <table:table-cell table:style-name="Table65.A2" office:value-type="string">
              <text:p text:style-name="P19">Should see competence highlighted red and changed to normal colour when placed</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2" office:value-type="string">
              <text:p text:style-name="P20">9</text:p>
            </table:table-cell>
            <table:table-cell table:style-name="Table65.A2" office:value-type="string">
              <text:p text:style-name="P19">On the <text:span text:style-name="T30">Add Competency to </text:span><text:span text:style-name="T30">plan </text:span><text:span text:style-name="T16">page</text:span><text:span text:style-name="T30"> </text:span><text:span text:style-name="T16">with a </text:span><text:span text:style-name="T16">chosen</text:span> competence in the right hand column click on: <text:s/><text:span text:style-name="T43">CLOSE </text:span><text:span text:style-name="T19">or</text:span><text:span text:style-name="T33"> </text:span><text:span text:style-name="T46">X</text:span></text:p>
            </table:table-cell>
            <table:table-cell table:style-name="Table65.A2" office:value-type="string">
              <text:p text:style-name="P19">The pop up page should disappear revealing the <text:s/><text:span text:style-name="T30">Edit </text:span><text:span text:style-name="T30">IDP </text:span>page with no evidence of the newly chosen competency</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0">
              <text:p text:style-name="P20">10</text:p>
            </table:table-cell>
            <table:table-cell table:style-name="Table65.A2" office:value-type="string">
              <text:p text:style-name="P19">On the <text:span text:style-name="T30">Add Competency to plan </text:span><text:span text:style-name="T16">page choose a competence and drag it <text:s/></text:span><text:span text:style-name="T16">to the right hand column</text:span><text:span text:style-name="T30"> </text:span><text:span text:style-name="T16">click </text:span><text:span text:style-name="T16">on: Save changes button</text:span></text:p>
            </table:table-cell>
            <table:table-cell table:style-name="Table65.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 datefield, <text:s/>calendar, </text:span><text:span text:style-name="T30"><text:s/></text:span><text:span text:style-name="T16">status</text:span><text:span text:style-name="T30"> <text:s/>and <text:s/>a </text:span><text:span text:style-name="T16">red </text:span><text:span text:style-name="T6">X</text:span><text:span text:style-name="T30">, </text:span><text:span text:style-name="T16">under</text:span><text:span text:style-name="T30"> <text:s text:c="2"/>Competencies.</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text:s/></text:p>
            </table:table-cell>
          </table:table-row>
          <table:table-row>
            <table:table-cell table:style-name="Table65.A11" office:value-type="float" office:value="11">
              <text:p text:style-name="P20">11</text:p>
            </table:table-cell>
            <table:table-cell table:style-name="Table65.A2" office:value-type="string">
              <text:p text:style-name="P19">On the <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text:s/>Competencies, </text:span><text:soft-page-break/><text:span text:style-name="T16">click on the date icon to select a due date</text:span></text:p>
            </table:table-cell>
            <table:table-cell table:style-name="Table65.A2" office:value-type="string">
              <text:p text:style-name="P19">The date field should be populated with the chosen due date</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2">
              <text:p text:style-name="P20">12</text:p>
            </table:table-cell>
            <table:table-cell table:style-name="Table65.A2" office:value-type="string">
              <text:p text:style-name="P19">On the <text:span text:style-name="T30">Edit IDP </text:span>page click on: “Save <text:s/>and continue later”</text:p>
            </table:table-cell>
            <table:table-cell table:style-name="Table65.A2" office:value-type="string">
              <text:p text:style-name="P19">Should be taken back to <text:span text:style-name="T30">My IDPs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ext:s/><text:span text:style-name="T30">My IDPs </text:span><text:span text:style-name="T16">page repeat step 2 through 12 this time <text:s/>clicking on: “Submit this plan”</text:span></text:p>
            </table:table-cell>
            <table:table-cell table:style-name="Table65.A2" office:value-type="string">
              <text:p text:style-name="P19">Same as step 2 <text:s/>apart from the new competency created in <text:s/>step 10, and on click <text:s/>“Submit this plan” Should be taken to <text:s/>the <text:span text:style-name="T30">Review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3">
              <text:p text:style-name="P20">13</text:p>
            </table:table-cell>
            <table:table-cell table:style-name="Table65.A2" office:value-type="string">
              <text:p text:style-name="P19">On the <text:span text:style-name="T30">Review IDP </text:span><text:span text:style-name="T16">page click “ Back to edit” button</text:span></text:p>
            </table:table-cell>
            <table:table-cell table:style-name="Table65.A2" office:value-type="string">
              <text:p text:style-name="P19">Should be taken to <text:s/><text:span text:style-name="T30">Edit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ext:span text:style-name="T30">Edit IDP </text:span><text:span text:style-name="T16">page make the necessary changes and click: “Submit this plan” button</text:span></text:p>
            </table:table-cell>
            <table:table-cell table:style-name="Table65.A2" office:value-type="string">
              <text:p text:style-name="P19">Should be taken to the <text:s/><text:span text:style-name="T30">Review IDP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row>
            <table:table-cell table:style-name="Table65.A11" office:value-type="float" office:value="14">
              <text:p text:style-name="P20">14</text:p>
            </table:table-cell>
            <table:table-cell table:style-name="Table65.A2" office:value-type="string">
              <text:p text:style-name="P19">On the <text:span text:style-name="T30">Review IDP </text:span><text:span text:style-name="T16">page click “Confirm and send”</text:span></text:p>
            </table:table-cell>
            <table:table-cell table:style-name="Table65.A2" office:value-type="string">
              <text:p text:style-name="P19">Should be taken to <text:span text:style-name="T30">My IDPs </text:span><text:span text:style-name="T16">page</text:span></text:p>
            </table:table-cell>
            <table:table-cell table:style-name="Table65.A2" office:value-type="string">
              <text:p text:style-name="Table_20_Contents"/>
            </table:table-cell>
            <table:table-cell table:style-name="Table65.A2" office:value-type="string">
              <text:p text:style-name="Table_20_Contents"/>
            </table:table-cell>
            <table:table-cell table:style-name="Table65.A2" office:value-type="string">
              <text:p text:style-name="Table_20_Contents"/>
            </table:table-cell>
            <table:table-cell table:style-name="Table65.G2" office:value-type="string">
              <text:p text:style-name="Table_20_Contents"/>
            </table:table-cell>
          </table:table-row>
        </table:table>
        <text:p text:style-name="P3"/>
        <text:h text:style-name="P64" text:outline-level="3">Adding competencies from a position to an IDP</text:h>
        <table:table table:name="Table66" table:style-name="Table66">
          <table:table-column table:style-name="Table66.A"/>
          <table:table-column table:style-name="Table66.B"/>
          <table:table-column table:style-name="Table66.C"/>
          <table:table-column table:style-name="Table66.D" table:number-columns-repeated="2"/>
          <table:table-column table:style-name="Table66.F"/>
          <table:table-column table:style-name="Table66.G"/>
          <table:table-row>
            <table:table-cell table:style-name="Table66.A1" office:value-type="string">
              <text:p text:style-name="P18">Step</text:p>
            </table:table-cell>
            <table:table-cell table:style-name="Table66.A1" office:value-type="string">
              <text:p text:style-name="P16">Action</text:p>
            </table:table-cell>
            <table:table-cell table:style-name="Table66.A1" office:value-type="string">
              <text:p text:style-name="P16">Expected Results</text:p>
            </table:table-cell>
            <table:table-cell table:style-name="Table66.A1" office:value-type="string">
              <text:p text:style-name="P16">Actual Results</text:p>
            </table:table-cell>
            <table:table-cell table:style-name="Table66.A1" office:value-type="string">
              <text:p text:style-name="P16">Comments</text:p>
            </table:table-cell>
            <table:table-cell table:style-name="Table66.A1" office:value-type="string">
              <text:p text:style-name="P16">P/F</text:p>
            </table:table-cell>
            <table:table-cell table:style-name="Table66.G1" office:value-type="string">
              <text:p text:style-name="P16">Bug#</text:p>
            </table:table-cell>
          </table:table-row>
          <table:table-row>
            <table:table-cell table:style-name="Table66.A2" office:value-type="string">
              <text:p text:style-name="P20">1</text:p>
            </table:table-cell>
            <table:table-cell table:style-name="Table66.A2" office:value-type="string">
              <text:p text:style-name="P19">Log in as admin</text:p>
            </table:table-cell>
            <table:table-cell table:style-name="Table66.A2" office:value-type="string">
              <text:p text:style-name="P19">Logged into the homepage</text:p>
            </table:table-cell>
            <table:table-cell table:style-name="Table66.A2" office:value-type="string">
              <text:p text:style-name="P19"/>
            </table:table-cell>
            <table:table-cell table:style-name="Table66.A2" office:value-type="string">
              <text:p text:style-name="P19"/>
            </table:table-cell>
            <table:table-cell table:style-name="Table66.A2" office:value-type="string">
              <text:p text:style-name="P19"/>
            </table:table-cell>
            <table:table-cell table:style-name="Table66.G2" office:value-type="string">
              <text:p text:style-name="P19"/>
            </table:table-cell>
          </table:table-row>
          <table:table-row>
            <table:table-cell table:style-name="Table66.A2" office:value-type="string">
              <text:p text:style-name="P20">2</text:p>
            </table:table-cell>
            <table:table-cell table:style-name="Table66.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ies</text:span><text:span text:style-name="T16"> click on: Add from </text:span><text:soft-page-break/><text:span text:style-name="T16">positions button</text:span></text:p>
            </table:table-cell>
            <table:table-cell table:style-name="Table66.A2" office:value-type="string">
              <text:p text:style-name="P19">The <text:span text:style-name="T30">Add Competency to plan</text:span> page should open <text:span text:style-name="T51"><text:s/></text:span><text:span text:style-name="T51">displaying The text </text:span><text:span text:style-name="T33">, Add </text:span><text:span text:style-name="T33">Competency to plan </text:span><text:span text:style-name="T48">Locate</text:span><text:span text:style-name="T33"> </text:span><text:soft-page-break/><text:span text:style-name="T48">competency, Drag </text:span><text:span text:style-name="T48">here to assign,</text:span><text:span text:style-name="T33"> </text:span><text:span text:style-name="T19">a </text:span><text:span text:style-name="T19">list 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row>
            <table:table-cell table:style-name="Table66.A2" office:value-type="string">
              <text:p text:style-name="P20">3</text:p>
            </table:table-cell>
            <table:table-cell table:style-name="Table66.A2" office:value-type="string">
              <text:p text:style-name="P19">Repeat steps 3 through 11 changing buttons selection in 5 and 7 as in 3.14.2</text:p>
            </table:table-cell>
            <table:table-cell table:style-name="Table66.A2" office:value-type="string">
              <text:p text:style-name="P19">Should have results as in steps 3 through 11 on 13.14.2</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Table_20_Contents"/>
            </table:table-cell>
            <table:table-cell table:style-name="Table66.G2" office:value-type="string">
              <text:p text:style-name="Table_20_Contents"/>
            </table:table-cell>
          </table:table-row>
        </table:table>
        <text:h text:style-name="P64" text:outline-level="3">Deleting competencies from an IDP</text:h>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row>
            <table:table-cell table:style-name="Table67.A1" office:value-type="string">
              <text:p text:style-name="P18">Step</text:p>
            </table:table-cell>
            <table:table-cell table:style-name="Table67.A1" office:value-type="string">
              <text:p text:style-name="P16">Action</text:p>
            </table:table-cell>
            <table:table-cell table:style-name="Table67.A1" office:value-type="string">
              <text:p text:style-name="P16">Expected Results</text:p>
            </table:table-cell>
            <table:table-cell table:style-name="Table67.A1" office:value-type="string">
              <text:p text:style-name="P16">Actual Results</text:p>
            </table:table-cell>
            <table:table-cell table:style-name="Table67.A1" office:value-type="string">
              <text:p text:style-name="P16">Comments</text:p>
            </table:table-cell>
            <table:table-cell table:style-name="Table67.A1" office:value-type="string">
              <text:p text:style-name="P16">P/F</text:p>
            </table:table-cell>
            <table:table-cell table:style-name="Table67.G1" office:value-type="string">
              <text:p text:style-name="P16">Bug#</text:p>
            </table:table-cell>
          </table:table-row>
          <table:table-row>
            <table:table-cell table:style-name="Table67.A2" office:value-type="string">
              <text:p text:style-name="P20">1</text:p>
            </table:table-cell>
            <table:table-cell table:style-name="Table67.A2" office:value-type="string">
              <text:p text:style-name="P19">Log in as admin</text:p>
            </table:table-cell>
            <table:table-cell table:style-name="Table67.A2" office:value-type="string">
              <text:p text:style-name="P19">Logged into the homepage</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row>
            <table:table-cell table:style-name="Table67.A2" office:value-type="string">
              <text:p text:style-name="P20">2</text:p>
            </table:table-cell>
            <table:table-cell table:style-name="Table67.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ies </text:span><text:span text:style-name="T24">click on:</text:span><text:span text:style-name="T30"> </text:span><text:span text:style-name="T16">the </text:span><text:span text:style-name="T6">X </text:span><text:span text:style-name="T16">by the</text:span><text:span text:style-name="T30"> </text:span><text:span text:style-name="T39">competency</text:span><text:span text:style-name="T30"> </text:span><text:span text:style-name="T16">added in step 10 on 3.14.2</text:span></text:p>
            </table:table-cell>
            <table:table-cell table:style-name="Table67.A2" office:value-type="string">
              <text:p text:style-name="P19">Page should refresh <text:s/>showing that competency has been deleted</text:p>
            </table:table-cell>
            <table:table-cell table:style-name="Table67.A2" office:value-type="string">
              <text:p text:style-name="Table_20_Contents"/>
            </table:table-cell>
            <table:table-cell table:style-name="Table67.A2" office:value-type="string">
              <text:p text:style-name="Table_20_Contents"/>
            </table:table-cell>
            <table:table-cell table:style-name="Table67.A2" office:value-type="string">
              <text:p text:style-name="Table_20_Contents"/>
            </table:table-cell>
            <table:table-cell table:style-name="Table67.G2" office:value-type="string">
              <text:p text:style-name="Table_20_Contents"/>
            </table:table-cell>
          </table:table-row>
        </table:table>
        <text:h text:style-name="P64" text:outline-level="3">Adding competency templates from a hierarchy to an IDP</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table-cell table:style-name="Table68.A1" office:value-type="string">
              <text:p text:style-name="P16">Step</text:p>
            </table:table-cell>
            <table:table-cell table:style-name="Table68.A1" office:value-type="string">
              <text:p text:style-name="P16">Action </text:p>
            </table:table-cell>
            <table:table-cell table:style-name="Table68.A1" office:value-type="string">
              <text:p text:style-name="P16">Expected Results</text:p>
            </table:table-cell>
            <table:table-cell table:style-name="Table68.A1" office:value-type="string">
              <text:p text:style-name="P16">Actual Results</text:p>
            </table:table-cell>
            <table:table-cell table:style-name="Table68.A1" office:value-type="string">
              <text:p text:style-name="P16">Comments</text:p>
            </table:table-cell>
            <table:table-cell table:style-name="Table68.A1" office:value-type="string">
              <text:p text:style-name="P16">P/F</text:p>
            </table:table-cell>
            <table:table-cell table:style-name="Table68.G1" office:value-type="string">
              <text:p text:style-name="P16">Bug#</text:p>
            </table:table-cell>
          </table:table-row>
          <table:table-row>
            <table:table-cell table:style-name="Table68.A2" office:value-type="string">
              <text:p text:style-name="P20">1</text:p>
            </table:table-cell>
            <table:table-cell table:style-name="Table68.A2" office:value-type="string">
              <text:p text:style-name="P19">Log in as admin</text:p>
            </table:table-cell>
            <table:table-cell table:style-name="Table68.A2" office:value-type="string">
              <text:p text:style-name="P19">Logged into the homepag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2</text:p>
            </table:table-cell>
            <table:table-cell table:style-name="Table68.A2" office:value-type="string">
              <text:p text:style-name="P19">In My Learning &gt; Development plan&gt; <text:span text:style-name="T30">My IDPs</text:span><text:span text:style-name="T29">'</text:span> page click on the newly created <text:span text:style-name="T52">IDP</text:span> or any on the page</text:p>
            </table:table-cell>
            <table:table-cell table:style-name="Table68.A2" office:value-type="string">
              <text:p text:style-name="P19">Should be taken to a page called <text:span text:style-name="T30">Edit IDP</text:span> displaying <text:s/>the name of the newly created <text:span text:style-name="T30">IDP, Personal Details subheader, <text:s/></text:span><text:span text:style-name="T30">comprising of </text:span><text:span text:style-name="T30">Competencies, Competency </text:span><text:soft-page-break/><text:span text:style-name="T30">templates, </text:span><text:span text:style-name="T30">Courses, </text:span><text:span text:style-name="T16">their </text:span><text:span text:style-name="T16">buttons as well as Save and continue , Submit this plan buttons and a </text:span><text:span text:style-name="T53">Back to top</text:span><text:span text:style-name="T16"> link</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3</text:p>
            </table:table-cell>
            <table:table-cell table:style-name="Table68.A2" office:value-type="string">
              <text:p text:style-name="P19">On <text:s/><text:span text:style-name="T30">Edit IDP </text:span><text:span text:style-name="T16">page under </text:span><text:span text:style-name="T30">Competencies templates</text:span><text:span text:style-name="T16"> click on: Add from </text:span><text:span text:style-name="T16">frameworks button</text:span></text:p>
            </table:table-cell>
            <table:table-cell table:style-name="Table68.A2" office:value-type="string">
              <text:p text:style-name="P19">The <text:span text:style-name="T30">Add competency templates to plan</text:span> page should open <text:span text:style-name="T51"><text:s/>displaying The text </text:span><text:span text:style-name="T33">, </text:span><text:span text:style-name="T33">Add competency templates to plan </text:span><text:span text:style-name="T48">Locate</text:span><text:span text:style-name="T33"> </text:span><text:span text:style-name="T48">competency, Drag here to assign,</text:span><text:span text:style-name="T33"> </text:span><text:span text:style-name="T19">a list </text:span><text:span text:style-name="T19">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4</text:p>
            </table:table-cell>
            <table:table-cell table:style-name="Table68.A2" office:value-type="string">
              <text:p text:style-name="P19">On the <text:span text:style-name="T30">Add competency templates to plan</text:span> page click on : save changes 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5</text:p>
            </table:table-cell>
            <table:table-cell table:style-name="Table68.A2" office:value-type="string">
              <text:p text:style-name="P19">On <text:s/><text:span text:style-name="T30">Edit IDP </text:span><text:span text:style-name="T16">page under </text:span><text:span text:style-name="T30">Competency templates</text:span><text:span text:style-name="T16"> click on: Add from frameworks button</text:span></text:p>
            </table:table-cell>
            <table:table-cell table:style-name="Table68.A2" office:value-type="string">
              <text:p text:style-name="P19">The <text:span text:style-name="T30">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6</text:p>
            </table:table-cell>
            <table:table-cell table:style-name="Table68.A2" office:value-type="string">
              <text:p text:style-name="P19">On the <text:span text:style-name="T30">Add competency templates to plan</text:span> page click on : <text:span text:style-name="T43">CLOSE </text:span><text:span text:style-name="T19">or </text:span><text:span text:style-name="T46">X </text:span>button</text:p>
            </table:table-cell>
            <table:table-cell table:style-name="Table68.A2" office:value-type="string">
              <text:p text:style-name="P19">Pop up page should disappear</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7</text:p>
            </table:table-cell>
            <table:table-cell table:style-name="Table68.A2" office:value-type="string">
              <text:p text:style-name="P19">On <text:s/><text:span text:style-name="T30">Edit IDP </text:span><text:span text:style-name="T16">page under </text:span><text:span text:style-name="T30">Competency templates</text:span><text:span text:style-name="T16"> click on: Add from </text:span><text:span text:style-name="T16">frameworks button</text:span></text:p>
            </table:table-cell>
            <table:table-cell table:style-name="Table68.A2" office:value-type="string">
              <text:p text:style-name="P19">The <text:span text:style-name="T30">Add competency templates to plan</text:span> page should open</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ext:soft-page-break/>
          <table:table-row>
            <table:table-cell table:style-name="Table68.A2" office:value-type="string">
              <text:p text:style-name="P20">8</text:p>
            </table:table-cell>
            <table:table-cell table:style-name="Table68.A2" office:value-type="string">
              <text:p text:style-name="P19">On the <text:span text:style-name="T30">Add Competency </text:span><text:span text:style-name="T30">templates to plan </text:span><text:span text:style-name="T16">page</text:span><text:span text:style-name="T30"> </text:span>choose a competence and drag it <text:s/>to the right hand column</text:p>
            </table:table-cell>
            <table:table-cell table:style-name="Table68.A2" office:value-type="string">
              <text:p text:style-name="P19">Should see competence highlighted red and changed to normal colour when placed</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9</text:p>
            </table:table-cell>
            <table:table-cell table:style-name="Table68.A2" office:value-type="string">
              <text:p text:style-name="P19">On the <text:span text:style-name="T30">Add Competency template to plan </text:span><text:span text:style-name="T16">page</text:span><text:span text:style-name="T30"> </text:span><text:span text:style-name="T16">with a chosen</text:span> competence in the right hand column click on: <text:s/><text:span text:style-name="T43">CLOSE </text:span><text:span text:style-name="T19">or</text:span><text:span text:style-name="T33"> </text:span><text:span text:style-name="T46">X</text:span></text:p>
            </table:table-cell>
            <table:table-cell table:style-name="Table68.A2" office:value-type="string">
              <text:p text:style-name="P19">The pop up page should disappear revealing the <text:s/><text:span text:style-name="T30">Edit IDP </text:span>page with no evidenc of the newly chosen competency template</text:p>
            </table:table-cell>
            <table:table-cell table:style-name="Table68.A2" office:value-type="string">
              <text:p text:style-name="Table_20_Contents"/>
            </table:table-cell>
            <table:table-cell table:style-name="Table68.A2" office:value-type="string">
              <text:p text:style-name="Table_20_Contents"/>
            </table:table-cell>
            <table:table-cell table:style-name="Table68.A2" office:value-type="string">
              <text:p text:style-name="Table_20_Contents"/>
            </table:table-cell>
            <table:table-cell table:style-name="Table68.G2" office:value-type="string">
              <text:p text:style-name="Table_20_Contents"/>
            </table:table-cell>
          </table:table-row>
          <table:table-row>
            <table:table-cell table:style-name="Table68.A2" office:value-type="string">
              <text:p text:style-name="P20">10</text:p>
            </table:table-cell>
            <table:table-cell table:style-name="Table68.A2" office:value-type="string">
              <text:p text:style-name="P19">On the <text:span text:style-name="T30">Add Competency template to plan </text:span><text:span text:style-name="T16">page choose a competence and </text:span><text:span text:style-name="T16">drag it to the right hand column then</text:span><text:span text:style-name="T30"> </text:span><text:span text:style-name="T16">click </text:span><text:span text:style-name="T16">on: Save changes button</text:span></text:p>
            </table:table-cell>
            <table:table-cell table:style-name="Table68.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ies.</text:span></text:p>
            </table:table-cell>
            <table:table-cell table:style-name="Table68.A2" office:value-type="string">
              <text:p text:style-name="Table_20_Contents"/>
            </table:table-cell>
            <table:table-cell table:style-name="Table68.A2" office:value-type="string">
              <text:p text:style-name="P29"/>
            </table:table-cell>
            <table:table-cell table:style-name="Table68.A2" office:value-type="string">
              <text:p text:style-name="P30"/>
            </table:table-cell>
            <table:table-cell table:style-name="Table68.G2" office:value-type="string">
              <text:p text:style-name="P30"/>
            </table:table-cell>
          </table:table-row>
          <table:table-row>
            <table:table-cell table:style-name="Table68.A2" office:value-type="string">
              <text:p text:style-name="P20">11</text:p>
            </table:table-cell>
            <table:table-cell table:style-name="Table68.A2" office:value-type="string">
              <text:p text:style-name="P19">On the <text:span text:style-name="T30">Edit IDP </text:span>page displaying <text:s/>the name of the newly <text:s/>chosen <text:span text:style-name="T52">competence templat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y template, </text:span><text:span text:style-name="T16">click on the date icon to select a due date</text:span></text:p>
            </table:table-cell>
            <table:table-cell table:style-name="Table68.A2" office:value-type="string">
              <text:p text:style-name="P19">The date field should be populated with the chosen due date</text:p>
            </table:table-cell>
            <table:table-cell table:style-name="Table68.A2" office:value-type="string">
              <text:p text:style-name="Table_20_Contents"/>
            </table:table-cell>
            <table:table-cell table:style-name="Table68.A2" office:value-type="string">
              <text:p text:style-name="P20"/>
            </table:table-cell>
            <table:table-cell table:style-name="Table68.A2" office:value-type="string">
              <text:p text:style-name="P19"/>
            </table:table-cell>
            <table:table-cell table:style-name="Table68.G2" office:value-type="string">
              <text:p text:style-name="P24"/>
            </table:table-cell>
          </table:table-row>
        </table:table>
        <text:h text:style-name="P64" text:outline-level="3">Adding competency templates from a position to an IDP</text:h>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row>
            <table:table-cell table:style-name="Table69.A1" office:value-type="string">
              <text:p text:style-name="P18">Step</text:p>
            </table:table-cell>
            <table:table-cell table:style-name="Table69.A1" office:value-type="string">
              <text:p text:style-name="P18">Action</text:p>
            </table:table-cell>
            <table:table-cell table:style-name="Table69.A1" office:value-type="string">
              <text:p text:style-name="P18">Expected Results</text:p>
            </table:table-cell>
            <table:table-cell table:style-name="Table69.A1" office:value-type="string">
              <text:p text:style-name="P18">Actual results</text:p>
            </table:table-cell>
            <table:table-cell table:style-name="Table69.A1" office:value-type="string">
              <text:p text:style-name="P18">Comments</text:p>
            </table:table-cell>
            <table:table-cell table:style-name="Table69.A1" office:value-type="string">
              <text:p text:style-name="P18">P/F</text:p>
            </table:table-cell>
            <table:table-cell table:style-name="Table69.G1" office:value-type="string">
              <text:p text:style-name="P18">Bug#</text:p>
            </table:table-cell>
          </table:table-row>
          <text:soft-page-break/>
          <table:table-row>
            <table:table-cell table:style-name="Table69.A2" office:value-type="string">
              <text:p text:style-name="P20">1</text:p>
            </table:table-cell>
            <table:table-cell table:style-name="Table69.A2" office:value-type="string">
              <text:p text:style-name="P19">Log in as admin</text:p>
            </table:table-cell>
            <table:table-cell table:style-name="Table69.A2" office:value-type="string">
              <text:p text:style-name="P19">Logged into the homepage</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53">2</text:p>
            </table:table-cell>
            <table:table-cell table:style-name="Table69.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y templates</text:span><text:span text:style-name="T16"> click on: “Add from positions” button</text:span></text:p>
            </table:table-cell>
            <table:table-cell table:style-name="Table69.A2" office:value-type="string">
              <text:p text:style-name="P19">The <text:span text:style-name="T30">Add Competency to plan</text:span> page should open <text:span text:style-name="T51"><text:s/>displaying The text </text:span><text:span text:style-name="T33">, Add competency templates to </text:span><text:span text:style-name="T33">plan </text:span><text:span text:style-name="T48">Locate</text:span><text:span text:style-name="T33"> </text:span><text:span text:style-name="T48">competency, Drag here to assign,</text:span><text:span text:style-name="T33"> </text:span><text:span text:style-name="T19">a competency or a list </text:span><text:span text:style-name="T19">of <text:s/>competencies</text:span><text:span text:style-name="T15"> </text:span><text:span text:style-name="T19">Save changes, </text:span><text:span text:style-name="T33"><text:s/></text:span><text:span text:style-name="T43">CLOSE &amp;</text:span><text:span text:style-name="T33"> </text:span><text:span text:style-name="T46">X</text:span><text:span text:style-name="T32"> </text:span><text:span text:style-name="T19">buttons</text:span></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row>
            <table:table-cell table:style-name="Table69.A2" office:value-type="string">
              <text:p text:style-name="P20">3</text:p>
            </table:table-cell>
            <table:table-cell table:style-name="Table69.A2" office:value-type="string">
              <text:p text:style-name="P19">Repeat steps 3 through 11 changing buttons selection in 5 and 7 as in 13.14.5</text:p>
            </table:table-cell>
            <table:table-cell table:style-name="Table69.A2" office:value-type="string">
              <text:p text:style-name="P19">Should have same results as in steps 3 through 11as on 13.14.5 apart from step 10 failing when there is only one competency</text:p>
            </table:table-cell>
            <table:table-cell table:style-name="Table69.A2" office:value-type="string">
              <text:p text:style-name="Table_20_Contents"/>
            </table:table-cell>
            <table:table-cell table:style-name="Table69.A2" office:value-type="string">
              <text:p text:style-name="Table_20_Contents"/>
            </table:table-cell>
            <table:table-cell table:style-name="Table69.A2" office:value-type="string">
              <text:p text:style-name="Table_20_Contents"/>
            </table:table-cell>
            <table:table-cell table:style-name="Table69.G2" office:value-type="string">
              <text:p text:style-name="Table_20_Contents"/>
            </table:table-cell>
          </table:table-row>
        </table:table>
        <text:h text:style-name="P64" text:outline-level="3">Deleting competency templates from an IDP</text:h>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8">Step </text:p>
            </table:table-cell>
            <table:table-cell table:style-name="Table70.A1" office:value-type="string">
              <text:p text:style-name="P16">Action</text:p>
            </table:table-cell>
            <table:table-cell table:style-name="Table70.A1" office:value-type="string">
              <text:p text:style-name="P16">Expected Results</text:p>
            </table:table-cell>
            <table:table-cell table:style-name="Table70.A1" office:value-type="string">
              <text:p text:style-name="P16">Actual Results</text:p>
            </table:table-cell>
            <table:table-cell table:style-name="Table70.A1" office:value-type="string">
              <text:p text:style-name="P16">Comments</text:p>
            </table:table-cell>
            <table:table-cell table:style-name="Table70.A1" office:value-type="string">
              <text:p text:style-name="P16">P/F</text:p>
            </table:table-cell>
            <table:table-cell table:style-name="Table70.G1" office:value-type="string">
              <text:p text:style-name="P16">Bug#</text:p>
            </table:table-cell>
          </table:table-row>
          <table:table-row>
            <table:table-cell table:style-name="Table70.A2" office:value-type="string">
              <text:p text:style-name="P20">1</text:p>
            </table:table-cell>
            <table:table-cell table:style-name="Table70.A2" office:value-type="string">
              <text:p text:style-name="P19">Log in as admin</text:p>
            </table:table-cell>
            <table:table-cell table:style-name="Table70.A2" office:value-type="string">
              <text:p text:style-name="P19">Logged into the homepage</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row>
            <table:table-cell table:style-name="Table70.A2" office:value-type="string">
              <text:p text:style-name="P20">2</text:p>
            </table:table-cell>
            <table:table-cell table:style-name="Table70.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mpetency templates </text:span><text:span text:style-name="T24">click on:</text:span><text:span text:style-name="T30"> </text:span><text:span text:style-name="T16">the “</text:span><text:span text:style-name="T6">X</text:span><text:span text:style-name="T16">”</text:span><text:span text:style-name="T6"> </text:span><text:span text:style-name="T16">by the</text:span><text:span text:style-name="T30"> </text:span><text:span text:style-name="T39">competency template</text:span><text:span text:style-name="T30"> </text:span><text:span text:style-name="T16">added in step 10 on 3.14.5</text:span></text:p>
            </table:table-cell>
            <table:table-cell table:style-name="Table70.A2" office:value-type="string">
              <text:p text:style-name="P19">Page should refresh <text:s/>showing that competency has been deleted</text:p>
            </table:table-cell>
            <table:table-cell table:style-name="Table70.A2" office:value-type="string">
              <text:p text:style-name="Table_20_Contents"/>
            </table:table-cell>
            <table:table-cell table:style-name="Table70.A2" office:value-type="string">
              <text:p text:style-name="Table_20_Contents"/>
            </table:table-cell>
            <table:table-cell table:style-name="Table70.A2" office:value-type="string">
              <text:p text:style-name="Table_20_Contents"/>
            </table:table-cell>
            <table:table-cell table:style-name="Table70.G2" office:value-type="string">
              <text:p text:style-name="Table_20_Contents"/>
            </table:table-cell>
          </table:table-row>
        </table:table>
        <text:h text:style-name="P64" text:outline-level="3"><text:soft-page-break/>Adding courses from course categories to an IDP</text:h>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row>
            <table:table-cell table:style-name="Table71.A1" office:value-type="string">
              <text:p text:style-name="P16">Step</text:p>
            </table:table-cell>
            <table:table-cell table:style-name="Table71.A1" office:value-type="string">
              <text:p text:style-name="P16">Action</text:p>
            </table:table-cell>
            <table:table-cell table:style-name="Table71.A1" office:value-type="string">
              <text:p text:style-name="P16">Expected Results</text:p>
            </table:table-cell>
            <table:table-cell table:style-name="Table71.A1" office:value-type="string">
              <text:p text:style-name="P16">Actual Results</text:p>
            </table:table-cell>
            <table:table-cell table:style-name="Table71.A1" office:value-type="string">
              <text:p text:style-name="P16">Comments</text:p>
            </table:table-cell>
            <table:table-cell table:style-name="Table71.A1" office:value-type="string">
              <text:p text:style-name="P16">P/F</text:p>
            </table:table-cell>
            <table:table-cell table:style-name="Table71.G1" office:value-type="string">
              <text:p text:style-name="P16">Bug#</text:p>
            </table:table-cell>
          </table:table-row>
          <table:table-row>
            <table:table-cell table:style-name="Table71.A2" office:value-type="string">
              <text:p text:style-name="P20">1</text:p>
            </table:table-cell>
            <table:table-cell table:style-name="Table71.A2" office:value-type="string">
              <text:p text:style-name="P19">Log in as admin</text:p>
            </table:table-cell>
            <table:table-cell table:style-name="Table71.A2" office:value-type="string">
              <text:p text:style-name="P19">Logged into the homepag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53">2</text:p>
            </table:table-cell>
            <table:table-cell table:style-name="Table71.A2" office:value-type="string">
              <text:p text:style-name="P19">In My Learning &gt; Development plan&gt; <text:span text:style-name="T30">My IDPs</text:span><text:span text:style-name="T29">' </text:span><text:span text:style-name="T13">&gt; </text:span><text:span text:style-name="T29">IDP </text:span><text:span text:style-name="T13">&gt;</text:span> <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The <text:span text:style-name="T30">Add Courses to plan</text:span> page should open <text:span text:style-name="T51"><text:s/>displaying The text </text:span><text:span text:style-name="T33">, Add Courses to plan <text:s/></text:span><text:span text:style-name="T48">Locate</text:span><text:span text:style-name="T33"> </text:span><text:span text:style-name="T48">course, Drag here to assign,</text:span><text:span text:style-name="T33"> </text:span><text:span text:style-name="T19">a competency or a list of <text:s/>competencies</text:span><text:span text:style-name="T15"> </text:span><text:span text:style-name="T19">Save changes, </text:span><text:span text:style-name="T33"><text:s/></text:span><text:span text:style-name="T43">CLOSE </text:span><text:span text:style-name="T69">and</text:span><text:span text:style-name="T33"> </text:span><text:span text:style-name="T46">X</text:span><text:span text:style-name="T32"> </text:span><text:span text:style-name="T19">button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3</text:p>
            </table:table-cell>
            <table:table-cell table:style-name="Table71.A2" office:value-type="string">
              <text:p text:style-name="P19">On the <text:span text:style-name="T30">Add Courses to plan</text:span> <text:span text:style-name="T16">page without selecting anything click on: Save changes</text:span></text:p>
            </table:table-cell>
            <table:table-cell table:style-name="Table71.A2" office:value-type="string">
              <text:p text:style-name="P19">The <text:span text:style-name="T30">Edit IDP </text:span><text:span text:style-name="T16">page </text:span>should <text:span text:style-name="T19">reappear with no changes made to it.</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4</text:p>
            </table:table-cell>
            <table:table-cell table:style-name="Table71.A2" office:value-type="string">
              <text:p text:style-name="P19">On the <text:s/><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A Pop up page should appear displaying the <text:s/><text:span text:style-name="T30">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5</text:p>
            </table:table-cell>
            <table:table-cell table:style-name="Table71.A2" office:value-type="string">
              <text:p text:style-name="P19">On <text:span text:style-name="T30">Add Courses to plan</text:span> <text:span text:style-name="T30"><text:s/></text:span><text:span text:style-name="T16">page click on: </text:span><text:span text:style-name="T43">CLOSE </text:span><text:span text:style-name="T69">or</text:span><text:span text:style-name="T35"> </text:span><text:span text:style-name="T46">X</text:span><text:span text:style-name="T32"> </text:span><text:span text:style-name="T19">buttons</text:span></text:p>
            </table:table-cell>
            <table:table-cell table:style-name="Table71.A2" office:value-type="string">
              <text:p text:style-name="P19">Pop up page should disappear</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6</text:p>
            </table:table-cell>
            <table:table-cell table:style-name="Table71.A2" office:value-type="string">
              <text:p text:style-name="P19"><text:span text:style-name="T16">On the <text:s/></text:span><text:span text:style-name="T30">Edit IDP </text:span><text:span text:style-name="T16">page under </text:span><text:span text:style-name="T30">Courses</text:span><text:span text:style-name="T16"> click on: Add from categories button</text:span></text:p>
            </table:table-cell>
            <table:table-cell table:style-name="Table71.A2" office:value-type="string">
              <text:p text:style-name="P19">A Pop up page should appear displaying the <text:span text:style-name="T30">Add Courses to plan</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7</text:p>
            </table:table-cell>
            <table:table-cell table:style-name="Table71.A2" office:value-type="string">
              <text:p text:style-name="P19"><text:span text:style-name="T16">On the </text:span><text:span text:style-name="T30">Add Courses to plan</text:span><text:span text:style-name="T16"> page</text:span><text:span text:style-name="T30"> </text:span>choose a <text:soft-page-break/>competence, drag it <text:s/>to the right hand column</text:p>
            </table:table-cell>
            <table:table-cell table:style-name="Table71.A2" office:value-type="string">
              <text:p text:style-name="P19">Should see competence highlighted red and <text:soft-page-break/>changed to normal colour when placed</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8</text:p>
            </table:table-cell>
            <table:table-cell table:style-name="Table71.A2" office:value-type="string">
              <text:p text:style-name="P19">Click on the Save changes button</text:p>
            </table:table-cell>
            <table:table-cell table:style-name="Table71.A2" office:value-type="string">
              <text:p text:style-name="P19">The pop up page should disappear revealing the <text:span text:style-name="T16"><text:s/></text:span><text:span text:style-name="T30">Edit IDP </text:span><text:span text:style-name="T16">page with the chosen course under <text:s/></text:span><text:span text:style-name="T30">Courses</text:span></text:p>
            </table:table-cell>
            <table:table-cell table:style-name="Table71.A2" office:value-type="string">
              <text:p text:style-name="Table_20_Contents">No chosen course visible</text:p>
            </table:table-cell>
            <table:table-cell table:style-name="Table71.A2" office:value-type="string">
              <text:p text:style-name="Table_20_Contents">Wasn't there page must still be <text:s/>broken!</text:p>
            </table:table-cell>
            <table:table-cell table:style-name="Table71.A2" office:value-type="string">
              <text:p text:style-name="Table_20_Contents">F</text:p>
            </table:table-cell>
            <table:table-cell table:style-name="Table71.G2" office:value-type="string">
              <text:p text:style-name="Table_20_Contents">5660</text:p>
            </table:table-cell>
          </table:table-row>
          <table:table-row>
            <table:table-cell table:style-name="Table71.A2" office:value-type="string">
              <text:p text:style-name="P20">9</text:p>
            </table:table-cell>
            <table:table-cell table:style-name="Table71.A2" office:value-type="string">
              <text:p text:style-name="P19">On the <text:span text:style-name="T30">Add Competency template to plan </text:span><text:span text:style-name="T16">page</text:span><text:span text:style-name="T30"> </text:span><text:span text:style-name="T16">with a chosen</text:span> competence in the right hand column click on: <text:s/><text:span text:style-name="T43">CLOSE </text:span><text:span text:style-name="T19">or</text:span><text:span text:style-name="T33"> </text:span><text:span text:style-name="T46">X</text:span></text:p>
            </table:table-cell>
            <table:table-cell table:style-name="Table71.A2" office:value-type="string">
              <text:p text:style-name="P19">The pop up page should disappear revealing the <text:s/><text:span text:style-name="T30">Edit IDP </text:span>page with no evidenc of the newly chosen competency template</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row>
            <table:table-cell table:style-name="Table71.A2" office:value-type="string">
              <text:p text:style-name="P20">10</text:p>
            </table:table-cell>
            <table:table-cell table:style-name="Table71.A2" office:value-type="string">
              <text:p text:style-name="P19">On the <text:span text:style-name="T30">Add Competency template to plan </text:span><text:span text:style-name="T16">page choose a competence and drag it to the right hand column then</text:span><text:span text:style-name="T30"> </text:span><text:span text:style-name="T16">click on: Save changes button</text:span></text:p>
            </table:table-cell>
            <table:table-cell table:style-name="Table71.A2" office:value-type="string">
              <text:p text:style-name="P19">Pop up page should disappear revealing the <text:s/><text:span text:style-name="T30">Edit IDP </text:span>page displaying <text:s/>the name of the newly <text:s/>chosen <text:span text:style-name="T52">competence</text:span><text:span text:style-name="T30">,, </text:span><text:span text:style-name="T16">its</text:span><text:span text:style-name="T30"> </text:span><text:span text:style-name="T16">due date,</text:span><text:span text:style-name="T30"> </text:span><text:span text:style-name="T16">status</text:span><text:span text:style-name="T30"> <text:s/>and <text:s/>a </text:span><text:span text:style-name="T16">red </text:span><text:span text:style-name="T6">X</text:span><text:span text:style-name="T30">, </text:span><text:span text:style-name="T16">under</text:span><text:span text:style-name="T30"> Personal Details – Competencies.</text:span></text:p>
            </table:table-cell>
            <table:table-cell table:style-name="Table71.A2" office:value-type="string">
              <text:p text:style-name="Table_20_Contents"/>
            </table:table-cell>
            <table:table-cell table:style-name="Table71.A2" office:value-type="string">
              <text:p text:style-name="Table_20_Contents"/>
            </table:table-cell>
            <table:table-cell table:style-name="Table71.A2" office:value-type="string">
              <text:p text:style-name="Table_20_Contents"/>
            </table:table-cell>
            <table:table-cell table:style-name="Table71.G2" office:value-type="string">
              <text:p text:style-name="Table_20_Contents"/>
            </table:table-cell>
          </table:table-row>
        </table:table>
        <text:h text:style-name="P64" text:outline-level="3" text:is-list-header="true"/>
        <text:h text:style-name="P64" text:outline-level="3">Deleting courses from an IDP</text:h>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office:value-type="string">
              <text:p text:style-name="P16">Step</text:p>
            </table:table-cell>
            <table:table-cell table:style-name="Table73.A1" office:value-type="string">
              <text:p text:style-name="P16">Action</text:p>
            </table:table-cell>
            <table:table-cell table:style-name="Table73.A1" office:value-type="string">
              <text:p text:style-name="P16">Expected Result</text:p>
            </table:table-cell>
            <table:table-cell table:style-name="Table73.A1" office:value-type="string">
              <text:p text:style-name="P16">Actual result</text:p>
            </table:table-cell>
            <table:table-cell table:style-name="Table73.A1" office:value-type="string">
              <text:p text:style-name="P16">comments</text:p>
            </table:table-cell>
            <table:table-cell table:style-name="Table73.A1" office:value-type="string">
              <text:p text:style-name="P16">P/F</text:p>
            </table:table-cell>
            <table:table-cell table:style-name="Table73.G1" office:value-type="string">
              <text:p text:style-name="P16">Bug#</text:p>
            </table:table-cell>
          </table:table-row>
          <table:table-row>
            <table:table-cell table:style-name="Table73.A2" office:value-type="string">
              <text:p text:style-name="P20">1</text:p>
            </table:table-cell>
            <table:table-cell table:style-name="Table73.A2" office:value-type="string">
              <text:p text:style-name="P19">Log in as admin</text:p>
            </table:table-cell>
            <table:table-cell table:style-name="Table73.A2" office:value-type="string">
              <text:p text:style-name="P19">Logged into the homepage</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2" office:value-type="string">
              <text:p text:style-name="P53">2</text:p>
            </table:table-cell>
            <table:table-cell table:style-name="Table73.A2" office:value-type="string">
              <text:p text:style-name="P19"><text:span text:style-name="T30">In My Learning</text:span> &gt; <text:span text:style-name="T38">Development plan</text:span>&gt; <text:span text:style-name="T30">My IDPs</text:span><text:span text:style-name="T29">' </text:span><text:span text:style-name="T13">click on an</text:span><text:span text:style-name="T29"> </text:span><text:span text:style-name="T13"><text:s/></text:span><text:span text:style-name="T29">IDP </text:span></text:p>
            </table:table-cell>
            <table:table-cell table:style-name="Table73.A2" office:value-type="string">
              <text:p text:style-name="P19"><text:span text:style-name="T19">The </text:span><text:span text:style-name="T33">Edit IDP </text:span><text:span text:style-name="T19">page should appear with the various </text:span><text:span text:style-name="T33">Competencies</text:span><text:span text:style-name="T19">, </text:span><text:span text:style-name="T33">Competency templates and </text:span><text:soft-page-break/><text:span text:style-name="T33">Courses </text:span><text:span text:style-name="T19">assigned to it</text:span></text:p>
            </table:table-cell>
            <table:table-cell table:style-name="Table73.A2" office:value-type="string">
              <text:p text:style-name="P42"/>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row>
            <table:table-cell table:style-name="Table73.A4" office:value-type="float" office:value="3">
              <text:p text:style-name="P20">3</text:p>
            </table:table-cell>
            <table:table-cell table:style-name="Table73.A2" office:value-type="string">
              <text:p text:style-name="P19">On <text:span text:style-name="T33">Edit IDP </text:span><text:span text:style-name="T19">page, click on the </text:span><text:span text:style-name="T7">red X </text:span><text:span text:style-name="T19">to the right of the date picker by the chosen </text:span><text:span text:style-name="T54">course </text:span><text:span text:style-name="T19"><text:s/>under the <text:s/></text:span><text:span text:style-name="T33">Courses</text:span></text:p>
            </table:table-cell>
            <table:table-cell table:style-name="Table73.A2" office:value-type="string">
              <text:p text:style-name="P19">The <text:span text:style-name="T30">Edit IDP </text:span><text:span text:style-name="T16">page </text:span>should <text:span text:style-name="T19">refresh without the chosen <text:s/></text:span><text:span text:style-name="T54">course</text:span></text:p>
            </table:table-cell>
            <table:table-cell table:style-name="Table73.A2" office:value-type="string">
              <text:p text:style-name="Table_20_Contents"/>
            </table:table-cell>
            <table:table-cell table:style-name="Table73.A2" office:value-type="string">
              <text:p text:style-name="Table_20_Contents"/>
            </table:table-cell>
            <table:table-cell table:style-name="Table73.A2" office:value-type="string">
              <text:p text:style-name="Table_20_Contents"/>
            </table:table-cell>
            <table:table-cell table:style-name="Table73.G2" office:value-type="string">
              <text:p text:style-name="Table_20_Contents"/>
            </table:table-cell>
          </table:table-row>
        </table:table>
        <text:p text:style-name="P3"/>
        <text:h text:style-name="P66" text:outline-level="2">Managing reports</text:h>
        <text:h text:style-name="P64" text:outline-level="3">Creating a new report</text:h>
        <text:p text:style-name="P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6">Step</text:p>
            </table:table-cell>
            <table:table-cell table:style-name="Table78.A1" office:value-type="string">
              <text:p text:style-name="P16">Action</text:p>
            </table:table-cell>
            <table:table-cell table:style-name="Table78.A1" office:value-type="string">
              <text:p text:style-name="P16">Expected results</text:p>
            </table:table-cell>
            <table:table-cell table:style-name="Table78.A1" office:value-type="string">
              <text:p text:style-name="P16">Actual Results</text:p>
            </table:table-cell>
            <table:table-cell table:style-name="Table78.A1" office:value-type="string">
              <text:p text:style-name="P16">Comments</text:p>
            </table:table-cell>
            <table:table-cell table:style-name="Table78.A1" office:value-type="string">
              <text:p text:style-name="P16">P/F</text:p>
            </table:table-cell>
            <table:table-cell table:style-name="Table78.G1" office:value-type="string">
              <text:p text:style-name="P16">Bug#</text:p>
            </table:table-cell>
          </table:table-row>
          <table:table-row>
            <table:table-cell table:style-name="Table78.A2" office:value-type="string">
              <text:p text:style-name="P20">1</text:p>
            </table:table-cell>
            <table:table-cell table:style-name="Table78.A2" office:value-type="string">
              <text:p text:style-name="P19">Log in as admin</text:p>
            </table:table-cell>
            <table:table-cell table:style-name="Table78.A2" office:value-type="string">
              <text:p text:style-name="P19">Logged into the homepag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2">
              <text:p text:style-name="P20">2</text:p>
            </table:table-cell>
            <table:table-cell table:style-name="Table78.A2" office:value-type="string">
              <text:p text:style-name="P19">Click <text:span text:style-name="T52">Report Settings </text:span>&gt; <text:span text:style-name="T52">Report Builder</text:span> in the site administration block</text:p>
            </table:table-cell>
            <table:table-cell table:style-name="Table78.A2" office:value-type="string">
              <text:p text:style-name="P19">The <text:span text:style-name="T72">Report Builder</text:span> page should open, listing any existing reports and providing a form to create a new report.</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3">
              <text:p text:style-name="P20">3</text:p>
            </table:table-cell>
            <table:table-cell table:style-name="Table78.A2" office:value-type="string">
              <text:p text:style-name="P19">Type 'New Report' in the report name field. Select 'competency evidence' from the Source pulldown. Leave the 'Hide in report manager checkbox unchecked. Click Save Changes.</text:p>
            </table:table-cell>
            <table:table-cell table:style-name="Table78.A2" office:value-type="string">
              <text:p text:style-name="P19">You should be taken to the <text:span text:style-name="T30">Edit Report</text:span><text:span text:style-name="T80"> </text:span>Page, on the 'Access' tab, which contains additional form elements to complete.</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4">
              <text:p text:style-name="P20">4</text:p>
            </table:table-cell>
            <table:table-cell table:style-name="Table78.A2" office:value-type="string">
              <text:p text:style-name="P19">Click 'Only certain users can view this report'. Then check the 'Administrator' <text:s/>checkbox and click <text:soft-page-break/>the 'Save Changes button.</text:p>
            </table:table-cell>
            <table:table-cell table:style-name="Table78.A2" office:value-type="string">
              <text:p text:style-name="P19">You should be returned to the same page with the new settings appli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5">
              <text:p text:style-name="P20">5</text:p>
            </table:table-cell>
            <table:table-cell table:style-name="Table78.A2" office:value-type="string">
              <text:p text:style-name="P19">Click the 'View this Report' button at the top of the page</text:p>
            </table:table-cell>
            <table:table-cell table:style-name="Table78.A2" office:value-type="string">
              <text:p text:style-name="P19">The report should be displayed.</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row>
            <table:table-cell table:style-name="Table78.A3" office:value-type="float" office:value="6">
              <text:p text:style-name="P20">6</text:p>
            </table:table-cell>
            <table:table-cell table:style-name="Table78.A2" office:value-type="string">
              <text:p text:style-name="P19">Click the 'Edit this report' button in the top right hand corner of the page.</text:p>
            </table:table-cell>
            <table:table-cell table:style-name="Table78.A2" office:value-type="string">
              <text:p text:style-name="P19">You should be returned to the<text:span text:style-name="T29"> </text:span><text:span text:style-name="T30">Edit</text:span><text:span text:style-name="T80"> </text:span><text:span text:style-name="T30">Report</text:span><text:span text:style-name="T80"> </text:span>page, on the 'General' tab.</text:p>
            </table:table-cell>
            <table:table-cell table:style-name="Table78.A2" office:value-type="string">
              <text:p text:style-name="Table_20_Contents"/>
            </table:table-cell>
            <table:table-cell table:style-name="Table78.A2" office:value-type="string">
              <text:p text:style-name="Table_20_Contents"/>
            </table:table-cell>
            <table:table-cell table:style-name="Table78.A2" office:value-type="string">
              <text:p text:style-name="Table_20_Contents"/>
            </table:table-cell>
            <table:table-cell table:style-name="Table78.G2" office:value-type="string">
              <text:p text:style-name="Table_20_Contents"/>
            </table:table-cell>
          </table:table-row>
        </table:table>
        <text:h text:style-name="P64" text:outline-level="3">Adding a new column to a report</text:h>
        <text:p text:style-name="P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table-cell table:style-name="Table79.A1" office:value-type="string">
              <text:p text:style-name="P16">Step</text:p>
            </table:table-cell>
            <table:table-cell table:style-name="Table79.A1" office:value-type="string">
              <text:p text:style-name="P16">Action</text:p>
            </table:table-cell>
            <table:table-cell table:style-name="Table79.A1" office:value-type="string">
              <text:p text:style-name="P16">Expected results</text:p>
            </table:table-cell>
            <table:table-cell table:style-name="Table79.A1" office:value-type="string">
              <text:p text:style-name="P16">Actual Results</text:p>
            </table:table-cell>
            <table:table-cell table:style-name="Table79.A1" office:value-type="string">
              <text:p text:style-name="P16">Comments</text:p>
            </table:table-cell>
            <table:table-cell table:style-name="Table79.A1" office:value-type="string">
              <text:p text:style-name="P16">P/F</text:p>
            </table:table-cell>
            <table:table-cell table:style-name="Table79.G1" office:value-type="string">
              <text:p text:style-name="P16">Bug#</text:p>
            </table:table-cell>
          </table:table-row>
          <table:table-row>
            <table:table-cell table:style-name="Table79.A2" office:value-type="string">
              <text:p text:style-name="P20">1</text:p>
            </table:table-cell>
            <table:table-cell table:style-name="Table79.A2" office:value-type="string">
              <text:p text:style-name="P19">Log in as admin</text:p>
            </table:table-cell>
            <table:table-cell table:style-name="Table79.A2" office:value-type="string">
              <text:p text:style-name="P19">Logged into the home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2">
              <text:p text:style-name="P20">2</text:p>
            </table:table-cell>
            <table:table-cell table:style-name="Table79.A2" office:value-type="string">
              <text:p text:style-name="P19">Click Report Settings &gt; Report Builder in the site administration block</text:p>
            </table:table-cell>
            <table:table-cell table:style-name="Table79.A2" office:value-type="string">
              <text:p text:style-name="P19">The <text:span text:style-name="T72">Report Builder</text:span> page should open, listing any existing reports and providing a form to create a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3">
              <text:p text:style-name="P20">3</text:p>
            </table:table-cell>
            <table:table-cell table:style-name="Table79.A2" office:value-type="string">
              <text:p text:style-name="P19">Locate the report called 'New Report' created previously in script 3.15.1. Click on the <text:span text:style-name="T61">yellow</text:span> cog icon to the right of the report</text:p>
            </table:table-cell>
            <table:table-cell table:style-name="Table79.A2" office:value-type="string">
              <text:p text:style-name="P19">You should be taken to the 'General' tab on the <text:span text:style-name="T30">edit report</text:span> page for 'New Repor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4">
              <text:p text:style-name="P20">4</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5">
              <text:p text:style-name="P20">5</text:p>
            </table:table-cell>
            <table:table-cell table:style-name="Table79.A2" office:value-type="string">
              <text:p text:style-name="P19">Scroll down and pick a column from 'Add another column...' pulldown that already exists (e.g. Completion Date). Enter 'Date' in the text field to <text:soft-page-break/>the right. Click the save changes button at the bottom of the form.</text:p>
            </table:table-cell>
            <table:table-cell table:style-name="Table79.A2" office:value-type="string">
              <text:p text:style-name="P19">You should be returned to the same page with the message 'You cannot include the same column more than once' surrounding the <text:soft-page-break/>new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6">
              <text:p text:style-name="P20">6</text:p>
            </table:table-cell>
            <table:table-cell table:style-name="Table79.A2" office:value-type="string">
              <text:p text:style-name="P19">Update the pulldown with the failed validation to select a new column that doesn't yet exist (e.g. username). Change the heading text to 'Username'. Click the save changes button at the bottom of the form</text:p>
            </table:table-cell>
            <table:table-cell table:style-name="Table79.A2" office:value-type="string">
              <text:p text:style-name="P19">You should be returned to the same page, with the new value showing in the columns field.</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7">
              <text:p text:style-name="P20">7</text:p>
            </table:table-cell>
            <table:table-cell table:style-name="Table79.A2" office:value-type="string">
              <text:p text:style-name="P19">Click on the 'View this report' button.</text:p>
            </table:table-cell>
            <table:table-cell table:style-name="Table79.A2" office:value-type="string">
              <text:p text:style-name="P19">You should see the report, with the <text:span text:style-name="T55">username</text:span> column that was added in step 6 now appearing. The name of the column heading should match the text entered in the Heading text box in step 6.</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8">
              <text:p text:style-name="P20">8</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30">Edit Report</text:span> page, 'General'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9">
              <text:p text:style-name="P20">9</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0">
              <text:p text:style-name="P20">10</text:p>
            </table:table-cell>
            <table:table-cell table:style-name="Table79.A2" office:value-type="string">
              <text:p text:style-name="P19">Click the '<text:span text:style-name="T55">Move up</text:span>' <text:span text:style-name="T55">arrow</text:span> next to the Username column created in step 6.</text:p>
            </table:table-cell>
            <table:table-cell table:style-name="Table79.A2" office:value-type="string">
              <text:p text:style-name="P19">The Username column should swap places with the column above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ext:soft-page-break/>
          <table:table-row>
            <table:table-cell table:style-name="Table79.A3" office:value-type="float" office:value="11">
              <text:p text:style-name="P20">11</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swapped places with the one next to it.</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2">
              <text:p text:style-name="P20">12</text:p>
            </table:table-cell>
            <table:table-cell table:style-name="Table79.A2" office:value-type="string">
              <text:p text:style-name="P19">Click the 'Edit this report' link in the top right corner of the page</text:p>
            </table:table-cell>
            <table:table-cell table:style-name="Table79.A2" office:value-type="string">
              <text:p text:style-name="P19">You should be returned to the <text:span text:style-name="T30">Edit Report</text:span> page.</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3">
              <text:p text:style-name="P20">13</text:p>
            </table:table-cell>
            <table:table-cell table:style-name="Table79.A2" office:value-type="string">
              <text:p text:style-name="P19">Click on the 'Columns' tab.</text:p>
            </table:table-cell>
            <table:table-cell table:style-name="Table79.A2" office:value-type="string">
              <text:p text:style-name="P19">You should see the 'Columns' tab.</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4">
              <text:p text:style-name="P20">14</text:p>
            </table:table-cell>
            <table:table-cell table:style-name="Table79.A2" office:value-type="string">
              <text:p text:style-name="P19">Click the '<text:span text:style-name="T6">X</text:span>' delete icon next to the 'username' column created in step 6.</text:p>
            </table:table-cell>
            <table:table-cell table:style-name="Table79.A2" office:value-type="string">
              <text:p text:style-name="P19">You should be prompted 'Are you sure you want to delete this colum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5">
              <text:p text:style-name="P20">15</text:p>
            </table:table-cell>
            <table:table-cell table:style-name="Table79.A2" office:value-type="string">
              <text:p text:style-name="P19">Click 'Yes'</text:p>
            </table:table-cell>
            <table:table-cell table:style-name="Table79.A2" office:value-type="string">
              <text:p text:style-name="P19">You should be returned to the <text:span text:style-name="T30">Edit report</text:span> page. Now the username column will have disappeared from the list of columns.</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row>
            <table:table-cell table:style-name="Table79.A3" office:value-type="float" office:value="16">
              <text:p text:style-name="P20">16</text:p>
            </table:table-cell>
            <table:table-cell table:style-name="Table79.A2" office:value-type="string">
              <text:p text:style-name="P19">Click the 'View this report' button.</text:p>
            </table:table-cell>
            <table:table-cell table:style-name="Table79.A2" office:value-type="string">
              <text:p text:style-name="P19">The report should be displayed, with the username column now having disappeared again.</text:p>
            </table:table-cell>
            <table:table-cell table:style-name="Table79.A2" office:value-type="string">
              <text:p text:style-name="Table_20_Contents"/>
            </table:table-cell>
            <table:table-cell table:style-name="Table79.A2" office:value-type="string">
              <text:p text:style-name="Table_20_Contents"/>
            </table:table-cell>
            <table:table-cell table:style-name="Table79.A2" office:value-type="string">
              <text:p text:style-name="Table_20_Contents"/>
            </table:table-cell>
            <table:table-cell table:style-name="Table79.G2" office:value-type="string">
              <text:p text:style-name="Table_20_Contents"/>
            </table:table-cell>
          </table:table-row>
        </table:table>
        <text:h text:style-name="P64" text:outline-level="3">Configuring search options for a report</text:h>
        <text:p text:style-name="P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table-cell table:style-name="Table80.A1" office:value-type="string">
              <text:p text:style-name="P16">Step</text:p>
            </table:table-cell>
            <table:table-cell table:style-name="Table80.A1" office:value-type="string">
              <text:p text:style-name="P16">Action</text:p>
            </table:table-cell>
            <table:table-cell table:style-name="Table80.A1" office:value-type="string">
              <text:p text:style-name="P16">Expected results</text:p>
            </table:table-cell>
            <table:table-cell table:style-name="Table80.A1" office:value-type="string">
              <text:p text:style-name="P16">Actual Results</text:p>
            </table:table-cell>
            <table:table-cell table:style-name="Table80.A1" office:value-type="string">
              <text:p text:style-name="P16">Comments</text:p>
            </table:table-cell>
            <table:table-cell table:style-name="Table80.A1" office:value-type="string">
              <text:p text:style-name="P16">P/F</text:p>
            </table:table-cell>
            <table:table-cell table:style-name="Table80.G1" office:value-type="string">
              <text:p text:style-name="P16">Bug#</text:p>
            </table:table-cell>
          </table:table-row>
          <table:table-row>
            <table:table-cell table:style-name="Table80.A2" office:value-type="string">
              <text:p text:style-name="P20">1</text:p>
            </table:table-cell>
            <table:table-cell table:style-name="Table80.A2" office:value-type="string">
              <text:p text:style-name="P19">Log in as admin</text:p>
            </table:table-cell>
            <table:table-cell table:style-name="Table80.A2" office:value-type="string">
              <text:p text:style-name="P19">Logged into the home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
              <text:p text:style-name="P20">2</text:p>
            </table:table-cell>
            <table:table-cell table:style-name="Table80.A2" office:value-type="string">
              <text:p text:style-name="P19">Click <text:span text:style-name="T52">Report Settings</text:span> &gt; <text:span text:style-name="T52">Report Builder</text:span> in the site administration <text:soft-page-break/>block</text:p>
            </table:table-cell>
            <table:table-cell table:style-name="Table80.A2" office:value-type="string">
              <text:p text:style-name="P19">The <text:span text:style-name="T72">Report Builder</text:span> page should open, listing any existing reports and providing <text:soft-page-break/>a form to create a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3">
              <text:p text:style-name="P20">3</text:p>
            </table:table-cell>
            <table:table-cell table:style-name="Table80.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0.A2" office:value-type="string">
              <text:p text:style-name="P19">You should be taken to the <text:span text:style-name="T30">Edit report</text:span> page, 'General Tab' for 'New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4">
              <text:p text:style-name="P20">4</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5">
              <text:p text:style-name="P20">5</text:p>
            </table:table-cell>
            <table:table-cell table:style-name="Table80.A2" office:value-type="string">
              <text:p text:style-name="P19">In the '<text:span text:style-name="T72">Report Search Options'</text:span> section, check the checkbox next to the pulldown that is set to Proficiency. Click the Save Changes button at the bottom of the page.</text:p>
            </table:table-cell>
            <table:table-cell table:style-name="Table80.A2" office:value-type="string">
              <text:p text:style-name="P19">You should be returned to the same tab, with the Proficiency checkbox select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6">
              <text:p text:style-name="P20">6</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5, except for the 'Proficiency' option will not appear in the search by section at the top of the page. There should also be a 'Show Advanced' button in the top right of the 'Search by' form</text:p>
            </table:table-cell>
            <table:table-cell table:style-name="Table80.A2" office:value-type="string">
              <text:p text:style-name="P26"/>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7">
              <text:p text:style-name="P20">7</text:p>
            </table:table-cell>
            <table:table-cell table:style-name="Table80.A2" office:value-type="string">
              <text:p text:style-name="P19">Click the 'Show Advanced' button.</text:p>
            </table:table-cell>
            <table:table-cell table:style-name="Table80.A2" office:value-type="string">
              <text:p text:style-name="P19">The Proficiency search option should appear in the Search by section. The button will change <text:soft-page-break/>from 'Show Advanced' to 'Hide Advanc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8">
              <text:p text:style-name="P20">8</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9">
              <text:p text:style-name="P20">9</text:p>
            </table:table-cell>
            <table:table-cell table:style-name="Table80.A2" office:value-type="string">
              <text:p text:style-name="P19">Click on the '<text:span text:style-name="T55">Filters</text:span>'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0">
              <text:p text:style-name="P20">10</text:p>
            </table:table-cell>
            <table:table-cell table:style-name="Table80.A2" office:value-type="string">
              <text:p text:style-name="P19">In the 'Report Search options' section of the form, change the value of the 'Add another filter...' pulldown to 'Manager's name'. Click the 'Save Changes' button at the bottom of the page.</text:p>
            </table:table-cell>
            <table:table-cell table:style-name="Table80.A2" office:value-type="string">
              <text:p text:style-name="P19">You should be returned to the same page with the new search option appearing in the list in the 'Report Search Options' section.</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1">
              <text:p text:style-name="P20">11</text:p>
            </table:table-cell>
            <table:table-cell table:style-name="Table80.A2" office:value-type="string">
              <text:p text:style-name="P19">Click the 'View this report' button.</text:p>
            </table:table-cell>
            <table:table-cell table:style-name="Table80.A2" office:value-type="string">
              <text:p text:style-name="P19">You will be taken to the report, which will show all the search options that appeared Step 10, including the new 'Manager's Name' search option. The proficiency search will still remain hidden unless the 'Show advanced' button is pressed.</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2">
              <text:p text:style-name="P20">12</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 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3">
              <text:p text:style-name="P20">13</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ext:soft-page-break/>
          <table:table-row>
            <table:table-cell table:style-name="Table80.A3" office:value-type="float" office:value="14">
              <text:p text:style-name="P20">14</text:p>
            </table:table-cell>
            <table:table-cell table:style-name="Table80.A2" office:value-type="string">
              <text:p text:style-name="P19">Click the <text:span text:style-name="T55">down arrow</text:span> next to proficiency in the 'Report Search Options' section of the form</text:p>
            </table:table-cell>
            <table:table-cell table:style-name="Table80.A2" office:value-type="string">
              <text:p text:style-name="P19">The Proficiency option and the new 'Manager's Name' option created in step 10 should swap places within the form.</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5">
              <text:p text:style-name="P20">15</text:p>
            </table:table-cell>
            <table:table-cell table:style-name="Table80.A2" office:value-type="string">
              <text:p text:style-name="P19">Click the 'View this report' button.</text:p>
            </table:table-cell>
            <table:table-cell table:style-name="Table80.A2" office:value-type="string">
              <text:p text:style-name="P19">You will be taken to the repor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6">
              <text:p text:style-name="P20">16</text:p>
            </table:table-cell>
            <table:table-cell table:style-name="Table80.A2" office:value-type="string">
              <text:p text:style-name="P19">Click the 'Show Advanced' button</text:p>
            </table:table-cell>
            <table:table-cell table:style-name="Table80.A2" office:value-type="string">
              <text:p text:style-name="P19">The proficiency search will appear. The order of the Manager's name and proficiency options should have changed to match the edit report page (e.g. Manager's name above proficiency)</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7">
              <text:p text:style-name="P20">17</text:p>
            </table:table-cell>
            <table:table-cell table:style-name="Table80.A2" office:value-type="string">
              <text:p text:style-name="P19">Click the 'Edit this report' link in the top right corner of the page</text:p>
            </table:table-cell>
            <table:table-cell table:style-name="Table80.A2" office:value-type="string">
              <text:p text:style-name="P19">You should be returned to the <text:span text:style-name="T30">Edit</text:span><text:span text:style-name="T80"> </text:span><text:span text:style-name="T30">Report</text:span> page.</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8">
              <text:p text:style-name="P20">18</text:p>
            </table:table-cell>
            <table:table-cell table:style-name="Table80.A2" office:value-type="string">
              <text:p text:style-name="P19">Click on the 'Filters' tab.</text:p>
            </table:table-cell>
            <table:table-cell table:style-name="Table80.A2" office:value-type="string">
              <text:p text:style-name="P19">You should see the 'Filters' tab.</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19">
              <text:p text:style-name="P20">19</text:p>
            </table:table-cell>
            <table:table-cell table:style-name="Table80.A2" office:value-type="string">
              <text:p text:style-name="P19">Click the X icon next to the Manager's Name pulldown in the Report Search Options section.</text:p>
            </table:table-cell>
            <table:table-cell table:style-name="Table80.A2" office:value-type="string">
              <text:p text:style-name="P19">You will be prompted 'Are you sure you want to delete this filter?'</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row>
            <table:table-cell table:style-name="Table80.A3" office:value-type="float" office:value="20">
              <text:p text:style-name="P20">20</text:p>
            </table:table-cell>
            <table:table-cell table:style-name="Table80.A2" office:value-type="string">
              <text:p text:style-name="P19">Click 'Yes'</text:p>
            </table:table-cell>
            <table:table-cell table:style-name="Table80.A2" office:value-type="string">
              <text:p text:style-name="P19">You will be returned to the <text:span text:style-name="T30">Edit Report</text:span> page, with the Manager's Name pulldown no longer appearing in the Report Search Options list.</text:p>
            </table:table-cell>
            <table:table-cell table:style-name="Table80.A2" office:value-type="string">
              <text:p text:style-name="Table_20_Contents"/>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ext:soft-page-break/>
          <table:table-row>
            <table:table-cell table:style-name="Table80.A3" office:value-type="float" office:value="21">
              <text:p text:style-name="P20">21</text:p>
            </table:table-cell>
            <table:table-cell table:style-name="Table80.A2" office:value-type="string">
              <text:p text:style-name="P19">Click the 'View this report' button.</text:p>
            </table:table-cell>
            <table:table-cell table:style-name="Table80.A2" office:value-type="string">
              <text:p text:style-name="P19">You will be taken to the report. The Manager's Name search option will no longer appear.</text:p>
            </table:table-cell>
            <table:table-cell table:style-name="Table80.A2" office:value-type="string">
              <text:p text:style-name="P19"/>
            </table:table-cell>
            <table:table-cell table:style-name="Table80.A2" office:value-type="string">
              <text:p text:style-name="Table_20_Contents"/>
            </table:table-cell>
            <table:table-cell table:style-name="Table80.A2" office:value-type="string">
              <text:p text:style-name="Table_20_Contents"/>
            </table:table-cell>
            <table:table-cell table:style-name="Table80.G2" office:value-type="string">
              <text:p text:style-name="Table_20_Contents"/>
            </table:table-cell>
          </table:table-row>
        </table:table>
        <text:h text:style-name="P64" text:outline-level="3">Configuring Content for a report</text:h>
        <text:p text:style-name="P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6">Step</text:p>
            </table:table-cell>
            <table:table-cell table:style-name="Table81.A1" office:value-type="string">
              <text:p text:style-name="P16">Action</text:p>
            </table:table-cell>
            <table:table-cell table:style-name="Table81.A1" office:value-type="string">
              <text:p text:style-name="P16">Expected results</text:p>
            </table:table-cell>
            <table:table-cell table:style-name="Table81.A1" office:value-type="string">
              <text:p text:style-name="P16">Actual Results</text:p>
            </table:table-cell>
            <table:table-cell table:style-name="Table81.A1" office:value-type="string">
              <text:p text:style-name="P16">Comments</text:p>
            </table:table-cell>
            <table:table-cell table:style-name="Table81.A1" office:value-type="string">
              <text:p text:style-name="P16">P/F</text:p>
            </table:table-cell>
            <table:table-cell table:style-name="Table81.G1" office:value-type="string">
              <text:p text:style-name="P16">Bug#</text:p>
            </table:table-cell>
          </table:table-row>
          <table:table-row>
            <table:table-cell table:style-name="Table81.A2" office:value-type="string">
              <text:p text:style-name="P20">1</text:p>
            </table:table-cell>
            <table:table-cell table:style-name="Table81.A2" office:value-type="string">
              <text:p text:style-name="P19">Log in as admin</text:p>
            </table:table-cell>
            <table:table-cell table:style-name="Table81.A2" office:value-type="string">
              <text:p text:style-name="P19">Logged into the home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
              <text:p text:style-name="P20">2</text:p>
            </table:table-cell>
            <table:table-cell table:style-name="Table81.A2" office:value-type="string">
              <text:p text:style-name="P19">Click <text:span text:style-name="T52">Report Settings</text:span> &gt; <text:span text:style-name="T52">Report Builder</text:span> in the site administration block</text:p>
            </table:table-cell>
            <table:table-cell table:style-name="Table81.A2" office:value-type="string">
              <text:p text:style-name="P19">The <text:span text:style-name="T30">Report Builder</text:span> page should open, listing any existing reports and providing a form to create a new repor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3">
              <text:p text:style-name="P20">3</text:p>
            </table:table-cell>
            <table:table-cell table:style-name="Table81.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1.A2" office:value-type="string">
              <text:p text:style-name="P19">You should be taken to the <text:span text:style-name="T30">edit report</text:span> page for 'New Report', 'General'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4">
              <text:p text:style-name="P20">4</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5">
              <text:p text:style-name="P20">5</text:p>
            </table:table-cell>
            <table:table-cell table:style-name="Table81.A2" office:value-type="string">
              <text:p text:style-name="P19">In the 'Content Control' section, check the 'Show records matching all of the checked criteria' radio button. Ensure that all the checkboxes below are unchecked, then click Save Changes.</text:p>
            </table:table-cell>
            <table:table-cell table:style-name="Table81.A2" office:value-type="string">
              <text:p text:style-name="P19">You will be returned to the same page, with the updated settings.</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ext:soft-page-break/>
          <table:table-row>
            <table:table-cell table:style-name="Table81.A3" office:value-type="float" office:value="6">
              <text:p text:style-name="P20">6</text:p>
            </table:table-cell>
            <table:table-cell table:style-name="Table81.A2" office:value-type="string">
              <text:p text:style-name="P19">Click the 'View this report' button</text:p>
            </table:table-cell>
            <table:table-cell table:style-name="Table81.A2" office:value-type="string">
              <text:p text:style-name="P19">You should see the report but there should be a '<text:span text:style-name="T44">No records found</text:span>' message. Click back to return to the Edit report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7">
              <text:p text:style-name="P20">7</text:p>
            </table:table-cell>
            <table:table-cell table:style-name="Table81.A2" office:value-type="string">
              <text:p text:style-name="P19">Should see the 'Content tab clicked or 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8">
              <text:p text:style-name="P20">8</text:p>
            </table:table-cell>
            <table:table-cell table:style-name="Table81.A2" office:value-type="string">
              <text:p text:style-name="P19">Check the 'Show records by user' checkbox. Set 'Include records from particular users' to 'A user's own records'. Then click 'Save Changes'</text:p>
            </table:table-cell>
            <table:table-cell table:style-name="Table81.A2" office:value-type="string">
              <text:p text:style-name="P19">You will be returned to the same page, with settings updated.</text:p>
            </table:table-cell>
            <table:table-cell table:style-name="Table81.A2" office:value-type="string">
              <text:p text:style-name="P42"/>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9">
              <text:p text:style-name="P20">9</text:p>
            </table:table-cell>
            <table:table-cell table:style-name="Table81.A2" office:value-type="string">
              <text:p text:style-name="P19">Click the 'View this report' button</text:p>
            </table:table-cell>
            <table:table-cell table:style-name="Table81.A2" office:value-type="string">
              <text:p text:style-name="P19">You should see the report page, but with very few or no results appearing. Any results that do appear should have a participant of the current us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0">
              <text:p text:style-name="P20">10</text:p>
            </table:table-cell>
            <table:table-cell table:style-name="Table81.A2" office:value-type="string">
              <text:p text:style-name="P19">Click on the current user's name in the title bar to go to the profile page</text:p>
            </table:table-cell>
            <table:table-cell table:style-name="Table81.A2" office:value-type="string">
              <text:p text:style-name="P19">The profile page for the current user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1">
              <text:p text:style-name="P20">11</text:p>
            </table:table-cell>
            <table:table-cell table:style-name="Table81.A2" office:value-type="string">
              <text:p text:style-name="P19">Click the Positions tab</text:p>
            </table:table-cell>
            <table:table-cell table:style-name="Table81.A2" office:value-type="string">
              <text:p text:style-name="P19">The Primary Position form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2">
              <text:p text:style-name="P20">12</text:p>
            </table:table-cell>
            <table:table-cell table:style-name="Table81.A2" office:value-type="string">
              <text:p text:style-name="P19">If the position is not already set, click the Choose Posi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ext:soft-page-break/>
          <table:table-row>
            <table:table-cell table:style-name="Table81.A3" office:value-type="float" office:value="13">
              <text:p text:style-name="P20">13</text:p>
            </table:table-cell>
            <table:table-cell table:style-name="Table81.A2" office:value-type="string">
              <text:p text:style-name="P19">Click on a name (e.g. General Manager)</text:p>
            </table:table-cell>
            <table:table-cell table:style-name="Table81.A2" office:value-type="string">
              <text:p text:style-name="P19">The lightbox should close and the position should now be se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4">
              <text:p text:style-name="P20">14</text:p>
            </table:table-cell>
            <table:table-cell table:style-name="Table81.A2" office:value-type="string">
              <text:p text:style-name="P19">Click the Choose organisation button</text:p>
            </table:table-cell>
            <table:table-cell table:style-name="Table81.A2" office:value-type="string">
              <text:p text:style-name="P19">A lightbox should appea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5">
              <text:p text:style-name="P20">15</text:p>
            </table:table-cell>
            <table:table-cell table:style-name="Table81.A2" office:value-type="string">
              <text:p text:style-name="P19">Click 'North Island'</text:p>
            </table:table-cell>
            <table:table-cell table:style-name="Table81.A2" office:value-type="string">
              <text:p text:style-name="P19">The lightbox should close and the organisation should now be set to 'North Islan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6">
              <text:p text:style-name="P20">16</text:p>
            </table:table-cell>
            <table:table-cell table:style-name="Table81.A2" office:value-type="string">
              <text:p text:style-name="P19">Click Update position</text:p>
            </table:table-cell>
            <table:table-cell table:style-name="Table81.A2" office:value-type="string">
              <text:p text:style-name="P19">You should receive a position saved message then be returned to the form.</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7">
              <text:p text:style-name="P20">17</text:p>
            </table:table-cell>
            <table:table-cell table:style-name="Table81.A2" office:value-type="string">
              <text:p text:style-name="P19">Navigate back to the report created in script 3.15.1 by returning to the homepage and repeating steps 1 – 3</text:p>
            </table:table-cell>
            <table:table-cell table:style-name="Table81.A2" office:value-type="string">
              <text:p text:style-name="P19">You should be back to the <text:span text:style-name="T30">edit report</text:span> 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8">
              <text:p text:style-name="P20">18</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19">
              <text:p text:style-name="P20">19</text:p>
            </table:table-cell>
            <table:table-cell table:style-name="Table81.A2" office:value-type="string">
              <text:p text:style-name="P19">Uncheck the 'Show records by user' checkbox and instead select the 'Show by current organisation' and 'Show by completed organisation' checkboxes. Change the 'Report contents' radio button from 'Show records matching <text:span text:style-name="T28">all</text:span> of the checked <text:soft-page-break/>criteria' to 'Show records matching <text:span text:style-name="T28">any</text:span> of the checked criteria'.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0">
              <text:p text:style-name="P20">20</text:p>
            </table:table-cell>
            <table:table-cell table:style-name="Table81.A2" office:value-type="string">
              <text:p text:style-name="P19">Click the 'View this report' button</text:p>
            </table:table-cell>
            <table:table-cell table:style-name="Table81.A2" office:value-type="string">
              <text:p text:style-name="P19">You should see the report page, but it should only list records which have an Office or Completion Office equal to offices in the North Island. No records for participants in the South Island should appear. Note the total number of records found at this point.</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1">
              <text:p text:style-name="P20">21</text:p>
            </table:table-cell>
            <table:table-cell table:style-name="Table81.A2" office:value-type="string">
              <text:p text:style-name="P19">Click the 'Edit this report' link in the top right corner of the page</text:p>
            </table:table-cell>
            <table:table-cell table:style-name="Table81.A2" office:value-type="string">
              <text:p text:style-name="P19">You should be returned to the <text:span text:style-name="T30">Edit Report </text:span>page.</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2">
              <text:p text:style-name="P20">22</text:p>
            </table:table-cell>
            <table:table-cell table:style-name="Table81.A2" office:value-type="string">
              <text:p text:style-name="P19">Click on the 'Content' tab.</text:p>
            </table:table-cell>
            <table:table-cell table:style-name="Table81.A2" office:value-type="string">
              <text:p text:style-name="P19">You should see the 'Content' tab.</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3">
              <text:p text:style-name="P20">23</text:p>
            </table:table-cell>
            <table:table-cell table:style-name="Table81.A2" office:value-type="string">
              <text:p text:style-name="P19">Change the 'Report content' radio button from 'Show records matching <text:span text:style-name="T28">any</text:span> of the checked criteria' to 'Show all records'. Click save changes.</text:p>
            </table:table-cell>
            <table:table-cell table:style-name="Table81.A2" office:value-type="string">
              <text:p text:style-name="P19">You will be returned to the same page, with the appropriate checkboxes checked.</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row>
            <table:table-cell table:style-name="Table81.A3" office:value-type="float" office:value="24">
              <text:p text:style-name="P20">24</text:p>
            </table:table-cell>
            <table:table-cell table:style-name="Table81.A2" office:value-type="string">
              <text:p text:style-name="P19">Click the 'View this report' button</text:p>
            </table:table-cell>
            <table:table-cell table:style-name="Table81.A2" office:value-type="string">
              <text:p text:style-name="P19">The report should appear, this time showing a greater number of records than shown in step 20 (approximately double the number).</text:p>
            </table:table-cell>
            <table:table-cell table:style-name="Table81.A2" office:value-type="string">
              <text:p text:style-name="Table_20_Contents"/>
            </table:table-cell>
            <table:table-cell table:style-name="Table81.A2" office:value-type="string">
              <text:p text:style-name="Table_20_Contents"/>
            </table:table-cell>
            <table:table-cell table:style-name="Table81.A2" office:value-type="string">
              <text:p text:style-name="Table_20_Contents"/>
            </table:table-cell>
            <table:table-cell table:style-name="Table81.G2" office:value-type="string">
              <text:p text:style-name="Table_20_Contents"/>
            </table:table-cell>
          </table:table-row>
        </table:table>
        <text:h text:style-name="P64" text:outline-level="3"><text:soft-page-break/>Configuring Access to a report</text:h>
        <text:p text:style-name="P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6">Step</text:p>
            </table:table-cell>
            <table:table-cell table:style-name="Table84.A1" office:value-type="string">
              <text:p text:style-name="P16">Action</text:p>
            </table:table-cell>
            <table:table-cell table:style-name="Table84.A1" office:value-type="string">
              <text:p text:style-name="P16">Expected results</text:p>
            </table:table-cell>
            <table:table-cell table:style-name="Table84.A1" office:value-type="string">
              <text:p text:style-name="P16">Actual Results</text:p>
            </table:table-cell>
            <table:table-cell table:style-name="Table84.A1" office:value-type="string">
              <text:p text:style-name="P16">Comments</text:p>
            </table:table-cell>
            <table:table-cell table:style-name="Table84.A1" office:value-type="string">
              <text:p text:style-name="P16">P/F</text:p>
            </table:table-cell>
            <table:table-cell table:style-name="Table84.G1" office:value-type="string">
              <text:p text:style-name="P16">Bug#</text:p>
            </table:table-cell>
          </table:table-row>
          <table:table-row>
            <table:table-cell table:style-name="Table84.A2" office:value-type="string">
              <text:p text:style-name="P20">1</text:p>
            </table:table-cell>
            <table:table-cell table:style-name="Table84.A2" office:value-type="string">
              <text:p text:style-name="P19">Log in as admin</text:p>
            </table:table-cell>
            <table:table-cell table:style-name="Table84.A2" office:value-type="string">
              <text:p text:style-name="P19">Logged into the homepag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2">
              <text:p text:style-name="P20">2</text:p>
            </table:table-cell>
            <table:table-cell table:style-name="Table84.A2" office:value-type="string">
              <text:p text:style-name="P19">Click <text:span text:style-name="T52">Report Settings</text:span> &gt; <text:span text:style-name="T52">Report Builder</text:span> in the site administration block</text:p>
            </table:table-cell>
            <table:table-cell table:style-name="Table84.A2" office:value-type="string">
              <text:p text:style-name="P19">The <text:span text:style-name="T30">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3">
              <text:p text:style-name="P20">3</text:p>
            </table:table-cell>
            <table:table-cell table:style-name="Table84.A2" office:value-type="string">
              <text:p text:style-name="P19">Locate the report called '<text:span text:style-name="T52">New Report'</text:span> created previously in script 3.15.1. Click on the yellow cog icon to the right of the report</text:p>
            </table:table-cell>
            <table:table-cell table:style-name="Table84.A2" office:value-type="string">
              <text:p text:style-name="P19">You should be taken to the <text:span text:style-name="T30">edit report</text:span> page for '<text:span text:style-name="T30">New Report</text:span>',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4">
              <text:p text:style-name="P20">4</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5">
              <text:p text:style-name="P20">5</text:p>
            </table:table-cell>
            <table:table-cell table:style-name="Table84.A2" office:value-type="string">
              <text:p text:style-name="P19">In the 'Access Control' section, ensure that the 'Restrict Access' option is set to 'Only certain users can view this report'. In the 'Restrict access by role' section, uncheck all of the roles listed so no checkboxes are selected, then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6">
              <text:p text:style-name="P20">6</text:p>
            </table:table-cell>
            <table:table-cell table:style-name="Table84.A2" office:value-type="string">
              <text:p text:style-name="P19">Click the 'View this report' button</text:p>
            </table:table-cell>
            <table:table-cell table:style-name="Table84.A2" office:value-type="string">
              <text:p text:style-name="P19">You should receive an error 'You do not have permission to view this page'. Click <text:soft-page-break/>continue.</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7">
              <text:p text:style-name="P20">7</text:p>
            </table:table-cell>
            <table:table-cell table:style-name="Table84.A2" office:value-type="string">
              <text:p text:style-name="P19">Click <text:span text:style-name="T52">Report Settings</text:span> &gt; <text:span text:style-name="T52">Report Builder</text:span> in the site administration block</text:p>
            </table:table-cell>
            <table:table-cell table:style-name="Table84.A2" office:value-type="string">
              <text:p text:style-name="P19">The <text:span text:style-name="T30">Report Builder</text:span> page should open, listing any existing reports and providing a form to create a new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8">
              <text:p text:style-name="P20">8</text:p>
            </table:table-cell>
            <table:table-cell table:style-name="Table84.A2" office:value-type="string">
              <text:p text:style-name="P19">Locate the report called '<text:span text:style-name="T52">New Report'</text:span> created previously in script 3.15.1. Click on the <text:span text:style-name="T61">yellow</text:span> cog icon to the right of the report</text:p>
            </table:table-cell>
            <table:table-cell table:style-name="Table84.A2" office:value-type="string">
              <text:p text:style-name="P19">You should be taken to the <text:span text:style-name="T30">edit report</text:span> page for 'New Report', 'General'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9">
              <text:p text:style-name="P20">9</text:p>
            </table:table-cell>
            <table:table-cell table:style-name="Table84.A2" office:value-type="string">
              <text:p text:style-name="P19">Click on the 'Access' tab.</text:p>
            </table:table-cell>
            <table:table-cell table:style-name="Table84.A2" office:value-type="string">
              <text:p text:style-name="P19">You should see the 'Access' tab.</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0">
              <text:p text:style-name="P20">10</text:p>
            </table:table-cell>
            <table:table-cell table:style-name="Table84.A2" office:value-type="string">
              <text:p text:style-name="P19">Change the 'Restrict Access' option to 'All users can view this report'. Click Save Changes.</text:p>
            </table:table-cell>
            <table:table-cell table:style-name="Table84.A2" office:value-type="string">
              <text:p text:style-name="P19">You will be returned to the same page, with the updated settings.</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row>
            <table:table-cell table:style-name="Table84.A3" office:value-type="float" office:value="11">
              <text:p text:style-name="P20">11</text:p>
            </table:table-cell>
            <table:table-cell table:style-name="Table84.A2" office:value-type="string">
              <text:p text:style-name="P19">Click the 'View this report' button</text:p>
            </table:table-cell>
            <table:table-cell table:style-name="Table84.A2" office:value-type="string">
              <text:p text:style-name="P19">You should be able to see the report.</text:p>
            </table:table-cell>
            <table:table-cell table:style-name="Table84.A2" office:value-type="string">
              <text:p text:style-name="Table_20_Contents"/>
            </table:table-cell>
            <table:table-cell table:style-name="Table84.A2" office:value-type="string">
              <text:p text:style-name="Table_20_Contents"/>
            </table:table-cell>
            <table:table-cell table:style-name="Table84.A2" office:value-type="string">
              <text:p text:style-name="Table_20_Contents"/>
            </table:table-cell>
            <table:table-cell table:style-name="Table84.G2" office:value-type="string">
              <text:p text:style-name="Table_20_Contents"/>
            </table:table-cell>
          </table:table-row>
        </table:table>
        <text:h text:style-name="P64" text:outline-level="3">Viewing a report</text:h>
        <text:p text:style-name="P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6">Step</text:p>
            </table:table-cell>
            <table:table-cell table:style-name="Table82.A1" office:value-type="string">
              <text:p text:style-name="P16">Action</text:p>
            </table:table-cell>
            <table:table-cell table:style-name="Table82.A1" office:value-type="string">
              <text:p text:style-name="P16">Expected results</text:p>
            </table:table-cell>
            <table:table-cell table:style-name="Table82.A1" office:value-type="string">
              <text:p text:style-name="P16">Actual Results</text:p>
            </table:table-cell>
            <table:table-cell table:style-name="Table82.A1" office:value-type="string">
              <text:p text:style-name="P16">Comments</text:p>
            </table:table-cell>
            <table:table-cell table:style-name="Table82.A1" office:value-type="string">
              <text:p text:style-name="P16">P/F</text:p>
            </table:table-cell>
            <table:table-cell table:style-name="Table82.G1" office:value-type="string">
              <text:p text:style-name="P16">Bug#</text:p>
            </table:table-cell>
          </table:table-row>
          <table:table-row>
            <table:table-cell table:style-name="Table82.A2" office:value-type="string">
              <text:p text:style-name="P20">1</text:p>
            </table:table-cell>
            <table:table-cell table:style-name="Table82.A2" office:value-type="string">
              <text:p text:style-name="P19">Log in as admin</text:p>
            </table:table-cell>
            <table:table-cell table:style-name="Table82.A2" office:value-type="string">
              <text:p text:style-name="P19">Logged into the homepag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2">
              <text:p text:style-name="P20">2</text:p>
            </table:table-cell>
            <table:table-cell table:style-name="Table82.A2" office:value-type="string">
              <text:p text:style-name="P19">Click 'Turn editing on' button in the top right corner</text:p>
            </table:table-cell>
            <table:table-cell table:style-name="Table82.A2" office:value-type="string">
              <text:p text:style-name="P19">Page should refresh with editng tools and a new feature called '<text:span text:style-name="T30">Blocks</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3">
              <text:p text:style-name="P20">3</text:p>
            </table:table-cell>
            <table:table-cell table:style-name="Table82.A2" office:value-type="string">
              <text:p text:style-name="P19">Change the value of the 'Block' pulldown from 'Add' <text:soft-page-break/>to MITMS Report Manager</text:p>
            </table:table-cell>
            <table:table-cell table:style-name="Table82.A2" office:value-type="string">
              <text:p text:style-name="P19">A new <text:span text:style-name="T30">block </text:span><text:span text:style-name="T16">should appear called </text:span><text:span text:style-name="T30">Report </text:span><text:soft-page-break/><text:span text:style-name="T30">Manager</text:spa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4">
              <text:p text:style-name="P20">4</text:p>
            </table:table-cell>
            <table:table-cell table:style-name="Table82.A2" office:value-type="string">
              <text:p text:style-name="P19">Click 'Turn edting off' button in the top right corner <text:s/></text:p>
            </table:table-cell>
            <table:table-cell table:style-name="Table82.A2" office:value-type="string">
              <text:p text:style-name="P19">Page should refresh without the editing tools and 'Turn editing off' <text:s/>button changed back to 'Turn editing on' button</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5">
              <text:p text:style-name="P20">5</text:p>
            </table:table-cell>
            <table:table-cell table:style-name="Table82.A2" office:value-type="string">
              <text:p text:style-name="P19">Click the '<text:span text:style-name="T52">New Report</text:span>' link in the 'Report Manager' block on the homepage.</text:p>
            </table:table-cell>
            <table:table-cell table:style-name="Table82.A2" office:value-type="string">
              <text:p text:style-name="P19">You should see the report created previously appear.</text:p>
            </table:table-cell>
            <table:table-cell table:style-name="Table82.A2" office:value-type="string">
              <text:p text:style-name="P19"/>
            </table:table-cell>
            <table:table-cell table:style-name="Table82.A2" office:value-type="string">
              <text:p text:style-name="P19"/>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6">
              <text:p text:style-name="P20">6</text:p>
            </table:table-cell>
            <table:table-cell table:style-name="Table82.A2" office:value-type="string">
              <text:p text:style-name="P19">Type 'John' into the Participant Name text box and click 'Search'</text:p>
            </table:table-cell>
            <table:table-cell table:style-name="Table82.A2" office:value-type="string">
              <text:p text:style-name="P19">The report should reappear with many less results. The participant column should only contain users with 'John' in their nam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7">
              <text:p text:style-name="P20">7</text:p>
            </table:table-cell>
            <table:table-cell table:style-name="Table82.A2" office:value-type="string">
              <text:p text:style-name="P19">Enter 'Fire' in the 'Competency Name' text box and click search</text:p>
            </table:table-cell>
            <table:table-cell table:style-name="Table82.A2" office:value-type="string">
              <text:p text:style-name="P19">You should see only results which have 'John' in the participant name column AND 'Fire' in the competency name column.</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8">
              <text:p text:style-name="P20">8</text:p>
            </table:table-cell>
            <table:table-cell table:style-name="Table82.A2" office:value-type="string">
              <text:p text:style-name="P19">Click the 'Clear' button</text:p>
            </table:table-cell>
            <table:table-cell table:style-name="Table82.A2" office:value-type="string">
              <text:p text:style-name="P19">All results should appear and the search form should return to its original stat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9">
              <text:p text:style-name="P20">9</text:p>
            </table:table-cell>
            <table:table-cell table:style-name="Table82.A2" office:value-type="string">
              <text:p text:style-name="P19">Check the 'is after' box next to the 'Completed Date' label and select a date of 8<text:span text:style-name="T81">th</text:span> April 2000. Click search</text:p>
            </table:table-cell>
            <table:table-cell table:style-name="Table82.A2" office:value-type="string">
              <text:p text:style-name="P19">Only results with a completion date after that date should appear.</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ext:soft-page-break/>
          <table:table-row>
            <table:table-cell table:style-name="Table82.A3" office:value-type="float" office:value="10">
              <text:p text:style-name="P20">10</text:p>
            </table:table-cell>
            <table:table-cell table:style-name="Table82.A2" office:value-type="string">
              <text:p text:style-name="P19">Change the <text:s/>pulldown next to 'Participant's current office' <text:s/>label from 'is any value' to 'is equal to'</text:p>
            </table:table-cell>
            <table:table-cell table:style-name="Table82.A2" office:value-type="string">
              <text:p text:style-name="P19">The second pulldown to the right should change from being disabled to being active.</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1">
              <text:p text:style-name="P20">11</text:p>
            </table:table-cell>
            <table:table-cell table:style-name="Table82.A2" office:value-type="string">
              <text:p text:style-name="P19">Change the 2<text:span text:style-name="T81">nd</text:span> pulldown to select the option 'South Island (and all children)'. Click search.</text:p>
            </table:table-cell>
            <table:table-cell table:style-name="Table82.A2" office:value-type="string">
              <text:p text:style-name="P19">The results should appear, with the values in the 'Office' column all being offices 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2">
              <text:p text:style-name="P20">12</text:p>
            </table:table-cell>
            <table:table-cell table:style-name="Table82.A2" office:value-type="string">
              <text:p text:style-name="P19">Change the 2<text:span text:style-name="T81">nd</text:span> pulldown to select the option 'South Island'</text:p>
            </table:table-cell>
            <table:table-cell table:style-name="Table82.A2" office:value-type="string">
              <text:p text:style-name="P19">The results should appear, this time the values in the 'Office' column should only be the word 'South Island' (not any offices within the South Islan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3">
              <text:p text:style-name="P20">13</text:p>
            </table:table-cell>
            <table:table-cell table:style-name="Table82.A2" office:value-type="string">
              <text:p text:style-name="P19">Click the Clear button</text:p>
            </table:table-cell>
            <table:table-cell table:style-name="Table82.A2" office:value-type="string">
              <text:p text:style-name="P19">The report should show all results with the form rese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4">
              <text:p text:style-name="P20">14</text:p>
            </table:table-cell>
            <table:table-cell table:style-name="Table82.A2" office:value-type="string">
              <text:p text:style-name="P19">Click the 'Next' <text:s/>link at the right of the pagination navigation element</text:p>
            </table:table-cell>
            <table:table-cell table:style-name="Table82.A2" office:value-type="string">
              <text:p text:style-name="P19">The page should change to page 2, with a previous link appearing and different results showing in the form.</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5">
              <text:p text:style-name="P20">15</text:p>
            </table:table-cell>
            <table:table-cell table:style-name="Table82.A2" office:value-type="string">
              <text:p text:style-name="P19">Click the 'Completion Date' at the top of the report table.</text:p>
            </table:table-cell>
            <table:table-cell table:style-name="Table82.A2" office:value-type="string">
              <text:p text:style-name="P19">The data should be sorted by date, starting with any blank entries then increasing in date (earliest to late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6">
              <text:p text:style-name="P20">16</text:p>
            </table:table-cell>
            <table:table-cell table:style-name="Table82.A2" office:value-type="string">
              <text:p text:style-name="P19">Click the 'Completion Date' link a second time.</text:p>
            </table:table-cell>
            <table:table-cell table:style-name="Table82.A2" office:value-type="string">
              <text:p text:style-name="P19">The records should be sorted in reverse date order (latest first).</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ext:soft-page-break/>
          <table:table-row>
            <table:table-cell table:style-name="Table82.A3" office:value-type="float" office:value="17">
              <text:p text:style-name="P20">17</text:p>
            </table:table-cell>
            <table:table-cell table:style-name="Table82.A2" office:value-type="string">
              <text:p text:style-name="P19">Scroll to the bottom and change the pulldown from 'Export in Excel format' to 'Export in text format'. Click the export button</text:p>
            </table:table-cell>
            <table:table-cell table:style-name="Table82.A2" office:value-type="string">
              <text:p text:style-name="P19">The results should be exported in CSV format. Any active searches and sort order settings should be reflected in the exported file. It may take some time to generate the file if all data is being exported.</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8">
              <text:p text:style-name="P20">18</text:p>
            </table:table-cell>
            <table:table-cell table:style-name="Table82.A2" office:value-type="string">
              <text:p text:style-name="P19">Enter 'John' in the Participant's Name text field and click Search</text:p>
            </table:table-cell>
            <table:table-cell table:style-name="Table82.A2" office:value-type="string">
              <text:p text:style-name="P19">The results should only show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row>
            <table:table-cell table:style-name="Table82.A3" office:value-type="float" office:value="19">
              <text:p text:style-name="P20">19</text:p>
            </table:table-cell>
            <table:table-cell table:style-name="Table82.A2" office:value-type="string">
              <text:p text:style-name="P19">Set the export pulldown to 'Export in Excel Format' and click Export</text:p>
            </table:table-cell>
            <table:table-cell table:style-name="Table82.A2" office:value-type="string">
              <text:p text:style-name="P19">The exported file should be an excel file containing the same columns as the report, showing only the participant's with John in their names.</text:p>
            </table:table-cell>
            <table:table-cell table:style-name="Table82.A2" office:value-type="string">
              <text:p text:style-name="Table_20_Contents"/>
            </table:table-cell>
            <table:table-cell table:style-name="Table82.A2" office:value-type="string">
              <text:p text:style-name="Table_20_Contents"/>
            </table:table-cell>
            <table:table-cell table:style-name="Table82.A2" office:value-type="string">
              <text:p text:style-name="Table_20_Contents"/>
            </table:table-cell>
            <table:table-cell table:style-name="Table82.G2" office:value-type="string">
              <text:p text:style-name="Table_20_Contents"/>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line-spacing="0.15cm" style:page-number="auto" fo:background-color="transparent" style:shadow="none">
        <style:tab-stops/>
        <style:background-image/>
      </style:paragraph-properties>
      <style:text-properties style:font-name="Arial1" fo:font-size="9pt"/>
    </style:style>
    <style:style style:name="Text_20_body" style:display-name="Text body" style:family="paragraph" style:parent-style-name="Standard" style:class="text">
      <style:paragraph-properties fo:margin-top="0cm" fo:margin-bottom="0.199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5.001cm" fo:margin-bottom="0.499cm" style:page-number="auto" fo:keep-with-next="always"/>
      <style:text-properties fo:color="#c5000b" style:font-name="Arial" fo:font-size="24pt" fo:font-weight="normal"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3cm" fo:margin-bottom="0.199cm" style:page-number="auto" fo:background-color="transparent" style:shadow="none">
        <style:tab-stops/>
        <style:background-image/>
      </style:paragraph-properties>
      <style:text-properties fo:color="#333333"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cm" fo:padding="0cm" fo:border="none" style:shadow="none">
        <style:tab-stops/>
      </style:paragraph-properties>
      <style:text-properties fo:color="#c5000b"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fo:text-indent="0cm" style:auto-text-indent="false" style:page-number="auto" fo:background-color="transparent" style:shadow="none">
        <style:tab-stops/>
        <style:background-image/>
      </style:paragraph-properties>
      <style:text-properties fo:color="#666666"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cm" fo:margin-bottom="0.199cm" fo:background-color="transparent" style:shadow="none">
        <style:tab-stops/>
        <style:background-image/>
      </style:paragraph-properties>
      <style:text-properties fo:color="#b84700" fo:font-size="45%"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master-page-name="">
      <style:paragraph-properties fo:margin-top="0.101cm" fo:margin-bottom="0.109cm" style:line-spacing="0.101cm" fo:text-align="start" style:justify-single-word="false" style:page-number="auto"/>
      <style:text-properties style:font-name-complex="Tahoma1"/>
    </style:style>
    <style:style style:name="Numbering_20_1" style:display-name="Numbering 1" style:family="paragraph" style:parent-style-name="List" style:class="list">
      <style:paragraph-properties fo:margin-left="0.199cm" fo:margin-right="0cm" fo:margin-top="0.101cm" fo:margin-bottom="0.101cm" fo:text-indent="0cm" style:auto-text-indent="false" fo:background-color="transparent" style:shadow="none">
        <style:tab-stops/>
        <style:background-image/>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Footer" style:family="paragraph" style:parent-style-name="Standard" style:class="extra" style:master-page-name="">
      <style:paragraph-properties fo:margin-top="0cm" fo:margin-bottom="0cm" fo:line-height="120%" fo:text-align="end" style:justify-single-word="false" style:page-number="auto" text:number-lines="false" text:line-number="0">
        <style:tab-stops>
          <style:tab-stop style:position="10.001cm" style:type="center"/>
          <style:tab-stop style:position="20.003cm" style:type="right"/>
        </style:tab-stops>
      </style:paragraph-properties>
      <style:text-properties fo:color="#ffffff" fo:font-size="8pt"/>
    </style:style>
    <style:style style:name="Caption" style:family="paragraph" style:parent-style-name="Standard" style:class="extra" style:master-page-name="">
      <style:paragraph-properties fo:margin-top="0cm" fo:margin-bottom="0.51cm" style:line-spacing="0.049cm" style:page-number="auto" text:number-lines="false" text:line-number="0"/>
      <style:text-properties fo:font-size="8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_20_Contents" style:display-name="Table Contents" style:family="paragraph" style:parent-style-name="Text_20_body" style:class="extra">
      <style:paragraph-properties fo:margin-left="0.101cm" fo:margin-right="0.101cm" fo:margin-top="0.199cm" fo:margin-bottom="0.199cm" fo:text-indent="0cm" style:auto-text-indent="false" fo:background-color="transparent"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margin-left="0.101cm" fo:margin-right="0.101cm" fo:margin-top="0.199cm" fo:margin-bottom="0.199cm" fo:line-height="100%" fo:text-align="start" style:justify-single-word="false" fo:text-indent="0cm" style:auto-text-indent="false" style:shadow="none" text:number-lines="false" text:line-number="0" style:vertical-align="middle"/>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5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0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list-style-name="" style:class="list">
      <style:paragraph-properties fo:margin-top="0.101cm" fo:margin-bottom="0.101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20.003cm" style:type="right" style:leader-style="dotted" style:leader-text="."/>
        </style:tab-stops>
      </style:paragraph-properties>
    </style:style>
    <style:style style:name="Text" style:family="paragraph" style:parent-style-name="Caption" style:class="extra"/>
    <style:style style:name="Header_20_Heading" style:display-name="Header Heading" style:family="paragraph" style:parent-style-name="Heading_20_2" style:default-outline-level="" style:list-style-name="" style:master-page-name="">
      <style:paragraph-properties fo:margin-left="0cm" fo:margin-right="0cm" fo:margin-top="0cm" fo:margin-bottom="0cm" style:line-spacing="0cm" fo:text-align="end" style:justify-single-word="false" fo:text-indent="0cm" style:auto-text-indent="false" style:page-number="auto" fo:background-color="transparent" fo:padding="0cm" fo:border="none" style:shadow="none" style:vertical-align="auto">
        <style:tab-stops/>
        <style:background-image/>
      </style:paragraph-properties>
      <style:text-properties fo:color="#ffffff" fo:font-size="18pt"/>
    </style:style>
    <style:style style:name="Table" style:family="paragraph" style:parent-style-name="Caption" style:class="extra" style:master-page-name="">
      <style:paragraph-properties fo:margin-left="0.101cm" fo:margin-right="0.101cm" fo:margin-top="0.199cm" fo:margin-bottom="0.199cm" fo:text-indent="0cm" style:auto-text-indent="false" style:page-number="auto" fo:background-color="transparent" style:shadow="none">
        <style:tab-stops/>
        <style:background-image/>
      </style:paragraph-properties>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Page_20_Numbering" style:display-name="Footer- Page Numbering" style:family="paragraph" style:parent-style-name="Hanging_20_indent" style:auto-update="true" style:master-page-name="">
      <style:paragraph-properties fo:margin-top="1.6cm" fo:margin-bottom="0.199cm" fo:text-align="end" style:justify-single-word="false" style:page-number="auto"/>
      <style:text-properties fo:color="#c5000b"/>
    </style:style>
    <style:style style:name="List_20_2" style:display-name="List 2" style:family="paragraph" style:parent-style-name="List" style:list-style-name="List_20_2" style:class="list">
      <style:paragraph-properties fo:margin-left="1.499cm" fo:margin-right="0cm" fo:margin-top="0.101cm" fo:margin-bottom="0.101cm" fo:text-indent="0cm" style:auto-text-indent="false"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c5000b"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WW-Default_20_Paragraph_20_Font1" style:display-name="WW-Default Paragraph Font1" style:family="text"/>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2">
      <text:list-level-style-bullet text:level="1" text:style-name="Zeichenformat" style:num-suffix="." text:bullet-char="">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style:text-properties fo:font-family="'Wingdings 2'" style:font-family-generic="roman" style:font-pitch="variable" style:font-charset="x-symbol"/>
      </text:list-level-style-bullet>
      <text:list-level-style-bullet text:level="3" text:style-name="Zeichenformat" style:num-suffix="." text:bullet-char="■">
        <style:list-level-properties/>
        <style:text-properties fo:font-family="StarSymbol, 'Arial Unicode MS'"/>
      </text:list-level-style-bullet>
      <text:list-level-style-bullet text:level="4" text:style-name="Zeichenformat" style:num-suffix="." text:bullet-char="">
        <style:list-level-properties/>
        <style:text-properties fo:font-family="Wingdings" style:font-pitch="variable" style:font-charset="x-symbol"/>
      </text:list-level-style-bullet>
      <text:list-level-style-bullet text:level="5" text:style-name="Zeichenformat" style:num-suffix="." text:bullet-char="">
        <style:list-level-properties/>
        <style:text-properties fo:font-family="'Wingdings 2'" style:font-family-generic="roman" style:font-pitch="variable" style:font-charset="x-symbol"/>
      </text:list-level-style-bullet>
      <text:list-level-style-bullet text:level="6" text:style-name="Zeichenformat" style:num-suffix="." text:bullet-char="■">
        <style:list-level-properties/>
        <style:text-properties fo:font-family="StarSymbol, 'Arial Unicode MS'"/>
      </text:list-level-style-bullet>
      <text:list-level-style-bullet text:level="7" text:style-name="Zeichenformat" style:num-suffix="." text:bullet-char="">
        <style:list-level-properties/>
        <style:text-properties fo:font-family="Wingdings" style:font-pitch="variable" style:font-charset="x-symbol"/>
      </text:list-level-style-bullet>
      <text:list-level-style-bullet text:level="8" text:style-name="Zeichenformat" style:num-suffix="." text:bullet-char="">
        <style:list-level-properties/>
        <style:text-properties fo:font-family="'Wingdings 2'" style:font-family-generic="roman" style:font-pitch="variable" style:font-charset="x-symbol"/>
      </text:list-level-style-bullet>
      <text:list-level-style-bullet text:level="9" text:style-name="Zeichenformat" style:num-suffix="." text:bullet-char="■">
        <style:list-level-properties/>
        <style:text-properties fo:font-family="StarSymbol, 'Arial Unicode MS'"/>
      </text:list-level-style-bullet>
      <text:list-level-style-number text:level="10" style:num-suffix="." style:num-format="1">
        <style:list-level-properties/>
      </text:list-level-style-number>
    </text:list-style>
    <text:list-style style:name="WW8Num3" text:consecutive-numbering="true">
      <text:list-level-style-bullet text:level="1" text:style-name="Zeichenformat" style:num-suffix="."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ffffff"/>
    </style:style>
    <style:style style:name="MP2" style:family="paragraph" style:parent-style-name="Footer">
      <style:paragraph-properties fo:margin-left="5.754cm" fo:margin-right="0cm" fo:text-align="end" style:justify-single-word="false" fo:text-indent="0cm" style:auto-text-indent="false">
        <style:tab-stops/>
      </style:paragraph-properties>
    </style:style>
    <style:style style:name="MT1" style:family="text">
      <style:text-properties fo:color="#ffffff"/>
    </style:style>
    <style:style style:name="MT2" style:family="text">
      <style:text-properties fo:color="#ffffff" style:text-underline-style="none" fo:background-color="transparen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503cm" fo:margin-bottom="0.504cm" fo:margin-left="0.499cm" fo:margin-right="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199cm" fo:margin-bottom="0.499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99cm" fo:margin-left="6.001cm" fo:margin-right="0cm" fo:margin-bottom="0.499cm" style:shadow="none" fo:background-color="transparent" style:dynamic-spacing="false">
          <style:background-image/>
        </style:header-footer-properties>
      </style:header-style>
      <style:footer-style>
        <style:header-footer-properties fo:min-height="1.799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799cm" fo:margin-bottom="1cm" fo:margin-left="1.799cm" fo:margin-right="1.7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3cm" fo:margin-left="0cm" fo:margin-right="0cm" fo:margin-top="1cm" style:dynamic-spacing="fals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irstPage_20_Layout" style:display-name="FirstPage Layout" style:page-layout-name="Mpm4" style:next-style-name="OtherPages_20_with_20_Footer">
      <style:header>
        <text:p text:style-name="Header_20_Heading">MITMS</text:p>
        <text:p text:style-name="Header_20_Heading">Admin Test Script</text:p>
      </style:header>
      <style:header-left>
        <text:p text:style-name="Header"/>
      </style:header-left>
      <style:footer>
        <text:p text:style-name="MP1">Level 6, Catalyst House, 150 Willis Street, Wellington 6011, New Zealand</text:p>
        <text:p text:style-name="MP1">PO Box 11 053, Manners Street, Wellington 6142, New Zealand</text:p>
        <text:p text:style-name="Footer"><text:span text:style-name="MT1">Tel +64 4 499 2267 // Fax +64 4 499 5596 // </text:span><text:a xlink:type="simple" xlink:href="mailto:info@catalyst.net.nz" text:style-name="Internet_20_link" text:visited-style-name="Visited_20_Internet_20_Link"><text:span text:style-name="MT2">info@catalyst.net.nz</text:span></text:a><text:span text:style-name="MT1"> // www.catalyst.net.nz</text:span></text:p>
      </style:footer>
    </style:master-page>
    <style:master-page style:name="Right_20_Page" style:display-name="Right Page" style:page-layout-name="Mpm5"/>
    <style:master-page style:name="Endnote" style:page-layout-name="Mpm6"/>
    <style:master-page style:name="Envelope" style:page-layout-name="Mpm7"/>
    <style:master-page style:name="Footnote" style:page-layout-name="Mpm6"/>
    <style:master-page style:name="Left_20_Page" style:display-name="Left Page" style:page-layout-name="Mpm8"/>
    <style:master-page style:name="OtherPages_20_with_20_Footer" style:display-name="OtherPages with Footer" style:page-layout-name="Mpm9">
      <style:footer>
        <text:p text:style-name="Standard"><draw:frame draw:style-name="Mfr1" draw:name="graphics3" text:anchor-type="paragraph" svg:x="-1.799cm" svg:y="0.044cm" svg:width="21.001cm" svg:height="3.612cm" draw:z-index="156"><draw:image xlink:href="Pictures/1000000000000400000000AAEFBDBA16.jpg" xlink:type="simple" xlink:show="embed" xlink:actuate="onLoad"/></draw:frame></text:p>
        <text:p text:style-name="Footer"><text:page-number text:select-page="current">142</text:page-number></text:p>
        <text:p text:style-name="MP2"/>
        <text:p text:style-name="MP2">Level 6, Catalyst House, 150 Willis Street, Wellington 6011, New Zealand </text:p>
        <text:p text:style-name="MP2">PO Box 11 053, Manners Street, Wellington 6142, New Zealand</text:p>
        <text:p text:style-name="MP2">Tel +64 4 499 2267 // Fax +64 4 499 5596 // <text:a xlink:type="simple" xlink:href="mailto:info@catalyst.net.nz" text:style-name="Internet_20_link" text:visited-style-name="Visited_20_Internet_20_Link"><text:span text:style-name="MT2">info@catalyst.net.nz</text:span></text:a> // www.catalyst.net.nz</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5-31T14:09:51</meta:creation-date>
    <dc:language>en-NZ</dc:language>
    <meta:editing-cycles>2</meta:editing-cycles>
    <meta:editing-duration>PT03H46M40S</meta:editing-duration>
    <meta:document-statistic meta:table-count="84" meta:image-count="1" meta:object-count="0" meta:page-count="158" meta:paragraph-count="3209" meta:word-count="29457" meta:character-count="172275"/>
    <dc:date>2010-06-22T14:21:48</dc:date>
    <dc:creator>Aaron Barnes</dc:creator>
    <meta:user-defined meta:name="Info 1"/>
    <meta:user-defined meta:name="Info 2"/>
    <meta:user-defined meta:name="Info 3"/>
    <meta:user-defined meta:name="Info 4"/>
  </office:meta>
</office:document-meta>
</file>